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iteSurvey">
        <table:table-row>
          <table:table-cell table:style-name="pd1" office:value-type="string" office:value="time_delta">
            <text:p>time_delta</text:p>
          </table:table-cell>
          <table:table-cell table:style-name="pd1" office:value-type="string" office:value="timestamp_seconds">
            <text:p>timestamp_seconds</text:p>
          </table:table-cell>
          <table:table-cell table:style-name="pd1" office:value-type="string" office:value="timestamp_raw">
            <text:p>timestamp_raw</text:p>
          </table:table-cell>
          <table:table-cell table:style-name="pd1" office:value-type="string" office:value="lat">
            <text:p>lat</text:p>
          </table:table-cell>
          <table:table-cell table:style-name="pd1" office:value-type="string" office:value="lng">
            <text:p>lng</text:p>
          </table:table-cell>
          <table:table-cell table:style-name="pd1" office:value-type="string" office:value="pose_x">
            <text:p>pose_x</text:p>
          </table:table-cell>
          <table:table-cell table:style-name="pd1" office:value-type="string" office:value="pose_y">
            <text:p>pose_y</text:p>
          </table:table-cell>
          <table:table-cell table:style-name="pd1" office:value-type="string" office:value="Reference 1">
            <text:p>Reference 1</text:p>
          </table:table-cell>
          <table:table-cell table:style-name="pd1" office:value-type="string" office:value="Original sequence">
            <text:p>Original sequence</text:p>
          </table:table-cell>
          <table:table-cell table:style-name="pd1" office:value-type="string" office:value="Path 1">
            <text:p>Path 1</text:p>
          </table:table-cell>
          <table:table-cell table:style-name="pd1" office:value-type="string" office:value="Begin or End">
            <text:p>Begin or End</text:p>
          </table:table-cell>
          <table:table-cell table:style-name="pd1" office:value-type="string" office:value="Path Sequence">
            <text:p>Path Sequence</text:p>
          </table:table-cell>
        </table:table-row>
        <table:table-row>
          <table:table-cell office:value-type="float" office:value="510.43345952034">
            <text:p>510.43345952034</text:p>
          </table:table-cell>
          <table:table-cell office:value-type="float" office:value="1713393791.46002">
            <text:p>1713393791.46002</text:p>
          </table:table-cell>
          <table:table-cell office:value-type="float" office:value="1713393791460019968">
            <text:p>1713393791460019968</text:p>
          </table:table-cell>
          <table:table-cell office:value-type="float" office:value="40.4856160433333">
            <text:p>40.4856160433333</text:p>
          </table:table-cell>
          <table:table-cell office:value-type="float" office:value="-80.3323654683333">
            <text:p>-80.3323654683333</text:p>
          </table:table-cell>
          <table:table-cell office:value-type="float" office:value="-4.92271586495917">
            <text:p>-4.92271586495917</text:p>
          </table:table-cell>
          <table:table-cell office:value-type="float" office:value="11.9507456179708">
            <text:p>11.9507456179708</text:p>
          </table:table-cell>
          <table:table-cell office:value-type="string" office:value="UR corner">
            <text:p>UR corner</text:p>
          </table:table-cell>
          <table:table-cell office:value-type="float" office:value="264">
            <text:p>264</text:p>
          </table:table-cell>
          <table:table-cell office:value-type="string" office:value="y">
            <text:p>y</text:p>
          </table:table-cell>
          <table:table-cell office:value-type="string" office:value="first point">
            <text:p>first point</text:p>
          </table:table-cell>
          <table:table-cell office:value-type="float" office:value="1.0">
            <text:p>1.0</text:p>
          </table:table-cell>
        </table:table-row>
        <table:table-row>
          <table:table-cell office:value-type="float" office:value="511.431946992874">
            <text:p>511.431946992874</text:p>
          </table:table-cell>
          <table:table-cell office:value-type="float" office:value="1713393792.4585">
            <text:p>1713393792.4585</text:p>
          </table:table-cell>
          <table:table-cell office:value-type="float" office:value="1713393792458500096">
            <text:p>1713393792458500096</text:p>
          </table:table-cell>
          <table:table-cell office:value-type="float" office:value="40.4856064616667">
            <text:p>40.4856064616667</text:p>
          </table:table-cell>
          <table:table-cell office:value-type="float" office:value="-80.3323643583333">
            <text:p>-80.3323643583333</text:p>
          </table:table-cell>
          <table:table-cell office:value-type="float" office:value="-4.88495943148155">
            <text:p>-4.88495943148155</text:p>
          </table:table-cell>
          <table:table-cell office:value-type="float" office:value="10.8812927156687">
            <text:p>10.8812927156687</text:p>
          </table:table-cell>
          <table:table-cell office:value-type="string" office:value="UR corner">
            <text:p>UR corner</text:p>
          </table:table-cell>
          <table:table-cell office:value-type="float" office:value="265">
            <text:p>265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2.0">
            <text:p>2.0</text:p>
          </table:table-cell>
        </table:table-row>
        <table:table-row>
          <table:table-cell office:value-type="float" office:value="512.432409286499">
            <text:p>512.432409286499</text:p>
          </table:table-cell>
          <table:table-cell office:value-type="float" office:value="1713393793.45897">
            <text:p>1713393793.45897</text:p>
          </table:table-cell>
          <table:table-cell office:value-type="float" office:value="1713393793458970112">
            <text:p>1713393793458970112</text:p>
          </table:table-cell>
          <table:table-cell office:value-type="float" office:value="40.4855976533333">
            <text:p>40.4855976533333</text:p>
          </table:table-cell>
          <table:table-cell office:value-type="float" office:value="-80.3323599716667">
            <text:p>-80.3323599716667</text:p>
          </table:table-cell>
          <table:table-cell office:value-type="float" office:value="-4.54105118603911">
            <text:p>-4.54105118603911</text:p>
          </table:table-cell>
          <table:table-cell office:value-type="float" office:value="9.90055663138628">
            <text:p>9.90055663138628</text:p>
          </table:table-cell>
          <table:table-cell office:value-type="string" office:value="UR corner">
            <text:p>UR corner</text:p>
          </table:table-cell>
          <table:table-cell office:value-type="float" office:value="266">
            <text:p>266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3.0">
            <text:p>3.0</text:p>
          </table:table-cell>
        </table:table-row>
        <table:table-row>
          <table:table-cell office:value-type="float" office:value="513.431845664978">
            <text:p>513.431845664978</text:p>
          </table:table-cell>
          <table:table-cell office:value-type="float" office:value="1713393794.4584">
            <text:p>1713393794.4584</text:p>
          </table:table-cell>
          <table:table-cell office:value-type="float" office:value="1713393794458400000">
            <text:p>1713393794458400000</text:p>
          </table:table-cell>
          <table:table-cell office:value-type="float" office:value="40.4855883216667">
            <text:p>40.4855883216667</text:p>
          </table:table-cell>
          <table:table-cell office:value-type="float" office:value="-80.3323569783333">
            <text:p>-80.3323569783333</text:p>
          </table:table-cell>
          <table:table-cell office:value-type="float" office:value="-4.21060533809941">
            <text:p>-4.21060533809941</text:p>
          </table:table-cell>
          <table:table-cell office:value-type="float" office:value="8.90676788054407">
            <text:p>8.90676788054407</text:p>
          </table:table-cell>
          <table:table-cell office:value-type="string" office:value="UR corner">
            <text:p>UR corner</text:p>
          </table:table-cell>
          <table:table-cell office:value-type="float" office:value="267">
            <text:p>267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4.0">
            <text:p>4.0</text:p>
          </table:table-cell>
        </table:table-row>
        <table:table-row>
          <table:table-cell office:value-type="float" office:value="514.232032060623">
            <text:p>514.232032060623</text:p>
          </table:table-cell>
          <table:table-cell office:value-type="float" office:value="1713393795.25859">
            <text:p>1713393795.25859</text:p>
          </table:table-cell>
          <table:table-cell office:value-type="float" office:value="1713393795258589952">
            <text:p>1713393795258589952</text:p>
          </table:table-cell>
          <table:table-cell office:value-type="float" office:value="40.4855801633333">
            <text:p>40.4855801633333</text:p>
          </table:table-cell>
          <table:table-cell office:value-type="float" office:value="-80.3323503933333">
            <text:p>-80.3323503933333</text:p>
          </table:table-cell>
          <table:table-cell office:value-type="float" office:value="-3.60651539568789">
            <text:p>-3.60651539568789</text:p>
          </table:table-cell>
          <table:table-cell office:value-type="float" office:value="7.94798161834478">
            <text:p>7.94798161834478</text:p>
          </table:table-cell>
          <table:table-cell office:value-type="string" office:value="UR corner">
            <text:p>UR corner</text:p>
          </table:table-cell>
          <table:table-cell office:value-type="float" office:value="268">
            <text:p>268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5.0">
            <text:p>5.0</text:p>
          </table:table-cell>
        </table:table-row>
        <table:table-row>
          <table:table-cell office:value-type="float" office:value="515.233709335327">
            <text:p>515.233709335327</text:p>
          </table:table-cell>
          <table:table-cell office:value-type="float" office:value="1713393796.26027">
            <text:p>1713393796.26027</text:p>
          </table:table-cell>
          <table:table-cell office:value-type="float" office:value="1713393796260270080">
            <text:p>1713393796260270080</text:p>
          </table:table-cell>
          <table:table-cell office:value-type="float" office:value="40.485569925">
            <text:p>40.485569925</text:p>
          </table:table-cell>
          <table:table-cell office:value-type="float" office:value="-80.3323505966667">
            <text:p>-80.3323505966667</text:p>
          </table:table-cell>
          <table:table-cell office:value-type="float" office:value="-3.64900401898194">
            <text:p>-3.64900401898194</text:p>
          </table:table-cell>
          <table:table-cell office:value-type="float" office:value="6.86090050637722">
            <text:p>6.86090050637722</text:p>
          </table:table-cell>
          <table:table-cell office:value-type="string" office:value="UR corner">
            <text:p>UR corner</text:p>
          </table:table-cell>
          <table:table-cell office:value-type="float" office:value="269">
            <text:p>269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6.0">
            <text:p>6.0</text:p>
          </table:table-cell>
        </table:table-row>
        <table:table-row>
          <table:table-cell office:value-type="float" office:value="516.23188495636">
            <text:p>516.23188495636</text:p>
          </table:table-cell>
          <table:table-cell office:value-type="float" office:value="1713393797.25844">
            <text:p>1713393797.25844</text:p>
          </table:table-cell>
          <table:table-cell office:value-type="float" office:value="1713393797258439936">
            <text:p>1713393797258439936</text:p>
          </table:table-cell>
          <table:table-cell office:value-type="float" office:value="40.4855603983333">
            <text:p>40.4855603983333</text:p>
          </table:table-cell>
          <table:table-cell office:value-type="float" office:value="-80.3323481416667">
            <text:p>-80.3323481416667</text:p>
          </table:table-cell>
          <table:table-cell office:value-type="float" office:value="-3.41485970595386">
            <text:p>-3.41485970595386</text:p>
          </table:table-cell>
          <table:table-cell office:value-type="float" office:value="5.78719810582697">
            <text:p>5.78719810582697</text:p>
          </table:table-cell>
          <table:table-cell office:value-type="string" office:value="UR corner">
            <text:p>UR corner</text:p>
          </table:table-cell>
          <table:table-cell office:value-type="float" office:value="270">
            <text:p>270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7.0">
            <text:p>7.0</text:p>
          </table:table-cell>
        </table:table-row>
        <table:table-row>
          <table:table-cell office:value-type="float" office:value="517.231885910034">
            <text:p>517.231885910034</text:p>
          </table:table-cell>
          <table:table-cell office:value-type="float" office:value="1713393798.25844">
            <text:p>1713393798.25844</text:p>
          </table:table-cell>
          <table:table-cell office:value-type="float" office:value="1713393798258439936">
            <text:p>1713393798258439936</text:p>
          </table:table-cell>
          <table:table-cell office:value-type="float" office:value="40.4855513566667">
            <text:p>40.4855513566667</text:p>
          </table:table-cell>
          <table:table-cell office:value-type="float" office:value="-80.3323440583333">
            <text:p>-80.3323440583333</text:p>
          </table:table-cell>
          <table:table-cell office:value-type="float" office:value="-3.15165915887337">
            <text:p>-3.15165915887337</text:p>
          </table:table-cell>
          <table:table-cell office:value-type="float" office:value="4.77532449923456">
            <text:p>4.77532449923456</text:p>
          </table:table-cell>
          <table:table-cell office:value-type="string" office:value="UR corner">
            <text:p>UR corner</text:p>
          </table:table-cell>
          <table:table-cell office:value-type="float" office:value="271">
            <text:p>271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8.0">
            <text:p>8.0</text:p>
          </table:table-cell>
        </table:table-row>
        <table:table-row>
          <table:table-cell office:value-type="float" office:value="518.231557130814">
            <text:p>518.231557130814</text:p>
          </table:table-cell>
          <table:table-cell office:value-type="float" office:value="1713393799.25811">
            <text:p>1713393799.25811</text:p>
          </table:table-cell>
          <table:table-cell office:value-type="float" office:value="1713393799258109952">
            <text:p>1713393799258109952</text:p>
          </table:table-cell>
          <table:table-cell office:value-type="float" office:value="40.4855419233333">
            <text:p>40.4855419233333</text:p>
          </table:table-cell>
          <table:table-cell office:value-type="float" office:value="-80.3323396533333">
            <text:p>-80.3323396533333</text:p>
          </table:table-cell>
          <table:table-cell office:value-type="float" office:value="-2.7613751818426">
            <text:p>-2.7613751818426</text:p>
          </table:table-cell>
          <table:table-cell office:value-type="float" office:value="3.75183161348104">
            <text:p>3.75183161348104</text:p>
          </table:table-cell>
          <table:table-cell office:value-type="string" office:value="UR corner">
            <text:p>UR corner</text:p>
          </table:table-cell>
          <table:table-cell office:value-type="float" office:value="272">
            <text:p>272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9.0">
            <text:p>9.0</text:p>
          </table:table-cell>
        </table:table-row>
        <table:table-row>
          <table:table-cell office:value-type="float" office:value="519.230632543564">
            <text:p>519.230632543564</text:p>
          </table:table-cell>
          <table:table-cell office:value-type="float" office:value="1713393800.25719">
            <text:p>1713393800.25719</text:p>
          </table:table-cell>
          <table:table-cell office:value-type="float" office:value="1713393800257189888">
            <text:p>1713393800257189888</text:p>
          </table:table-cell>
          <table:table-cell office:value-type="float" office:value="40.4855325033333">
            <text:p>40.4855325033333</text:p>
          </table:table-cell>
          <table:table-cell office:value-type="float" office:value="-80.3323351483333">
            <text:p>-80.3323351483333</text:p>
          </table:table-cell>
          <table:table-cell office:value-type="float" office:value="-2.38124734151643">
            <text:p>-2.38124734151643</text:p>
          </table:table-cell>
          <table:table-cell office:value-type="float" office:value="2.70772559009492">
            <text:p>2.70772559009492</text:p>
          </table:table-cell>
          <table:table-cell office:value-type="string" office:value="UR corner">
            <text:p>UR corner</text:p>
          </table:table-cell>
          <table:table-cell office:value-type="float" office:value="273">
            <text:p>273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10.0">
            <text:p>10.0</text:p>
          </table:table-cell>
        </table:table-row>
        <table:table-row>
          <table:table-cell office:value-type="float" office:value="520.232491254807">
            <text:p>520.232491254807</text:p>
          </table:table-cell>
          <table:table-cell office:value-type="float" office:value="1713393801.25905">
            <text:p>1713393801.25905</text:p>
          </table:table-cell>
          <table:table-cell office:value-type="float" office:value="1713393801259049984">
            <text:p>1713393801259049984</text:p>
          </table:table-cell>
          <table:table-cell office:value-type="float" office:value="40.48552311">
            <text:p>40.48552311</text:p>
          </table:table-cell>
          <table:table-cell office:value-type="float" office:value="-80.3323305316667">
            <text:p>-80.3323305316667</text:p>
          </table:table-cell>
          <table:table-cell office:value-type="float" office:value="-1.9856316212099">
            <text:p>-1.9856316212099</text:p>
          </table:table-cell>
          <table:table-cell office:value-type="float" office:value="1.65171099547297">
            <text:p>1.65171099547297</text:p>
          </table:table-cell>
          <table:table-cell office:value-type="string" office:value="UR corner">
            <text:p>UR corner</text:p>
          </table:table-cell>
          <table:table-cell office:value-type="float" office:value="274">
            <text:p>274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11.0">
            <text:p>11.0</text:p>
          </table:table-cell>
        </table:table-row>
        <table:table-row>
          <table:table-cell office:value-type="float" office:value="521.231042146683">
            <text:p>521.231042146683</text:p>
          </table:table-cell>
          <table:table-cell office:value-type="float" office:value="1713393802.2576">
            <text:p>1713393802.2576</text:p>
          </table:table-cell>
          <table:table-cell office:value-type="float" office:value="1713393802257600000">
            <text:p>1713393802257600000</text:p>
          </table:table-cell>
          <table:table-cell office:value-type="float" office:value="40.485514215">
            <text:p>40.485514215</text:p>
          </table:table-cell>
          <table:table-cell office:value-type="float" office:value="-80.33232564">
            <text:p>-80.33232564</text:p>
          </table:table-cell>
          <table:table-cell office:value-type="float" office:value="-1.5856582474662">
            <text:p>-1.5856582474662</text:p>
          </table:table-cell>
          <table:table-cell office:value-type="float" office:value="0.654563166201115">
            <text:p>0.654563166201115</text:p>
          </table:table-cell>
          <table:table-cell office:value-type="string" office:value="UR corner">
            <text:p>UR corner</text:p>
          </table:table-cell>
          <table:table-cell office:value-type="float" office:value="275">
            <text:p>275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12.0">
            <text:p>12.0</text:p>
          </table:table-cell>
        </table:table-row>
        <table:table-row>
          <table:table-cell office:value-type="float" office:value="522.231474876404">
            <text:p>522.231474876404</text:p>
          </table:table-cell>
          <table:table-cell office:value-type="float" office:value="1713393803.25803">
            <text:p>1713393803.25803</text:p>
          </table:table-cell>
          <table:table-cell office:value-type="float" office:value="1713393803258030080">
            <text:p>1713393803258030080</text:p>
          </table:table-cell>
          <table:table-cell office:value-type="float" office:value="40.485505485">
            <text:p>40.485505485</text:p>
          </table:table-cell>
          <table:table-cell office:value-type="float" office:value="-80.33232031">
            <text:p>-80.33232031</text:p>
          </table:table-cell>
          <table:table-cell office:value-type="float" office:value="-1.10213903337717">
            <text:p>-1.10213903337717</text:p>
          </table:table-cell>
          <table:table-cell office:value-type="float" office:value="-0.294404467567801">
            <text:p>-0.294404467567801</text:p>
          </table:table-cell>
          <table:table-cell office:value-type="string" office:value="UR corner">
            <text:p>UR corner</text:p>
          </table:table-cell>
          <table:table-cell office:value-type="float" office:value="276">
            <text:p>276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13.0">
            <text:p>13.0</text:p>
          </table:table-cell>
        </table:table-row>
        <table:table-row>
          <table:table-cell office:value-type="float" office:value="523.235646009445">
            <text:p>523.235646009445</text:p>
          </table:table-cell>
          <table:table-cell office:value-type="float" office:value="1713393804.2622">
            <text:p>1713393804.2622</text:p>
          </table:table-cell>
          <table:table-cell office:value-type="float" office:value="1713393804262200064">
            <text:p>1713393804262200064</text:p>
          </table:table-cell>
          <table:table-cell office:value-type="float" office:value="40.4854964966667">
            <text:p>40.4854964966667</text:p>
          </table:table-cell>
          <table:table-cell office:value-type="float" office:value="-80.33231492">
            <text:p>-80.33231492</text:p>
          </table:table-cell>
          <table:table-cell office:value-type="float" office:value="-0.620729882153682">
            <text:p>-0.620729882153682</text:p>
          </table:table-cell>
          <table:table-cell office:value-type="float" office:value="-1.28187050484121">
            <text:p>-1.28187050484121</text:p>
          </table:table-cell>
          <table:table-cell office:value-type="string" office:value="UR corner">
            <text:p>UR corner</text:p>
          </table:table-cell>
          <table:table-cell office:value-type="float" office:value="277">
            <text:p>277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14.0">
            <text:p>14.0</text:p>
          </table:table-cell>
        </table:table-row>
        <table:table-row>
          <table:table-cell office:value-type="float" office:value="524.232989788055">
            <text:p>524.232989788055</text:p>
          </table:table-cell>
          <table:table-cell office:value-type="float" office:value="1713393805.25955">
            <text:p>1713393805.25955</text:p>
          </table:table-cell>
          <table:table-cell office:value-type="float" office:value="1713393805259549952">
            <text:p>1713393805259549952</text:p>
          </table:table-cell>
          <table:table-cell office:value-type="float" office:value="40.4854862483333">
            <text:p>40.4854862483333</text:p>
          </table:table-cell>
          <table:table-cell office:value-type="float" office:value="-80.3323128833333">
            <text:p>-80.3323128833333</text:p>
          </table:table-cell>
          <table:table-cell office:value-type="float" office:value="-0.416544607374817">
            <text:p>-0.416544607374817</text:p>
          </table:table-cell>
          <table:table-cell office:value-type="float" office:value="-2.41000796388835">
            <text:p>-2.41000796388835</text:p>
          </table:table-cell>
          <table:table-cell office:value-type="string" office:value="UR corner">
            <text:p>UR corner</text:p>
          </table:table-cell>
          <table:table-cell office:value-type="float" office:value="278">
            <text:p>278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15.0">
            <text:p>15.0</text:p>
          </table:table-cell>
        </table:table-row>
        <table:table-row>
          <table:table-cell office:value-type="float" office:value="525.233624219894">
            <text:p>525.233624219894</text:p>
          </table:table-cell>
          <table:table-cell office:value-type="float" office:value="1713393806.26018">
            <text:p>1713393806.26018</text:p>
          </table:table-cell>
          <table:table-cell office:value-type="float" office:value="1713393806260179968">
            <text:p>1713393806260179968</text:p>
          </table:table-cell>
          <table:table-cell office:value-type="float" office:value="40.4854765316667">
            <text:p>40.4854765316667</text:p>
          </table:table-cell>
          <table:table-cell office:value-type="float" office:value="-80.332310625">
            <text:p>-80.332310625</text:p>
          </table:table-cell>
          <table:table-cell office:value-type="float" office:value="-0.235275038401596">
            <text:p>-0.235275038401596</text:p>
          </table:table-cell>
          <table:table-cell office:value-type="float" office:value="-3.49669113475829">
            <text:p>-3.49669113475829</text:p>
          </table:table-cell>
          <table:table-cell office:value-type="string" office:value="UR corner">
            <text:p>UR corner</text:p>
          </table:table-cell>
          <table:table-cell office:value-type="float" office:value="279">
            <text:p>279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16.0">
            <text:p>16.0</text:p>
          </table:table-cell>
        </table:table-row>
        <table:table-row>
          <table:table-cell office:value-type="float" office:value="526.232439994812">
            <text:p>526.232439994812</text:p>
          </table:table-cell>
          <table:table-cell office:value-type="float" office:value="1713393807.259">
            <text:p>1713393807.259</text:p>
          </table:table-cell>
          <table:table-cell office:value-type="float" office:value="1713393807259000064">
            <text:p>1713393807259000064</text:p>
          </table:table-cell>
          <table:table-cell office:value-type="float" office:value="40.4854672666667">
            <text:p>40.4854672666667</text:p>
          </table:table-cell>
          <table:table-cell office:value-type="float" office:value="-80.3323057016667">
            <text:p>-80.3323057016667</text:p>
          </table:table-cell>
          <table:table-cell office:value-type="float" office:value="0.157659996068105">
            <text:p>0.157659996068105</text:p>
          </table:table-cell>
          <table:table-cell office:value-type="float" office:value="-4.51572352740914">
            <text:p>-4.51572352740914</text:p>
          </table:table-cell>
          <table:table-cell office:value-type="string" office:value="UR corner">
            <text:p>UR corner</text:p>
          </table:table-cell>
          <table:table-cell office:value-type="float" office:value="280">
            <text:p>280</text:p>
          </table:table-cell>
          <table:table-cell office:value-type="string" office:value="y">
            <text:p>y</text:p>
          </table:table-cell>
          <table:table-cell office:value-type="string" office:value="beginning">
            <text:p>beginning</text:p>
          </table:table-cell>
          <table:table-cell office:value-type="float" office:value="17.0">
            <text:p>17.0</text:p>
          </table:table-cell>
        </table:table-row>
        <table:table-row>
          <table:table-cell office:value-type="float" office:value="527.231245994568">
            <text:p>527.231245994568</text:p>
          </table:table-cell>
          <table:table-cell office:value-type="float" office:value="1713393808.2578">
            <text:p>1713393808.2578</text:p>
          </table:table-cell>
          <table:table-cell office:value-type="float" office:value="1713393808257799936">
            <text:p>1713393808257799936</text:p>
          </table:table-cell>
          <table:table-cell office:value-type="float" office:value="40.4854583466667">
            <text:p>40.4854583466667</text:p>
          </table:table-cell>
          <table:table-cell office:value-type="float" office:value="-80.33229964">
            <text:p>-80.33229964</text:p>
          </table:table-cell>
          <table:table-cell office:value-type="float" office:value="0.6525127296336">
            <text:p>0.6525127296336</text:p>
          </table:table-cell>
          <table:table-cell office:value-type="float" office:value="-5.52491916064173">
            <text:p>-5.52491916064173</text:p>
          </table:table-cell>
          <table:table-cell office:value-type="string" office:value="LR corner">
            <text:p>LR corner</text:p>
          </table:table-cell>
          <table:table-cell office:value-type="float" office:value="281">
            <text:p>281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8.0">
            <text:p>18.0</text:p>
          </table:table-cell>
        </table:table-row>
        <table:table-row>
          <table:table-cell office:value-type="float" office:value="528.23291349411">
            <text:p>528.23291349411</text:p>
          </table:table-cell>
          <table:table-cell office:value-type="float" office:value="1713393809.25947">
            <text:p>1713393809.25947</text:p>
          </table:table-cell>
          <table:table-cell office:value-type="float" office:value="1713393809259470080">
            <text:p>1713393809259470080</text:p>
          </table:table-cell>
          <table:table-cell office:value-type="float" office:value="40.485449345">
            <text:p>40.485449345</text:p>
          </table:table-cell>
          <table:table-cell office:value-type="float" office:value="-80.3322940316667">
            <text:p>-80.3322940316667</text:p>
          </table:table-cell>
          <table:table-cell office:value-type="float" office:value="1.16323630826082">
            <text:p>1.16323630826082</text:p>
          </table:table-cell>
          <table:table-cell office:value-type="float" office:value="-6.50328270811588">
            <text:p>-6.50328270811588</text:p>
          </table:table-cell>
          <table:table-cell office:value-type="string" office:value="LR corner">
            <text:p>LR corner</text:p>
          </table:table-cell>
          <table:table-cell office:value-type="float" office:value="282">
            <text:p>282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9.0">
            <text:p>19.0</text:p>
          </table:table-cell>
        </table:table-row>
        <table:table-row>
          <table:table-cell office:value-type="float" office:value="529.232413768768">
            <text:p>529.232413768768</text:p>
          </table:table-cell>
          <table:table-cell office:value-type="float" office:value="1713393810.25897">
            <text:p>1713393810.25897</text:p>
          </table:table-cell>
          <table:table-cell office:value-type="float" office:value="1713393810258970112">
            <text:p>1713393810258970112</text:p>
          </table:table-cell>
          <table:table-cell office:value-type="float" office:value="40.4854401466667">
            <text:p>40.4854401466667</text:p>
          </table:table-cell>
          <table:table-cell office:value-type="float" office:value="-80.3322910933333">
            <text:p>-80.3322910933333</text:p>
          </table:table-cell>
          <table:table-cell office:value-type="float" office:value="1.49488514708355">
            <text:p>1.49488514708355</text:p>
          </table:table-cell>
          <table:table-cell office:value-type="float" office:value="-7.52518390957266">
            <text:p>-7.52518390957266</text:p>
          </table:table-cell>
          <table:table-cell office:value-type="string" office:value="LR corner">
            <text:p>LR corner</text:p>
          </table:table-cell>
          <table:table-cell office:value-type="float" office:value="283">
            <text:p>283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20.0">
            <text:p>20.0</text:p>
          </table:table-cell>
        </table:table-row>
        <table:table-row>
          <table:table-cell office:value-type="float" office:value="530.233561992645">
            <text:p>530.233561992645</text:p>
          </table:table-cell>
          <table:table-cell office:value-type="float" office:value="1713393811.26012">
            <text:p>1713393811.26012</text:p>
          </table:table-cell>
          <table:table-cell office:value-type="float" office:value="1713393811260120064">
            <text:p>1713393811260120064</text:p>
          </table:table-cell>
          <table:table-cell office:value-type="float" office:value="40.485430735">
            <text:p>40.485430735</text:p>
          </table:table-cell>
          <table:table-cell office:value-type="float" office:value="-80.3322894533333">
            <text:p>-80.3322894533333</text:p>
          </table:table-cell>
          <table:table-cell office:value-type="float" office:value="1.62004282139242">
            <text:p>1.62004282139242</text:p>
          </table:table-cell>
          <table:table-cell office:value-type="float" office:value="-8.55179273243994">
            <text:p>-8.55179273243994</text:p>
          </table:table-cell>
          <table:table-cell office:value-type="string" office:value="LR corner">
            <text:p>LR corner</text:p>
          </table:table-cell>
          <table:table-cell office:value-type="float" office:value="284">
            <text:p>284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21.0">
            <text:p>21.0</text:p>
          </table:table-cell>
        </table:table-row>
        <table:table-row>
          <table:table-cell office:value-type="float" office:value="531.233236789703">
            <text:p>531.233236789703</text:p>
          </table:table-cell>
          <table:table-cell office:value-type="float" office:value="1713393812.25979">
            <text:p>1713393812.25979</text:p>
          </table:table-cell>
          <table:table-cell office:value-type="float" office:value="1713393812259790080">
            <text:p>1713393812259790080</text:p>
          </table:table-cell>
          <table:table-cell office:value-type="float" office:value="40.4854213583333">
            <text:p>40.4854213583333</text:p>
          </table:table-cell>
          <table:table-cell office:value-type="float" office:value="-80.33228479">
            <text:p>-80.33228479</text:p>
          </table:table-cell>
          <table:table-cell office:value-type="float" office:value="1.96396166516934">
            <text:p>1.96396166516934</text:p>
          </table:table-cell>
          <table:table-cell office:value-type="float" office:value="-9.60838329885155">
            <text:p>-9.60838329885155</text:p>
          </table:table-cell>
          <table:table-cell office:value-type="string" office:value="LR corner">
            <text:p>LR corner</text:p>
          </table:table-cell>
          <table:table-cell office:value-type="float" office:value="285">
            <text:p>285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22.0">
            <text:p>22.0</text:p>
          </table:table-cell>
        </table:table-row>
        <table:table-row>
          <table:table-cell office:value-type="float" office:value="532.233165502548">
            <text:p>532.233165502548</text:p>
          </table:table-cell>
          <table:table-cell office:value-type="float" office:value="1713393813.25972">
            <text:p>1713393813.25972</text:p>
          </table:table-cell>
          <table:table-cell office:value-type="float" office:value="1713393813259719936">
            <text:p>1713393813259719936</text:p>
          </table:table-cell>
          <table:table-cell office:value-type="float" office:value="40.4854115483333">
            <text:p>40.4854115483333</text:p>
          </table:table-cell>
          <table:table-cell office:value-type="float" office:value="-80.332281745">
            <text:p>-80.332281745</text:p>
          </table:table-cell>
          <table:table-cell office:value-type="float" office:value="2.30409051035531">
            <text:p>2.30409051035531</text:p>
          </table:table-cell>
          <table:table-cell office:value-type="float" office:value="-10.6681477297097">
            <text:p>-10.6681477297097</text:p>
          </table:table-cell>
          <table:table-cell office:value-type="string" office:value="LR corner">
            <text:p>LR corner</text:p>
          </table:table-cell>
          <table:table-cell office:value-type="float" office:value="286">
            <text:p>286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23.0">
            <text:p>23.0</text:p>
          </table:table-cell>
        </table:table-row>
        <table:table-row>
          <table:table-cell office:value-type="float" office:value="533.237723350525">
            <text:p>533.237723350525</text:p>
          </table:table-cell>
          <table:table-cell office:value-type="float" office:value="1713393814.26428">
            <text:p>1713393814.26428</text:p>
          </table:table-cell>
          <table:table-cell office:value-type="float" office:value="1713393814264280064">
            <text:p>1713393814264280064</text:p>
          </table:table-cell>
          <table:table-cell office:value-type="float" office:value="40.4854016383333">
            <text:p>40.4854016383333</text:p>
          </table:table-cell>
          <table:table-cell office:value-type="float" office:value="-80.3322813466667">
            <text:p>-80.3322813466667</text:p>
          </table:table-cell>
          <table:table-cell office:value-type="float" office:value="2.3494270547526">
            <text:p>2.3494270547526</text:p>
          </table:table-cell>
          <table:table-cell office:value-type="float" office:value="-11.7684402009472">
            <text:p>-11.7684402009472</text:p>
          </table:table-cell>
          <table:table-cell office:value-type="string" office:value="LR corner">
            <text:p>LR corner</text:p>
          </table:table-cell>
          <table:table-cell office:value-type="float" office:value="287">
            <text:p>287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24.0">
            <text:p>24.0</text:p>
          </table:table-cell>
        </table:table-row>
        <table:table-row>
          <table:table-cell office:value-type="float" office:value="534.232144832611">
            <text:p>534.232144832611</text:p>
          </table:table-cell>
          <table:table-cell office:value-type="float" office:value="1713393815.2587">
            <text:p>1713393815.2587</text:p>
          </table:table-cell>
          <table:table-cell office:value-type="float" office:value="1713393815258700032">
            <text:p>1713393815258700032</text:p>
          </table:table-cell>
          <table:table-cell office:value-type="float" office:value="40.4853920983333">
            <text:p>40.4853920983333</text:p>
          </table:table-cell>
          <table:table-cell office:value-type="float" office:value="-80.332279005">
            <text:p>-80.332279005</text:p>
          </table:table-cell>
          <table:table-cell office:value-type="float" office:value="2.50818864023313">
            <text:p>2.50818864023313</text:p>
          </table:table-cell>
          <table:table-cell office:value-type="float" office:value="-12.8488181997091">
            <text:p>-12.8488181997091</text:p>
          </table:table-cell>
          <table:table-cell office:value-type="string" office:value="LR corner">
            <text:p>LR corner</text:p>
          </table:table-cell>
          <table:table-cell office:value-type="float" office:value="288">
            <text:p>288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25.0">
            <text:p>25.0</text:p>
          </table:table-cell>
        </table:table-row>
        <table:table-row>
          <table:table-cell office:value-type="float" office:value="535.233589172363">
            <text:p>535.233589172363</text:p>
          </table:table-cell>
          <table:table-cell office:value-type="float" office:value="1713393816.26015">
            <text:p>1713393816.26015</text:p>
          </table:table-cell>
          <table:table-cell office:value-type="float" office:value="1713393816260150016">
            <text:p>1713393816260150016</text:p>
          </table:table-cell>
          <table:table-cell office:value-type="float" office:value="40.48538282">
            <text:p>40.48538282</text:p>
          </table:table-cell>
          <table:table-cell office:value-type="float" office:value="-80.332274485">
            <text:p>-80.332274485</text:p>
          </table:table-cell>
          <table:table-cell office:value-type="float" office:value="2.88799476868007">
            <text:p>2.88799476868007</text:p>
          </table:table-cell>
          <table:table-cell office:value-type="float" office:value="-13.8688748497516">
            <text:p>-13.8688748497516</text:p>
          </table:table-cell>
          <table:table-cell office:value-type="string" office:value="LR corner">
            <text:p>LR corner</text:p>
          </table:table-cell>
          <table:table-cell office:value-type="float" office:value="289">
            <text:p>289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26.0">
            <text:p>26.0</text:p>
          </table:table-cell>
        </table:table-row>
        <table:table-row>
          <table:table-cell office:value-type="float" office:value="536.232650995255">
            <text:p>536.232650995255</text:p>
          </table:table-cell>
          <table:table-cell office:value-type="float" office:value="1713393817.25921">
            <text:p>1713393817.25921</text:p>
          </table:table-cell>
          <table:table-cell office:value-type="float" office:value="1713393817259209984">
            <text:p>1713393817259209984</text:p>
          </table:table-cell>
          <table:table-cell office:value-type="float" office:value="40.485373345">
            <text:p>40.485373345</text:p>
          </table:table-cell>
          <table:table-cell office:value-type="float" office:value="-80.33227015">
            <text:p>-80.33227015</text:p>
          </table:table-cell>
          <table:table-cell office:value-type="float" office:value="3.27376184856985">
            <text:p>3.27376184856985</text:p>
          </table:table-cell>
          <table:table-cell office:value-type="float" office:value="-14.9112728098407">
            <text:p>-14.9112728098407</text:p>
          </table:table-cell>
          <table:table-cell office:value-type="string" office:value="LR corner">
            <text:p>LR corner</text:p>
          </table:table-cell>
          <table:table-cell office:value-type="float" office:value="290">
            <text:p>290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27.0">
            <text:p>27.0</text:p>
          </table:table-cell>
        </table:table-row>
        <table:table-row>
          <table:table-cell office:value-type="float" office:value="537.233034133911">
            <text:p>537.233034133911</text:p>
          </table:table-cell>
          <table:table-cell office:value-type="float" office:value="1713393818.25959">
            <text:p>1713393818.25959</text:p>
          </table:table-cell>
          <table:table-cell office:value-type="float" office:value="1713393818259589888">
            <text:p>1713393818259589888</text:p>
          </table:table-cell>
          <table:table-cell office:value-type="float" office:value="40.4853633716667">
            <text:p>40.4853633716667</text:p>
          </table:table-cell>
          <table:table-cell office:value-type="float" office:value="-80.33227021">
            <text:p>-80.33227021</text:p>
          </table:table-cell>
          <table:table-cell office:value-type="float" office:value="3.35385434969794">
            <text:p>3.35385434969794</text:p>
          </table:table-cell>
          <table:table-cell office:value-type="float" office:value="-16.0122273396701">
            <text:p>-16.0122273396701</text:p>
          </table:table-cell>
          <table:table-cell office:value-type="string" office:value="LR corner">
            <text:p>LR corner</text:p>
          </table:table-cell>
          <table:table-cell office:value-type="float" office:value="291">
            <text:p>291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28.0">
            <text:p>28.0</text:p>
          </table:table-cell>
        </table:table-row>
        <table:table-row>
          <table:table-cell office:value-type="float" office:value="538.231245279312">
            <text:p>538.231245279312</text:p>
          </table:table-cell>
          <table:table-cell office:value-type="float" office:value="1713393819.2578">
            <text:p>1713393819.2578</text:p>
          </table:table-cell>
          <table:table-cell office:value-type="float" office:value="1713393819257799936">
            <text:p>1713393819257799936</text:p>
          </table:table-cell>
          <table:table-cell office:value-type="float" office:value="40.4853534333333">
            <text:p>40.4853534333333</text:p>
          </table:table-cell>
          <table:table-cell office:value-type="float" office:value="-80.3322697483333">
            <text:p>-80.3322697483333</text:p>
          </table:table-cell>
          <table:table-cell office:value-type="float" office:value="3.3756350177573">
            <text:p>3.3756350177573</text:p>
          </table:table-cell>
          <table:table-cell office:value-type="float" office:value="-17.1171383270994">
            <text:p>-17.1171383270994</text:p>
          </table:table-cell>
          <table:table-cell office:value-type="string" office:value="LR corner">
            <text:p>LR corner</text:p>
          </table:table-cell>
          <table:table-cell office:value-type="float" office:value="292">
            <text:p>292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29.0">
            <text:p>29.0</text:p>
          </table:table-cell>
        </table:table-row>
        <table:table-row>
          <table:table-cell office:value-type="float" office:value="539.23506975174">
            <text:p>539.23506975174</text:p>
          </table:table-cell>
          <table:table-cell office:value-type="float" office:value="1713393820.26163">
            <text:p>1713393820.26163</text:p>
          </table:table-cell>
          <table:table-cell office:value-type="float" office:value="1713393820261629952">
            <text:p>1713393820261629952</text:p>
          </table:table-cell>
          <table:table-cell office:value-type="float" office:value="40.485343915">
            <text:p>40.485343915</text:p>
          </table:table-cell>
          <table:table-cell office:value-type="float" office:value="-80.3322672483333">
            <text:p>-80.3322672483333</text:p>
          </table:table-cell>
          <table:table-cell office:value-type="float" office:value="3.56745466555003">
            <text:p>3.56745466555003</text:p>
          </table:table-cell>
          <table:table-cell office:value-type="float" office:value="-18.17913499102">
            <text:p>-18.17913499102</text:p>
          </table:table-cell>
          <table:table-cell office:value-type="string" office:value="LR corner">
            <text:p>LR corner</text:p>
          </table:table-cell>
          <table:table-cell office:value-type="float" office:value="293">
            <text:p>293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30.0">
            <text:p>30.0</text:p>
          </table:table-cell>
        </table:table-row>
        <table:table-row>
          <table:table-cell office:value-type="float" office:value="540.232770204544">
            <text:p>540.232770204544</text:p>
          </table:table-cell>
          <table:table-cell office:value-type="float" office:value="1713393821.25933">
            <text:p>1713393821.25933</text:p>
          </table:table-cell>
          <table:table-cell office:value-type="float" office:value="1713393821259330048">
            <text:p>1713393821259330048</text:p>
          </table:table-cell>
          <table:table-cell office:value-type="float" office:value="40.4853341616667">
            <text:p>40.4853341616667</text:p>
          </table:table-cell>
          <table:table-cell office:value-type="float" office:value="-80.3322647583333">
            <text:p>-80.3322647583333</text:p>
          </table:table-cell>
          <table:table-cell office:value-type="float" office:value="3.81853455398232">
            <text:p>3.81853455398232</text:p>
          </table:table-cell>
          <table:table-cell office:value-type="float" office:value="-19.2504888651893">
            <text:p>-19.2504888651893</text:p>
          </table:table-cell>
          <table:table-cell office:value-type="string" office:value="LR corner">
            <text:p>LR corner</text:p>
          </table:table-cell>
          <table:table-cell office:value-type="float" office:value="294">
            <text:p>294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31.0">
            <text:p>31.0</text:p>
          </table:table-cell>
        </table:table-row>
        <table:table-row>
          <table:table-cell office:value-type="float" office:value="541.234237909317">
            <text:p>541.234237909317</text:p>
          </table:table-cell>
          <table:table-cell office:value-type="float" office:value="1713393822.2608">
            <text:p>1713393822.2608</text:p>
          </table:table-cell>
          <table:table-cell office:value-type="float" office:value="1713393822260800000">
            <text:p>1713393822260800000</text:p>
          </table:table-cell>
          <table:table-cell office:value-type="float" office:value="40.4853242366667">
            <text:p>40.4853242366667</text:p>
          </table:table-cell>
          <table:table-cell office:value-type="float" office:value="-80.33226607">
            <text:p>-80.33226607</text:p>
          </table:table-cell>
          <table:table-cell office:value-type="float" office:value="3.7811362799257">
            <text:p>3.7811362799257</text:p>
          </table:table-cell>
          <table:table-cell office:value-type="float" office:value="-20.3567727049813">
            <text:p>-20.3567727049813</text:p>
          </table:table-cell>
          <table:table-cell office:value-type="string" office:value="LR corner">
            <text:p>LR corner</text:p>
          </table:table-cell>
          <table:table-cell office:value-type="float" office:value="295">
            <text:p>295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32.0">
            <text:p>32.0</text:p>
          </table:table-cell>
        </table:table-row>
        <table:table-row>
          <table:table-cell office:value-type="float" office:value="542.233816862106">
            <text:p>542.233816862106</text:p>
          </table:table-cell>
          <table:table-cell office:value-type="float" office:value="1713393823.26037">
            <text:p>1713393823.26037</text:p>
          </table:table-cell>
          <table:table-cell office:value-type="float" office:value="1713393823260369920">
            <text:p>1713393823260369920</text:p>
          </table:table-cell>
          <table:table-cell office:value-type="float" office:value="40.4853143866667">
            <text:p>40.4853143866667</text:p>
          </table:table-cell>
          <table:table-cell office:value-type="float" office:value="-80.3322682466667">
            <text:p>-80.3322682466667</text:p>
          </table:table-cell>
          <table:table-cell office:value-type="float" office:value="3.5793473633239">
            <text:p>3.5793473633239</text:p>
          </table:table-cell>
          <table:table-cell office:value-type="float" office:value="-21.4496845221147">
            <text:p>-21.4496845221147</text:p>
          </table:table-cell>
          <table:table-cell office:value-type="string" office:value="LR corner">
            <text:p>LR corner</text:p>
          </table:table-cell>
          <table:table-cell office:value-type="float" office:value="296">
            <text:p>296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33.0">
            <text:p>33.0</text:p>
          </table:table-cell>
        </table:table-row>
        <table:table-row>
          <table:table-cell office:value-type="float" office:value="543.232112169266">
            <text:p>543.232112169266</text:p>
          </table:table-cell>
          <table:table-cell office:value-type="float" office:value="1713393824.25867">
            <text:p>1713393824.25867</text:p>
          </table:table-cell>
          <table:table-cell office:value-type="float" office:value="1713393824258670080">
            <text:p>1713393824258670080</text:p>
          </table:table-cell>
          <table:table-cell office:value-type="float" office:value="40.485304495">
            <text:p>40.485304495</text:p>
          </table:table-cell>
          <table:table-cell office:value-type="float" office:value="-80.33226775">
            <text:p>-80.33226775</text:p>
          </table:table-cell>
          <table:table-cell office:value-type="float" office:value="3.56249253463466">
            <text:p>3.56249253463466</text:p>
          </table:table-cell>
          <table:table-cell office:value-type="float" office:value="-22.5452672317624">
            <text:p>-22.5452672317624</text:p>
          </table:table-cell>
          <table:table-cell office:value-type="string" office:value="LR corner">
            <text:p>LR corner</text:p>
          </table:table-cell>
          <table:table-cell office:value-type="float" office:value="297">
            <text:p>297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34.0">
            <text:p>34.0</text:p>
          </table:table-cell>
        </table:table-row>
        <table:table-row>
          <table:table-cell office:value-type="float" office:value="544.233367919922">
            <text:p>544.233367919922</text:p>
          </table:table-cell>
          <table:table-cell office:value-type="float" office:value="1713393825.25992">
            <text:p>1713393825.25992</text:p>
          </table:table-cell>
          <table:table-cell office:value-type="float" office:value="1713393825259919872">
            <text:p>1713393825259919872</text:p>
          </table:table-cell>
          <table:table-cell office:value-type="float" office:value="40.4852946383333">
            <text:p>40.4852946383333</text:p>
          </table:table-cell>
          <table:table-cell office:value-type="float" office:value="-80.33226574">
            <text:p>-80.33226574</text:p>
          </table:table-cell>
          <table:table-cell office:value-type="float" office:value="3.73779257084243">
            <text:p>3.73779257084243</text:p>
          </table:table-cell>
          <table:table-cell office:value-type="float" office:value="-23.6270001428202">
            <text:p>-23.6270001428202</text:p>
          </table:table-cell>
          <table:table-cell office:value-type="string" office:value="LR corner">
            <text:p>LR corner</text:p>
          </table:table-cell>
          <table:table-cell office:value-type="float" office:value="298">
            <text:p>298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35.0">
            <text:p>35.0</text:p>
          </table:table-cell>
        </table:table-row>
        <table:table-row>
          <table:table-cell office:value-type="float" office:value="545.231835842133">
            <text:p>545.231835842133</text:p>
          </table:table-cell>
          <table:table-cell office:value-type="float" office:value="1713393826.25839">
            <text:p>1713393826.25839</text:p>
          </table:table-cell>
          <table:table-cell office:value-type="float" office:value="1713393826258390016">
            <text:p>1713393826258390016</text:p>
          </table:table-cell>
          <table:table-cell office:value-type="float" office:value="40.485284425">
            <text:p>40.485284425</text:p>
          </table:table-cell>
          <table:table-cell office:value-type="float" office:value="-80.3322628566667">
            <text:p>-80.3322628566667</text:p>
          </table:table-cell>
          <table:table-cell office:value-type="float" office:value="3.9781418297207">
            <text:p>3.9781418297207</text:p>
          </table:table-cell>
          <table:table-cell office:value-type="float" office:value="-24.7550488291308">
            <text:p>-24.7550488291308</text:p>
          </table:table-cell>
          <table:table-cell office:value-type="string" office:value="LR corner">
            <text:p>LR corner</text:p>
          </table:table-cell>
          <table:table-cell office:value-type="float" office:value="299">
            <text:p>299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36.0">
            <text:p>36.0</text:p>
          </table:table-cell>
        </table:table-row>
        <table:table-row>
          <table:table-cell office:value-type="float" office:value="546.232062339783">
            <text:p>546.232062339783</text:p>
          </table:table-cell>
          <table:table-cell office:value-type="float" office:value="1713393827.25862">
            <text:p>1713393827.25862</text:p>
          </table:table-cell>
          <table:table-cell office:value-type="float" office:value="1713393827258619904">
            <text:p>1713393827258619904</text:p>
          </table:table-cell>
          <table:table-cell office:value-type="float" office:value="40.4852749483333">
            <text:p>40.4852749483333</text:p>
          </table:table-cell>
          <table:table-cell office:value-type="float" office:value="-80.3322608116667">
            <text:p>-80.3322608116667</text:p>
          </table:table-cell>
          <table:table-cell office:value-type="float" office:value="4.19513893744443">
            <text:p>4.19513893744443</text:p>
          </table:table-cell>
          <table:table-cell office:value-type="float" office:value="-25.8399814367294">
            <text:p>-25.8399814367294</text:p>
          </table:table-cell>
          <table:table-cell office:value-type="string" office:value="LR corner">
            <text:p>LR corner</text:p>
          </table:table-cell>
          <table:table-cell office:value-type="float" office:value="300">
            <text:p>300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37.0">
            <text:p>37.0</text:p>
          </table:table-cell>
        </table:table-row>
        <table:table-row>
          <table:table-cell office:value-type="float" office:value="547.231632947922">
            <text:p>547.231632947922</text:p>
          </table:table-cell>
          <table:table-cell office:value-type="float" office:value="1713393828.25819">
            <text:p>1713393828.25819</text:p>
          </table:table-cell>
          <table:table-cell office:value-type="float" office:value="1713393828258190080">
            <text:p>1713393828258190080</text:p>
          </table:table-cell>
          <table:table-cell office:value-type="float" office:value="40.4852649483333">
            <text:p>40.4852649483333</text:p>
          </table:table-cell>
          <table:table-cell office:value-type="float" office:value="-80.3322621433333">
            <text:p>-80.3322621433333</text:p>
          </table:table-cell>
          <table:table-cell office:value-type="float" office:value="4.14917433820665">
            <text:p>4.14917433820665</text:p>
          </table:table-cell>
          <table:table-cell office:value-type="float" office:value="-26.9343043174595">
            <text:p>-26.9343043174595</text:p>
          </table:table-cell>
          <table:table-cell office:value-type="string" office:value="LR corner">
            <text:p>LR corner</text:p>
          </table:table-cell>
          <table:table-cell office:value-type="float" office:value="301">
            <text:p>301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38.0">
            <text:p>38.0</text:p>
          </table:table-cell>
        </table:table-row>
        <table:table-row>
          <table:table-cell office:value-type="float" office:value="548.23219037056">
            <text:p>548.23219037056</text:p>
          </table:table-cell>
          <table:table-cell office:value-type="float" office:value="1713393829.25875">
            <text:p>1713393829.25875</text:p>
          </table:table-cell>
          <table:table-cell office:value-type="float" office:value="1713393829258749952">
            <text:p>1713393829258749952</text:p>
          </table:table-cell>
          <table:table-cell office:value-type="float" office:value="40.4852555466667">
            <text:p>40.4852555466667</text:p>
          </table:table-cell>
          <table:table-cell office:value-type="float" office:value="-80.3322658583333">
            <text:p>-80.3322658583333</text:p>
          </table:table-cell>
          <table:table-cell office:value-type="float" office:value="3.86095062235836">
            <text:p>3.86095062235836</text:p>
          </table:table-cell>
          <table:table-cell office:value-type="float" office:value="-27.9923478942364">
            <text:p>-27.9923478942364</text:p>
          </table:table-cell>
          <table:table-cell office:value-type="string" office:value="LR corner">
            <text:p>LR corner</text:p>
          </table:table-cell>
          <table:table-cell office:value-type="float" office:value="302">
            <text:p>302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39.0">
            <text:p>39.0</text:p>
          </table:table-cell>
        </table:table-row>
        <table:table-row>
          <table:table-cell office:value-type="float" office:value="549.230097770691">
            <text:p>549.230097770691</text:p>
          </table:table-cell>
          <table:table-cell office:value-type="float" office:value="1713393830.25665">
            <text:p>1713393830.25665</text:p>
          </table:table-cell>
          <table:table-cell office:value-type="float" office:value="1713393830256649984">
            <text:p>1713393830256649984</text:p>
          </table:table-cell>
          <table:table-cell office:value-type="float" office:value="40.4852455366667">
            <text:p>40.4852455366667</text:p>
          </table:table-cell>
          <table:table-cell office:value-type="float" office:value="-80.3322672583333">
            <text:p>-80.3322672583333</text:p>
          </table:table-cell>
          <table:table-cell office:value-type="float" office:value="3.71971824823413">
            <text:p>3.71971824823413</text:p>
          </table:table-cell>
          <table:table-cell office:value-type="float" office:value="-29.0979373175651">
            <text:p>-29.0979373175651</text:p>
          </table:table-cell>
          <table:table-cell office:value-type="string" office:value="LR corner">
            <text:p>LR corner</text:p>
          </table:table-cell>
          <table:table-cell office:value-type="float" office:value="303">
            <text:p>303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550.230625867844">
            <text:p>550.230625867844</text:p>
          </table:table-cell>
          <table:table-cell office:value-type="float" office:value="1713393831.25718">
            <text:p>1713393831.25718</text:p>
          </table:table-cell>
          <table:table-cell office:value-type="float" office:value="1713393831257179904">
            <text:p>1713393831257179904</text:p>
          </table:table-cell>
          <table:table-cell office:value-type="float" office:value="40.4852367333333">
            <text:p>40.4852367333333</text:p>
          </table:table-cell>
          <table:table-cell office:value-type="float" office:value="-80.3322735433333">
            <text:p>-80.3322735433333</text:p>
          </table:table-cell>
          <table:table-cell office:value-type="float" office:value="3.33194393746089">
            <text:p>3.33194393746089</text:p>
          </table:table-cell>
          <table:table-cell office:value-type="float" office:value="-30.1239870525897">
            <text:p>-30.1239870525897</text:p>
          </table:table-cell>
          <table:table-cell office:value-type="string" office:value="LR corner">
            <text:p>LR corner</text:p>
          </table:table-cell>
          <table:table-cell office:value-type="float" office:value="304">
            <text:p>304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41.0">
            <text:p>41.0</text:p>
          </table:table-cell>
        </table:table-row>
        <table:table-row>
          <table:table-cell office:value-type="float" office:value="551.232354402542">
            <text:p>551.232354402542</text:p>
          </table:table-cell>
          <table:table-cell office:value-type="float" office:value="1713393832.25891">
            <text:p>1713393832.25891</text:p>
          </table:table-cell>
          <table:table-cell office:value-type="float" office:value="1713393832258909952">
            <text:p>1713393832258909952</text:p>
          </table:table-cell>
          <table:table-cell office:value-type="float" office:value="40.485231085">
            <text:p>40.485231085</text:p>
          </table:table-cell>
          <table:table-cell office:value-type="float" office:value="-80.332284225">
            <text:p>-80.332284225</text:p>
          </table:table-cell>
          <table:table-cell office:value-type="float" office:value="2.44632511632517">
            <text:p>2.44632511632517</text:p>
          </table:table-cell>
          <table:table-cell office:value-type="float" office:value="-30.8098667673767">
            <text:p>-30.8098667673767</text:p>
          </table:table-cell>
          <table:table-cell office:value-type="string" office:value="LR corner">
            <text:p>LR corner</text:p>
          </table:table-cell>
          <table:table-cell office:value-type="float" office:value="305">
            <text:p>305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42.0">
            <text:p>42.0</text:p>
          </table:table-cell>
        </table:table-row>
        <table:table-row>
          <table:table-cell office:value-type="float" office:value="552.231543779373">
            <text:p>552.231543779373</text:p>
          </table:table-cell>
          <table:table-cell office:value-type="float" office:value="1713393833.2581">
            <text:p>1713393833.2581</text:p>
          </table:table-cell>
          <table:table-cell office:value-type="float" office:value="1713393833258099968">
            <text:p>1713393833258099968</text:p>
          </table:table-cell>
          <table:table-cell office:value-type="float" office:value="40.4852258633333">
            <text:p>40.4852258633333</text:p>
          </table:table-cell>
          <table:table-cell office:value-type="float" office:value="-80.3322954433333">
            <text:p>-80.3322954433333</text:p>
          </table:table-cell>
          <table:table-cell office:value-type="float" office:value="1.52686702576466">
            <text:p>1.52686702576466</text:p>
          </table:table-cell>
          <table:table-cell office:value-type="float" office:value="-31.392210772261">
            <text:p>-31.392210772261</text:p>
          </table:table-cell>
          <table:table-cell office:value-type="string" office:value="LR corner">
            <text:p>LR corner</text:p>
          </table:table-cell>
          <table:table-cell office:value-type="float" office:value="306">
            <text:p>306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43.0">
            <text:p>43.0</text:p>
          </table:table-cell>
        </table:table-row>
        <table:table-row>
          <table:table-cell office:value-type="float" office:value="553.234124660492">
            <text:p>553.234124660492</text:p>
          </table:table-cell>
          <table:table-cell office:value-type="float" office:value="1713393834.26068">
            <text:p>1713393834.26068</text:p>
          </table:table-cell>
          <table:table-cell office:value-type="float" office:value="1713393834260679936">
            <text:p>1713393834260679936</text:p>
          </table:table-cell>
          <table:table-cell office:value-type="float" office:value="40.4852208316667">
            <text:p>40.4852208316667</text:p>
          </table:table-cell>
          <table:table-cell office:value-type="float" office:value="-80.332307715">
            <text:p>-80.332307715</text:p>
          </table:table-cell>
          <table:table-cell office:value-type="float" office:value="0.504248931072652">
            <text:p>0.504248931072652</text:p>
          </table:table-cell>
          <table:table-cell office:value-type="float" office:value="-31.988286039792">
            <text:p>-31.988286039792</text:p>
          </table:table-cell>
          <table:table-cell office:value-type="string" office:value="LR corner">
            <text:p>LR corner</text:p>
          </table:table-cell>
          <table:table-cell office:value-type="float" office:value="307">
            <text:p>307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44.0">
            <text:p>44.0</text:p>
          </table:table-cell>
        </table:table-row>
        <table:table-row>
          <table:table-cell office:value-type="float" office:value="554.23201417923">
            <text:p>554.23201417923</text:p>
          </table:table-cell>
          <table:table-cell office:value-type="float" office:value="1713393835.25857">
            <text:p>1713393835.25857</text:p>
          </table:table-cell>
          <table:table-cell office:value-type="float" office:value="1713393835258569984">
            <text:p>1713393835258569984</text:p>
          </table:table-cell>
          <table:table-cell office:value-type="float" office:value="40.4852184016667">
            <text:p>40.4852184016667</text:p>
          </table:table-cell>
          <table:table-cell office:value-type="float" office:value="-80.3323207983333">
            <text:p>-80.3323207983333</text:p>
          </table:table-cell>
          <table:table-cell office:value-type="float" office:value="-0.587399975163862">
            <text:p>-0.587399975163862</text:p>
          </table:table-cell>
          <table:table-cell office:value-type="float" office:value="-32.3665694883093">
            <text:p>-32.3665694883093</text:p>
          </table:table-cell>
          <table:table-cell office:value-type="string" office:value="LR corner">
            <text:p>LR corner</text:p>
          </table:table-cell>
          <table:table-cell office:value-type="float" office:value="308">
            <text:p>308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45.0">
            <text:p>45.0</text:p>
          </table:table-cell>
        </table:table-row>
        <table:table-row>
          <table:table-cell office:value-type="float" office:value="555.232028722763">
            <text:p>555.232028722763</text:p>
          </table:table-cell>
          <table:table-cell office:value-type="float" office:value="1713393836.25859">
            <text:p>1713393836.25859</text:p>
          </table:table-cell>
          <table:table-cell office:value-type="float" office:value="1713393836258589952">
            <text:p>1713393836258589952</text:p>
          </table:table-cell>
          <table:table-cell office:value-type="float" office:value="40.4852185166667">
            <text:p>40.4852185166667</text:p>
          </table:table-cell>
          <table:table-cell office:value-type="float" office:value="-80.3323340633333">
            <text:p>-80.3323340633333</text:p>
          </table:table-cell>
          <table:table-cell office:value-type="float" office:value="-1.73219448374584">
            <text:p>-1.73219448374584</text:p>
          </table:table-cell>
          <table:table-cell office:value-type="float" office:value="-32.3300882969052">
            <text:p>-32.3300882969052</text:p>
          </table:table-cell>
          <table:table-cell office:value-type="string" office:value="LR corner">
            <text:p>LR corner</text:p>
          </table:table-cell>
          <table:table-cell office:value-type="float" office:value="309">
            <text:p>309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46.0">
            <text:p>46.0</text:p>
          </table:table-cell>
        </table:table-row>
        <table:table-row>
          <table:table-cell office:value-type="float" office:value="556.231415510178">
            <text:p>556.231415510178</text:p>
          </table:table-cell>
          <table:table-cell office:value-type="float" office:value="1713393837.25797">
            <text:p>1713393837.25797</text:p>
          </table:table-cell>
          <table:table-cell office:value-type="float" office:value="1713393837257969920">
            <text:p>1713393837257969920</text:p>
          </table:table-cell>
          <table:table-cell office:value-type="float" office:value="40.4852150583333">
            <text:p>40.4852150583333</text:p>
          </table:table-cell>
          <table:table-cell office:value-type="float" office:value="-80.3323469616667">
            <text:p>-80.3323469616667</text:p>
          </table:table-cell>
          <table:table-cell office:value-type="float" office:value="-2.82462155574467">
            <text:p>-2.82462155574467</text:p>
          </table:table-cell>
          <table:table-cell office:value-type="float" office:value="-32.6428831107914">
            <text:p>-32.6428831107914</text:p>
          </table:table-cell>
          <table:table-cell office:value-type="string" office:value="LR corner">
            <text:p>LR corner</text:p>
          </table:table-cell>
          <table:table-cell office:value-type="float" office:value="310">
            <text:p>310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47.0">
            <text:p>47.0</text:p>
          </table:table-cell>
        </table:table-row>
        <table:table-row>
          <table:table-cell office:value-type="float" office:value="557.229640722275">
            <text:p>557.229640722275</text:p>
          </table:table-cell>
          <table:table-cell office:value-type="float" office:value="1713393838.2562">
            <text:p>1713393838.2562</text:p>
          </table:table-cell>
          <table:table-cell office:value-type="float" office:value="1713393838256199936">
            <text:p>1713393838256199936</text:p>
          </table:table-cell>
          <table:table-cell office:value-type="float" office:value="40.4852096883333">
            <text:p>40.4852096883333</text:p>
          </table:table-cell>
          <table:table-cell office:value-type="float" office:value="-80.3323584833333">
            <text:p>-80.3323584833333</text:p>
          </table:table-cell>
          <table:table-cell office:value-type="float" office:value="-3.81529690406751">
            <text:p>-3.81529690406751</text:p>
          </table:table-cell>
          <table:table-cell office:value-type="float" office:value="-33.2226200690493">
            <text:p>-33.2226200690493</text:p>
          </table:table-cell>
          <table:table-cell office:value-type="string" office:value="LR corner">
            <text:p>LR corner</text:p>
          </table:table-cell>
          <table:table-cell office:value-type="float" office:value="311">
            <text:p>311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48.0">
            <text:p>48.0</text:p>
          </table:table-cell>
        </table:table-row>
        <table:table-row>
          <table:table-cell office:value-type="float" office:value="558.231688022614">
            <text:p>558.231688022614</text:p>
          </table:table-cell>
          <table:table-cell office:value-type="float" office:value="1713393839.25825">
            <text:p>1713393839.25825</text:p>
          </table:table-cell>
          <table:table-cell office:value-type="float" office:value="1713393839258249984">
            <text:p>1713393839258249984</text:p>
          </table:table-cell>
          <table:table-cell office:value-type="float" office:value="40.4852041433333">
            <text:p>40.4852041433333</text:p>
          </table:table-cell>
          <table:table-cell office:value-type="float" office:value="-80.3323696133333">
            <text:p>-80.3323696133333</text:p>
          </table:table-cell>
          <table:table-cell office:value-type="float" office:value="-4.75066844944377">
            <text:p>-4.75066844944377</text:p>
          </table:table-cell>
          <table:table-cell office:value-type="float" office:value="-33.8489314923063">
            <text:p>-33.8489314923063</text:p>
          </table:table-cell>
          <table:table-cell office:value-type="string" office:value="LR corner">
            <text:p>LR corner</text:p>
          </table:table-cell>
          <table:table-cell office:value-type="float" office:value="312">
            <text:p>312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49.0">
            <text:p>49.0</text:p>
          </table:table-cell>
        </table:table-row>
        <table:table-row>
          <table:table-cell office:value-type="float" office:value="559.232842445374">
            <text:p>559.232842445374</text:p>
          </table:table-cell>
          <table:table-cell office:value-type="float" office:value="1713393840.2594">
            <text:p>1713393840.2594</text:p>
          </table:table-cell>
          <table:table-cell office:value-type="float" office:value="1713393840259399936">
            <text:p>1713393840259399936</text:p>
          </table:table-cell>
          <table:table-cell office:value-type="float" office:value="40.4852005283333">
            <text:p>40.4852005283333</text:p>
          </table:table-cell>
          <table:table-cell office:value-type="float" office:value="-80.3323815216667">
            <text:p>-80.3323815216667</text:p>
          </table:table-cell>
          <table:table-cell office:value-type="float" office:value="-5.72657169098966">
            <text:p>-5.72657169098966</text:p>
          </table:table-cell>
          <table:table-cell office:value-type="float" office:value="-34.3086687568575">
            <text:p>-34.3086687568575</text:p>
          </table:table-cell>
          <table:table-cell office:value-type="string" office:value="LR corner">
            <text:p>LR corner</text:p>
          </table:table-cell>
          <table:table-cell office:value-type="float" office:value="313">
            <text:p>313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560.230449676514">
            <text:p>560.230449676514</text:p>
          </table:table-cell>
          <table:table-cell office:value-type="float" office:value="1713393841.25701">
            <text:p>1713393841.25701</text:p>
          </table:table-cell>
          <table:table-cell office:value-type="float" office:value="1713393841257009920">
            <text:p>1713393841257009920</text:p>
          </table:table-cell>
          <table:table-cell office:value-type="float" office:value="40.4851982783333">
            <text:p>40.4851982783333</text:p>
          </table:table-cell>
          <table:table-cell office:value-type="float" office:value="-80.3323947316667">
            <text:p>-80.3323947316667</text:p>
          </table:table-cell>
          <table:table-cell office:value-type="float" office:value="-6.84113047528081">
            <text:p>-6.84113047528081</text:p>
          </table:table-cell>
          <table:table-cell office:value-type="float" office:value="-34.5716772135347">
            <text:p>-34.5716772135347</text:p>
          </table:table-cell>
          <table:table-cell office:value-type="string" office:value="LR corner">
            <text:p>LR corner</text:p>
          </table:table-cell>
          <table:table-cell office:value-type="float" office:value="314">
            <text:p>314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51.0">
            <text:p>51.0</text:p>
          </table:table-cell>
        </table:table-row>
        <table:table-row>
          <table:table-cell office:value-type="float" office:value="561.231464624405">
            <text:p>561.231464624405</text:p>
          </table:table-cell>
          <table:table-cell office:value-type="float" office:value="1713393842.25802">
            <text:p>1713393842.25802</text:p>
          </table:table-cell>
          <table:table-cell office:value-type="float" office:value="1713393842258020096">
            <text:p>1713393842258020096</text:p>
          </table:table-cell>
          <table:table-cell office:value-type="float" office:value="40.4851939816667">
            <text:p>40.4851939816667</text:p>
          </table:table-cell>
          <table:table-cell office:value-type="float" office:value="-80.3324068683333">
            <text:p>-80.3324068683333</text:p>
          </table:table-cell>
          <table:table-cell office:value-type="float" office:value="-7.8936631870456">
            <text:p>-7.8936631870456</text:p>
          </table:table-cell>
          <table:table-cell office:value-type="float" office:value="-35.0042421454564">
            <text:p>-35.0042421454564</text:p>
          </table:table-cell>
          <table:table-cell office:value-type="string" office:value="LR corner">
            <text:p>LR corner</text:p>
          </table:table-cell>
          <table:table-cell office:value-type="float" office:value="315">
            <text:p>315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52.0">
            <text:p>52.0</text:p>
          </table:table-cell>
        </table:table-row>
        <table:table-row>
          <table:table-cell office:value-type="float" office:value="562.23123049736">
            <text:p>562.23123049736</text:p>
          </table:table-cell>
          <table:table-cell office:value-type="float" office:value="1713393843.25779">
            <text:p>1713393843.25779</text:p>
          </table:table-cell>
          <table:table-cell office:value-type="float" office:value="1713393843257789952">
            <text:p>1713393843257789952</text:p>
          </table:table-cell>
          <table:table-cell office:value-type="float" office:value="40.4851895316667">
            <text:p>40.4851895316667</text:p>
          </table:table-cell>
          <table:table-cell office:value-type="float" office:value="-80.332419045">
            <text:p>-80.332419045</text:p>
          </table:table-cell>
          <table:table-cell office:value-type="float" office:value="-8.91792329354212">
            <text:p>-8.91792329354212</text:p>
          </table:table-cell>
          <table:table-cell office:value-type="float" office:value="-35.5514853969216">
            <text:p>-35.5514853969216</text:p>
          </table:table-cell>
          <table:table-cell office:value-type="string" office:value="LR corner">
            <text:p>LR corner</text:p>
          </table:table-cell>
          <table:table-cell office:value-type="float" office:value="316">
            <text:p>316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53.0">
            <text:p>53.0</text:p>
          </table:table-cell>
        </table:table-row>
        <table:table-row>
          <table:table-cell office:value-type="float" office:value="563.230684757233">
            <text:p>563.230684757233</text:p>
          </table:table-cell>
          <table:table-cell office:value-type="float" office:value="1713393844.25724">
            <text:p>1713393844.25724</text:p>
          </table:table-cell>
          <table:table-cell office:value-type="float" office:value="1713393844257240064">
            <text:p>1713393844257240064</text:p>
          </table:table-cell>
          <table:table-cell office:value-type="float" office:value="40.48518843">
            <text:p>40.48518843</text:p>
          </table:table-cell>
          <table:table-cell office:value-type="float" office:value="-80.33243278">
            <text:p>-80.33243278</text:p>
          </table:table-cell>
          <table:table-cell office:value-type="float" office:value="-10.0456418277463">
            <text:p>-10.0456418277463</text:p>
          </table:table-cell>
          <table:table-cell office:value-type="float" office:value="-35.7555741481483">
            <text:p>-35.7555741481483</text:p>
          </table:table-cell>
          <table:table-cell office:value-type="string" office:value="LR corner">
            <text:p>LR corner</text:p>
          </table:table-cell>
          <table:table-cell office:value-type="float" office:value="317">
            <text:p>317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54.0">
            <text:p>54.0</text:p>
          </table:table-cell>
        </table:table-row>
        <table:table-row>
          <table:table-cell office:value-type="float" office:value="564.236295700073">
            <text:p>564.236295700073</text:p>
          </table:table-cell>
          <table:table-cell office:value-type="float" office:value="1713393845.26285">
            <text:p>1713393845.26285</text:p>
          </table:table-cell>
          <table:table-cell office:value-type="float" office:value="1713393845262850048">
            <text:p>1713393845262850048</text:p>
          </table:table-cell>
          <table:table-cell office:value-type="float" office:value="40.4851870283333">
            <text:p>40.4851870283333</text:p>
          </table:table-cell>
          <table:table-cell office:value-type="float" office:value="-80.3324456066667">
            <text:p>-80.3324456066667</text:p>
          </table:table-cell>
          <table:table-cell office:value-type="float" office:value="-11.1592604191974">
            <text:p>-11.1592604191974</text:p>
          </table:table-cell>
          <table:table-cell office:value-type="float" office:value="-35.8814810691401">
            <text:p>-35.8814810691401</text:p>
          </table:table-cell>
          <table:table-cell office:value-type="string" office:value="LR corner">
            <text:p>LR corner</text:p>
          </table:table-cell>
          <table:table-cell office:value-type="float" office:value="318">
            <text:p>318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55.0">
            <text:p>55.0</text:p>
          </table:table-cell>
        </table:table-row>
        <table:table-row>
          <table:table-cell office:value-type="float" office:value="376.431261539459">
            <text:p>376.431261539459</text:p>
          </table:table-cell>
          <table:table-cell office:value-type="float" office:value="1713393657.45782">
            <text:p>1713393657.45782</text:p>
          </table:table-cell>
          <table:table-cell office:value-type="float" office:value="1713393657457819904">
            <text:p>1713393657457819904</text:p>
          </table:table-cell>
          <table:table-cell office:value-type="float" office:value="40.48516563">
            <text:p>40.48516563</text:p>
          </table:table-cell>
          <table:table-cell office:value-type="float" office:value="-80.3325305983333">
            <text:p>-80.3325305983333</text:p>
          </table:table-cell>
          <table:table-cell office:value-type="float" office:value="-18.357198200305">
            <text:p>-18.357198200305</text:p>
          </table:table-cell>
          <table:table-cell office:value-type="float" office:value="-38.2927944734693">
            <text:p>-38.2927944734693</text:p>
          </table:table-cell>
          <table:table-cell office:value-type="string" office:value="LL corner">
            <text:p>LL corner</text:p>
          </table:table-cell>
          <table:table-cell office:value-type="float" office:value="123">
            <text:p>123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56.0">
            <text:p>56.0</text:p>
          </table:table-cell>
        </table:table-row>
        <table:table-row>
          <table:table-cell office:value-type="float" office:value="377.430860042572">
            <text:p>377.430860042572</text:p>
          </table:table-cell>
          <table:table-cell office:value-type="float" office:value="1713393658.45742">
            <text:p>1713393658.45742</text:p>
          </table:table-cell>
          <table:table-cell office:value-type="float" office:value="1713393658457420032">
            <text:p>1713393658457420032</text:p>
          </table:table-cell>
          <table:table-cell office:value-type="float" office:value="40.4851634016667">
            <text:p>40.4851634016667</text:p>
          </table:table-cell>
          <table:table-cell office:value-type="float" office:value="-80.332542535">
            <text:p>-80.332542535</text:p>
          </table:table-cell>
          <table:table-cell office:value-type="float" office:value="-19.3663880714448">
            <text:p>-19.3663880714448</text:p>
          </table:table-cell>
          <table:table-cell office:value-type="float" office:value="-38.5914513831958">
            <text:p>-38.5914513831958</text:p>
          </table:table-cell>
          <table:table-cell office:value-type="string" office:value="LL corner">
            <text:p>LL corner</text:p>
          </table:table-cell>
          <table:table-cell office:value-type="float" office:value="124">
            <text:p>124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57.0">
            <text:p>57.0</text:p>
          </table:table-cell>
        </table:table-row>
        <table:table-row>
          <table:table-cell office:value-type="float" office:value="378.430888652802">
            <text:p>378.430888652802</text:p>
          </table:table-cell>
          <table:table-cell office:value-type="float" office:value="1713393659.45745">
            <text:p>1713393659.45745</text:p>
          </table:table-cell>
          <table:table-cell office:value-type="float" office:value="1713393659457449984">
            <text:p>1713393659457449984</text:p>
          </table:table-cell>
          <table:table-cell office:value-type="float" office:value="40.4851619266667">
            <text:p>40.4851619266667</text:p>
          </table:table-cell>
          <table:table-cell office:value-type="float" office:value="-80.3325547116667">
            <text:p>-80.3325547116667</text:p>
          </table:table-cell>
          <table:table-cell office:value-type="float" office:value="-20.3948759764899">
            <text:p>-20.3948759764899</text:p>
          </table:table-cell>
          <table:table-cell office:value-type="float" office:value="-38.7666662102565">
            <text:p>-38.7666662102565</text:p>
          </table:table-cell>
          <table:table-cell office:value-type="string" office:value="LL corner">
            <text:p>LL corner</text:p>
          </table:table-cell>
          <table:table-cell office:value-type="float" office:value="125">
            <text:p>125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58.0">
            <text:p>58.0</text:p>
          </table:table-cell>
        </table:table-row>
        <table:table-row>
          <table:table-cell office:value-type="float" office:value="379.432081460953">
            <text:p>379.432081460953</text:p>
          </table:table-cell>
          <table:table-cell office:value-type="float" office:value="1713393660.45864">
            <text:p>1713393660.45864</text:p>
          </table:table-cell>
          <table:table-cell office:value-type="float" office:value="1713393660458639872">
            <text:p>1713393660458639872</text:p>
          </table:table-cell>
          <table:table-cell office:value-type="float" office:value="40.4851611183333">
            <text:p>40.4851611183333</text:p>
          </table:table-cell>
          <table:table-cell office:value-type="float" office:value="-80.3325669833333">
            <text:p>-80.3325669833333</text:p>
          </table:table-cell>
          <table:table-cell office:value-type="float" office:value="-21.4128457176266">
            <text:p>-21.4128457176266</text:p>
          </table:table-cell>
          <table:table-cell office:value-type="float" office:value="-38.8196935309097">
            <text:p>-38.8196935309097</text:p>
          </table:table-cell>
          <table:table-cell office:value-type="string" office:value="LL corner">
            <text:p>LL corner</text:p>
          </table:table-cell>
          <table:table-cell office:value-type="float" office:value="126">
            <text:p>126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59.0">
            <text:p>59.0</text:p>
          </table:table-cell>
        </table:table-row>
        <table:table-row>
          <table:table-cell office:value-type="float" office:value="380.433310508728">
            <text:p>380.433310508728</text:p>
          </table:table-cell>
          <table:table-cell office:value-type="float" office:value="1713393661.45987">
            <text:p>1713393661.45987</text:p>
          </table:table-cell>
          <table:table-cell office:value-type="float" office:value="1713393661459869952">
            <text:p>1713393661459869952</text:p>
          </table:table-cell>
          <table:table-cell office:value-type="float" office:value="40.4851621033333">
            <text:p>40.4851621033333</text:p>
          </table:table-cell>
          <table:table-cell office:value-type="float" office:value="-80.3325794333333">
            <text:p>-80.3325794333333</text:p>
          </table:table-cell>
          <table:table-cell office:value-type="float" office:value="-22.4726302914787">
            <text:p>-22.4726302914787</text:p>
          </table:table-cell>
          <table:table-cell office:value-type="float" office:value="-38.7792359683663">
            <text:p>-38.7792359683663</text:p>
          </table:table-cell>
          <table:table-cell office:value-type="string" office:value="LL corner">
            <text:p>LL corner</text:p>
          </table:table-cell>
          <table:table-cell office:value-type="float" office:value="127">
            <text:p>127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60.0">
            <text:p>60.0</text:p>
          </table:table-cell>
        </table:table-row>
        <table:table-row>
          <table:table-cell office:value-type="float" office:value="381.430605888367">
            <text:p>381.430605888367</text:p>
          </table:table-cell>
          <table:table-cell office:value-type="float" office:value="1713393662.45716">
            <text:p>1713393662.45716</text:p>
          </table:table-cell>
          <table:table-cell office:value-type="float" office:value="1713393662457159936">
            <text:p>1713393662457159936</text:p>
          </table:table-cell>
          <table:table-cell office:value-type="float" office:value="40.4851630383333">
            <text:p>40.4851630383333</text:p>
          </table:table-cell>
          <table:table-cell office:value-type="float" office:value="-80.3325920616667">
            <text:p>-80.3325920616667</text:p>
          </table:table-cell>
          <table:table-cell office:value-type="float" office:value="-23.5208125434583">
            <text:p>-23.5208125434583</text:p>
          </table:table-cell>
          <table:table-cell office:value-type="float" office:value="-38.6665358925238">
            <text:p>-38.6665358925238</text:p>
          </table:table-cell>
          <table:table-cell office:value-type="string" office:value="LL corner">
            <text:p>LL corner</text:p>
          </table:table-cell>
          <table:table-cell office:value-type="float" office:value="128">
            <text:p>128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61.0">
            <text:p>61.0</text:p>
          </table:table-cell>
        </table:table-row>
        <table:table-row>
          <table:table-cell office:value-type="float" office:value="382.437232255936">
            <text:p>382.437232255936</text:p>
          </table:table-cell>
          <table:table-cell office:value-type="float" office:value="1713393663.46379">
            <text:p>1713393663.46379</text:p>
          </table:table-cell>
          <table:table-cell office:value-type="float" office:value="1713393663463790080">
            <text:p>1713393663463790080</text:p>
          </table:table-cell>
          <table:table-cell office:value-type="float" office:value="40.48516227">
            <text:p>40.48516227</text:p>
          </table:table-cell>
          <table:table-cell office:value-type="float" office:value="-80.3326059866667">
            <text:p>-80.3326059866667</text:p>
          </table:table-cell>
          <table:table-cell office:value-type="float" office:value="-24.6960308115231">
            <text:p>-24.6960308115231</text:p>
          </table:table-cell>
          <table:table-cell office:value-type="float" office:value="-38.6793094081804">
            <text:p>-38.6793094081804</text:p>
          </table:table-cell>
          <table:table-cell office:value-type="string" office:value="LL corner">
            <text:p>LL corner</text:p>
          </table:table-cell>
          <table:table-cell office:value-type="float" office:value="129">
            <text:p>129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62.0">
            <text:p>62.0</text:p>
          </table:table-cell>
        </table:table-row>
        <table:table-row>
          <table:table-cell office:value-type="float" office:value="383.433255195618">
            <text:p>383.433255195618</text:p>
          </table:table-cell>
          <table:table-cell office:value-type="float" office:value="1713393664.45981">
            <text:p>1713393664.45981</text:p>
          </table:table-cell>
          <table:table-cell office:value-type="float" office:value="1713393664459810048">
            <text:p>1713393664459810048</text:p>
          </table:table-cell>
          <table:table-cell office:value-type="float" office:value="40.4851597466667">
            <text:p>40.4851597466667</text:p>
          </table:table-cell>
          <table:table-cell office:value-type="float" office:value="-80.3326204116667">
            <text:p>-80.3326204116667</text:p>
          </table:table-cell>
          <table:table-cell office:value-type="float" office:value="-25.9022433359642">
            <text:p>-25.9022433359642</text:p>
          </table:table-cell>
          <table:table-cell office:value-type="float" office:value="-38.983340757899">
            <text:p>-38.983340757899</text:p>
          </table:table-cell>
          <table:table-cell office:value-type="string" office:value="LL corner">
            <text:p>LL corner</text:p>
          </table:table-cell>
          <table:table-cell office:value-type="float" office:value="130">
            <text:p>130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63.0">
            <text:p>63.0</text:p>
          </table:table-cell>
        </table:table-row>
        <table:table-row>
          <table:table-cell office:value-type="float" office:value="384.430933475494">
            <text:p>384.430933475494</text:p>
          </table:table-cell>
          <table:table-cell office:value-type="float" office:value="1713393665.45749">
            <text:p>1713393665.45749</text:p>
          </table:table-cell>
          <table:table-cell office:value-type="float" office:value="1713393665457489920">
            <text:p>1713393665457489920</text:p>
          </table:table-cell>
          <table:table-cell office:value-type="float" office:value="40.48515944">
            <text:p>40.48515944</text:p>
          </table:table-cell>
          <table:table-cell office:value-type="float" office:value="-80.3326346416667">
            <text:p>-80.3326346416667</text:p>
          </table:table-cell>
          <table:table-cell office:value-type="float" office:value="-27.1350474974606">
            <text:p>-27.1350474974606</text:p>
          </table:table-cell>
          <table:table-cell office:value-type="float" office:value="-39.1147719612345">
            <text:p>-39.1147719612345</text:p>
          </table:table-cell>
          <table:table-cell office:value-type="string" office:value="LL corner">
            <text:p>LL corner</text:p>
          </table:table-cell>
          <table:table-cell office:value-type="float" office:value="131">
            <text:p>131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64.0">
            <text:p>64.0</text:p>
          </table:table-cell>
        </table:table-row>
        <table:table-row>
          <table:table-cell office:value-type="float" office:value="385.431820392609">
            <text:p>385.431820392609</text:p>
          </table:table-cell>
          <table:table-cell office:value-type="float" office:value="1713393666.45838">
            <text:p>1713393666.45838</text:p>
          </table:table-cell>
          <table:table-cell office:value-type="float" office:value="1713393666458380032">
            <text:p>1713393666458380032</text:p>
          </table:table-cell>
          <table:table-cell office:value-type="float" office:value="40.4851596916667">
            <text:p>40.4851596916667</text:p>
          </table:table-cell>
          <table:table-cell office:value-type="float" office:value="-80.3326482933333">
            <text:p>-80.3326482933333</text:p>
          </table:table-cell>
          <table:table-cell office:value-type="float" office:value="-28.2938286538702">
            <text:p>-28.2938286538702</text:p>
          </table:table-cell>
          <table:table-cell office:value-type="float" office:value="-39.0408350657672">
            <text:p>-39.0408350657672</text:p>
          </table:table-cell>
          <table:table-cell office:value-type="string" office:value="LL corner">
            <text:p>LL corner</text:p>
          </table:table-cell>
          <table:table-cell office:value-type="float" office:value="132">
            <text:p>132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65.0">
            <text:p>65.0</text:p>
          </table:table-cell>
        </table:table-row>
        <table:table-row>
          <table:table-cell office:value-type="float" office:value="386.430603027344">
            <text:p>386.430603027344</text:p>
          </table:table-cell>
          <table:table-cell office:value-type="float" office:value="1713393667.45716">
            <text:p>1713393667.45716</text:p>
          </table:table-cell>
          <table:table-cell office:value-type="float" office:value="1713393667457159936">
            <text:p>1713393667457159936</text:p>
          </table:table-cell>
          <table:table-cell office:value-type="float" office:value="40.485158205">
            <text:p>40.485158205</text:p>
          </table:table-cell>
          <table:table-cell office:value-type="float" office:value="-80.3326609383333">
            <text:p>-80.3326609383333</text:p>
          </table:table-cell>
          <table:table-cell office:value-type="float" office:value="-29.4102240471402">
            <text:p>-29.4102240471402</text:p>
          </table:table-cell>
          <table:table-cell office:value-type="float" office:value="-39.2106080595404">
            <text:p>-39.2106080595404</text:p>
          </table:table-cell>
          <table:table-cell office:value-type="string" office:value="LL corner">
            <text:p>LL corner</text:p>
          </table:table-cell>
          <table:table-cell office:value-type="float" office:value="133">
            <text:p>133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66.0">
            <text:p>66.0</text:p>
          </table:table-cell>
        </table:table-row>
        <table:table-row>
          <table:table-cell office:value-type="float" office:value="387.429383039474">
            <text:p>387.429383039474</text:p>
          </table:table-cell>
          <table:table-cell office:value-type="float" office:value="1713393668.45594">
            <text:p>1713393668.45594</text:p>
          </table:table-cell>
          <table:table-cell office:value-type="float" office:value="1713393668455940096">
            <text:p>1713393668455940096</text:p>
          </table:table-cell>
          <table:table-cell office:value-type="float" office:value="40.4851547433333">
            <text:p>40.4851547433333</text:p>
          </table:table-cell>
          <table:table-cell office:value-type="float" office:value="-80.33267292">
            <text:p>-80.33267292</text:p>
          </table:table-cell>
          <table:table-cell office:value-type="float" office:value="-30.4032677042996">
            <text:p>-30.4032677042996</text:p>
          </table:table-cell>
          <table:table-cell office:value-type="float" office:value="-39.6083077080548">
            <text:p>-39.6083077080548</text:p>
          </table:table-cell>
          <table:table-cell office:value-type="string" office:value="LL corner">
            <text:p>LL corner</text:p>
          </table:table-cell>
          <table:table-cell office:value-type="float" office:value="134">
            <text:p>134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67.0">
            <text:p>67.0</text:p>
          </table:table-cell>
        </table:table-row>
        <table:table-row>
          <table:table-cell office:value-type="float" office:value="388.429417848587">
            <text:p>388.429417848587</text:p>
          </table:table-cell>
          <table:table-cell office:value-type="float" office:value="1713393669.45597">
            <text:p>1713393669.45597</text:p>
          </table:table-cell>
          <table:table-cell office:value-type="float" office:value="1713393669455970048">
            <text:p>1713393669455970048</text:p>
          </table:table-cell>
          <table:table-cell office:value-type="float" office:value="40.485153585">
            <text:p>40.485153585</text:p>
          </table:table-cell>
          <table:table-cell office:value-type="float" office:value="-80.33268496">
            <text:p>-80.33268496</text:p>
          </table:table-cell>
          <table:table-cell office:value-type="float" office:value="-31.3946645654505">
            <text:p>-31.3946645654505</text:p>
          </table:table-cell>
          <table:table-cell office:value-type="float" office:value="-39.7380976350978">
            <text:p>-39.7380976350978</text:p>
          </table:table-cell>
          <table:table-cell office:value-type="string" office:value="LL corner">
            <text:p>LL corner</text:p>
          </table:table-cell>
          <table:table-cell office:value-type="float" office:value="135">
            <text:p>135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68.0">
            <text:p>68.0</text:p>
          </table:table-cell>
        </table:table-row>
        <table:table-row>
          <table:table-cell office:value-type="float" office:value="389.430803537369">
            <text:p>389.430803537369</text:p>
          </table:table-cell>
          <table:table-cell office:value-type="float" office:value="1713393670.45736">
            <text:p>1713393670.45736</text:p>
          </table:table-cell>
          <table:table-cell office:value-type="float" office:value="1713393670457359872">
            <text:p>1713393670457359872</text:p>
          </table:table-cell>
          <table:table-cell office:value-type="float" office:value="40.4851555166667">
            <text:p>40.4851555166667</text:p>
          </table:table-cell>
          <table:table-cell office:value-type="float" office:value="-80.3326969766667">
            <text:p>-80.3326969766667</text:p>
          </table:table-cell>
          <table:table-cell office:value-type="float" office:value="-32.4463851022301">
            <text:p>-32.4463851022301</text:p>
          </table:table-cell>
          <table:table-cell office:value-type="float" office:value="-39.6618703957647">
            <text:p>-39.6618703957647</text:p>
          </table:table-cell>
          <table:table-cell office:value-type="string" office:value="LL corner">
            <text:p>LL corner</text:p>
          </table:table-cell>
          <table:table-cell office:value-type="float" office:value="136">
            <text:p>136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69.0">
            <text:p>69.0</text:p>
          </table:table-cell>
        </table:table-row>
        <table:table-row>
          <table:table-cell office:value-type="float" office:value="390.428413629532">
            <text:p>390.428413629532</text:p>
          </table:table-cell>
          <table:table-cell office:value-type="float" office:value="1713393671.45497">
            <text:p>1713393671.45497</text:p>
          </table:table-cell>
          <table:table-cell office:value-type="float" office:value="1713393671454970112">
            <text:p>1713393671454970112</text:p>
          </table:table-cell>
          <table:table-cell office:value-type="float" office:value="40.48520926">
            <text:p>40.48520926</text:p>
          </table:table-cell>
          <table:table-cell office:value-type="float" office:value="-80.3328060083333">
            <text:p>-80.3328060083333</text:p>
          </table:table-cell>
          <table:table-cell office:value-type="float" office:value="-33.4450750889955">
            <text:p>-33.4450750889955</text:p>
          </table:table-cell>
          <table:table-cell office:value-type="float" office:value="-39.3315907819197">
            <text:p>-39.3315907819197</text:p>
          </table:table-cell>
          <table:table-cell office:value-type="string" office:value="LL corner">
            <text:p>LL corner</text:p>
          </table:table-cell>
          <table:table-cell office:value-type="float" office:value="137">
            <text:p>137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70.0">
            <text:p>70.0</text:p>
          </table:table-cell>
        </table:table-row>
        <table:table-row>
          <table:table-cell office:value-type="float" office:value="390.62779378891">
            <text:p>390.62779378891</text:p>
          </table:table-cell>
          <table:table-cell office:value-type="float" office:value="1713393671.65435">
            <text:p>1713393671.65435</text:p>
          </table:table-cell>
          <table:table-cell office:value-type="float" office:value="1713393671654350080">
            <text:p>1713393671654350080</text:p>
          </table:table-cell>
          <table:table-cell office:value-type="float" office:value="40.485200075">
            <text:p>40.485200075</text:p>
          </table:table-cell>
          <table:table-cell office:value-type="float" office:value="-80.332798055">
            <text:p>-80.332798055</text:p>
          </table:table-cell>
          <table:table-cell office:value-type="float" office:value="-33.4450750889955">
            <text:p>-33.4450750889955</text:p>
          </table:table-cell>
          <table:table-cell office:value-type="float" office:value="-39.3315907819197">
            <text:p>-39.3315907819197</text:p>
          </table:table-cell>
          <table:table-cell office:value-type="string" office:value="LL corner">
            <text:p>LL corner</text:p>
          </table:table-cell>
          <table:table-cell office:value-type="float" office:value="138">
            <text:p>138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71.0">
            <text:p>71.0</text:p>
          </table:table-cell>
        </table:table-row>
        <table:table-row>
          <table:table-cell office:value-type="float" office:value="390.827684879303">
            <text:p>390.827684879303</text:p>
          </table:table-cell>
          <table:table-cell office:value-type="float" office:value="1713393671.85424">
            <text:p>1713393671.85424</text:p>
          </table:table-cell>
          <table:table-cell office:value-type="float" office:value="1713393671854240000">
            <text:p>1713393671854240000</text:p>
          </table:table-cell>
          <table:table-cell office:value-type="float" office:value="40.4851865016667">
            <text:p>40.4851865016667</text:p>
          </table:table-cell>
          <table:table-cell office:value-type="float" office:value="-80.3327832883333">
            <text:p>-80.3327832883333</text:p>
          </table:table-cell>
          <table:table-cell office:value-type="float" office:value="-33.4450750889955">
            <text:p>-33.4450750889955</text:p>
          </table:table-cell>
          <table:table-cell office:value-type="float" office:value="-39.3315907819197">
            <text:p>-39.3315907819197</text:p>
          </table:table-cell>
          <table:table-cell office:value-type="string" office:value="LL corner">
            <text:p>LL corner</text:p>
          </table:table-cell>
          <table:table-cell office:value-type="float" office:value="139">
            <text:p>139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72.0">
            <text:p>72.0</text:p>
          </table:table-cell>
        </table:table-row>
        <table:table-row>
          <table:table-cell office:value-type="float" office:value="391.028943061829">
            <text:p>391.028943061829</text:p>
          </table:table-cell>
          <table:table-cell office:value-type="float" office:value="1713393672.0555">
            <text:p>1713393672.0555</text:p>
          </table:table-cell>
          <table:table-cell office:value-type="float" office:value="1713393672055500032">
            <text:p>1713393672055500032</text:p>
          </table:table-cell>
          <table:table-cell office:value-type="float" office:value="40.4851529333333">
            <text:p>40.4851529333333</text:p>
          </table:table-cell>
          <table:table-cell office:value-type="float" office:value="-80.33273559">
            <text:p>-80.33273559</text:p>
          </table:table-cell>
          <table:table-cell office:value-type="float" office:value="-33.7728637324679">
            <text:p>-33.7728637324679</text:p>
          </table:table-cell>
          <table:table-cell office:value-type="float" office:value="-39.8019894759426">
            <text:p>-39.8019894759426</text:p>
          </table:table-cell>
          <table:table-cell office:value-type="string" office:value="LL corner">
            <text:p>LL corner</text:p>
          </table:table-cell>
          <table:table-cell office:value-type="float" office:value="140">
            <text:p>140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73.0">
            <text:p>73.0</text:p>
          </table:table-cell>
        </table:table-row>
        <table:table-row>
          <table:table-cell office:value-type="float" office:value="391.231045484543">
            <text:p>391.231045484543</text:p>
          </table:table-cell>
          <table:table-cell office:value-type="float" office:value="1713393672.2576">
            <text:p>1713393672.2576</text:p>
          </table:table-cell>
          <table:table-cell office:value-type="float" office:value="1713393672257600000">
            <text:p>1713393672257600000</text:p>
          </table:table-cell>
          <table:table-cell office:value-type="float" office:value="40.4851593183333">
            <text:p>40.4851593183333</text:p>
          </table:table-cell>
          <table:table-cell office:value-type="float" office:value="-80.332711295">
            <text:p>-80.332711295</text:p>
          </table:table-cell>
          <table:table-cell office:value-type="float" office:value="-33.7728637324679">
            <text:p>-33.7728637324679</text:p>
          </table:table-cell>
          <table:table-cell office:value-type="float" office:value="-39.8019894759426">
            <text:p>-39.8019894759426</text:p>
          </table:table-cell>
          <table:table-cell office:value-type="string" office:value="LL corner">
            <text:p>LL corner</text:p>
          </table:table-cell>
          <table:table-cell office:value-type="float" office:value="141">
            <text:p>141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74.0">
            <text:p>74.0</text:p>
          </table:table-cell>
        </table:table-row>
        <table:table-row>
          <table:table-cell office:value-type="float" office:value="392.230562210083">
            <text:p>392.230562210083</text:p>
          </table:table-cell>
          <table:table-cell office:value-type="float" office:value="1713393673.25712">
            <text:p>1713393673.25712</text:p>
          </table:table-cell>
          <table:table-cell office:value-type="float" office:value="1713393673257120000">
            <text:p>1713393673257120000</text:p>
          </table:table-cell>
          <table:table-cell office:value-type="float" office:value="40.4851656283333">
            <text:p>40.4851656283333</text:p>
          </table:table-cell>
          <table:table-cell office:value-type="float" office:value="-80.332721485">
            <text:p>-80.332721485</text:p>
          </table:table-cell>
          <table:table-cell office:value-type="float" office:value="-34.5799585963832">
            <text:p>-34.5799585963832</text:p>
          </table:table-cell>
          <table:table-cell office:value-type="float" office:value="-38.6256568040699">
            <text:p>-38.6256568040699</text:p>
          </table:table-cell>
          <table:table-cell office:value-type="string" office:value="LL corner">
            <text:p>LL corner</text:p>
          </table:table-cell>
          <table:table-cell office:value-type="float" office:value="142">
            <text:p>142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75.0">
            <text:p>75.0</text:p>
          </table:table-cell>
        </table:table-row>
        <table:table-row>
          <table:table-cell office:value-type="float" office:value="393.235273122787">
            <text:p>393.235273122787</text:p>
          </table:table-cell>
          <table:table-cell office:value-type="float" office:value="1713393674.26183">
            <text:p>1713393674.26183</text:p>
          </table:table-cell>
          <table:table-cell office:value-type="float" office:value="1713393674261829888">
            <text:p>1713393674261829888</text:p>
          </table:table-cell>
          <table:table-cell office:value-type="float" office:value="40.4851742533333">
            <text:p>40.4851742533333</text:p>
          </table:table-cell>
          <table:table-cell office:value-type="float" office:value="-80.3327272066667">
            <text:p>-80.3327272066667</text:p>
          </table:table-cell>
          <table:table-cell office:value-type="float" office:value="-35.1352630851325">
            <text:p>-35.1352630851325</text:p>
          </table:table-cell>
          <table:table-cell office:value-type="float" office:value="-37.7107170475647">
            <text:p>-37.7107170475647</text:p>
          </table:table-cell>
          <table:table-cell office:value-type="string" office:value="LL corner">
            <text:p>LL corner</text:p>
          </table:table-cell>
          <table:table-cell office:value-type="float" office:value="143">
            <text:p>143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76.0">
            <text:p>76.0</text:p>
          </table:table-cell>
        </table:table-row>
        <table:table-row>
          <table:table-cell office:value-type="float" office:value="394.233853578567">
            <text:p>394.233853578567</text:p>
          </table:table-cell>
          <table:table-cell office:value-type="float" office:value="1713393675.26041">
            <text:p>1713393675.26041</text:p>
          </table:table-cell>
          <table:table-cell office:value-type="float" office:value="1713393675260410112">
            <text:p>1713393675260410112</text:p>
          </table:table-cell>
          <table:table-cell office:value-type="float" office:value="40.4851826916667">
            <text:p>40.4851826916667</text:p>
          </table:table-cell>
          <table:table-cell office:value-type="float" office:value="-80.332733635">
            <text:p>-80.332733635</text:p>
          </table:table-cell>
          <table:table-cell office:value-type="float" office:value="-35.6260654134676">
            <text:p>-35.6260654134676</text:p>
          </table:table-cell>
          <table:table-cell office:value-type="float" office:value="-36.7510716896504">
            <text:p>-36.7510716896504</text:p>
          </table:table-cell>
          <table:table-cell office:value-type="string" office:value="LL corner">
            <text:p>LL corner</text:p>
          </table:table-cell>
          <table:table-cell office:value-type="float" office:value="144">
            <text:p>144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77.0">
            <text:p>77.0</text:p>
          </table:table-cell>
        </table:table-row>
        <table:table-row>
          <table:table-cell office:value-type="float" office:value="395.229842424393">
            <text:p>395.229842424393</text:p>
          </table:table-cell>
          <table:table-cell office:value-type="float" office:value="1713393676.2564">
            <text:p>1713393676.2564</text:p>
          </table:table-cell>
          <table:table-cell office:value-type="float" office:value="1713393676256399872">
            <text:p>1713393676256399872</text:p>
          </table:table-cell>
          <table:table-cell office:value-type="float" office:value="40.4851886883333">
            <text:p>40.4851886883333</text:p>
          </table:table-cell>
          <table:table-cell office:value-type="float" office:value="-80.3327424566667">
            <text:p>-80.3327424566667</text:p>
          </table:table-cell>
          <table:table-cell office:value-type="float" office:value="-36.4087266447023">
            <text:p>-36.4087266447023</text:p>
          </table:table-cell>
          <table:table-cell office:value-type="float" office:value="-36.0145373027772">
            <text:p>-36.0145373027772</text:p>
          </table:table-cell>
          <table:table-cell office:value-type="string" office:value="LL corner">
            <text:p>LL corner</text:p>
          </table:table-cell>
          <table:table-cell office:value-type="float" office:value="145">
            <text:p>145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78.0">
            <text:p>78.0</text:p>
          </table:table-cell>
        </table:table-row>
        <table:table-row>
          <table:table-cell office:value-type="float" office:value="396.23350071907">
            <text:p>396.23350071907</text:p>
          </table:table-cell>
          <table:table-cell office:value-type="float" office:value="1713393677.26006">
            <text:p>1713393677.26006</text:p>
          </table:table-cell>
          <table:table-cell office:value-type="float" office:value="1713393677260059904">
            <text:p>1713393677260059904</text:p>
          </table:table-cell>
          <table:table-cell office:value-type="float" office:value="40.4851968366667">
            <text:p>40.4851968366667</text:p>
          </table:table-cell>
          <table:table-cell office:value-type="float" office:value="-80.3327488566667">
            <text:p>-80.3327488566667</text:p>
          </table:table-cell>
          <table:table-cell office:value-type="float" office:value="-36.970068138442">
            <text:p>-36.970068138442</text:p>
          </table:table-cell>
          <table:table-cell office:value-type="float" office:value="-35.2352567333728">
            <text:p>-35.2352567333728</text:p>
          </table:table-cell>
          <table:table-cell office:value-type="string" office:value="LL corner">
            <text:p>LL corner</text:p>
          </table:table-cell>
          <table:table-cell office:value-type="float" office:value="146">
            <text:p>146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79.0">
            <text:p>79.0</text:p>
          </table:table-cell>
        </table:table-row>
        <table:table-row>
          <table:table-cell office:value-type="float" office:value="397.231660604477">
            <text:p>397.231660604477</text:p>
          </table:table-cell>
          <table:table-cell office:value-type="float" office:value="1713393678.25822">
            <text:p>1713393678.25822</text:p>
          </table:table-cell>
          <table:table-cell office:value-type="float" office:value="1713393678258220032">
            <text:p>1713393678258220032</text:p>
          </table:table-cell>
          <table:table-cell office:value-type="float" office:value="40.4852060633333">
            <text:p>40.4852060633333</text:p>
          </table:table-cell>
          <table:table-cell office:value-type="float" office:value="-80.3327522933333">
            <text:p>-80.3327522933333</text:p>
          </table:table-cell>
          <table:table-cell office:value-type="float" office:value="-37.351706128451">
            <text:p>-37.351706128451</text:p>
          </table:table-cell>
          <table:table-cell office:value-type="float" office:value="-34.215212023817">
            <text:p>-34.215212023817</text:p>
          </table:table-cell>
          <table:table-cell office:value-type="string" office:value="LL corner">
            <text:p>LL corner</text:p>
          </table:table-cell>
          <table:table-cell office:value-type="float" office:value="147">
            <text:p>147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398.230334281921">
            <text:p>398.230334281921</text:p>
          </table:table-cell>
          <table:table-cell office:value-type="float" office:value="1713393679.25689">
            <text:p>1713393679.25689</text:p>
          </table:table-cell>
          <table:table-cell office:value-type="float" office:value="1713393679256890112">
            <text:p>1713393679256890112</text:p>
          </table:table-cell>
          <table:table-cell office:value-type="float" office:value="40.4852151183333">
            <text:p>40.4852151183333</text:p>
          </table:table-cell>
          <table:table-cell office:value-type="float" office:value="-80.3327547783333">
            <text:p>-80.3327547783333</text:p>
          </table:table-cell>
          <table:table-cell office:value-type="float" office:value="-37.5363315949216">
            <text:p>-37.5363315949216</text:p>
          </table:table-cell>
          <table:table-cell office:value-type="float" office:value="-33.1884972956032">
            <text:p>-33.1884972956032</text:p>
          </table:table-cell>
          <table:table-cell office:value-type="string" office:value="LL corner">
            <text:p>LL corner</text:p>
          </table:table-cell>
          <table:table-cell office:value-type="float" office:value="148">
            <text:p>148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81.0">
            <text:p>81.0</text:p>
          </table:table-cell>
        </table:table-row>
        <table:table-row>
          <table:table-cell office:value-type="float" office:value="399.231801748276">
            <text:p>399.231801748276</text:p>
          </table:table-cell>
          <table:table-cell office:value-type="float" office:value="1713393680.25836">
            <text:p>1713393680.25836</text:p>
          </table:table-cell>
          <table:table-cell office:value-type="float" office:value="1713393680258360064">
            <text:p>1713393680258360064</text:p>
          </table:table-cell>
          <table:table-cell office:value-type="float" office:value="40.4852234083333">
            <text:p>40.4852234083333</text:p>
          </table:table-cell>
          <table:table-cell office:value-type="float" office:value="-80.33276025">
            <text:p>-80.33276025</text:p>
          </table:table-cell>
          <table:table-cell office:value-type="float" office:value="-37.9521531567443">
            <text:p>-37.9521531567443</text:p>
          </table:table-cell>
          <table:table-cell office:value-type="float" office:value="-32.2434558039531">
            <text:p>-32.2434558039531</text:p>
          </table:table-cell>
          <table:table-cell office:value-type="string" office:value="LL corner">
            <text:p>LL corner</text:p>
          </table:table-cell>
          <table:table-cell office:value-type="float" office:value="149">
            <text:p>149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82.0">
            <text:p>82.0</text:p>
          </table:table-cell>
        </table:table-row>
        <table:table-row>
          <table:table-cell office:value-type="float" office:value="400.233476877213">
            <text:p>400.233476877213</text:p>
          </table:table-cell>
          <table:table-cell office:value-type="float" office:value="1713393681.26003">
            <text:p>1713393681.26003</text:p>
          </table:table-cell>
          <table:table-cell office:value-type="float" office:value="1713393681260029952">
            <text:p>1713393681260029952</text:p>
          </table:table-cell>
          <table:table-cell office:value-type="float" office:value="40.4852314233333">
            <text:p>40.4852314233333</text:p>
          </table:table-cell>
          <table:table-cell office:value-type="float" office:value="-80.3327672">
            <text:p>-80.3327672</text:p>
          </table:table-cell>
          <table:table-cell office:value-type="float" office:value="-38.5397497232771">
            <text:p>-38.5397497232771</text:p>
          </table:table-cell>
          <table:table-cell office:value-type="float" office:value="-31.3546616276726">
            <text:p>-31.3546616276726</text:p>
          </table:table-cell>
          <table:table-cell office:value-type="string" office:value="LL corner">
            <text:p>LL corner</text:p>
          </table:table-cell>
          <table:table-cell office:value-type="float" office:value="150">
            <text:p>150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83.0">
            <text:p>83.0</text:p>
          </table:table-cell>
        </table:table-row>
        <table:table-row>
          <table:table-cell office:value-type="float" office:value="401.231953620911">
            <text:p>401.231953620911</text:p>
          </table:table-cell>
          <table:table-cell office:value-type="float" office:value="1713393682.25851">
            <text:p>1713393682.25851</text:p>
          </table:table-cell>
          <table:table-cell office:value-type="float" office:value="1713393682258510080">
            <text:p>1713393682258510080</text:p>
          </table:table-cell>
          <table:table-cell office:value-type="float" office:value="40.4852388316667">
            <text:p>40.4852388316667</text:p>
          </table:table-cell>
          <table:table-cell office:value-type="float" office:value="-80.3327746">
            <text:p>-80.3327746</text:p>
          </table:table-cell>
          <table:table-cell office:value-type="float" office:value="-39.1654263094533">
            <text:p>-39.1654263094533</text:p>
          </table:table-cell>
          <table:table-cell office:value-type="float" office:value="-30.548670607619">
            <text:p>-30.548670607619</text:p>
          </table:table-cell>
          <table:table-cell office:value-type="string" office:value="LL corner">
            <text:p>LL corner</text:p>
          </table:table-cell>
          <table:table-cell office:value-type="float" office:value="151">
            <text:p>151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84.0">
            <text:p>84.0</text:p>
          </table:table-cell>
        </table:table-row>
        <table:table-row>
          <table:table-cell office:value-type="float" office:value="402.231916427612">
            <text:p>402.231916427612</text:p>
          </table:table-cell>
          <table:table-cell office:value-type="float" office:value="1713393683.25847">
            <text:p>1713393683.25847</text:p>
          </table:table-cell>
          <table:table-cell office:value-type="float" office:value="1713393683258469888">
            <text:p>1713393683258469888</text:p>
          </table:table-cell>
          <table:table-cell office:value-type="float" office:value="40.4852464516667">
            <text:p>40.4852464516667</text:p>
          </table:table-cell>
          <table:table-cell office:value-type="float" office:value="-80.3327816483333">
            <text:p>-80.3327816483333</text:p>
          </table:table-cell>
          <table:table-cell office:value-type="float" office:value="-39.7766737355851">
            <text:p>-39.7766737355851</text:p>
          </table:table-cell>
          <table:table-cell office:value-type="float" office:value="-29.7266594208777">
            <text:p>-29.7266594208777</text:p>
          </table:table-cell>
          <table:table-cell office:value-type="string" office:value="LL corner">
            <text:p>LL corner</text:p>
          </table:table-cell>
          <table:table-cell office:value-type="float" office:value="152">
            <text:p>152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85.0">
            <text:p>85.0</text:p>
          </table:table-cell>
        </table:table-row>
        <table:table-row>
          <table:table-cell office:value-type="float" office:value="403.230486154556">
            <text:p>403.230486154556</text:p>
          </table:table-cell>
          <table:table-cell office:value-type="float" office:value="1713393684.25704">
            <text:p>1713393684.25704</text:p>
          </table:table-cell>
          <table:table-cell office:value-type="float" office:value="1713393684257039872">
            <text:p>1713393684257039872</text:p>
          </table:table-cell>
          <table:table-cell office:value-type="float" office:value="40.4852534016667">
            <text:p>40.4852534016667</text:p>
          </table:table-cell>
          <table:table-cell office:value-type="float" office:value="-80.3327894383333">
            <text:p>-80.3327894383333</text:p>
          </table:table-cell>
          <table:table-cell office:value-type="float" office:value="-40.4037849701708">
            <text:p>-40.4037849701708</text:p>
          </table:table-cell>
          <table:table-cell office:value-type="float" office:value="-28.9364051511511">
            <text:p>-28.9364051511511</text:p>
          </table:table-cell>
          <table:table-cell office:value-type="string" office:value="LL corner">
            <text:p>LL corner</text:p>
          </table:table-cell>
          <table:table-cell office:value-type="float" office:value="153">
            <text:p>153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86.0">
            <text:p>86.0</text:p>
          </table:table-cell>
        </table:table-row>
        <table:table-row>
          <table:table-cell office:value-type="float" office:value="404.030849933624">
            <text:p>404.030849933624</text:p>
          </table:table-cell>
          <table:table-cell office:value-type="float" office:value="1713393685.05741">
            <text:p>1713393685.05741</text:p>
          </table:table-cell>
          <table:table-cell office:value-type="float" office:value="1713393685057410048">
            <text:p>1713393685057410048</text:p>
          </table:table-cell>
          <table:table-cell office:value-type="float" office:value="40.4852602266667">
            <text:p>40.4852602266667</text:p>
          </table:table-cell>
          <table:table-cell office:value-type="float" office:value="-80.3327999466667">
            <text:p>-80.3327999466667</text:p>
          </table:table-cell>
          <table:table-cell office:value-type="float" office:value="-41.2616627438692">
            <text:p>-41.2616627438692</text:p>
          </table:table-cell>
          <table:table-cell office:value-type="float" office:value="-28.2472469694912">
            <text:p>-28.2472469694912</text:p>
          </table:table-cell>
          <table:table-cell office:value-type="string" office:value="LL corner">
            <text:p>LL corner</text:p>
          </table:table-cell>
          <table:table-cell office:value-type="float" office:value="154">
            <text:p>154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87.0">
            <text:p>87.0</text:p>
          </table:table-cell>
        </table:table-row>
        <table:table-row>
          <table:table-cell office:value-type="float" office:value="404.230797529221">
            <text:p>404.230797529221</text:p>
          </table:table-cell>
          <table:table-cell office:value-type="float" office:value="1713393685.25735">
            <text:p>1713393685.25735</text:p>
          </table:table-cell>
          <table:table-cell office:value-type="float" office:value="1713393685257349888">
            <text:p>1713393685257349888</text:p>
          </table:table-cell>
          <table:table-cell office:value-type="float" office:value="40.4852732983333">
            <text:p>40.4852732983333</text:p>
          </table:table-cell>
          <table:table-cell office:value-type="float" office:value="-80.3328296316667">
            <text:p>-80.3328296316667</text:p>
          </table:table-cell>
          <table:table-cell office:value-type="float" office:value="-41.4635311034508">
            <text:p>-41.4635311034508</text:p>
          </table:table-cell>
          <table:table-cell office:value-type="float" office:value="-28.0226887995377">
            <text:p>-28.0226887995377</text:p>
          </table:table-cell>
          <table:table-cell office:value-type="string" office:value="LL corner">
            <text:p>LL corner</text:p>
          </table:table-cell>
          <table:table-cell office:value-type="float" office:value="155">
            <text:p>155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88.0">
            <text:p>88.0</text:p>
          </table:table-cell>
        </table:table-row>
        <table:table-row>
          <table:table-cell office:value-type="float" office:value="404.43524980545">
            <text:p>404.43524980545</text:p>
          </table:table-cell>
          <table:table-cell office:value-type="float" office:value="1713393685.46181">
            <text:p>1713393685.46181</text:p>
          </table:table-cell>
          <table:table-cell office:value-type="float" office:value="1713393685461809920">
            <text:p>1713393685461809920</text:p>
          </table:table-cell>
          <table:table-cell office:value-type="float" office:value="40.48526281">
            <text:p>40.48526281</text:p>
          </table:table-cell>
          <table:table-cell office:value-type="float" office:value="-80.3328029066667">
            <text:p>-80.3328029066667</text:p>
          </table:table-cell>
          <table:table-cell office:value-type="float" office:value="-41.9415629846946">
            <text:p>-41.9415629846946</text:p>
          </table:table-cell>
          <table:table-cell office:value-type="float" office:value="-28.3188501605191">
            <text:p>-28.3188501605191</text:p>
          </table:table-cell>
          <table:table-cell office:value-type="string" office:value="LL corner">
            <text:p>LL corner</text:p>
          </table:table-cell>
          <table:table-cell office:value-type="float" office:value="156">
            <text:p>156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89.0">
            <text:p>89.0</text:p>
          </table:table-cell>
        </table:table-row>
        <table:table-row>
          <table:table-cell office:value-type="float" office:value="405.431662082672">
            <text:p>405.431662082672</text:p>
          </table:table-cell>
          <table:table-cell office:value-type="float" office:value="1713393686.45822">
            <text:p>1713393686.45822</text:p>
          </table:table-cell>
          <table:table-cell office:value-type="float" office:value="1713393686458220032">
            <text:p>1713393686458220032</text:p>
          </table:table-cell>
          <table:table-cell office:value-type="float" office:value="40.4852698283333">
            <text:p>40.4852698283333</text:p>
          </table:table-cell>
          <table:table-cell office:value-type="float" office:value="-80.3328103383333">
            <text:p>-80.3328103383333</text:p>
          </table:table-cell>
          <table:table-cell office:value-type="float" office:value="-42.239718432771">
            <text:p>-42.239718432771</text:p>
          </table:table-cell>
          <table:table-cell office:value-type="float" office:value="-27.1145989056677">
            <text:p>-27.1145989056677</text:p>
          </table:table-cell>
          <table:table-cell office:value-type="string" office:value="LL corner">
            <text:p>LL corner</text:p>
          </table:table-cell>
          <table:table-cell office:value-type="float" office:value="157">
            <text:p>157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90.0">
            <text:p>90.0</text:p>
          </table:table-cell>
        </table:table-row>
        <table:table-row>
          <table:table-cell office:value-type="float" office:value="406.631792068481">
            <text:p>406.631792068481</text:p>
          </table:table-cell>
          <table:table-cell office:value-type="float" office:value="1713393687.65835">
            <text:p>1713393687.65835</text:p>
          </table:table-cell>
          <table:table-cell office:value-type="float" office:value="1713393687658350080">
            <text:p>1713393687658350080</text:p>
          </table:table-cell>
          <table:table-cell office:value-type="float" office:value="40.4852793666667">
            <text:p>40.4852793666667</text:p>
          </table:table-cell>
          <table:table-cell office:value-type="float" office:value="-80.3328164183333">
            <text:p>-80.3328164183333</text:p>
          </table:table-cell>
          <table:table-cell office:value-type="float" office:value="-42.8174724780256">
            <text:p>-42.8174724780256</text:p>
          </table:table-cell>
          <table:table-cell office:value-type="float" office:value="-26.0888212313876">
            <text:p>-26.0888212313876</text:p>
          </table:table-cell>
          <table:table-cell office:value-type="string" office:value="LL corner">
            <text:p>LL corner</text:p>
          </table:table-cell>
          <table:table-cell office:value-type="float" office:value="158">
            <text:p>158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91.0">
            <text:p>91.0</text:p>
          </table:table-cell>
        </table:table-row>
        <table:table-row>
          <table:table-cell office:value-type="float" office:value="407.830940008163">
            <text:p>407.830940008163</text:p>
          </table:table-cell>
          <table:table-cell office:value-type="float" office:value="1713393688.8575">
            <text:p>1713393688.8575</text:p>
          </table:table-cell>
          <table:table-cell office:value-type="float" office:value="1713393688857499904">
            <text:p>1713393688857499904</text:p>
          </table:table-cell>
          <table:table-cell office:value-type="float" office:value="40.4852894233333">
            <text:p>40.4852894233333</text:p>
          </table:table-cell>
          <table:table-cell office:value-type="float" office:value="-80.332819425">
            <text:p>-80.332819425</text:p>
          </table:table-cell>
          <table:table-cell office:value-type="float" office:value="-43.1049338552402">
            <text:p>-43.1049338552402</text:p>
          </table:table-cell>
          <table:table-cell office:value-type="float" office:value="-24.9877690672874">
            <text:p>-24.9877690672874</text:p>
          </table:table-cell>
          <table:table-cell office:value-type="string" office:value="LL corner">
            <text:p>LL corner</text:p>
          </table:table-cell>
          <table:table-cell office:value-type="float" office:value="159">
            <text:p>159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92.0">
            <text:p>92.0</text:p>
          </table:table-cell>
        </table:table-row>
        <table:table-row>
          <table:table-cell office:value-type="float" office:value="408.829482555389">
            <text:p>408.829482555389</text:p>
          </table:table-cell>
          <table:table-cell office:value-type="float" office:value="1713393689.85604">
            <text:p>1713393689.85604</text:p>
          </table:table-cell>
          <table:table-cell office:value-type="float" office:value="1713393689856039936">
            <text:p>1713393689856039936</text:p>
          </table:table-cell>
          <table:table-cell office:value-type="float" office:value="40.4852978216667">
            <text:p>40.4852978216667</text:p>
          </table:table-cell>
          <table:table-cell office:value-type="float" office:value="-80.3328238566667">
            <text:p>-80.3328238566667</text:p>
          </table:table-cell>
          <table:table-cell office:value-type="float" office:value="-43.4313157881843">
            <text:p>-43.4313157881843</text:p>
          </table:table-cell>
          <table:table-cell office:value-type="float" office:value="-24.0638824626803">
            <text:p>-24.0638824626803</text:p>
          </table:table-cell>
          <table:table-cell office:value-type="string" office:value="LL corner">
            <text:p>LL corner</text:p>
          </table:table-cell>
          <table:table-cell office:value-type="float" office:value="160">
            <text:p>160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93.0">
            <text:p>93.0</text:p>
          </table:table-cell>
        </table:table-row>
        <table:table-row>
          <table:table-cell office:value-type="float" office:value="410.034680128098">
            <text:p>410.034680128098</text:p>
          </table:table-cell>
          <table:table-cell office:value-type="float" office:value="1713393691.06124">
            <text:p>1713393691.06124</text:p>
          </table:table-cell>
          <table:table-cell office:value-type="float" office:value="1713393691061240064">
            <text:p>1713393691061240064</text:p>
          </table:table-cell>
          <table:table-cell office:value-type="float" office:value="40.4853075016667">
            <text:p>40.4853075016667</text:p>
          </table:table-cell>
          <table:table-cell office:value-type="float" office:value="-80.33282947">
            <text:p>-80.33282947</text:p>
          </table:table-cell>
          <table:table-cell office:value-type="float" office:value="-43.9464569496922">
            <text:p>-43.9464569496922</text:p>
          </table:table-cell>
          <table:table-cell office:value-type="float" office:value="-23.0050692325458">
            <text:p>-23.0050692325458</text:p>
          </table:table-cell>
          <table:table-cell office:value-type="string" office:value="LL corner">
            <text:p>LL corner</text:p>
          </table:table-cell>
          <table:table-cell office:value-type="float" office:value="161">
            <text:p>161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94.0">
            <text:p>94.0</text:p>
          </table:table-cell>
        </table:table-row>
        <table:table-row>
          <table:table-cell office:value-type="float" office:value="411.231646060944">
            <text:p>411.231646060944</text:p>
          </table:table-cell>
          <table:table-cell office:value-type="float" office:value="1713393692.2582">
            <text:p>1713393692.2582</text:p>
          </table:table-cell>
          <table:table-cell office:value-type="float" office:value="1713393692258200064">
            <text:p>1713393692258200064</text:p>
          </table:table-cell>
          <table:table-cell office:value-type="float" office:value="40.48531751">
            <text:p>40.48531751</text:p>
          </table:table-cell>
          <table:table-cell office:value-type="float" office:value="-80.3328314783333">
            <text:p>-80.3328314783333</text:p>
          </table:table-cell>
          <table:table-cell office:value-type="float" office:value="-44.1739614567487">
            <text:p>-44.1739614567487</text:p>
          </table:table-cell>
          <table:table-cell office:value-type="float" office:value="-21.8560156850144">
            <text:p>-21.8560156850144</text:p>
          </table:table-cell>
          <table:table-cell office:value-type="string" office:value="LL corner">
            <text:p>LL corner</text:p>
          </table:table-cell>
          <table:table-cell office:value-type="float" office:value="162">
            <text:p>162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95.0">
            <text:p>95.0</text:p>
          </table:table-cell>
        </table:table-row>
        <table:table-row>
          <table:table-cell office:value-type="float" office:value="412.431708812714">
            <text:p>412.431708812714</text:p>
          </table:table-cell>
          <table:table-cell office:value-type="float" office:value="1713393693.45827">
            <text:p>1713393693.45827</text:p>
          </table:table-cell>
          <table:table-cell office:value-type="float" office:value="1713393693458269952">
            <text:p>1713393693458269952</text:p>
          </table:table-cell>
          <table:table-cell office:value-type="float" office:value="40.485327535">
            <text:p>40.485327535</text:p>
          </table:table-cell>
          <table:table-cell office:value-type="float" office:value="-80.3328305966667">
            <text:p>-80.3328305966667</text:p>
          </table:table-cell>
          <table:table-cell office:value-type="float" office:value="-44.1210431541549">
            <text:p>-44.1210431541549</text:p>
          </table:table-cell>
          <table:table-cell office:value-type="float" office:value="-20.764970860444">
            <text:p>-20.764970860444</text:p>
          </table:table-cell>
          <table:table-cell office:value-type="string" office:value="LL corner">
            <text:p>LL corner</text:p>
          </table:table-cell>
          <table:table-cell office:value-type="float" office:value="163">
            <text:p>163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96.0">
            <text:p>96.0</text:p>
          </table:table-cell>
        </table:table-row>
        <table:table-row>
          <table:table-cell office:value-type="float" office:value="413.630635023117">
            <text:p>413.630635023117</text:p>
          </table:table-cell>
          <table:table-cell office:value-type="float" office:value="1713393694.65719">
            <text:p>1713393694.65719</text:p>
          </table:table-cell>
          <table:table-cell office:value-type="float" office:value="1713393694657189888">
            <text:p>1713393694657189888</text:p>
          </table:table-cell>
          <table:table-cell office:value-type="float" office:value="40.4853374483333">
            <text:p>40.4853374483333</text:p>
          </table:table-cell>
          <table:table-cell office:value-type="float" office:value="-80.3328327866667">
            <text:p>-80.3328327866667</text:p>
          </table:table-cell>
          <table:table-cell office:value-type="float" office:value="-44.2489527298603">
            <text:p>-44.2489527298603</text:p>
          </table:table-cell>
          <table:table-cell office:value-type="float" office:value="-19.6538317967206">
            <text:p>-19.6538317967206</text:p>
          </table:table-cell>
          <table:table-cell office:value-type="string" office:value="LL corner">
            <text:p>LL corner</text:p>
          </table:table-cell>
          <table:table-cell office:value-type="float" office:value="164">
            <text:p>164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97.0">
            <text:p>97.0</text:p>
          </table:table-cell>
        </table:table-row>
        <table:table-row>
          <table:table-cell office:value-type="float" office:value="414.832003593445">
            <text:p>414.832003593445</text:p>
          </table:table-cell>
          <table:table-cell office:value-type="float" office:value="1713393695.85856">
            <text:p>1713393695.85856</text:p>
          </table:table-cell>
          <table:table-cell office:value-type="float" office:value="1713393695858560000">
            <text:p>1713393695858560000</text:p>
          </table:table-cell>
          <table:table-cell office:value-type="float" office:value="40.4853473133333">
            <text:p>40.4853473133333</text:p>
          </table:table-cell>
          <table:table-cell office:value-type="float" office:value="-80.33283817">
            <text:p>-80.33283817</text:p>
          </table:table-cell>
          <table:table-cell office:value-type="float" office:value="-44.6876533877803">
            <text:p>-44.6876533877803</text:p>
          </table:table-cell>
          <table:table-cell office:value-type="float" office:value="-18.5598433818668">
            <text:p>-18.5598433818668</text:p>
          </table:table-cell>
          <table:table-cell office:value-type="string" office:value="UL corner">
            <text:p>UL corner</text:p>
          </table:table-cell>
          <table:table-cell office:value-type="float" office:value="165">
            <text:p>165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98.0">
            <text:p>98.0</text:p>
          </table:table-cell>
        </table:table-row>
        <table:table-row>
          <table:table-cell office:value-type="float" office:value="416.032313108444">
            <text:p>416.032313108444</text:p>
          </table:table-cell>
          <table:table-cell office:value-type="float" office:value="1713393697.05887">
            <text:p>1713393697.05887</text:p>
          </table:table-cell>
          <table:table-cell office:value-type="float" office:value="1713393697058870016">
            <text:p>1713393697058870016</text:p>
          </table:table-cell>
          <table:table-cell office:value-type="float" office:value="40.48535701">
            <text:p>40.48535701</text:p>
          </table:table-cell>
          <table:table-cell office:value-type="float" office:value="-80.3328447016667">
            <text:p>-80.3328447016667</text:p>
          </table:table-cell>
          <table:table-cell office:value-type="float" office:value="-45.235291126417">
            <text:p>-45.235291126417</text:p>
          </table:table-cell>
          <table:table-cell office:value-type="float" office:value="-17.5001656794921">
            <text:p>-17.5001656794921</text:p>
          </table:table-cell>
          <table:table-cell office:value-type="string" office:value="UL corner">
            <text:p>UL corner</text:p>
          </table:table-cell>
          <table:table-cell office:value-type="float" office:value="166">
            <text:p>166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99.0">
            <text:p>99.0</text:p>
          </table:table-cell>
        </table:table-row>
        <table:table-row>
          <table:table-cell office:value-type="float" office:value="417.231546401978">
            <text:p>417.231546401978</text:p>
          </table:table-cell>
          <table:table-cell office:value-type="float" office:value="1713393698.2581">
            <text:p>1713393698.2581</text:p>
          </table:table-cell>
          <table:table-cell office:value-type="float" office:value="1713393698258099968">
            <text:p>1713393698258099968</text:p>
          </table:table-cell>
          <table:table-cell office:value-type="float" office:value="40.48536682">
            <text:p>40.48536682</text:p>
          </table:table-cell>
          <table:table-cell office:value-type="float" office:value="-80.332849575">
            <text:p>-80.332849575</text:p>
          </table:table-cell>
          <table:table-cell office:value-type="float" office:value="-45.7050201394595">
            <text:p>-45.7050201394595</text:p>
          </table:table-cell>
          <table:table-cell office:value-type="float" office:value="-16.3940159976482">
            <text:p>-16.3940159976482</text:p>
          </table:table-cell>
          <table:table-cell office:value-type="string" office:value="UL corner">
            <text:p>UL corner</text:p>
          </table:table-cell>
          <table:table-cell office:value-type="float" office:value="167">
            <text:p>167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00.0">
            <text:p>100.0</text:p>
          </table:table-cell>
        </table:table-row>
        <table:table-row>
          <table:table-cell office:value-type="float" office:value="418.430936813355">
            <text:p>418.430936813355</text:p>
          </table:table-cell>
          <table:table-cell office:value-type="float" office:value="1713393699.45749">
            <text:p>1713393699.45749</text:p>
          </table:table-cell>
          <table:table-cell office:value-type="float" office:value="1713393699457489920">
            <text:p>1713393699457489920</text:p>
          </table:table-cell>
          <table:table-cell office:value-type="float" office:value="40.485376515">
            <text:p>40.485376515</text:p>
          </table:table-cell>
          <table:table-cell office:value-type="float" office:value="-80.3328519016667">
            <text:p>-80.3328519016667</text:p>
          </table:table-cell>
          <table:table-cell office:value-type="float" office:value="-45.9110813214211">
            <text:p>-45.9110813214211</text:p>
          </table:table-cell>
          <table:table-cell office:value-type="float" office:value="-15.353217208758">
            <text:p>-15.353217208758</text:p>
          </table:table-cell>
          <table:table-cell office:value-type="string" office:value="UL corner">
            <text:p>UL corner</text:p>
          </table:table-cell>
          <table:table-cell office:value-type="float" office:value="168">
            <text:p>168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01.0">
            <text:p>101.0</text:p>
          </table:table-cell>
        </table:table-row>
        <table:table-row>
          <table:table-cell office:value-type="float" office:value="419.631231069565">
            <text:p>419.631231069565</text:p>
          </table:table-cell>
          <table:table-cell office:value-type="float" office:value="1713393700.65779">
            <text:p>1713393700.65779</text:p>
          </table:table-cell>
          <table:table-cell office:value-type="float" office:value="1713393700657789952">
            <text:p>1713393700657789952</text:p>
          </table:table-cell>
          <table:table-cell office:value-type="float" office:value="40.4853866416667">
            <text:p>40.4853866416667</text:p>
          </table:table-cell>
          <table:table-cell office:value-type="float" office:value="-80.3328568633333">
            <text:p>-80.3328568633333</text:p>
          </table:table-cell>
          <table:table-cell office:value-type="float" office:value="-46.2896011777921">
            <text:p>-46.2896011777921</text:p>
          </table:table-cell>
          <table:table-cell office:value-type="float" office:value="-14.2221413766965">
            <text:p>-14.2221413766965</text:p>
          </table:table-cell>
          <table:table-cell office:value-type="string" office:value="UL corner">
            <text:p>UL corner</text:p>
          </table:table-cell>
          <table:table-cell office:value-type="float" office:value="169">
            <text:p>169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02.0">
            <text:p>102.0</text:p>
          </table:table-cell>
        </table:table-row>
        <table:table-row>
          <table:table-cell office:value-type="float" office:value="420.831735372543">
            <text:p>420.831735372543</text:p>
          </table:table-cell>
          <table:table-cell office:value-type="float" office:value="1713393701.85829">
            <text:p>1713393701.85829</text:p>
          </table:table-cell>
          <table:table-cell office:value-type="float" office:value="1713393701858289920">
            <text:p>1713393701858289920</text:p>
          </table:table-cell>
          <table:table-cell office:value-type="float" office:value="40.4853969766667">
            <text:p>40.4853969766667</text:p>
          </table:table-cell>
          <table:table-cell office:value-type="float" office:value="-80.3328588516667">
            <text:p>-80.3328588516667</text:p>
          </table:table-cell>
          <table:table-cell office:value-type="float" office:value="-46.5753721825313">
            <text:p>-46.5753721825313</text:p>
          </table:table-cell>
          <table:table-cell office:value-type="float" office:value="-13.0642776656896">
            <text:p>-13.0642776656896</text:p>
          </table:table-cell>
          <table:table-cell office:value-type="string" office:value="UL corner">
            <text:p>UL corner</text:p>
          </table:table-cell>
          <table:table-cell office:value-type="float" office:value="170">
            <text:p>170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03.0">
            <text:p>103.0</text:p>
          </table:table-cell>
        </table:table-row>
        <table:table-row>
          <table:table-cell office:value-type="float" office:value="421.830073833466">
            <text:p>421.830073833466</text:p>
          </table:table-cell>
          <table:table-cell office:value-type="float" office:value="1713393702.85663">
            <text:p>1713393702.85663</text:p>
          </table:table-cell>
          <table:table-cell office:value-type="float" office:value="1713393702856630016">
            <text:p>1713393702856630016</text:p>
          </table:table-cell>
          <table:table-cell office:value-type="float" office:value="40.48540637">
            <text:p>40.48540637</text:p>
          </table:table-cell>
          <table:table-cell office:value-type="float" office:value="-80.332858395">
            <text:p>-80.332858395</text:p>
          </table:table-cell>
          <table:table-cell office:value-type="float" office:value="-46.5539674967295">
            <text:p>-46.5539674967295</text:p>
          </table:table-cell>
          <table:table-cell office:value-type="float" office:value="-12.0463657565415">
            <text:p>-12.0463657565415</text:p>
          </table:table-cell>
          <table:table-cell office:value-type="string" office:value="UL corner">
            <text:p>UL corner</text:p>
          </table:table-cell>
          <table:table-cell office:value-type="float" office:value="171">
            <text:p>171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04.0">
            <text:p>104.0</text:p>
          </table:table-cell>
        </table:table-row>
        <table:table-row>
          <table:table-cell office:value-type="float" office:value="422.832870483398">
            <text:p>422.832870483398</text:p>
          </table:table-cell>
          <table:table-cell office:value-type="float" office:value="1713393703.85943">
            <text:p>1713393703.85943</text:p>
          </table:table-cell>
          <table:table-cell office:value-type="float" office:value="1713393703859429888">
            <text:p>1713393703859429888</text:p>
          </table:table-cell>
          <table:table-cell office:value-type="float" office:value="40.4854153033333">
            <text:p>40.4854153033333</text:p>
          </table:table-cell>
          <table:table-cell office:value-type="float" office:value="-80.33286091">
            <text:p>-80.33286091</text:p>
          </table:table-cell>
          <table:table-cell office:value-type="float" office:value="-46.6913042876404">
            <text:p>-46.6913042876404</text:p>
          </table:table-cell>
          <table:table-cell office:value-type="float" office:value="-11.0522253941745">
            <text:p>-11.0522253941745</text:p>
          </table:table-cell>
          <table:table-cell office:value-type="string" office:value="UL corner">
            <text:p>UL corner</text:p>
          </table:table-cell>
          <table:table-cell office:value-type="float" office:value="172">
            <text:p>172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05.0">
            <text:p>105.0</text:p>
          </table:table-cell>
        </table:table-row>
        <table:table-row>
          <table:table-cell office:value-type="float" office:value="423.832094192505">
            <text:p>423.832094192505</text:p>
          </table:table-cell>
          <table:table-cell office:value-type="float" office:value="1713393704.85865">
            <text:p>1713393704.85865</text:p>
          </table:table-cell>
          <table:table-cell office:value-type="float" office:value="1713393704858650112">
            <text:p>1713393704858650112</text:p>
          </table:table-cell>
          <table:table-cell office:value-type="float" office:value="40.48542393">
            <text:p>40.48542393</text:p>
          </table:table-cell>
          <table:table-cell office:value-type="float" office:value="-80.3328648583333">
            <text:p>-80.3328648583333</text:p>
          </table:table-cell>
          <table:table-cell office:value-type="float" office:value="-47.0543066798709">
            <text:p>-47.0543066798709</text:p>
          </table:table-cell>
          <table:table-cell office:value-type="float" office:value="-10.0864327866584">
            <text:p>-10.0864327866584</text:p>
          </table:table-cell>
          <table:table-cell office:value-type="string" office:value="UL corner">
            <text:p>UL corner</text:p>
          </table:table-cell>
          <table:table-cell office:value-type="float" office:value="173">
            <text:p>173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06.0">
            <text:p>106.0</text:p>
          </table:table-cell>
        </table:table-row>
        <table:table-row>
          <table:table-cell office:value-type="float" office:value="425.029446840286">
            <text:p>425.029446840286</text:p>
          </table:table-cell>
          <table:table-cell office:value-type="float" office:value="1713393706.056">
            <text:p>1713393706.056</text:p>
          </table:table-cell>
          <table:table-cell office:value-type="float" office:value="1713393706056000000">
            <text:p>1713393706056000000</text:p>
          </table:table-cell>
          <table:table-cell office:value-type="float" office:value="40.48543457">
            <text:p>40.48543457</text:p>
          </table:table-cell>
          <table:table-cell office:value-type="float" office:value="-80.3328652083333">
            <text:p>-80.3328652083333</text:p>
          </table:table-cell>
          <table:table-cell office:value-type="float" office:value="-47.1571450034389">
            <text:p>-47.1571450034389</text:p>
          </table:table-cell>
          <table:table-cell office:value-type="float" office:value="-8.90942492429167">
            <text:p>-8.90942492429167</text:p>
          </table:table-cell>
          <table:table-cell office:value-type="string" office:value="UL corner">
            <text:p>UL corner</text:p>
          </table:table-cell>
          <table:table-cell office:value-type="float" office:value="174">
            <text:p>174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07.0">
            <text:p>107.0</text:p>
          </table:table-cell>
        </table:table-row>
        <table:table-row>
          <table:table-cell office:value-type="float" office:value="426.229859828949">
            <text:p>426.229859828949</text:p>
          </table:table-cell>
          <table:table-cell office:value-type="float" office:value="1713393707.25642">
            <text:p>1713393707.25642</text:p>
          </table:table-cell>
          <table:table-cell office:value-type="float" office:value="1713393707256420096">
            <text:p>1713393707256420096</text:p>
          </table:table-cell>
          <table:table-cell office:value-type="float" office:value="40.4854453433333">
            <text:p>40.4854453433333</text:p>
          </table:table-cell>
          <table:table-cell office:value-type="float" office:value="-80.3328634733333">
            <text:p>-80.3328634733333</text:p>
          </table:table-cell>
          <table:table-cell office:value-type="float" office:value="-46.9873217203422">
            <text:p>-46.9873217203422</text:p>
          </table:table-cell>
          <table:table-cell office:value-type="float" office:value="-7.73553605005145">
            <text:p>-7.73553605005145</text:p>
          </table:table-cell>
          <table:table-cell office:value-type="string" office:value="UL corner">
            <text:p>UL corner</text:p>
          </table:table-cell>
          <table:table-cell office:value-type="float" office:value="175">
            <text:p>175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08.0">
            <text:p>108.0</text:p>
          </table:table-cell>
        </table:table-row>
        <table:table-row>
          <table:table-cell office:value-type="float" office:value="427.429009437561">
            <text:p>427.429009437561</text:p>
          </table:table-cell>
          <table:table-cell office:value-type="float" office:value="1713393708.45557">
            <text:p>1713393708.45557</text:p>
          </table:table-cell>
          <table:table-cell office:value-type="float" office:value="1713393708455569920">
            <text:p>1713393708455569920</text:p>
          </table:table-cell>
          <table:table-cell office:value-type="float" office:value="40.4854555666667">
            <text:p>40.4854555666667</text:p>
          </table:table-cell>
          <table:table-cell office:value-type="float" office:value="-80.33286611">
            <text:p>-80.33286611</text:p>
          </table:table-cell>
          <table:table-cell office:value-type="float" office:value="-47.1774305131985">
            <text:p>-47.1774305131985</text:p>
          </table:table-cell>
          <table:table-cell office:value-type="float" office:value="-6.5812043659389">
            <text:p>-6.5812043659389</text:p>
          </table:table-cell>
          <table:table-cell office:value-type="string" office:value="UL corner">
            <text:p>UL corner</text:p>
          </table:table-cell>
          <table:table-cell office:value-type="float" office:value="176">
            <text:p>176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09.0">
            <text:p>109.0</text:p>
          </table:table-cell>
        </table:table-row>
        <table:table-row>
          <table:table-cell office:value-type="float" office:value="428.629740476608">
            <text:p>428.629740476608</text:p>
          </table:table-cell>
          <table:table-cell office:value-type="float" office:value="1713393709.6563">
            <text:p>1713393709.6563</text:p>
          </table:table-cell>
          <table:table-cell office:value-type="float" office:value="1713393709656300032">
            <text:p>1713393709656300032</text:p>
          </table:table-cell>
          <table:table-cell office:value-type="float" office:value="40.4854661166667">
            <text:p>40.4854661166667</text:p>
          </table:table-cell>
          <table:table-cell office:value-type="float" office:value="-80.332867075">
            <text:p>-80.332867075</text:p>
          </table:table-cell>
          <table:table-cell office:value-type="float" office:value="-47.3084918302484">
            <text:p>-47.3084918302484</text:p>
          </table:table-cell>
          <table:table-cell office:value-type="float" office:value="-5.40811010170728">
            <text:p>-5.40811010170728</text:p>
          </table:table-cell>
          <table:table-cell office:value-type="string" office:value="UL corner">
            <text:p>UL corner</text:p>
          </table:table-cell>
          <table:table-cell office:value-type="float" office:value="177">
            <text:p>177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10.0">
            <text:p>110.0</text:p>
          </table:table-cell>
        </table:table-row>
        <table:table-row>
          <table:table-cell office:value-type="float" office:value="429.830483675003">
            <text:p>429.830483675003</text:p>
          </table:table-cell>
          <table:table-cell office:value-type="float" office:value="1713393710.85704">
            <text:p>1713393710.85704</text:p>
          </table:table-cell>
          <table:table-cell office:value-type="float" office:value="1713393710857039872">
            <text:p>1713393710857039872</text:p>
          </table:table-cell>
          <table:table-cell office:value-type="float" office:value="40.4854761166667">
            <text:p>40.4854761166667</text:p>
          </table:table-cell>
          <table:table-cell office:value-type="float" office:value="-80.3328618466667">
            <text:p>-80.3328618466667</text:p>
          </table:table-cell>
          <table:table-cell office:value-type="float" office:value="-46.9750099139055">
            <text:p>-46.9750099139055</text:p>
          </table:table-cell>
          <table:table-cell office:value-type="float" office:value="-4.28164205979556">
            <text:p>-4.28164205979556</text:p>
          </table:table-cell>
          <table:table-cell office:value-type="string" office:value="UL corner">
            <text:p>UL corner</text:p>
          </table:table-cell>
          <table:table-cell office:value-type="float" office:value="178">
            <text:p>178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11.0">
            <text:p>111.0</text:p>
          </table:table-cell>
        </table:table-row>
        <table:table-row>
          <table:table-cell office:value-type="float" office:value="431.029669046402">
            <text:p>431.029669046402</text:p>
          </table:table-cell>
          <table:table-cell office:value-type="float" office:value="1713393712.05623">
            <text:p>1713393712.05623</text:p>
          </table:table-cell>
          <table:table-cell office:value-type="float" office:value="1713393712056229888">
            <text:p>1713393712056229888</text:p>
          </table:table-cell>
          <table:table-cell office:value-type="float" office:value="40.4854855116667">
            <text:p>40.4854855116667</text:p>
          </table:table-cell>
          <table:table-cell office:value-type="float" office:value="-80.3328557483333">
            <text:p>-80.3328557483333</text:p>
          </table:table-cell>
          <table:table-cell office:value-type="float" office:value="-46.4889768126886">
            <text:p>-46.4889768126886</text:p>
          </table:table-cell>
          <table:table-cell office:value-type="float" office:value="-3.22821043524891">
            <text:p>-3.22821043524891</text:p>
          </table:table-cell>
          <table:table-cell office:value-type="string" office:value="UL corner">
            <text:p>UL corner</text:p>
          </table:table-cell>
          <table:table-cell office:value-type="float" office:value="179">
            <text:p>179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12.0">
            <text:p>112.0</text:p>
          </table:table-cell>
        </table:table-row>
        <table:table-row>
          <table:table-cell office:value-type="float" office:value="432.031716823578">
            <text:p>432.031716823578</text:p>
          </table:table-cell>
          <table:table-cell office:value-type="float" office:value="1713393713.05827">
            <text:p>1713393713.05827</text:p>
          </table:table-cell>
          <table:table-cell office:value-type="float" office:value="1713393713058269952">
            <text:p>1713393713058269952</text:p>
          </table:table-cell>
          <table:table-cell office:value-type="float" office:value="40.4854934633333">
            <text:p>40.4854934633333</text:p>
          </table:table-cell>
          <table:table-cell office:value-type="float" office:value="-80.3328488616667">
            <text:p>-80.3328488616667</text:p>
          </table:table-cell>
          <table:table-cell office:value-type="float" office:value="-45.9169516210677">
            <text:p>-45.9169516210677</text:p>
          </table:table-cell>
          <table:table-cell office:value-type="float" office:value="-2.33804913889617">
            <text:p>-2.33804913889617</text:p>
          </table:table-cell>
          <table:table-cell office:value-type="string" office:value="UL corner">
            <text:p>UL corner</text:p>
          </table:table-cell>
          <table:table-cell office:value-type="float" office:value="180">
            <text:p>180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13.0">
            <text:p>113.0</text:p>
          </table:table-cell>
        </table:table-row>
        <table:table-row>
          <table:table-cell office:value-type="float" office:value="433.230754137039">
            <text:p>433.230754137039</text:p>
          </table:table-cell>
          <table:table-cell office:value-type="float" office:value="1713393714.25731">
            <text:p>1713393714.25731</text:p>
          </table:table-cell>
          <table:table-cell office:value-type="float" office:value="1713393714257309952">
            <text:p>1713393714257309952</text:p>
          </table:table-cell>
          <table:table-cell office:value-type="float" office:value="40.4855015383333">
            <text:p>40.4855015383333</text:p>
          </table:table-cell>
          <table:table-cell office:value-type="float" office:value="-80.3328397783333">
            <text:p>-80.3328397783333</text:p>
          </table:table-cell>
          <table:table-cell office:value-type="float" office:value="-45.1856105088955">
            <text:p>-45.1856105088955</text:p>
          </table:table-cell>
          <table:table-cell office:value-type="float" office:value="-1.40672075655311">
            <text:p>-1.40672075655311</text:p>
          </table:table-cell>
          <table:table-cell office:value-type="string" office:value="UL corner">
            <text:p>UL corner</text:p>
          </table:table-cell>
          <table:table-cell office:value-type="float" office:value="181">
            <text:p>181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14.0">
            <text:p>114.0</text:p>
          </table:table-cell>
        </table:table-row>
        <table:table-row>
          <table:table-cell office:value-type="float" office:value="434.229084968567">
            <text:p>434.229084968567</text:p>
          </table:table-cell>
          <table:table-cell office:value-type="float" office:value="1713393715.25564">
            <text:p>1713393715.25564</text:p>
          </table:table-cell>
          <table:table-cell office:value-type="float" office:value="1713393715255640064">
            <text:p>1713393715255640064</text:p>
          </table:table-cell>
          <table:table-cell office:value-type="float" office:value="40.4855075266667">
            <text:p>40.4855075266667</text:p>
          </table:table-cell>
          <table:table-cell office:value-type="float" office:value="-80.3328308366667">
            <text:p>-80.3328308366667</text:p>
          </table:table-cell>
          <table:table-cell office:value-type="float" office:value="-44.4370586815057">
            <text:p>-44.4370586815057</text:p>
          </table:table-cell>
          <table:table-cell office:value-type="float" office:value="-0.715222528204322">
            <text:p>-0.715222528204322</text:p>
          </table:table-cell>
          <table:table-cell office:value-type="string" office:value="UL corner">
            <text:p>UL corner</text:p>
          </table:table-cell>
          <table:table-cell office:value-type="float" office:value="182">
            <text:p>182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15.0">
            <text:p>115.0</text:p>
          </table:table-cell>
        </table:table-row>
        <table:table-row>
          <table:table-cell office:value-type="float" office:value="435.428698062897">
            <text:p>435.428698062897</text:p>
          </table:table-cell>
          <table:table-cell office:value-type="float" office:value="1713393716.45526">
            <text:p>1713393716.45526</text:p>
          </table:table-cell>
          <table:table-cell office:value-type="float" office:value="1713393716455259904">
            <text:p>1713393716455259904</text:p>
          </table:table-cell>
          <table:table-cell office:value-type="float" office:value="40.4855137333333">
            <text:p>40.4855137333333</text:p>
          </table:table-cell>
          <table:table-cell office:value-type="float" office:value="-80.3328193366667">
            <text:p>-80.3328193366667</text:p>
          </table:table-cell>
          <table:table-cell office:value-type="float" office:value="-43.4824215678964">
            <text:p>-43.4824215678964</text:p>
          </table:table-cell>
          <table:table-cell office:value-type="float" office:value="-0.00273985788226128">
            <text:p>-0.00273985788226128</text:p>
          </table:table-cell>
          <table:table-cell office:value-type="string" office:value="UL corner">
            <text:p>UL corner</text:p>
          </table:table-cell>
          <table:table-cell office:value-type="float" office:value="183">
            <text:p>183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16.0">
            <text:p>116.0</text:p>
          </table:table-cell>
        </table:table-row>
        <table:table-row>
          <table:table-cell office:value-type="float" office:value="436.629984140396">
            <text:p>436.629984140396</text:p>
          </table:table-cell>
          <table:table-cell office:value-type="float" office:value="1713393717.65654">
            <text:p>1713393717.65654</text:p>
          </table:table-cell>
          <table:table-cell office:value-type="float" office:value="1713393717656539904">
            <text:p>1713393717656539904</text:p>
          </table:table-cell>
          <table:table-cell office:value-type="float" office:value="40.4855199016667">
            <text:p>40.4855199016667</text:p>
          </table:table-cell>
          <table:table-cell office:value-type="float" office:value="-80.3328089783333">
            <text:p>-80.3328089783333</text:p>
          </table:table-cell>
          <table:table-cell office:value-type="float" office:value="-42.5631011408987">
            <text:p>-42.5631011408987</text:p>
          </table:table-cell>
          <table:table-cell office:value-type="float" office:value="0.672473552636802">
            <text:p>0.672473552636802</text:p>
          </table:table-cell>
          <table:table-cell office:value-type="string" office:value="UL corner">
            <text:p>UL corner</text:p>
          </table:table-cell>
          <table:table-cell office:value-type="float" office:value="184">
            <text:p>184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17.0">
            <text:p>117.0</text:p>
          </table:table-cell>
        </table:table-row>
        <table:table-row>
          <table:table-cell office:value-type="float" office:value="437.830001115799">
            <text:p>437.830001115799</text:p>
          </table:table-cell>
          <table:table-cell office:value-type="float" office:value="1713393718.85656">
            <text:p>1713393718.85656</text:p>
          </table:table-cell>
          <table:table-cell office:value-type="float" office:value="1713393718856560128">
            <text:p>1713393718856560128</text:p>
          </table:table-cell>
          <table:table-cell office:value-type="float" office:value="40.485527775">
            <text:p>40.485527775</text:p>
          </table:table-cell>
          <table:table-cell office:value-type="float" office:value="-80.3328002683333">
            <text:p>-80.3328002683333</text:p>
          </table:table-cell>
          <table:table-cell office:value-type="float" office:value="-41.8325354611734">
            <text:p>-41.8325354611734</text:p>
          </table:table-cell>
          <table:table-cell office:value-type="float" office:value="1.51943101920187">
            <text:p>1.51943101920187</text:p>
          </table:table-cell>
          <table:table-cell office:value-type="string" office:value="UL corner">
            <text:p>UL corner</text:p>
          </table:table-cell>
          <table:table-cell office:value-type="float" office:value="185">
            <text:p>185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18.0">
            <text:p>118.0</text:p>
          </table:table-cell>
        </table:table-row>
        <table:table-row>
          <table:table-cell office:value-type="float" office:value="439.029927015305">
            <text:p>439.029927015305</text:p>
          </table:table-cell>
          <table:table-cell office:value-type="float" office:value="1713393720.05648">
            <text:p>1713393720.05648</text:p>
          </table:table-cell>
          <table:table-cell office:value-type="float" office:value="1713393720056480000">
            <text:p>1713393720056480000</text:p>
          </table:table-cell>
          <table:table-cell office:value-type="float" office:value="40.485536045">
            <text:p>40.485536045</text:p>
          </table:table-cell>
          <table:table-cell office:value-type="float" office:value="-80.332792305">
            <text:p>-80.332792305</text:p>
          </table:table-cell>
          <table:table-cell office:value-type="float" office:value="-41.144796859473">
            <text:p>-41.144796859473</text:p>
          </table:table-cell>
          <table:table-cell office:value-type="float" office:value="2.44432475697249">
            <text:p>2.44432475697249</text:p>
          </table:table-cell>
          <table:table-cell office:value-type="string" office:value="UL corner">
            <text:p>UL corner</text:p>
          </table:table-cell>
          <table:table-cell office:value-type="float" office:value="186">
            <text:p>186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19.0">
            <text:p>119.0</text:p>
          </table:table-cell>
        </table:table-row>
        <table:table-row>
          <table:table-cell office:value-type="float" office:value="440.230026006699">
            <text:p>440.230026006699</text:p>
          </table:table-cell>
          <table:table-cell office:value-type="float" office:value="1713393721.25658">
            <text:p>1713393721.25658</text:p>
          </table:table-cell>
          <table:table-cell office:value-type="float" office:value="1713393721256580096">
            <text:p>1713393721256580096</text:p>
          </table:table-cell>
          <table:table-cell office:value-type="float" office:value="40.4855443366667">
            <text:p>40.4855443366667</text:p>
          </table:table-cell>
          <table:table-cell office:value-type="float" office:value="-80.332784635">
            <text:p>-80.332784635</text:p>
          </table:table-cell>
          <table:table-cell office:value-type="float" office:value="-40.5150806352031">
            <text:p>-40.5150806352031</text:p>
          </table:table-cell>
          <table:table-cell office:value-type="float" office:value="3.3643395723775">
            <text:p>3.3643395723775</text:p>
          </table:table-cell>
          <table:table-cell office:value-type="string" office:value="UL corner">
            <text:p>UL corner</text:p>
          </table:table-cell>
          <table:table-cell office:value-type="float" office:value="187">
            <text:p>187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20.0">
            <text:p>120.0</text:p>
          </table:table-cell>
        </table:table-row>
        <table:table-row>
          <table:table-cell office:value-type="float" office:value="441.432002782822">
            <text:p>441.432002782822</text:p>
          </table:table-cell>
          <table:table-cell office:value-type="float" office:value="1713393722.45856">
            <text:p>1713393722.45856</text:p>
          </table:table-cell>
          <table:table-cell office:value-type="float" office:value="1713393722458560000">
            <text:p>1713393722458560000</text:p>
          </table:table-cell>
          <table:table-cell office:value-type="float" office:value="40.4855539983333">
            <text:p>40.4855539983333</text:p>
          </table:table-cell>
          <table:table-cell office:value-type="float" office:value="-80.3327799466667">
            <text:p>-80.3327799466667</text:p>
          </table:table-cell>
          <table:table-cell office:value-type="float" office:value="-40.0735708336579">
            <text:p>-40.0735708336579</text:p>
          </table:table-cell>
          <table:table-cell office:value-type="float" office:value="4.42095023859292">
            <text:p>4.42095023859292</text:p>
          </table:table-cell>
          <table:table-cell office:value-type="string" office:value="UL corner">
            <text:p>UL corner</text:p>
          </table:table-cell>
          <table:table-cell office:value-type="float" office:value="188">
            <text:p>188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21.0">
            <text:p>121.0</text:p>
          </table:table-cell>
        </table:table-row>
        <table:table-row>
          <table:table-cell office:value-type="float" office:value="442.629656076431">
            <text:p>442.629656076431</text:p>
          </table:table-cell>
          <table:table-cell office:value-type="float" office:value="1713393723.65621">
            <text:p>1713393723.65621</text:p>
          </table:table-cell>
          <table:table-cell office:value-type="float" office:value="1713393723656209920">
            <text:p>1713393723656209920</text:p>
          </table:table-cell>
          <table:table-cell office:value-type="float" office:value="40.4855642783333">
            <text:p>40.4855642783333</text:p>
          </table:table-cell>
          <table:table-cell office:value-type="float" office:value="-80.3327771483333">
            <text:p>-80.3327771483333</text:p>
          </table:table-cell>
          <table:table-cell office:value-type="float" office:value="-39.8406374062179">
            <text:p>-39.8406374062179</text:p>
          </table:table-cell>
          <table:table-cell office:value-type="float" office:value="5.5618293620646">
            <text:p>5.5618293620646</text:p>
          </table:table-cell>
          <table:table-cell office:value-type="string" office:value="UL corner">
            <text:p>UL corner</text:p>
          </table:table-cell>
          <table:table-cell office:value-type="float" office:value="189">
            <text:p>189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22.0">
            <text:p>122.0</text:p>
          </table:table-cell>
        </table:table-row>
        <table:table-row>
          <table:table-cell office:value-type="float" office:value="443.830751657486">
            <text:p>443.830751657486</text:p>
          </table:table-cell>
          <table:table-cell office:value-type="float" office:value="1713393724.85731">
            <text:p>1713393724.85731</text:p>
          </table:table-cell>
          <table:table-cell office:value-type="float" office:value="1713393724857309952">
            <text:p>1713393724857309952</text:p>
          </table:table-cell>
          <table:table-cell office:value-type="float" office:value="40.485574595">
            <text:p>40.485574595</text:p>
          </table:table-cell>
          <table:table-cell office:value-type="float" office:value="-80.3327743">
            <text:p>-80.3327743</text:p>
          </table:table-cell>
          <table:table-cell office:value-type="float" office:value="-39.5909870468313">
            <text:p>-39.5909870468313</text:p>
          </table:table-cell>
          <table:table-cell office:value-type="float" office:value="6.71504567563534">
            <text:p>6.71504567563534</text:p>
          </table:table-cell>
          <table:table-cell office:value-type="string" office:value="UL corner">
            <text:p>UL corner</text:p>
          </table:table-cell>
          <table:table-cell office:value-type="float" office:value="190">
            <text:p>190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23.0">
            <text:p>123.0</text:p>
          </table:table-cell>
        </table:table-row>
        <table:table-row>
          <table:table-cell office:value-type="float" office:value="445.032665967941">
            <text:p>445.032665967941</text:p>
          </table:table-cell>
          <table:table-cell office:value-type="float" office:value="1713393726.05922">
            <text:p>1713393726.05922</text:p>
          </table:table-cell>
          <table:table-cell office:value-type="float" office:value="1713393726059219968">
            <text:p>1713393726059219968</text:p>
          </table:table-cell>
          <table:table-cell office:value-type="float" office:value="40.4855848033333">
            <text:p>40.4855848033333</text:p>
          </table:table-cell>
          <table:table-cell office:value-type="float" office:value="-80.3327706266667">
            <text:p>-80.3327706266667</text:p>
          </table:table-cell>
          <table:table-cell office:value-type="float" office:value="-39.3199792847736">
            <text:p>-39.3199792847736</text:p>
          </table:table-cell>
          <table:table-cell office:value-type="float" office:value="7.84603705536574">
            <text:p>7.84603705536574</text:p>
          </table:table-cell>
          <table:table-cell office:value-type="string" office:value="UL corner">
            <text:p>UL corner</text:p>
          </table:table-cell>
          <table:table-cell office:value-type="float" office:value="191">
            <text:p>191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24.0">
            <text:p>124.0</text:p>
          </table:table-cell>
        </table:table-row>
        <table:table-row>
          <table:table-cell office:value-type="float" office:value="446.231894493103">
            <text:p>446.231894493103</text:p>
          </table:table-cell>
          <table:table-cell office:value-type="float" office:value="1713393727.25845">
            <text:p>1713393727.25845</text:p>
          </table:table-cell>
          <table:table-cell office:value-type="float" office:value="1713393727258449920">
            <text:p>1713393727258449920</text:p>
          </table:table-cell>
          <table:table-cell office:value-type="float" office:value="40.4855940716667">
            <text:p>40.4855940716667</text:p>
          </table:table-cell>
          <table:table-cell office:value-type="float" office:value="-80.3327641316667">
            <text:p>-80.3327641316667</text:p>
          </table:table-cell>
          <table:table-cell office:value-type="float" office:value="-38.7865228039445">
            <text:p>-38.7865228039445</text:p>
          </table:table-cell>
          <table:table-cell office:value-type="float" office:value="8.88595192320645">
            <text:p>8.88595192320645</text:p>
          </table:table-cell>
          <table:table-cell office:value-type="string" office:value="UL corner">
            <text:p>UL corner</text:p>
          </table:table-cell>
          <table:table-cell office:value-type="float" office:value="192">
            <text:p>192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25.0">
            <text:p>125.0</text:p>
          </table:table-cell>
        </table:table-row>
        <table:table-row>
          <table:table-cell office:value-type="float" office:value="447.430013656616">
            <text:p>447.430013656616</text:p>
          </table:table-cell>
          <table:table-cell office:value-type="float" office:value="1713393728.45657">
            <text:p>1713393728.45657</text:p>
          </table:table-cell>
          <table:table-cell office:value-type="float" office:value="1713393728456570112">
            <text:p>1713393728456570112</text:p>
          </table:table-cell>
          <table:table-cell office:value-type="float" office:value="40.48560197">
            <text:p>40.48560197</text:p>
          </table:table-cell>
          <table:table-cell office:value-type="float" office:value="-80.3327551066667">
            <text:p>-80.3327551066667</text:p>
          </table:table-cell>
          <table:table-cell office:value-type="float" office:value="-38.0632365942001">
            <text:p>-38.0632365942001</text:p>
          </table:table-cell>
          <table:table-cell office:value-type="float" office:value="9.79871896561235">
            <text:p>9.79871896561235</text:p>
          </table:table-cell>
          <table:table-cell office:value-type="string" office:value="UL corner">
            <text:p>UL corner</text:p>
          </table:table-cell>
          <table:table-cell office:value-type="float" office:value="193">
            <text:p>193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26.0">
            <text:p>126.0</text:p>
          </table:table-cell>
        </table:table-row>
        <table:table-row>
          <table:table-cell office:value-type="float" office:value="448.631599903107">
            <text:p>448.631599903107</text:p>
          </table:table-cell>
          <table:table-cell office:value-type="float" office:value="1713393729.65816">
            <text:p>1713393729.65816</text:p>
          </table:table-cell>
          <table:table-cell office:value-type="float" office:value="1713393729658160128">
            <text:p>1713393729658160128</text:p>
          </table:table-cell>
          <table:table-cell office:value-type="float" office:value="40.485608645">
            <text:p>40.485608645</text:p>
          </table:table-cell>
          <table:table-cell office:value-type="float" office:value="-80.3327447516667">
            <text:p>-80.3327447516667</text:p>
          </table:table-cell>
          <table:table-cell office:value-type="float" office:value="-37.2373378109187">
            <text:p>-37.2373378109187</text:p>
          </table:table-cell>
          <table:table-cell office:value-type="float" office:value="10.5733180856332">
            <text:p>10.5733180856332</text:p>
          </table:table-cell>
          <table:table-cell office:value-type="string" office:value="UL corner">
            <text:p>UL corner</text:p>
          </table:table-cell>
          <table:table-cell office:value-type="float" office:value="194">
            <text:p>194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27.0">
            <text:p>127.0</text:p>
          </table:table-cell>
        </table:table-row>
        <table:table-row>
          <table:table-cell office:value-type="float" office:value="449.83206820488">
            <text:p>449.83206820488</text:p>
          </table:table-cell>
          <table:table-cell office:value-type="float" office:value="1713393730.85863">
            <text:p>1713393730.85863</text:p>
          </table:table-cell>
          <table:table-cell office:value-type="float" office:value="1713393730858629888">
            <text:p>1713393730858629888</text:p>
          </table:table-cell>
          <table:table-cell office:value-type="float" office:value="40.4856140416667">
            <text:p>40.4856140416667</text:p>
          </table:table-cell>
          <table:table-cell office:value-type="float" office:value="-80.3327333333333">
            <text:p>-80.3327333333333</text:p>
          </table:table-cell>
          <table:table-cell office:value-type="float" office:value="-36.2899598168442">
            <text:p>-36.2899598168442</text:p>
          </table:table-cell>
          <table:table-cell office:value-type="float" office:value="11.1993463039398">
            <text:p>11.1993463039398</text:p>
          </table:table-cell>
          <table:table-cell office:value-type="string" office:value="UL corner">
            <text:p>UL corner</text:p>
          </table:table-cell>
          <table:table-cell office:value-type="float" office:value="195">
            <text:p>195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28.0">
            <text:p>128.0</text:p>
          </table:table-cell>
        </table:table-row>
        <table:table-row>
          <table:table-cell office:value-type="float" office:value="450.831917047501">
            <text:p>450.831917047501</text:p>
          </table:table-cell>
          <table:table-cell office:value-type="float" office:value="1713393731.85847">
            <text:p>1713393731.85847</text:p>
          </table:table-cell>
          <table:table-cell office:value-type="float" office:value="1713393731858469888">
            <text:p>1713393731858469888</text:p>
          </table:table-cell>
          <table:table-cell office:value-type="float" office:value="40.4856180333333">
            <text:p>40.4856180333333</text:p>
          </table:table-cell>
          <table:table-cell office:value-type="float" office:value="-80.332722605">
            <text:p>-80.332722605</text:p>
          </table:table-cell>
          <table:table-cell office:value-type="float" office:value="-35.3899229833623">
            <text:p>-35.3899229833623</text:p>
          </table:table-cell>
          <table:table-cell office:value-type="float" office:value="11.6596160782501">
            <text:p>11.6596160782501</text:p>
          </table:table-cell>
          <table:table-cell office:value-type="string" office:value="UL corner">
            <text:p>UL corner</text:p>
          </table:table-cell>
          <table:table-cell office:value-type="float" office:value="196">
            <text:p>196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29.0">
            <text:p>129.0</text:p>
          </table:table-cell>
        </table:table-row>
        <table:table-row>
          <table:table-cell office:value-type="float" office:value="452.032120704651">
            <text:p>452.032120704651</text:p>
          </table:table-cell>
          <table:table-cell office:value-type="float" office:value="1713393733.05868">
            <text:p>1713393733.05868</text:p>
          </table:table-cell>
          <table:table-cell office:value-type="float" office:value="1713393733058680064">
            <text:p>1713393733058680064</text:p>
          </table:table-cell>
          <table:table-cell office:value-type="float" office:value="40.4856212833333">
            <text:p>40.4856212833333</text:p>
          </table:table-cell>
          <table:table-cell office:value-type="float" office:value="-80.3327095683333">
            <text:p>-80.3327095683333</text:p>
          </table:table-cell>
          <table:table-cell office:value-type="float" office:value="-34.2969349696068">
            <text:p>-34.2969349696068</text:p>
          </table:table-cell>
          <table:table-cell office:value-type="float" office:value="12.0843426566571">
            <text:p>12.0843426566571</text:p>
          </table:table-cell>
          <table:table-cell office:value-type="string" office:value="UL corner">
            <text:p>UL corner</text:p>
          </table:table-cell>
          <table:table-cell office:value-type="float" office:value="197">
            <text:p>197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30.0">
            <text:p>130.0</text:p>
          </table:table-cell>
        </table:table-row>
        <table:table-row>
          <table:table-cell office:value-type="float" office:value="453.231162548065">
            <text:p>453.231162548065</text:p>
          </table:table-cell>
          <table:table-cell office:value-type="float" office:value="1713393734.25772">
            <text:p>1713393734.25772</text:p>
          </table:table-cell>
          <table:table-cell office:value-type="float" office:value="1713393734257720064">
            <text:p>1713393734257720064</text:p>
          </table:table-cell>
          <table:table-cell office:value-type="float" office:value="40.48562349">
            <text:p>40.48562349</text:p>
          </table:table-cell>
          <table:table-cell office:value-type="float" office:value="-80.33269582">
            <text:p>-80.33269582</text:p>
          </table:table-cell>
          <table:table-cell office:value-type="float" office:value="-33.1404393741395">
            <text:p>-33.1404393741395</text:p>
          </table:table-cell>
          <table:table-cell office:value-type="float" office:value="12.3302731644362">
            <text:p>12.3302731644362</text:p>
          </table:table-cell>
          <table:table-cell office:value-type="string" office:value="UL corner">
            <text:p>UL corner</text:p>
          </table:table-cell>
          <table:table-cell office:value-type="float" office:value="198">
            <text:p>198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31.0">
            <text:p>131.0</text:p>
          </table:table-cell>
        </table:table-row>
        <table:table-row>
          <table:table-cell office:value-type="float" office:value="454.432476758957">
            <text:p>454.432476758957</text:p>
          </table:table-cell>
          <table:table-cell office:value-type="float" office:value="1713393735.45903">
            <text:p>1713393735.45903</text:p>
          </table:table-cell>
          <table:table-cell office:value-type="float" office:value="1713393735459030016">
            <text:p>1713393735459030016</text:p>
          </table:table-cell>
          <table:table-cell office:value-type="float" office:value="40.4856243833333">
            <text:p>40.4856243833333</text:p>
          </table:table-cell>
          <table:table-cell office:value-type="float" office:value="-80.3326818983333">
            <text:p>-80.3326818983333</text:p>
          </table:table-cell>
          <table:table-cell office:value-type="float" office:value="-31.9665062915301">
            <text:p>-31.9665062915301</text:p>
          </table:table-cell>
          <table:table-cell office:value-type="float" office:value="12.4558930043131">
            <text:p>12.4558930043131</text:p>
          </table:table-cell>
          <table:table-cell office:value-type="string" office:value="UL corner">
            <text:p>UL corner</text:p>
          </table:table-cell>
          <table:table-cell office:value-type="float" office:value="199">
            <text:p>199</text:p>
          </table:table-cell>
          <table:table-cell office:value-type="string" office:value="y">
            <text:p>y</text:p>
          </table:table-cell>
          <table:table-cell office:value-type="string" office:value="">
            <text:p/>
          </table:table-cell>
          <table:table-cell office:value-type="float" office:value="132.0">
            <text:p>132.0</text:p>
          </table:table-cell>
        </table:table-row>
        <table:table-row>
          <table:table-cell office:value-type="float" office:value="455.631022453308">
            <text:p>455.631022453308</text:p>
          </table:table-cell>
          <table:table-cell office:value-type="float" office:value="1713393736.65758">
            <text:p>1713393736.65758</text:p>
          </table:table-cell>
          <table:table-cell office:value-type="float" office:value="1713393736657580032">
            <text:p>1713393736657580032</text:p>
          </table:table-cell>
          <table:table-cell office:value-type="float" office:value="40.48562659">
            <text:p>40.48562659</text:p>
          </table:table-cell>
          <table:table-cell office:value-type="float" office:value="-80.33266861">
            <text:p>-80.33266861</text:p>
          </table:table-cell>
          <table:table-cell office:value-type="float" office:value="-30.8198188643437">
            <text:p>-30.8198188643437</text:p>
          </table:table-cell>
          <table:table-cell office:value-type="float" office:value="12.6725178286433">
            <text:p>12.6725178286433</text:p>
          </table:table-cell>
          <table:table-cell office:value-type="string" office:value="UR corner">
            <text:p>UR corner</text:p>
          </table:table-cell>
          <table:table-cell office:value-type="float" office:value="200">
            <text:p>200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33.0">
            <text:p>133.0</text:p>
          </table:table-cell>
        </table:table-row>
        <table:table-row>
          <table:table-cell office:value-type="float" office:value="456.830845594406">
            <text:p>456.830845594406</text:p>
          </table:table-cell>
          <table:table-cell office:value-type="float" office:value="1713393737.8574">
            <text:p>1713393737.8574</text:p>
          </table:table-cell>
          <table:table-cell office:value-type="float" office:value="1713393737857400064">
            <text:p>1713393737857400064</text:p>
          </table:table-cell>
          <table:table-cell office:value-type="float" office:value="40.4856300166667">
            <text:p>40.4856300166667</text:p>
          </table:table-cell>
          <table:table-cell office:value-type="float" office:value="-80.332655615">
            <text:p>-80.332655615</text:p>
          </table:table-cell>
          <table:table-cell office:value-type="float" office:value="-29.7216802190524">
            <text:p>-29.7216802190524</text:p>
          </table:table-cell>
          <table:table-cell office:value-type="float" office:value="13.0512160863727">
            <text:p>13.0512160863727</text:p>
          </table:table-cell>
          <table:table-cell office:value-type="string" office:value="UR corner">
            <text:p>UR corner</text:p>
          </table:table-cell>
          <table:table-cell office:value-type="float" office:value="201">
            <text:p>201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34.0">
            <text:p>134.0</text:p>
          </table:table-cell>
        </table:table-row>
        <table:table-row>
          <table:table-cell office:value-type="float" office:value="458.031327962875">
            <text:p>458.031327962875</text:p>
          </table:table-cell>
          <table:table-cell office:value-type="float" office:value="1713393739.05788">
            <text:p>1713393739.05788</text:p>
          </table:table-cell>
          <table:table-cell office:value-type="float" office:value="1713393739057890048">
            <text:p>1713393739057890048</text:p>
          </table:table-cell>
          <table:table-cell office:value-type="float" office:value="40.4856336583333">
            <text:p>40.4856336583333</text:p>
          </table:table-cell>
          <table:table-cell office:value-type="float" office:value="-80.33264339">
            <text:p>-80.33264339</text:p>
          </table:table-cell>
          <table:table-cell office:value-type="float" office:value="-28.6877917109523">
            <text:p>-28.6877917109523</text:p>
          </table:table-cell>
          <table:table-cell office:value-type="float" office:value="13.4640258224681">
            <text:p>13.4640258224681</text:p>
          </table:table-cell>
          <table:table-cell office:value-type="string" office:value="UR corner">
            <text:p>UR corner</text:p>
          </table:table-cell>
          <table:table-cell office:value-type="float" office:value="202">
            <text:p>202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35.0">
            <text:p>135.0</text:p>
          </table:table-cell>
        </table:table-row>
        <table:table-row>
          <table:table-cell office:value-type="float" office:value="459.231484174728">
            <text:p>459.231484174728</text:p>
          </table:table-cell>
          <table:table-cell office:value-type="float" office:value="1713393740.25804">
            <text:p>1713393740.25804</text:p>
          </table:table-cell>
          <table:table-cell office:value-type="float" office:value="1713393740258040064">
            <text:p>1713393740258040064</text:p>
          </table:table-cell>
          <table:table-cell office:value-type="float" office:value="40.4856375383333">
            <text:p>40.4856375383333</text:p>
          </table:table-cell>
          <table:table-cell office:value-type="float" office:value="-80.3326310783333">
            <text:p>-80.3326310783333</text:p>
          </table:table-cell>
          <table:table-cell office:value-type="float" office:value="-27.6557662656996">
            <text:p>-27.6557662656996</text:p>
          </table:table-cell>
          <table:table-cell office:value-type="float" office:value="13.8990230383351">
            <text:p>13.8990230383351</text:p>
          </table:table-cell>
          <table:table-cell office:value-type="string" office:value="UR corner">
            <text:p>UR corner</text:p>
          </table:table-cell>
          <table:table-cell office:value-type="float" office:value="203">
            <text:p>203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36.0">
            <text:p>136.0</text:p>
          </table:table-cell>
        </table:table-row>
        <table:table-row>
          <table:table-cell office:value-type="float" office:value="460.43273472786">
            <text:p>460.43273472786</text:p>
          </table:table-cell>
          <table:table-cell office:value-type="float" office:value="1713393741.45929">
            <text:p>1713393741.45929</text:p>
          </table:table-cell>
          <table:table-cell office:value-type="float" office:value="1713393741459290112">
            <text:p>1713393741459290112</text:p>
          </table:table-cell>
          <table:table-cell office:value-type="float" office:value="40.4856396966667">
            <text:p>40.4856396966667</text:p>
          </table:table-cell>
          <table:table-cell office:value-type="float" office:value="-80.3326172716667">
            <text:p>-80.3326172716667</text:p>
          </table:table-cell>
          <table:table-cell office:value-type="float" office:value="-26.5051005488494">
            <text:p>-26.5051005488494</text:p>
          </table:table-cell>
          <table:table-cell office:value-type="float" office:value="14.205964400433">
            <text:p>14.205964400433</text:p>
          </table:table-cell>
          <table:table-cell office:value-type="string" office:value="UR corner">
            <text:p>UR corner</text:p>
          </table:table-cell>
          <table:table-cell office:value-type="float" office:value="204">
            <text:p>204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37.0">
            <text:p>137.0</text:p>
          </table:table-cell>
        </table:table-row>
        <table:table-row>
          <table:table-cell office:value-type="float" office:value="461.431971311569">
            <text:p>461.431971311569</text:p>
          </table:table-cell>
          <table:table-cell office:value-type="float" office:value="1713393742.45853">
            <text:p>1713393742.45853</text:p>
          </table:table-cell>
          <table:table-cell office:value-type="float" office:value="1713393742458530048">
            <text:p>1713393742458530048</text:p>
          </table:table-cell>
          <table:table-cell office:value-type="float" office:value="40.4856396">
            <text:p>40.4856396</text:p>
          </table:table-cell>
          <table:table-cell office:value-type="float" office:value="-80.332605245">
            <text:p>-80.332605245</text:p>
          </table:table-cell>
          <table:table-cell office:value-type="float" office:value="-25.4801660365192">
            <text:p>-25.4801660365192</text:p>
          </table:table-cell>
          <table:table-cell office:value-type="float" office:value="14.2150110155344">
            <text:p>14.2150110155344</text:p>
          </table:table-cell>
          <table:table-cell office:value-type="string" office:value="UR corner">
            <text:p>UR corner</text:p>
          </table:table-cell>
          <table:table-cell office:value-type="float" office:value="205">
            <text:p>205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38.0">
            <text:p>138.0</text:p>
          </table:table-cell>
        </table:table-row>
        <table:table-row>
          <table:table-cell office:value-type="float" office:value="462.432839393616">
            <text:p>462.432839393616</text:p>
          </table:table-cell>
          <table:table-cell office:value-type="float" office:value="1713393743.4594">
            <text:p>1713393743.4594</text:p>
          </table:table-cell>
          <table:table-cell office:value-type="float" office:value="1713393743459399936">
            <text:p>1713393743459399936</text:p>
          </table:table-cell>
          <table:table-cell office:value-type="float" office:value="40.4856407316667">
            <text:p>40.4856407316667</text:p>
          </table:table-cell>
          <table:table-cell office:value-type="float" office:value="-80.332593335">
            <text:p>-80.332593335</text:p>
          </table:table-cell>
          <table:table-cell office:value-type="float" office:value="-24.4720957245445">
            <text:p>-24.4720957245445</text:p>
          </table:table-cell>
          <table:table-cell office:value-type="float" office:value="14.3245766693726">
            <text:p>14.3245766693726</text:p>
          </table:table-cell>
          <table:table-cell office:value-type="string" office:value="UR corner">
            <text:p>UR corner</text:p>
          </table:table-cell>
          <table:table-cell office:value-type="float" office:value="206">
            <text:p>206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39.0">
            <text:p>139.0</text:p>
          </table:table-cell>
        </table:table-row>
        <table:table-row>
          <table:table-cell office:value-type="float" office:value="463.632221460342">
            <text:p>463.632221460342</text:p>
          </table:table-cell>
          <table:table-cell office:value-type="float" office:value="1713393744.65878">
            <text:p>1713393744.65878</text:p>
          </table:table-cell>
          <table:table-cell office:value-type="float" office:value="1713393744658779904">
            <text:p>1713393744658779904</text:p>
          </table:table-cell>
          <table:table-cell office:value-type="float" office:value="40.485643565">
            <text:p>40.485643565</text:p>
          </table:table-cell>
          <table:table-cell office:value-type="float" office:value="-80.3325801783333">
            <text:p>-80.3325801783333</text:p>
          </table:table-cell>
          <table:table-cell office:value-type="float" office:value="-23.3359303934267">
            <text:p>-23.3359303934267</text:p>
          </table:table-cell>
          <table:table-cell office:value-type="float" office:value="14.6062472434714">
            <text:p>14.6062472434714</text:p>
          </table:table-cell>
          <table:table-cell office:value-type="string" office:value="UR corner">
            <text:p>UR corner</text:p>
          </table:table-cell>
          <table:table-cell office:value-type="float" office:value="207">
            <text:p>207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40.0">
            <text:p>140.0</text:p>
          </table:table-cell>
        </table:table-row>
        <table:table-row>
          <table:table-cell office:value-type="float" office:value="464.831037044525">
            <text:p>464.831037044525</text:p>
          </table:table-cell>
          <table:table-cell office:value-type="float" office:value="1713393745.85759">
            <text:p>1713393745.85759</text:p>
          </table:table-cell>
          <table:table-cell office:value-type="float" office:value="1713393745857590016">
            <text:p>1713393745857590016</text:p>
          </table:table-cell>
          <table:table-cell office:value-type="float" office:value="40.4856467483333">
            <text:p>40.4856467483333</text:p>
          </table:table-cell>
          <table:table-cell office:value-type="float" office:value="-80.3325675533333">
            <text:p>-80.3325675533333</text:p>
          </table:table-cell>
          <table:table-cell office:value-type="float" office:value="-22.2808680853341">
            <text:p>-22.2808680853341</text:p>
          </table:table-cell>
          <table:table-cell office:value-type="float" office:value="14.9836957463995">
            <text:p>14.9836957463995</text:p>
          </table:table-cell>
          <table:table-cell office:value-type="string" office:value="UR corner">
            <text:p>UR corner</text:p>
          </table:table-cell>
          <table:table-cell office:value-type="float" office:value="208">
            <text:p>208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41.0">
            <text:p>141.0</text:p>
          </table:table-cell>
        </table:table-row>
        <table:table-row>
          <table:table-cell office:value-type="float" office:value="466.031681060791">
            <text:p>466.031681060791</text:p>
          </table:table-cell>
          <table:table-cell office:value-type="float" office:value="1713393747.05824">
            <text:p>1713393747.05824</text:p>
          </table:table-cell>
          <table:table-cell office:value-type="float" office:value="1713393747058240000">
            <text:p>1713393747058240000</text:p>
          </table:table-cell>
          <table:table-cell office:value-type="float" office:value="40.48565042">
            <text:p>40.48565042</text:p>
          </table:table-cell>
          <table:table-cell office:value-type="float" office:value="-80.3325547583333">
            <text:p>-80.3325547583333</text:p>
          </table:table-cell>
          <table:table-cell office:value-type="float" office:value="-21.1997982956236">
            <text:p>-21.1997982956236</text:p>
          </table:table-cell>
          <table:table-cell office:value-type="float" office:value="15.3778071636334">
            <text:p>15.3778071636334</text:p>
          </table:table-cell>
          <table:table-cell office:value-type="string" office:value="UR corner">
            <text:p>UR corner</text:p>
          </table:table-cell>
          <table:table-cell office:value-type="float" office:value="209">
            <text:p>209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42.0">
            <text:p>142.0</text:p>
          </table:table-cell>
        </table:table-row>
        <table:table-row>
          <table:table-cell office:value-type="float" office:value="467.23299241066">
            <text:p>467.23299241066</text:p>
          </table:table-cell>
          <table:table-cell office:value-type="float" office:value="1713393748.25955">
            <text:p>1713393748.25955</text:p>
          </table:table-cell>
          <table:table-cell office:value-type="float" office:value="1713393748259549952">
            <text:p>1713393748259549952</text:p>
          </table:table-cell>
          <table:table-cell office:value-type="float" office:value="40.4856543516667">
            <text:p>40.4856543516667</text:p>
          </table:table-cell>
          <table:table-cell office:value-type="float" office:value="-80.3325417833333">
            <text:p>-80.3325417833333</text:p>
          </table:table-cell>
          <table:table-cell office:value-type="float" office:value="-20.1097081325715">
            <text:p>-20.1097081325715</text:p>
          </table:table-cell>
          <table:table-cell office:value-type="float" office:value="15.8306357255206">
            <text:p>15.8306357255206</text:p>
          </table:table-cell>
          <table:table-cell office:value-type="string" office:value="UR corner">
            <text:p>UR corner</text:p>
          </table:table-cell>
          <table:table-cell office:value-type="float" office:value="210">
            <text:p>210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43.0">
            <text:p>143.0</text:p>
          </table:table-cell>
        </table:table-row>
        <table:table-row>
          <table:table-cell office:value-type="float" office:value="468.230393886566">
            <text:p>468.230393886566</text:p>
          </table:table-cell>
          <table:table-cell office:value-type="float" office:value="1713393749.25695">
            <text:p>1713393749.25695</text:p>
          </table:table-cell>
          <table:table-cell office:value-type="float" office:value="1713393749256950016">
            <text:p>1713393749256950016</text:p>
          </table:table-cell>
          <table:table-cell office:value-type="float" office:value="40.48565614">
            <text:p>40.48565614</text:p>
          </table:table-cell>
          <table:table-cell office:value-type="float" office:value="-80.332529765">
            <text:p>-80.332529765</text:p>
          </table:table-cell>
          <table:table-cell office:value-type="float" office:value="-19.1233275773702">
            <text:p>-19.1233275773702</text:p>
          </table:table-cell>
          <table:table-cell office:value-type="float" office:value="16.0810170816258">
            <text:p>16.0810170816258</text:p>
          </table:table-cell>
          <table:table-cell office:value-type="string" office:value="UR corner">
            <text:p>UR corner</text:p>
          </table:table-cell>
          <table:table-cell office:value-type="float" office:value="211">
            <text:p>211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44.0">
            <text:p>144.0</text:p>
          </table:table-cell>
        </table:table-row>
        <table:table-row>
          <table:table-cell office:value-type="float" office:value="469.232336044312">
            <text:p>469.232336044312</text:p>
          </table:table-cell>
          <table:table-cell office:value-type="float" office:value="1713393750.25889">
            <text:p>1713393750.25889</text:p>
          </table:table-cell>
          <table:table-cell office:value-type="float" office:value="1713393750258889984">
            <text:p>1713393750258889984</text:p>
          </table:table-cell>
          <table:table-cell office:value-type="float" office:value="40.4856563416667">
            <text:p>40.4856563416667</text:p>
          </table:table-cell>
          <table:table-cell office:value-type="float" office:value="-80.3325177566667">
            <text:p>-80.3325177566667</text:p>
          </table:table-cell>
          <table:table-cell office:value-type="float" office:value="-18.0819002588978">
            <text:p>-18.0819002588978</text:p>
          </table:table-cell>
          <table:table-cell office:value-type="float" office:value="16.1320021441206">
            <text:p>16.1320021441206</text:p>
          </table:table-cell>
          <table:table-cell office:value-type="string" office:value="UR corner">
            <text:p>UR corner</text:p>
          </table:table-cell>
          <table:table-cell office:value-type="float" office:value="212">
            <text:p>212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45.0">
            <text:p>145.0</text:p>
          </table:table-cell>
        </table:table-row>
        <table:table-row>
          <table:table-cell office:value-type="float" office:value="470.230537176132">
            <text:p>470.230537176132</text:p>
          </table:table-cell>
          <table:table-cell office:value-type="float" office:value="1713393751.25709">
            <text:p>1713393751.25709</text:p>
          </table:table-cell>
          <table:table-cell office:value-type="float" office:value="1713393751257090048">
            <text:p>1713393751257090048</text:p>
          </table:table-cell>
          <table:table-cell office:value-type="float" office:value="40.4856580283333">
            <text:p>40.4856580283333</text:p>
          </table:table-cell>
          <table:table-cell office:value-type="float" office:value="-80.33250606">
            <text:p>-80.33250606</text:p>
          </table:table-cell>
          <table:table-cell office:value-type="float" office:value="-17.0822720743017">
            <text:p>-17.0822720743017</text:p>
          </table:table-cell>
          <table:table-cell office:value-type="float" office:value="16.2557508572936">
            <text:p>16.2557508572936</text:p>
          </table:table-cell>
          <table:table-cell office:value-type="string" office:value="UR corner">
            <text:p>UR corner</text:p>
          </table:table-cell>
          <table:table-cell office:value-type="float" office:value="213">
            <text:p>213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46.0">
            <text:p>146.0</text:p>
          </table:table-cell>
        </table:table-row>
        <table:table-row>
          <table:table-cell office:value-type="float" office:value="471.431288719177">
            <text:p>471.431288719177</text:p>
          </table:table-cell>
          <table:table-cell office:value-type="float" office:value="1713393752.45785">
            <text:p>1713393752.45785</text:p>
          </table:table-cell>
          <table:table-cell office:value-type="float" office:value="1713393752457850112">
            <text:p>1713393752457850112</text:p>
          </table:table-cell>
          <table:table-cell office:value-type="float" office:value="40.4856606433333">
            <text:p>40.4856606433333</text:p>
          </table:table-cell>
          <table:table-cell office:value-type="float" office:value="-80.3324926483333">
            <text:p>-80.3324926483333</text:p>
          </table:table-cell>
          <table:table-cell office:value-type="float" office:value="-15.9411033774959">
            <text:p>-15.9411033774959</text:p>
          </table:table-cell>
          <table:table-cell office:value-type="float" office:value="16.5668772961944">
            <text:p>16.5668772961944</text:p>
          </table:table-cell>
          <table:table-cell office:value-type="string" office:value="UR corner">
            <text:p>UR corner</text:p>
          </table:table-cell>
          <table:table-cell office:value-type="float" office:value="214">
            <text:p>214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47.0">
            <text:p>147.0</text:p>
          </table:table-cell>
        </table:table-row>
        <table:table-row>
          <table:table-cell office:value-type="float" office:value="472.431004285812">
            <text:p>472.431004285812</text:p>
          </table:table-cell>
          <table:table-cell office:value-type="float" office:value="1713393753.45756">
            <text:p>1713393753.45756</text:p>
          </table:table-cell>
          <table:table-cell office:value-type="float" office:value="1713393753457560064">
            <text:p>1713393753457560064</text:p>
          </table:table-cell>
          <table:table-cell office:value-type="float" office:value="40.4856599233333">
            <text:p>40.4856599233333</text:p>
          </table:table-cell>
          <table:table-cell office:value-type="float" office:value="-80.33248081">
            <text:p>-80.33248081</text:p>
          </table:table-cell>
          <table:table-cell office:value-type="float" office:value="-14.9486508445116">
            <text:p>-14.9486508445116</text:p>
          </table:table-cell>
          <table:table-cell office:value-type="float" office:value="16.593440794386">
            <text:p>16.593440794386</text:p>
          </table:table-cell>
          <table:table-cell office:value-type="string" office:value="UR corner">
            <text:p>UR corner</text:p>
          </table:table-cell>
          <table:table-cell office:value-type="float" office:value="215">
            <text:p>215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48.0">
            <text:p>148.0</text:p>
          </table:table-cell>
        </table:table-row>
        <table:table-row>
          <table:table-cell office:value-type="float" office:value="473.431703567505">
            <text:p>473.431703567505</text:p>
          </table:table-cell>
          <table:table-cell office:value-type="float" office:value="1713393754.45826">
            <text:p>1713393754.45826</text:p>
          </table:table-cell>
          <table:table-cell office:value-type="float" office:value="1713393754458259968">
            <text:p>1713393754458259968</text:p>
          </table:table-cell>
          <table:table-cell office:value-type="float" office:value="40.4856576916667">
            <text:p>40.4856576916667</text:p>
          </table:table-cell>
          <table:table-cell office:value-type="float" office:value="-80.332469065">
            <text:p>-80.332469065</text:p>
          </table:table-cell>
          <table:table-cell office:value-type="float" office:value="-13.9538236219669">
            <text:p>-13.9538236219669</text:p>
          </table:table-cell>
          <table:table-cell office:value-type="float" office:value="16.3434296632186">
            <text:p>16.3434296632186</text:p>
          </table:table-cell>
          <table:table-cell office:value-type="string" office:value="UR corner">
            <text:p>UR corner</text:p>
          </table:table-cell>
          <table:table-cell office:value-type="float" office:value="216">
            <text:p>216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49.0">
            <text:p>149.0</text:p>
          </table:table-cell>
        </table:table-row>
        <table:table-row>
          <table:table-cell office:value-type="float" office:value="474.430967330933">
            <text:p>474.430967330933</text:p>
          </table:table-cell>
          <table:table-cell office:value-type="float" office:value="1713393755.45752">
            <text:p>1713393755.45752</text:p>
          </table:table-cell>
          <table:table-cell office:value-type="float" office:value="1713393755457520128">
            <text:p>1713393755457520128</text:p>
          </table:table-cell>
          <table:table-cell office:value-type="float" office:value="40.4856575233333">
            <text:p>40.4856575233333</text:p>
          </table:table-cell>
          <table:table-cell office:value-type="float" office:value="-80.3324568733333">
            <text:p>-80.3324568733333</text:p>
          </table:table-cell>
          <table:table-cell office:value-type="float" office:value="-12.9260066357674">
            <text:p>-12.9260066357674</text:p>
          </table:table-cell>
          <table:table-cell office:value-type="float" office:value="16.2888557314873">
            <text:p>16.2888557314873</text:p>
          </table:table-cell>
          <table:table-cell office:value-type="string" office:value="UR corner">
            <text:p>UR corner</text:p>
          </table:table-cell>
          <table:table-cell office:value-type="float" office:value="217">
            <text:p>217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50.0">
            <text:p>150.0</text:p>
          </table:table-cell>
        </table:table-row>
        <table:table-row>
          <table:table-cell office:value-type="float" office:value="475.4312915802">
            <text:p>475.4312915802</text:p>
          </table:table-cell>
          <table:table-cell office:value-type="float" office:value="1713393756.45785">
            <text:p>1713393756.45785</text:p>
          </table:table-cell>
          <table:table-cell office:value-type="float" office:value="1713393756457850112">
            <text:p>1713393756457850112</text:p>
          </table:table-cell>
          <table:table-cell office:value-type="float" office:value="40.4856590916667">
            <text:p>40.4856590916667</text:p>
          </table:table-cell>
          <table:table-cell office:value-type="float" office:value="-80.3324449633333">
            <text:p>-80.3324449633333</text:p>
          </table:table-cell>
          <table:table-cell office:value-type="float" office:value="-11.9021569138858">
            <text:p>-11.9021569138858</text:p>
          </table:table-cell>
          <table:table-cell office:value-type="float" office:value="16.4225939968601">
            <text:p>16.4225939968601</text:p>
          </table:table-cell>
          <table:table-cell office:value-type="string" office:value="UR corner">
            <text:p>UR corner</text:p>
          </table:table-cell>
          <table:table-cell office:value-type="float" office:value="218">
            <text:p>218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51.0">
            <text:p>151.0</text:p>
          </table:table-cell>
        </table:table-row>
        <table:table-row>
          <table:table-cell office:value-type="float" office:value="476.630667924881">
            <text:p>476.630667924881</text:p>
          </table:table-cell>
          <table:table-cell office:value-type="float" office:value="1713393757.65723">
            <text:p>1713393757.65723</text:p>
          </table:table-cell>
          <table:table-cell office:value-type="float" office:value="1713393757657230080">
            <text:p>1713393757657230080</text:p>
          </table:table-cell>
          <table:table-cell office:value-type="float" office:value="40.485661155">
            <text:p>40.485661155</text:p>
          </table:table-cell>
          <table:table-cell office:value-type="float" office:value="-80.3324310933333">
            <text:p>-80.3324310933333</text:p>
          </table:table-cell>
          <table:table-cell office:value-type="float" office:value="-10.7421900791815">
            <text:p>-10.7421900791815</text:p>
          </table:table-cell>
          <table:table-cell office:value-type="float" office:value="16.6763247493655">
            <text:p>16.6763247493655</text:p>
          </table:table-cell>
          <table:table-cell office:value-type="string" office:value="UR corner">
            <text:p>UR corner</text:p>
          </table:table-cell>
          <table:table-cell office:value-type="float" office:value="219">
            <text:p>219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52.0">
            <text:p>152.0</text:p>
          </table:table-cell>
        </table:table-row>
        <table:table-row>
          <table:table-cell office:value-type="float" office:value="507.431407928467">
            <text:p>507.431407928467</text:p>
          </table:table-cell>
          <table:table-cell office:value-type="float" office:value="1713393788.45796">
            <text:p>1713393788.45796</text:p>
          </table:table-cell>
          <table:table-cell office:value-type="float" office:value="1713393788457959936">
            <text:p>1713393788457959936</text:p>
          </table:table-cell>
          <table:table-cell office:value-type="float" office:value="40.485642295">
            <text:p>40.485642295</text:p>
          </table:table-cell>
          <table:table-cell office:value-type="float" office:value="-80.3323804">
            <text:p>-80.3323804</text:p>
          </table:table-cell>
          <table:table-cell office:value-type="float" office:value="-6.34927744150627">
            <text:p>-6.34927744150627</text:p>
          </table:table-cell>
          <table:table-cell office:value-type="float" office:value="14.8566646566615">
            <text:p>14.8566646566615</text:p>
          </table:table-cell>
          <table:table-cell office:value-type="string" office:value="UR corner">
            <text:p>UR corner</text:p>
          </table:table-cell>
          <table:table-cell office:value-type="float" office:value="261">
            <text:p>261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53.0">
            <text:p>153.0</text:p>
          </table:table-cell>
        </table:table-row>
        <table:table-row>
          <table:table-cell office:value-type="float" office:value="508.431975364685">
            <text:p>508.431975364685</text:p>
          </table:table-cell>
          <table:table-cell office:value-type="float" office:value="1713393789.45853">
            <text:p>1713393789.45853</text:p>
          </table:table-cell>
          <table:table-cell office:value-type="float" office:value="1713393789458530048">
            <text:p>1713393789458530048</text:p>
          </table:table-cell>
          <table:table-cell office:value-type="float" office:value="40.4856348116667">
            <text:p>40.4856348116667</text:p>
          </table:table-cell>
          <table:table-cell office:value-type="float" office:value="-80.3323708166667">
            <text:p>-80.3323708166667</text:p>
          </table:table-cell>
          <table:table-cell office:value-type="float" office:value="-5.53517508041114">
            <text:p>-5.53517508041114</text:p>
          </table:table-cell>
          <table:table-cell office:value-type="float" office:value="13.9784671775997">
            <text:p>13.9784671775997</text:p>
          </table:table-cell>
          <table:table-cell office:value-type="string" office:value="UR corner">
            <text:p>UR corner</text:p>
          </table:table-cell>
          <table:table-cell office:value-type="float" office:value="262">
            <text:p>262</text:p>
          </table:table-cell>
          <table:table-cell office:value-type="string" office:value="y">
            <text:p>y</text:p>
          </table:table-cell>
          <table:table-cell office:value-type="string" office:value="end">
            <text:p>end</text:p>
          </table:table-cell>
          <table:table-cell office:value-type="float" office:value="154.0">
            <text:p>154.0</text:p>
          </table:table-cell>
        </table:table-row>
        <table:table-row>
          <table:table-cell office:value-type="float" office:value="509.433030605316">
            <text:p>509.433030605316</text:p>
          </table:table-cell>
          <table:table-cell office:value-type="float" office:value="1713393790.45959">
            <text:p>1713393790.45959</text:p>
          </table:table-cell>
          <table:table-cell office:value-type="float" office:value="1713393790459589888">
            <text:p>1713393790459589888</text:p>
          </table:table-cell>
          <table:table-cell office:value-type="float" office:value="40.48562578">
            <text:p>40.48562578</text:p>
          </table:table-cell>
          <table:table-cell office:value-type="float" office:value="-80.3323659066667">
            <text:p>-80.3323659066667</text:p>
          </table:table-cell>
          <table:table-cell office:value-type="float" office:value="-5.04924606112763">
            <text:p>-5.04924606112763</text:p>
          </table:table-cell>
          <table:table-cell office:value-type="float" office:value="13.0282224398106">
            <text:p>13.0282224398106</text:p>
          </table:table-cell>
          <table:table-cell office:value-type="string" office:value="UR corner">
            <text:p>UR corner</text:p>
          </table:table-cell>
          <table:table-cell office:value-type="float" office:value="263">
            <text:p>263</text:p>
          </table:table-cell>
          <table:table-cell office:value-type="string" office:value="y">
            <text:p>y</text:p>
          </table:table-cell>
          <table:table-cell office:value-type="string" office:value="last point">
            <text:p>last point</text:p>
          </table:table-cell>
          <table:table-cell office:value-type="float" office:value="155.0">
            <text:p>155.0</text:p>
          </table:table-cell>
        </table:table-row>
        <table:table-row>
          <table:table-cell office:value-type="float" office:value="0.0399823188781738">
            <text:p>0.0399823188781738</text:p>
          </table:table-cell>
          <table:table-cell office:value-type="float" office:value="1713393281.06654">
            <text:p>1713393281.06654</text:p>
          </table:table-cell>
          <table:table-cell office:value-type="float" office:value="1713393281066540032">
            <text:p>1713393281066540032</text:p>
          </table:table-cell>
          <table:table-cell office:value-type="float" office:value="40.48582465">
            <text:p>40.48582465</text:p>
          </table:table-cell>
          <table:table-cell office:value-type="float" office:value="-80.3322834866667">
            <text:p>-80.3322834866667</text:p>
          </table:table-cell>
          <table:table-cell office:value-type="float" office:value="1.82990253367461">
            <text:p>1.82990253367461</text:p>
          </table:table-cell>
          <table:table-cell office:value-type="float" office:value="34.9547792505473">
            <text:p>34.9547792505473</text:p>
          </table:table-cell>
          <table:table-cell office:value-type="string" office:value="disregard">
            <text:p>disregard</text:p>
          </table:table-cell>
          <table:table-cell office:value-type="float" office:value="1">
            <text:p>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.8390674591064">
            <text:p>30.8390674591064</text:p>
          </table:table-cell>
          <table:table-cell office:value-type="float" office:value="1713393311.86562">
            <text:p>1713393311.86562</text:p>
          </table:table-cell>
          <table:table-cell office:value-type="float" office:value="1713393311865619968">
            <text:p>1713393311865619968</text:p>
          </table:table-cell>
          <table:table-cell office:value-type="float" office:value="40.4858156216667">
            <text:p>40.4858156216667</text:p>
          </table:table-cell>
          <table:table-cell office:value-type="float" office:value="-80.3322842433333">
            <text:p>-80.3322842433333</text:p>
          </table:table-cell>
          <table:table-cell office:value-type="float" office:value="1.78016693447717">
            <text:p>1.78016693447717</text:p>
          </table:table-cell>
          <table:table-cell office:value-type="float" office:value="33.966809569858">
            <text:p>33.966809569858</text:p>
          </table:table-cell>
          <table:table-cell office:value-type="string" office:value="disregard">
            <text:p>disregard</text:p>
          </table:table-cell>
          <table:table-cell office:value-type="float" office:value="2">
            <text:p>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.4403202533722">
            <text:p>53.4403202533722</text:p>
          </table:table-cell>
          <table:table-cell office:value-type="float" office:value="1713393334.46688">
            <text:p>1713393334.46688</text:p>
          </table:table-cell>
          <table:table-cell office:value-type="float" office:value="1713393334466880000">
            <text:p>1713393334466880000</text:p>
          </table:table-cell>
          <table:table-cell office:value-type="float" office:value="40.4858199">
            <text:p>40.4858199</text:p>
          </table:table-cell>
          <table:table-cell office:value-type="float" office:value="-80.33230442">
            <text:p>-80.33230442</text:p>
          </table:table-cell>
          <table:table-cell office:value-type="float" office:value="1.70573162531946">
            <text:p>1.70573162531946</text:p>
          </table:table-cell>
          <table:table-cell office:value-type="float" office:value="33.1440536025912">
            <text:p>33.1440536025912</text:p>
          </table:table-cell>
          <table:table-cell office:value-type="string" office:value="disregard">
            <text:p>disregard</text:p>
          </table:table-cell>
          <table:table-cell office:value-type="float" office:value="3">
            <text:p>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.6359694004059">
            <text:p>53.6359694004059</text:p>
          </table:table-cell>
          <table:table-cell office:value-type="float" office:value="1713393334.66253">
            <text:p>1713393334.66253</text:p>
          </table:table-cell>
          <table:table-cell office:value-type="float" office:value="1713393334662530048">
            <text:p>1713393334662530048</text:p>
          </table:table-cell>
          <table:table-cell office:value-type="float" office:value="40.4858083683333">
            <text:p>40.4858083683333</text:p>
          </table:table-cell>
          <table:table-cell office:value-type="float" office:value="-80.3322852166667">
            <text:p>-80.3322852166667</text:p>
          </table:table-cell>
          <table:table-cell office:value-type="float" office:value="1.70553681439556">
            <text:p>1.70553681439556</text:p>
          </table:table-cell>
          <table:table-cell office:value-type="float" office:value="33.1440549626501">
            <text:p>33.1440549626501</text:p>
          </table:table-cell>
          <table:table-cell office:value-type="string" office:value="disregard">
            <text:p>disregard</text:p>
          </table:table-cell>
          <table:table-cell office:value-type="float" office:value="4">
            <text:p>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.434211730957">
            <text:p>82.434211730957</text:p>
          </table:table-cell>
          <table:table-cell office:value-type="float" office:value="1713393363.46077">
            <text:p>1713393363.46077</text:p>
          </table:table-cell>
          <table:table-cell office:value-type="float" office:value="1713393363460770048">
            <text:p>1713393363460770048</text:p>
          </table:table-cell>
          <table:table-cell office:value-type="float" office:value="40.485817055">
            <text:p>40.485817055</text:p>
          </table:table-cell>
          <table:table-cell office:value-type="float" office:value="-80.33228186">
            <text:p>-80.33228186</text:p>
          </table:table-cell>
          <table:table-cell office:value-type="float" office:value="1.97106491902377">
            <text:p>1.97106491902377</text:p>
          </table:table-cell>
          <table:table-cell office:value-type="float" office:value="34.1092330850661">
            <text:p>34.1092330850661</text:p>
          </table:table-cell>
          <table:table-cell office:value-type="string" office:value="disregard">
            <text:p>disregard</text:p>
          </table:table-cell>
          <table:table-cell office:value-type="float" office:value="5">
            <text:p>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5.845218896866">
            <text:p>115.845218896866</text:p>
          </table:table-cell>
          <table:table-cell office:value-type="float" office:value="1713393396.87178">
            <text:p>1713393396.87178</text:p>
          </table:table-cell>
          <table:table-cell office:value-type="float" office:value="1713393396871780096">
            <text:p>1713393396871780096</text:p>
          </table:table-cell>
          <table:table-cell office:value-type="float" office:value="40.4858034416667">
            <text:p>40.4858034416667</text:p>
          </table:table-cell>
          <table:table-cell office:value-type="float" office:value="-80.3322968116667">
            <text:p>-80.3322968116667</text:p>
          </table:table-cell>
          <table:table-cell office:value-type="float" office:value="2.12675483373459">
            <text:p>2.12675483373459</text:p>
          </table:table-cell>
          <table:table-cell office:value-type="float" office:value="33.5653661917895">
            <text:p>33.5653661917895</text:p>
          </table:table-cell>
          <table:table-cell office:value-type="string" office:value="disregard">
            <text:p>disregard</text:p>
          </table:table-cell>
          <table:table-cell office:value-type="float" office:value="6">
            <text:p>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6.035140752792">
            <text:p>116.035140752792</text:p>
          </table:table-cell>
          <table:table-cell office:value-type="float" office:value="1713393397.0617">
            <text:p>1713393397.0617</text:p>
          </table:table-cell>
          <table:table-cell office:value-type="float" office:value="1713393397061700096">
            <text:p>1713393397061700096</text:p>
          </table:table-cell>
          <table:table-cell office:value-type="float" office:value="40.485812015">
            <text:p>40.485812015</text:p>
          </table:table-cell>
          <table:table-cell office:value-type="float" office:value="-80.3322801766667">
            <text:p>-80.3322801766667</text:p>
          </table:table-cell>
          <table:table-cell office:value-type="float" office:value="2.12714443683126">
            <text:p>2.12714443683126</text:p>
          </table:table-cell>
          <table:table-cell office:value-type="float" office:value="33.5653614996615">
            <text:p>33.5653614996615</text:p>
          </table:table-cell>
          <table:table-cell office:value-type="string" office:value="disregard">
            <text:p>disregard</text:p>
          </table:table-cell>
          <table:table-cell office:value-type="float" office:value="7">
            <text:p>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1.233907222748">
            <text:p>121.233907222748</text:p>
          </table:table-cell>
          <table:table-cell office:value-type="float" office:value="1713393402.26046">
            <text:p>1713393402.26046</text:p>
          </table:table-cell>
          <table:table-cell office:value-type="float" office:value="1713393402260460032">
            <text:p>1713393402260460032</text:p>
          </table:table-cell>
          <table:table-cell office:value-type="float" office:value="40.485827605">
            <text:p>40.485827605</text:p>
          </table:table-cell>
          <table:table-cell office:value-type="float" office:value="-80.3322787866667">
            <text:p>-80.3322787866667</text:p>
          </table:table-cell>
          <table:table-cell office:value-type="float" office:value="2.09338573052082">
            <text:p>2.09338573052082</text:p>
          </table:table-cell>
          <table:table-cell office:value-type="float" office:value="33.4948091870174">
            <text:p>33.4948091870174</text:p>
          </table:table-cell>
          <table:table-cell office:value-type="string" office:value="disregard">
            <text:p>disregard</text:p>
          </table:table-cell>
          <table:table-cell office:value-type="float" office:value="8">
            <text:p>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1.831880807877">
            <text:p>201.831880807877</text:p>
          </table:table-cell>
          <table:table-cell office:value-type="float" office:value="1713393482.85844">
            <text:p>1713393482.85844</text:p>
          </table:table-cell>
          <table:table-cell office:value-type="float" office:value="1713393482858439936">
            <text:p>1713393482858439936</text:p>
          </table:table-cell>
          <table:table-cell office:value-type="float" office:value="40.4858179233333">
            <text:p>40.4858179233333</text:p>
          </table:table-cell>
          <table:table-cell office:value-type="float" office:value="-80.33227469">
            <text:p>-80.33227469</text:p>
          </table:table-cell>
          <table:table-cell office:value-type="float" office:value="2.55466307408642">
            <text:p>2.55466307408642</text:p>
          </table:table-cell>
          <table:table-cell office:value-type="float" office:value="34.3835813580081">
            <text:p>34.3835813580081</text:p>
          </table:table-cell>
          <table:table-cell office:value-type="string" office:value="disregard">
            <text:p>disregard</text:p>
          </table:table-cell>
          <table:table-cell office:value-type="float" office:value="9">
            <text:p>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3.232944726944">
            <text:p>203.232944726944</text:p>
          </table:table-cell>
          <table:table-cell office:value-type="float" office:value="1713393484.2595">
            <text:p>1713393484.2595</text:p>
          </table:table-cell>
          <table:table-cell office:value-type="float" office:value="1713393484259500032">
            <text:p>1713393484259500032</text:p>
          </table:table-cell>
          <table:table-cell office:value-type="float" office:value="40.4858080883333">
            <text:p>40.4858080883333</text:p>
          </table:table-cell>
          <table:table-cell office:value-type="float" office:value="-80.3322703416667">
            <text:p>-80.3322703416667</text:p>
          </table:table-cell>
          <table:table-cell office:value-type="float" office:value="2.92028594447765">
            <text:p>2.92028594447765</text:p>
          </table:table-cell>
          <table:table-cell office:value-type="float" office:value="33.3147592330351">
            <text:p>33.3147592330351</text:p>
          </table:table-cell>
          <table:table-cell office:value-type="string" office:value="disregard">
            <text:p>disregard</text:p>
          </table:table-cell>
          <table:table-cell office:value-type="float" office:value="10">
            <text:p>1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4.430778741837">
            <text:p>204.430778741837</text:p>
          </table:table-cell>
          <table:table-cell office:value-type="float" office:value="1713393485.45734">
            <text:p>1713393485.45734</text:p>
          </table:table-cell>
          <table:table-cell office:value-type="float" office:value="1713393485457339904">
            <text:p>1713393485457339904</text:p>
          </table:table-cell>
          <table:table-cell office:value-type="float" office:value="40.4857979933333">
            <text:p>40.4857979933333</text:p>
          </table:table-cell>
          <table:table-cell office:value-type="float" office:value="-80.3322657133333">
            <text:p>-80.3322657133333</text:p>
          </table:table-cell>
          <table:table-cell office:value-type="float" office:value="3.29932148661464">
            <text:p>3.29932148661464</text:p>
          </table:table-cell>
          <table:table-cell office:value-type="float" office:value="32.1909050811082">
            <text:p>32.1909050811082</text:p>
          </table:table-cell>
          <table:table-cell office:value-type="string" office:value="disregard">
            <text:p>disregard</text:p>
          </table:table-cell>
          <table:table-cell office:value-type="float" office:value="11">
            <text:p>1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5.631539821625">
            <text:p>205.631539821625</text:p>
          </table:table-cell>
          <table:table-cell office:value-type="float" office:value="1713393486.6581">
            <text:p>1713393486.6581</text:p>
          </table:table-cell>
          <table:table-cell office:value-type="float" office:value="1713393486658099968">
            <text:p>1713393486658099968</text:p>
          </table:table-cell>
          <table:table-cell office:value-type="float" office:value="40.4857888">
            <text:p>40.4857888</text:p>
          </table:table-cell>
          <table:table-cell office:value-type="float" office:value="-80.3322610533333">
            <text:p>-80.3322610533333</text:p>
          </table:table-cell>
          <table:table-cell office:value-type="float" office:value="3.68662314140238">
            <text:p>3.68662314140238</text:p>
          </table:table-cell>
          <table:table-cell office:value-type="float" office:value="31.1881112577394">
            <text:p>31.1881112577394</text:p>
          </table:table-cell>
          <table:table-cell office:value-type="string" office:value="disregard">
            <text:p>disregard</text:p>
          </table:table-cell>
          <table:table-cell office:value-type="float" office:value="12">
            <text:p>1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6.832132816315">
            <text:p>206.832132816315</text:p>
          </table:table-cell>
          <table:table-cell office:value-type="float" office:value="1713393487.85869">
            <text:p>1713393487.85869</text:p>
          </table:table-cell>
          <table:table-cell office:value-type="float" office:value="1713393487858690048">
            <text:p>1713393487858690048</text:p>
          </table:table-cell>
          <table:table-cell office:value-type="float" office:value="40.4857790383333">
            <text:p>40.4857790383333</text:p>
          </table:table-cell>
          <table:table-cell office:value-type="float" office:value="-80.3322557">
            <text:p>-80.3322557</text:p>
          </table:table-cell>
          <table:table-cell office:value-type="float" office:value="4.15087704674806">
            <text:p>4.15087704674806</text:p>
          </table:table-cell>
          <table:table-cell office:value-type="float" office:value="30.096724034287">
            <text:p>30.096724034287</text:p>
          </table:table-cell>
          <table:table-cell office:value-type="string" office:value="disregard">
            <text:p>disregard</text:p>
          </table:table-cell>
          <table:table-cell office:value-type="float" office:value="13">
            <text:p>1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7.832455635071">
            <text:p>207.832455635071</text:p>
          </table:table-cell>
          <table:table-cell office:value-type="float" office:value="1713393488.85901">
            <text:p>1713393488.85901</text:p>
          </table:table-cell>
          <table:table-cell office:value-type="float" office:value="1713393488859010048">
            <text:p>1713393488859010048</text:p>
          </table:table-cell>
          <table:table-cell office:value-type="float" office:value="40.4857708266667">
            <text:p>40.4857708266667</text:p>
          </table:table-cell>
          <table:table-cell office:value-type="float" office:value="-80.33225061">
            <text:p>-80.33225061</text:p>
          </table:table-cell>
          <table:table-cell office:value-type="float" office:value="4.58871372893918">
            <text:p>4.58871372893918</text:p>
          </table:table-cell>
          <table:table-cell office:value-type="float" office:value="29.1921839378774">
            <text:p>29.1921839378774</text:p>
          </table:table-cell>
          <table:table-cell office:value-type="string" office:value="disregard">
            <text:p>disregard</text:p>
          </table:table-cell>
          <table:table-cell office:value-type="float" office:value="14">
            <text:p>1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8.830462217331">
            <text:p>208.830462217331</text:p>
          </table:table-cell>
          <table:table-cell office:value-type="float" office:value="1713393489.85702">
            <text:p>1713393489.85702</text:p>
          </table:table-cell>
          <table:table-cell office:value-type="float" office:value="1713393489857019904">
            <text:p>1713393489857019904</text:p>
          </table:table-cell>
          <table:table-cell office:value-type="float" office:value="40.4857616616667">
            <text:p>40.4857616616667</text:p>
          </table:table-cell>
          <table:table-cell office:value-type="float" office:value="-80.3322485816667">
            <text:p>-80.3322485816667</text:p>
          </table:table-cell>
          <table:table-cell office:value-type="float" office:value="4.82957654015627">
            <text:p>4.82957654015627</text:p>
          </table:table-cell>
          <table:table-cell office:value-type="float" office:value="28.2201041020453">
            <text:p>28.2201041020453</text:p>
          </table:table-cell>
          <table:table-cell office:value-type="string" office:value="disregard">
            <text:p>disregard</text:p>
          </table:table-cell>
          <table:table-cell office:value-type="float" office:value="15">
            <text:p>1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9.832570552826">
            <text:p>209.832570552826</text:p>
          </table:table-cell>
          <table:table-cell office:value-type="float" office:value="1713393490.85913">
            <text:p>1713393490.85913</text:p>
          </table:table-cell>
          <table:table-cell office:value-type="float" office:value="1713393490859130112">
            <text:p>1713393490859130112</text:p>
          </table:table-cell>
          <table:table-cell office:value-type="float" office:value="40.4857523666667">
            <text:p>40.4857523666667</text:p>
          </table:table-cell>
          <table:table-cell office:value-type="float" office:value="-80.332249135">
            <text:p>-80.332249135</text:p>
          </table:table-cell>
          <table:table-cell office:value-type="float" office:value="4.82239400525577">
            <text:p>4.82239400525577</text:p>
          </table:table-cell>
          <table:table-cell office:value-type="float" office:value="27.2091449117288">
            <text:p>27.2091449117288</text:p>
          </table:table-cell>
          <table:table-cell office:value-type="string" office:value="disregard">
            <text:p>disregard</text:p>
          </table:table-cell>
          <table:table-cell office:value-type="float" office:value="16">
            <text:p>1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1.032249212265">
            <text:p>211.032249212265</text:p>
          </table:table-cell>
          <table:table-cell office:value-type="float" office:value="1713393492.05881">
            <text:p>1713393492.05881</text:p>
          </table:table-cell>
          <table:table-cell office:value-type="float" office:value="1713393492058810112">
            <text:p>1713393492058810112</text:p>
          </table:table-cell>
          <table:table-cell office:value-type="float" office:value="40.4857418866667">
            <text:p>40.4857418866667</text:p>
          </table:table-cell>
          <table:table-cell office:value-type="float" office:value="-80.3322526633333">
            <text:p>-80.3322526633333</text:p>
          </table:table-cell>
          <table:table-cell office:value-type="float" office:value="4.56271417276002">
            <text:p>4.56271417276002</text:p>
          </table:table-cell>
          <table:table-cell office:value-type="float" office:value="26.0009025260806">
            <text:p>26.0009025260806</text:p>
          </table:table-cell>
          <table:table-cell office:value-type="string" office:value="disregard">
            <text:p>disregard</text:p>
          </table:table-cell>
          <table:table-cell office:value-type="float" office:value="17">
            <text:p>1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2.031010389328">
            <text:p>212.031010389328</text:p>
          </table:table-cell>
          <table:table-cell office:value-type="float" office:value="1713393493.05757">
            <text:p>1713393493.05757</text:p>
          </table:table-cell>
          <table:table-cell office:value-type="float" office:value="1713393493057570048">
            <text:p>1713393493057570048</text:p>
          </table:table-cell>
          <table:table-cell office:value-type="float" office:value="40.4857330283333">
            <text:p>40.4857330283333</text:p>
          </table:table-cell>
          <table:table-cell office:value-type="float" office:value="-80.33225686">
            <text:p>-80.33225686</text:p>
          </table:table-cell>
          <table:table-cell office:value-type="float" office:value="4.22827817196958">
            <text:p>4.22827817196958</text:p>
          </table:table-cell>
          <table:table-cell office:value-type="float" office:value="25.0203991122544">
            <text:p>25.0203991122544</text:p>
          </table:table-cell>
          <table:table-cell office:value-type="string" office:value="disregard">
            <text:p>disregard</text:p>
          </table:table-cell>
          <table:table-cell office:value-type="float" office:value="18">
            <text:p>1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3.025461196899">
            <text:p>213.025461196899</text:p>
          </table:table-cell>
          <table:table-cell office:value-type="float" office:value="1713393494.05202">
            <text:p>1713393494.05202</text:p>
          </table:table-cell>
          <table:table-cell office:value-type="float" office:value="1713393494052019968">
            <text:p>1713393494052019968</text:p>
          </table:table-cell>
          <table:table-cell office:value-type="float" office:value="40.4857250933333">
            <text:p>40.4857250933333</text:p>
          </table:table-cell>
          <table:table-cell office:value-type="float" office:value="-80.33226272">
            <text:p>-80.33226272</text:p>
          </table:table-cell>
          <table:table-cell office:value-type="float" office:value="3.78085763438139">
            <text:p>3.78085763438139</text:p>
          </table:table-cell>
          <table:table-cell office:value-type="float" office:value="24.0925091961399">
            <text:p>24.0925091961399</text:p>
          </table:table-cell>
          <table:table-cell office:value-type="string" office:value="disregard">
            <text:p>disregard</text:p>
          </table:table-cell>
          <table:table-cell office:value-type="float" office:value="19">
            <text:p>1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4.231370925903">
            <text:p>214.231370925903</text:p>
          </table:table-cell>
          <table:table-cell office:value-type="float" office:value="1713393495.25793">
            <text:p>1713393495.25793</text:p>
          </table:table-cell>
          <table:table-cell office:value-type="float" office:value="1713393495257929984">
            <text:p>1713393495257929984</text:p>
          </table:table-cell>
          <table:table-cell office:value-type="float" office:value="40.4857169883333">
            <text:p>40.4857169883333</text:p>
          </table:table-cell>
          <table:table-cell office:value-type="float" office:value="-80.33227005">
            <text:p>-80.33227005</text:p>
          </table:table-cell>
          <table:table-cell office:value-type="float" office:value="3.18756834743544">
            <text:p>3.18756834743544</text:p>
          </table:table-cell>
          <table:table-cell office:value-type="float" office:value="23.1945975292474">
            <text:p>23.1945975292474</text:p>
          </table:table-cell>
          <table:table-cell office:value-type="string" office:value="disregard">
            <text:p>disregard</text:p>
          </table:table-cell>
          <table:table-cell office:value-type="float" office:value="20">
            <text:p>2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5.431159973145">
            <text:p>215.431159973145</text:p>
          </table:table-cell>
          <table:table-cell office:value-type="float" office:value="1713393496.45772">
            <text:p>1713393496.45772</text:p>
          </table:table-cell>
          <table:table-cell office:value-type="float" office:value="1713393496457720064">
            <text:p>1713393496457720064</text:p>
          </table:table-cell>
          <table:table-cell office:value-type="float" office:value="40.485709955">
            <text:p>40.485709955</text:p>
          </table:table-cell>
          <table:table-cell office:value-type="float" office:value="-80.3322779566667">
            <text:p>-80.3322779566667</text:p>
          </table:table-cell>
          <table:table-cell office:value-type="float" office:value="2.53980591450818">
            <text:p>2.53980591450818</text:p>
          </table:table-cell>
          <table:table-cell office:value-type="float" office:value="22.3641730844975">
            <text:p>22.3641730844975</text:p>
          </table:table-cell>
          <table:table-cell office:value-type="string" office:value="disregard">
            <text:p>disregard</text:p>
          </table:table-cell>
          <table:table-cell office:value-type="float" office:value="21">
            <text:p>2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6.62969326973">
            <text:p>216.62969326973</text:p>
          </table:table-cell>
          <table:table-cell office:value-type="float" office:value="1713393497.65625">
            <text:p>1713393497.65625</text:p>
          </table:table-cell>
          <table:table-cell office:value-type="float" office:value="1713393497656250112">
            <text:p>1713393497656250112</text:p>
          </table:table-cell>
          <table:table-cell office:value-type="float" office:value="40.4857015333333">
            <text:p>40.4857015333333</text:p>
          </table:table-cell>
          <table:table-cell office:value-type="float" office:value="-80.3322857833333">
            <text:p>-80.3322857833333</text:p>
          </table:table-cell>
          <table:table-cell office:value-type="float" office:value="1.85717764077708">
            <text:p>1.85717764077708</text:p>
          </table:table-cell>
          <table:table-cell office:value-type="float" office:value="21.4742810791358">
            <text:p>21.4742810791358</text:p>
          </table:table-cell>
          <table:table-cell office:value-type="string" office:value="disregard">
            <text:p>disregard</text:p>
          </table:table-cell>
          <table:table-cell office:value-type="float" office:value="22">
            <text:p>2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7.833495616913">
            <text:p>217.833495616913</text:p>
          </table:table-cell>
          <table:table-cell office:value-type="float" office:value="1713393498.86005">
            <text:p>1713393498.86005</text:p>
          </table:table-cell>
          <table:table-cell office:value-type="float" office:value="1713393498860049920">
            <text:p>1713393498860049920</text:p>
          </table:table-cell>
          <table:table-cell office:value-type="float" office:value="40.4856917733333">
            <text:p>40.4856917733333</text:p>
          </table:table-cell>
          <table:table-cell office:value-type="float" office:value="-80.332292">
            <text:p>-80.332292</text:p>
          </table:table-cell>
          <table:table-cell office:value-type="float" office:value="1.30182356492151">
            <text:p>1.30182356492151</text:p>
          </table:table-cell>
          <table:table-cell office:value-type="float" office:value="20.4168063690886">
            <text:p>20.4168063690886</text:p>
          </table:table-cell>
          <table:table-cell office:value-type="string" office:value="disregard">
            <text:p>disregard</text:p>
          </table:table-cell>
          <table:table-cell office:value-type="float" office:value="23">
            <text:p>2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9.032932519913">
            <text:p>219.032932519913</text:p>
          </table:table-cell>
          <table:table-cell office:value-type="float" office:value="1713393500.05949">
            <text:p>1713393500.05949</text:p>
          </table:table-cell>
          <table:table-cell office:value-type="float" office:value="1713393500059490048">
            <text:p>1713393500059490048</text:p>
          </table:table-cell>
          <table:table-cell office:value-type="float" office:value="40.4856816883333">
            <text:p>40.4856816883333</text:p>
          </table:table-cell>
          <table:table-cell office:value-type="float" office:value="-80.3322966083333">
            <text:p>-80.3322966083333</text:p>
          </table:table-cell>
          <table:table-cell office:value-type="float" office:value="0.908856805996038">
            <text:p>0.908856805996038</text:p>
          </table:table-cell>
          <table:table-cell office:value-type="float" office:value="19.2745299013332">
            <text:p>19.2745299013332</text:p>
          </table:table-cell>
          <table:table-cell office:value-type="string" office:value="disregard">
            <text:p>disregard</text:p>
          </table:table-cell>
          <table:table-cell office:value-type="float" office:value="24">
            <text:p>2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0.233638048172">
            <text:p>220.233638048172</text:p>
          </table:table-cell>
          <table:table-cell office:value-type="float" office:value="1713393501.2602">
            <text:p>1713393501.2602</text:p>
          </table:table-cell>
          <table:table-cell office:value-type="float" office:value="1713393501260189952">
            <text:p>1713393501260189952</text:p>
          </table:table-cell>
          <table:table-cell office:value-type="float" office:value="40.4856723483333">
            <text:p>40.4856723483333</text:p>
          </table:table-cell>
          <table:table-cell office:value-type="float" office:value="-80.3323022616667">
            <text:p>-80.3323022616667</text:p>
          </table:table-cell>
          <table:table-cell office:value-type="float" office:value="0.489527988596819">
            <text:p>0.489527988596819</text:p>
          </table:table-cell>
          <table:table-cell office:value-type="float" office:value="18.1997683318332">
            <text:p>18.1997683318332</text:p>
          </table:table-cell>
          <table:table-cell office:value-type="string" office:value="disregard">
            <text:p>disregard</text:p>
          </table:table-cell>
          <table:table-cell office:value-type="float" office:value="25">
            <text:p>2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1.430730581284">
            <text:p>221.430730581284</text:p>
          </table:table-cell>
          <table:table-cell office:value-type="float" office:value="1713393502.45729">
            <text:p>1713393502.45729</text:p>
          </table:table-cell>
          <table:table-cell office:value-type="float" office:value="1713393502457289984">
            <text:p>1713393502457289984</text:p>
          </table:table-cell>
          <table:table-cell office:value-type="float" office:value="40.4856641233333">
            <text:p>40.4856641233333</text:p>
          </table:table-cell>
          <table:table-cell office:value-type="float" office:value="-80.3323115683333">
            <text:p>-80.3323115683333</text:p>
          </table:table-cell>
          <table:table-cell office:value-type="float" office:value="-0.256065260036848">
            <text:p>-0.256065260036848</text:p>
          </table:table-cell>
          <table:table-cell office:value-type="float" office:value="17.2674024226144">
            <text:p>17.2674024226144</text:p>
          </table:table-cell>
          <table:table-cell office:value-type="string" office:value="disregard">
            <text:p>disregard</text:p>
          </table:table-cell>
          <table:table-cell office:value-type="float" office:value="26">
            <text:p>2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2.432380437851">
            <text:p>222.432380437851</text:p>
          </table:table-cell>
          <table:table-cell office:value-type="float" office:value="1713393503.45894">
            <text:p>1713393503.45894</text:p>
          </table:table-cell>
          <table:table-cell office:value-type="float" office:value="1713393503458939904">
            <text:p>1713393503458939904</text:p>
          </table:table-cell>
          <table:table-cell office:value-type="float" office:value="40.4856560766667">
            <text:p>40.4856560766667</text:p>
          </table:table-cell>
          <table:table-cell office:value-type="float" office:value="-80.3323178833333">
            <text:p>-80.3323178833333</text:p>
          </table:table-cell>
          <table:table-cell office:value-type="float" office:value="-0.83361637336202">
            <text:p>-0.83361637336202</text:p>
          </table:table-cell>
          <table:table-cell office:value-type="float" office:value="16.3990270709619">
            <text:p>16.3990270709619</text:p>
          </table:table-cell>
          <table:table-cell office:value-type="string" office:value="disregard">
            <text:p>disregard</text:p>
          </table:table-cell>
          <table:table-cell office:value-type="float" office:value="27">
            <text:p>2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3.426825523376">
            <text:p>223.426825523376</text:p>
          </table:table-cell>
          <table:table-cell office:value-type="float" office:value="1713393504.45338">
            <text:p>1713393504.45338</text:p>
          </table:table-cell>
          <table:table-cell office:value-type="float" office:value="1713393504453380096">
            <text:p>1713393504453380096</text:p>
          </table:table-cell>
          <table:table-cell office:value-type="float" office:value="40.4856481816667">
            <text:p>40.4856481816667</text:p>
          </table:table-cell>
          <table:table-cell office:value-type="float" office:value="-80.3323258433333">
            <text:p>-80.3323258433333</text:p>
          </table:table-cell>
          <table:table-cell office:value-type="float" office:value="-1.4534180542687">
            <text:p>-1.4534180542687</text:p>
          </table:table-cell>
          <table:table-cell office:value-type="float" office:value="15.5136810233817">
            <text:p>15.5136810233817</text:p>
          </table:table-cell>
          <table:table-cell office:value-type="string" office:value="disregard">
            <text:p>disregard</text:p>
          </table:table-cell>
          <table:table-cell office:value-type="float" office:value="28">
            <text:p>2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4.434005975723">
            <text:p>224.434005975723</text:p>
          </table:table-cell>
          <table:table-cell office:value-type="float" office:value="1713393505.46056">
            <text:p>1713393505.46056</text:p>
          </table:table-cell>
          <table:table-cell office:value-type="float" office:value="1713393505460559872">
            <text:p>1713393505460559872</text:p>
          </table:table-cell>
          <table:table-cell office:value-type="float" office:value="40.4856416533333">
            <text:p>40.4856416533333</text:p>
          </table:table-cell>
          <table:table-cell office:value-type="float" office:value="-80.3323365716667">
            <text:p>-80.3323365716667</text:p>
          </table:table-cell>
          <table:table-cell office:value-type="float" office:value="-2.34066058730241">
            <text:p>-2.34066058730241</text:p>
          </table:table-cell>
          <table:table-cell office:value-type="float" office:value="14.7443491024897">
            <text:p>14.7443491024897</text:p>
          </table:table-cell>
          <table:table-cell office:value-type="string" office:value="disregard">
            <text:p>disregard</text:p>
          </table:table-cell>
          <table:table-cell office:value-type="float" office:value="29">
            <text:p>2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5.632511615753">
            <text:p>225.632511615753</text:p>
          </table:table-cell>
          <table:table-cell office:value-type="float" office:value="1713393506.65907">
            <text:p>1713393506.65907</text:p>
          </table:table-cell>
          <table:table-cell office:value-type="float" office:value="1713393506659069952">
            <text:p>1713393506659069952</text:p>
          </table:table-cell>
          <table:table-cell office:value-type="float" office:value="40.4856360133333">
            <text:p>40.4856360133333</text:p>
          </table:table-cell>
          <table:table-cell office:value-type="float" office:value="-80.3323487616667">
            <text:p>-80.3323487616667</text:p>
          </table:table-cell>
          <table:table-cell office:value-type="float" office:value="-3.37084971123841">
            <text:p>-3.37084971123841</text:p>
          </table:table-cell>
          <table:table-cell office:value-type="float" office:value="14.104184107855">
            <text:p>14.104184107855</text:p>
          </table:table-cell>
          <table:table-cell office:value-type="string" office:value="disregard">
            <text:p>disregard</text:p>
          </table:table-cell>
          <table:table-cell office:value-type="float" office:value="30">
            <text:p>3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6.830043077469">
            <text:p>226.830043077469</text:p>
          </table:table-cell>
          <table:table-cell office:value-type="float" office:value="1713393507.8566">
            <text:p>1713393507.8566</text:p>
          </table:table-cell>
          <table:table-cell office:value-type="float" office:value="1713393507856600064">
            <text:p>1713393507856600064</text:p>
          </table:table-cell>
          <table:table-cell office:value-type="float" office:value="40.48562765">
            <text:p>40.48562765</text:p>
          </table:table-cell>
          <table:table-cell office:value-type="float" office:value="-80.3323575483333">
            <text:p>-80.3323575483333</text:p>
          </table:table-cell>
          <table:table-cell office:value-type="float" office:value="-4.16175606590696">
            <text:p>-4.16175606590696</text:p>
          </table:table-cell>
          <table:table-cell office:value-type="float" office:value="13.2047779066488">
            <text:p>13.2047779066488</text:p>
          </table:table-cell>
          <table:table-cell office:value-type="string" office:value="disregard">
            <text:p>disregard</text:p>
          </table:table-cell>
          <table:table-cell office:value-type="float" office:value="31">
            <text:p>3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7.831964492798">
            <text:p>227.831964492798</text:p>
          </table:table-cell>
          <table:table-cell office:value-type="float" office:value="1713393508.85852">
            <text:p>1713393508.85852</text:p>
          </table:table-cell>
          <table:table-cell office:value-type="float" office:value="1713393508858520064">
            <text:p>1713393508858520064</text:p>
          </table:table-cell>
          <table:table-cell office:value-type="float" office:value="40.48561968">
            <text:p>40.48561968</text:p>
          </table:table-cell>
          <table:table-cell office:value-type="float" office:value="-80.3323642483333">
            <text:p>-80.3323642483333</text:p>
          </table:table-cell>
          <table:table-cell office:value-type="float" office:value="-4.73727159935515">
            <text:p>-4.73727159935515</text:p>
          </table:table-cell>
          <table:table-cell office:value-type="float" office:value="12.3286477793008">
            <text:p>12.3286477793008</text:p>
          </table:table-cell>
          <table:table-cell office:value-type="string" office:value="disregard">
            <text:p>disregard</text:p>
          </table:table-cell>
          <table:table-cell office:value-type="float" office:value="32">
            <text:p>3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8.832362890244">
            <text:p>228.832362890244</text:p>
          </table:table-cell>
          <table:table-cell office:value-type="float" office:value="1713393509.85892">
            <text:p>1713393509.85892</text:p>
          </table:table-cell>
          <table:table-cell office:value-type="float" office:value="1713393509858919936">
            <text:p>1713393509858919936</text:p>
          </table:table-cell>
          <table:table-cell office:value-type="float" office:value="40.4856115166667">
            <text:p>40.4856115166667</text:p>
          </table:table-cell>
          <table:table-cell office:value-type="float" office:value="-80.3323699716667">
            <text:p>-80.3323699716667</text:p>
          </table:table-cell>
          <table:table-cell office:value-type="float" office:value="-5.23871657636482">
            <text:p>-5.23871657636482</text:p>
          </table:table-cell>
          <table:table-cell office:value-type="float" office:value="11.4460476441309">
            <text:p>11.4460476441309</text:p>
          </table:table-cell>
          <table:table-cell office:value-type="string" office:value="disregard">
            <text:p>disregard</text:p>
          </table:table-cell>
          <table:table-cell office:value-type="float" office:value="33">
            <text:p>3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9.831514835358">
            <text:p>229.831514835358</text:p>
          </table:table-cell>
          <table:table-cell office:value-type="float" office:value="1713393510.85807">
            <text:p>1713393510.85807</text:p>
          </table:table-cell>
          <table:table-cell office:value-type="float" office:value="1713393510858070016">
            <text:p>1713393510858070016</text:p>
          </table:table-cell>
          <table:table-cell office:value-type="float" office:value="40.4856022216667">
            <text:p>40.4856022216667</text:p>
          </table:table-cell>
          <table:table-cell office:value-type="float" office:value="-80.3323718083333">
            <text:p>-80.3323718083333</text:p>
          </table:table-cell>
          <table:table-cell office:value-type="float" office:value="-5.45586536766496">
            <text:p>-5.45586536766496</text:p>
          </table:table-cell>
          <table:table-cell office:value-type="float" office:value="10.4414554834366">
            <text:p>10.4414554834366</text:p>
          </table:table-cell>
          <table:table-cell office:value-type="string" office:value="disregard">
            <text:p>disregard</text:p>
          </table:table-cell>
          <table:table-cell office:value-type="float" office:value="34">
            <text:p>3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0.833406448364">
            <text:p>230.833406448364</text:p>
          </table:table-cell>
          <table:table-cell office:value-type="float" office:value="1713393511.85996">
            <text:p>1713393511.85996</text:p>
          </table:table-cell>
          <table:table-cell office:value-type="float" office:value="1713393511859960064">
            <text:p>1713393511859960064</text:p>
          </table:table-cell>
          <table:table-cell office:value-type="float" office:value="40.4855926066667">
            <text:p>40.4855926066667</text:p>
          </table:table-cell>
          <table:table-cell office:value-type="float" office:value="-80.3323698983333">
            <text:p>-80.3323698983333</text:p>
          </table:table-cell>
          <table:table-cell office:value-type="float" office:value="-5.35021151625551">
            <text:p>-5.35021151625551</text:p>
          </table:table-cell>
          <table:table-cell office:value-type="float" office:value="9.35993546713144">
            <text:p>9.35993546713144</text:p>
          </table:table-cell>
          <table:table-cell office:value-type="string" office:value="disregard">
            <text:p>disregard</text:p>
          </table:table-cell>
          <table:table-cell office:value-type="float" office:value="35">
            <text:p>3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1.832815408707">
            <text:p>231.832815408707</text:p>
          </table:table-cell>
          <table:table-cell office:value-type="float" office:value="1713393512.85937">
            <text:p>1713393512.85937</text:p>
          </table:table-cell>
          <table:table-cell office:value-type="float" office:value="1713393512859369984">
            <text:p>1713393512859369984</text:p>
          </table:table-cell>
          <table:table-cell office:value-type="float" office:value="40.48558383">
            <text:p>40.48558383</text:p>
          </table:table-cell>
          <table:table-cell office:value-type="float" office:value="-80.332365015">
            <text:p>-80.332365015</text:p>
          </table:table-cell>
          <table:table-cell office:value-type="float" office:value="-4.96436026506126">
            <text:p>-4.96436026506126</text:p>
          </table:table-cell>
          <table:table-cell office:value-type="float" office:value="8.36212558019906">
            <text:p>8.36212558019906</text:p>
          </table:table-cell>
          <table:table-cell office:value-type="string" office:value="disregard">
            <text:p>disregard</text:p>
          </table:table-cell>
          <table:table-cell office:value-type="float" office:value="36">
            <text:p>3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2.832458972931">
            <text:p>232.832458972931</text:p>
          </table:table-cell>
          <table:table-cell office:value-type="float" office:value="1713393513.85902">
            <text:p>1713393513.85902</text:p>
          </table:table-cell>
          <table:table-cell office:value-type="float" office:value="1713393513859020032">
            <text:p>1713393513859020032</text:p>
          </table:table-cell>
          <table:table-cell office:value-type="float" office:value="40.4855746966667">
            <text:p>40.4855746966667</text:p>
          </table:table-cell>
          <table:table-cell office:value-type="float" office:value="-80.3323612783333">
            <text:p>-80.3323612783333</text:p>
          </table:table-cell>
          <table:table-cell office:value-type="float" office:value="-4.60960177902598">
            <text:p>-4.60960177902598</text:p>
          </table:table-cell>
          <table:table-cell office:value-type="float" office:value="7.36630061361939">
            <text:p>7.36630061361939</text:p>
          </table:table-cell>
          <table:table-cell office:value-type="string" office:value="disregard">
            <text:p>disregard</text:p>
          </table:table-cell>
          <table:table-cell office:value-type="float" office:value="37">
            <text:p>3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3.835735321045">
            <text:p>233.835735321045</text:p>
          </table:table-cell>
          <table:table-cell office:value-type="float" office:value="1713393514.86229">
            <text:p>1713393514.86229</text:p>
          </table:table-cell>
          <table:table-cell office:value-type="float" office:value="1713393514862289920">
            <text:p>1713393514862289920</text:p>
          </table:table-cell>
          <table:table-cell office:value-type="float" office:value="40.4855653083333">
            <text:p>40.4855653083333</text:p>
          </table:table-cell>
          <table:table-cell office:value-type="float" office:value="-80.3323582616667">
            <text:p>-80.3323582616667</text:p>
          </table:table-cell>
          <table:table-cell office:value-type="float" office:value="-4.33880855981261">
            <text:p>-4.33880855981261</text:p>
          </table:table-cell>
          <table:table-cell office:value-type="float" office:value="6.34042351040989">
            <text:p>6.34042351040989</text:p>
          </table:table-cell>
          <table:table-cell office:value-type="string" office:value="disregard">
            <text:p>disregard</text:p>
          </table:table-cell>
          <table:table-cell office:value-type="float" office:value="38">
            <text:p>3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4.83268404007">
            <text:p>234.83268404007</text:p>
          </table:table-cell>
          <table:table-cell office:value-type="float" office:value="1713393515.85924">
            <text:p>1713393515.85924</text:p>
          </table:table-cell>
          <table:table-cell office:value-type="float" office:value="1713393515859239936">
            <text:p>1713393515859239936</text:p>
          </table:table-cell>
          <table:table-cell office:value-type="float" office:value="40.4855559716667">
            <text:p>40.4855559716667</text:p>
          </table:table-cell>
          <table:table-cell office:value-type="float" office:value="-80.3323549816667">
            <text:p>-80.3323549816667</text:p>
          </table:table-cell>
          <table:table-cell office:value-type="float" office:value="-4.06071329070255">
            <text:p>-4.06071329070255</text:p>
          </table:table-cell>
          <table:table-cell office:value-type="float" office:value="5.30165083520114">
            <text:p>5.30165083520114</text:p>
          </table:table-cell>
          <table:table-cell office:value-type="string" office:value="disregard">
            <text:p>disregard</text:p>
          </table:table-cell>
          <table:table-cell office:value-type="float" office:value="39">
            <text:p>3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5.834951162338">
            <text:p>235.834951162338</text:p>
          </table:table-cell>
          <table:table-cell office:value-type="float" office:value="1713393516.86151">
            <text:p>1713393516.86151</text:p>
          </table:table-cell>
          <table:table-cell office:value-type="float" office:value="1713393516861509888">
            <text:p>1713393516861509888</text:p>
          </table:table-cell>
          <table:table-cell office:value-type="float" office:value="40.485547155">
            <text:p>40.485547155</text:p>
          </table:table-cell>
          <table:table-cell office:value-type="float" office:value="-80.332350605">
            <text:p>-80.332350605</text:p>
          </table:table-cell>
          <table:table-cell office:value-type="float" office:value="-3.70665802410804">
            <text:p>-3.70665802410804</text:p>
          </table:table-cell>
          <table:table-cell office:value-type="float" office:value="4.305450566113">
            <text:p>4.305450566113</text:p>
          </table:table-cell>
          <table:table-cell office:value-type="string" office:value="disregard">
            <text:p>disregard</text:p>
          </table:table-cell>
          <table:table-cell office:value-type="float" office:value="40">
            <text:p>4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6.832099676132">
            <text:p>236.832099676132</text:p>
          </table:table-cell>
          <table:table-cell office:value-type="float" office:value="1713393517.85866">
            <text:p>1713393517.85866</text:p>
          </table:table-cell>
          <table:table-cell office:value-type="float" office:value="1713393517858660096">
            <text:p>1713393517858660096</text:p>
          </table:table-cell>
          <table:table-cell office:value-type="float" office:value="40.4855380633333">
            <text:p>40.4855380633333</text:p>
          </table:table-cell>
          <table:table-cell office:value-type="float" office:value="-80.3323454116667">
            <text:p>-80.3323454116667</text:p>
          </table:table-cell>
          <table:table-cell office:value-type="float" office:value="-3.27339503832627">
            <text:p>-3.27339503832627</text:p>
          </table:table-cell>
          <table:table-cell office:value-type="float" office:value="3.3146599046886">
            <text:p>3.3146599046886</text:p>
          </table:table-cell>
          <table:table-cell office:value-type="string" office:value="disregard">
            <text:p>disregard</text:p>
          </table:table-cell>
          <table:table-cell office:value-type="float" office:value="41">
            <text:p>4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7.833208560944">
            <text:p>237.833208560944</text:p>
          </table:table-cell>
          <table:table-cell office:value-type="float" office:value="1713393518.85977">
            <text:p>1713393518.85977</text:p>
          </table:table-cell>
          <table:table-cell office:value-type="float" office:value="1713393518859770112">
            <text:p>1713393518859770112</text:p>
          </table:table-cell>
          <table:table-cell office:value-type="float" office:value="40.48552934">
            <text:p>40.48552934</text:p>
          </table:table-cell>
          <table:table-cell office:value-type="float" office:value="-80.332339355">
            <text:p>-80.332339355</text:p>
          </table:table-cell>
          <table:table-cell office:value-type="float" office:value="-2.77407081227284">
            <text:p>-2.77407081227284</text:p>
          </table:table-cell>
          <table:table-cell office:value-type="float" office:value="2.3304744809866">
            <text:p>2.3304744809866</text:p>
          </table:table-cell>
          <table:table-cell office:value-type="string" office:value="disregard">
            <text:p>disregard</text:p>
          </table:table-cell>
          <table:table-cell office:value-type="float" office:value="42">
            <text:p>4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8.832483768463">
            <text:p>238.832483768463</text:p>
          </table:table-cell>
          <table:table-cell office:value-type="float" office:value="1713393519.85904">
            <text:p>1713393519.85904</text:p>
          </table:table-cell>
          <table:table-cell office:value-type="float" office:value="1713393519859040000">
            <text:p>1713393519859040000</text:p>
          </table:table-cell>
          <table:table-cell office:value-type="float" office:value="40.4855199683333">
            <text:p>40.4855199683333</text:p>
          </table:table-cell>
          <table:table-cell office:value-type="float" office:value="-80.3323348583333">
            <text:p>-80.3323348583333</text:p>
          </table:table-cell>
          <table:table-cell office:value-type="float" office:value="-2.31655641051475">
            <text:p>-2.31655641051475</text:p>
          </table:table-cell>
          <table:table-cell office:value-type="float" office:value="1.32710154354572">
            <text:p>1.32710154354572</text:p>
          </table:table-cell>
          <table:table-cell office:value-type="string" office:value="disregard">
            <text:p>disregard</text:p>
          </table:table-cell>
          <table:table-cell office:value-type="float" office:value="43">
            <text:p>4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9.834215402603">
            <text:p>239.834215402603</text:p>
          </table:table-cell>
          <table:table-cell office:value-type="float" office:value="1713393520.86077">
            <text:p>1713393520.86077</text:p>
          </table:table-cell>
          <table:table-cell office:value-type="float" office:value="1713393520860770048">
            <text:p>1713393520860770048</text:p>
          </table:table-cell>
          <table:table-cell office:value-type="float" office:value="40.4855103083333">
            <text:p>40.4855103083333</text:p>
          </table:table-cell>
          <table:table-cell office:value-type="float" office:value="-80.3323343166667">
            <text:p>-80.3323343166667</text:p>
          </table:table-cell>
          <table:table-cell office:value-type="float" office:value="-2.20117361226585">
            <text:p>-2.20117361226585</text:p>
          </table:table-cell>
          <table:table-cell office:value-type="float" office:value="0.248060340061784">
            <text:p>0.248060340061784</text:p>
          </table:table-cell>
          <table:table-cell office:value-type="string" office:value="disregard">
            <text:p>disregard</text:p>
          </table:table-cell>
          <table:table-cell office:value-type="float" office:value="44">
            <text:p>4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0.832520246506">
            <text:p>240.832520246506</text:p>
          </table:table-cell>
          <table:table-cell office:value-type="float" office:value="1713393521.85908">
            <text:p>1713393521.85908</text:p>
          </table:table-cell>
          <table:table-cell office:value-type="float" office:value="1713393521859079936">
            <text:p>1713393521859079936</text:p>
          </table:table-cell>
          <table:table-cell office:value-type="float" office:value="40.4855007366667">
            <text:p>40.4855007366667</text:p>
          </table:table-cell>
          <table:table-cell office:value-type="float" office:value="-80.332332435">
            <text:p>-80.332332435</text:p>
          </table:table-cell>
          <table:table-cell office:value-type="float" office:value="-2.07358010066673">
            <text:p>-2.07358010066673</text:p>
          </table:table-cell>
          <table:table-cell office:value-type="float" office:value="-0.801841611042619">
            <text:p>-0.801841611042619</text:p>
          </table:table-cell>
          <table:table-cell office:value-type="string" office:value="disregard">
            <text:p>disregard</text:p>
          </table:table-cell>
          <table:table-cell office:value-type="float" office:value="45">
            <text:p>4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1.831357002258">
            <text:p>241.831357002258</text:p>
          </table:table-cell>
          <table:table-cell office:value-type="float" office:value="1713393522.85791">
            <text:p>1713393522.85791</text:p>
          </table:table-cell>
          <table:table-cell office:value-type="float" office:value="1713393522857910016">
            <text:p>1713393522857910016</text:p>
          </table:table-cell>
          <table:table-cell office:value-type="float" office:value="40.48549176">
            <text:p>40.48549176</text:p>
          </table:table-cell>
          <table:table-cell office:value-type="float" office:value="-80.3323280466667">
            <text:p>-80.3323280466667</text:p>
          </table:table-cell>
          <table:table-cell office:value-type="float" office:value="-1.73681468341965">
            <text:p>-1.73681468341965</text:p>
          </table:table-cell>
          <table:table-cell office:value-type="float" office:value="-1.80927331652492">
            <text:p>-1.80927331652492</text:p>
          </table:table-cell>
          <table:table-cell office:value-type="string" office:value="disregard">
            <text:p>disregard</text:p>
          </table:table-cell>
          <table:table-cell office:value-type="float" office:value="46">
            <text:p>4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2.832659006119">
            <text:p>242.832659006119</text:p>
          </table:table-cell>
          <table:table-cell office:value-type="float" office:value="1713393523.85922">
            <text:p>1713393523.85922</text:p>
          </table:table-cell>
          <table:table-cell office:value-type="float" office:value="1713393523859219968">
            <text:p>1713393523859219968</text:p>
          </table:table-cell>
          <table:table-cell office:value-type="float" office:value="40.4854826733333">
            <text:p>40.4854826733333</text:p>
          </table:table-cell>
          <table:table-cell office:value-type="float" office:value="-80.3323226066667">
            <text:p>-80.3323226066667</text:p>
          </table:table-cell>
          <table:table-cell office:value-type="float" office:value="-1.28922263113782">
            <text:p>-1.28922263113782</text:p>
          </table:table-cell>
          <table:table-cell office:value-type="float" office:value="-2.82678216602653">
            <text:p>-2.82678216602653</text:p>
          </table:table-cell>
          <table:table-cell office:value-type="string" office:value="disregard">
            <text:p>disregard</text:p>
          </table:table-cell>
          <table:table-cell office:value-type="float" office:value="47">
            <text:p>4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3.833569288254">
            <text:p>243.833569288254</text:p>
          </table:table-cell>
          <table:table-cell office:value-type="float" office:value="1713393524.86013">
            <text:p>1713393524.86013</text:p>
          </table:table-cell>
          <table:table-cell office:value-type="float" office:value="1713393524860130048">
            <text:p>1713393524860130048</text:p>
          </table:table-cell>
          <table:table-cell office:value-type="float" office:value="40.485473725">
            <text:p>40.485473725</text:p>
          </table:table-cell>
          <table:table-cell office:value-type="float" office:value="-80.3323174316667">
            <text:p>-80.3323174316667</text:p>
          </table:table-cell>
          <table:table-cell office:value-type="float" office:value="-0.827716318308376">
            <text:p>-0.827716318308376</text:p>
          </table:table-cell>
          <table:table-cell office:value-type="float" office:value="-3.81624892074615">
            <text:p>-3.81624892074615</text:p>
          </table:table-cell>
          <table:table-cell office:value-type="string" office:value="disregard">
            <text:p>disregard</text:p>
          </table:table-cell>
          <table:table-cell office:value-type="float" office:value="48">
            <text:p>4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4.832500219345">
            <text:p>244.832500219345</text:p>
          </table:table-cell>
          <table:table-cell office:value-type="float" office:value="1713393525.85906">
            <text:p>1713393525.85906</text:p>
          </table:table-cell>
          <table:table-cell office:value-type="float" office:value="1713393525859059968">
            <text:p>1713393525859059968</text:p>
          </table:table-cell>
          <table:table-cell office:value-type="float" office:value="40.48546382">
            <text:p>40.48546382</text:p>
          </table:table-cell>
          <table:table-cell office:value-type="float" office:value="-80.332314955">
            <text:p>-80.332314955</text:p>
          </table:table-cell>
          <table:table-cell office:value-type="float" office:value="-0.568563553504646">
            <text:p>-0.568563553504646</text:p>
          </table:table-cell>
          <table:table-cell office:value-type="float" office:value="-4.89050205424428">
            <text:p>-4.89050205424428</text:p>
          </table:table-cell>
          <table:table-cell office:value-type="string" office:value="disregard">
            <text:p>disregard</text:p>
          </table:table-cell>
          <table:table-cell office:value-type="float" office:value="49">
            <text:p>4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5.835561037064">
            <text:p>245.835561037064</text:p>
          </table:table-cell>
          <table:table-cell office:value-type="float" office:value="1713393526.86212">
            <text:p>1713393526.86212</text:p>
          </table:table-cell>
          <table:table-cell office:value-type="float" office:value="1713393526862119936">
            <text:p>1713393526862119936</text:p>
          </table:table-cell>
          <table:table-cell office:value-type="float" office:value="40.485454075">
            <text:p>40.485454075</text:p>
          </table:table-cell>
          <table:table-cell office:value-type="float" office:value="-80.3323135966667">
            <text:p>-80.3323135966667</text:p>
          </table:table-cell>
          <table:table-cell office:value-type="float" office:value="-0.469561700941995">
            <text:p>-0.469561700941995</text:p>
          </table:table-cell>
          <table:table-cell office:value-type="float" office:value="-5.98890840355307">
            <text:p>-5.98890840355307</text:p>
          </table:table-cell>
          <table:table-cell office:value-type="string" office:value="disregard">
            <text:p>disregard</text:p>
          </table:table-cell>
          <table:table-cell office:value-type="float" office:value="50">
            <text:p>5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6.833744525909">
            <text:p>246.833744525909</text:p>
          </table:table-cell>
          <table:table-cell office:value-type="float" office:value="1713393527.8603">
            <text:p>1713393527.8603</text:p>
          </table:table-cell>
          <table:table-cell office:value-type="float" office:value="1713393527860300032">
            <text:p>1713393527860300032</text:p>
          </table:table-cell>
          <table:table-cell office:value-type="float" office:value="40.4854446016667">
            <text:p>40.4854446016667</text:p>
          </table:table-cell>
          <table:table-cell office:value-type="float" office:value="-80.33230943">
            <text:p>-80.33230943</text:p>
          </table:table-cell>
          <table:table-cell office:value-type="float" office:value="-0.131672561517917">
            <text:p>-0.131672561517917</text:p>
          </table:table-cell>
          <table:table-cell office:value-type="float" office:value="-7.03277886565775">
            <text:p>-7.03277886565775</text:p>
          </table:table-cell>
          <table:table-cell office:value-type="string" office:value="disregard">
            <text:p>disregard</text:p>
          </table:table-cell>
          <table:table-cell office:value-type="float" office:value="51">
            <text:p>5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7.832374095917">
            <text:p>247.832374095917</text:p>
          </table:table-cell>
          <table:table-cell office:value-type="float" office:value="1713393528.85893">
            <text:p>1713393528.85893</text:p>
          </table:table-cell>
          <table:table-cell office:value-type="float" office:value="1713393528858929920">
            <text:p>1713393528858929920</text:p>
          </table:table-cell>
          <table:table-cell office:value-type="float" office:value="40.4854356066667">
            <text:p>40.4854356066667</text:p>
          </table:table-cell>
          <table:table-cell office:value-type="float" office:value="-80.33230371">
            <text:p>-80.33230371</text:p>
          </table:table-cell>
          <table:table-cell office:value-type="float" office:value="0.350636577582918">
            <text:p>0.350636577582918</text:p>
          </table:table-cell>
          <table:table-cell office:value-type="float" office:value="-8.04576966539025">
            <text:p>-8.04576966539025</text:p>
          </table:table-cell>
          <table:table-cell office:value-type="string" office:value="disregard">
            <text:p>disregard</text:p>
          </table:table-cell>
          <table:table-cell office:value-type="float" office:value="52">
            <text:p>5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8.834354639053">
            <text:p>248.834354639053</text:p>
          </table:table-cell>
          <table:table-cell office:value-type="float" office:value="1713393529.86091">
            <text:p>1713393529.86091</text:p>
          </table:table-cell>
          <table:table-cell office:value-type="float" office:value="1713393529860910080">
            <text:p>1713393529860910080</text:p>
          </table:table-cell>
          <table:table-cell office:value-type="float" office:value="40.48542753">
            <text:p>40.48542753</text:p>
          </table:table-cell>
          <table:table-cell office:value-type="float" office:value="-80.33229805">
            <text:p>-80.33229805</text:p>
          </table:table-cell>
          <table:table-cell office:value-type="float" office:value="0.830659811850637">
            <text:p>0.830659811850637</text:p>
          </table:table-cell>
          <table:table-cell office:value-type="float" office:value="-8.94333033263683">
            <text:p>-8.94333033263683</text:p>
          </table:table-cell>
          <table:table-cell office:value-type="string" office:value="disregard">
            <text:p>disregard</text:p>
          </table:table-cell>
          <table:table-cell office:value-type="float" office:value="53">
            <text:p>5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9.832947492599">
            <text:p>249.832947492599</text:p>
          </table:table-cell>
          <table:table-cell office:value-type="float" office:value="1713393530.8595">
            <text:p>1713393530.8595</text:p>
          </table:table-cell>
          <table:table-cell office:value-type="float" office:value="1713393530859500032">
            <text:p>1713393530859500032</text:p>
          </table:table-cell>
          <table:table-cell office:value-type="float" office:value="40.485417735">
            <text:p>40.485417735</text:p>
          </table:table-cell>
          <table:table-cell office:value-type="float" office:value="-80.332294265">
            <text:p>-80.332294265</text:p>
          </table:table-cell>
          <table:table-cell office:value-type="float" office:value="1.2240723449504">
            <text:p>1.2240723449504</text:p>
          </table:table-cell>
          <table:table-cell office:value-type="float" office:value="-9.98807570245117">
            <text:p>-9.98807570245117</text:p>
          </table:table-cell>
          <table:table-cell office:value-type="string" office:value="disregard">
            <text:p>disregard</text:p>
          </table:table-cell>
          <table:table-cell office:value-type="float" office:value="54">
            <text:p>5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0.833739757538">
            <text:p>250.833739757538</text:p>
          </table:table-cell>
          <table:table-cell office:value-type="float" office:value="1713393531.8603">
            <text:p>1713393531.8603</text:p>
          </table:table-cell>
          <table:table-cell office:value-type="float" office:value="1713393531860300032">
            <text:p>1713393531860300032</text:p>
          </table:table-cell>
          <table:table-cell office:value-type="float" office:value="40.4854077366667">
            <text:p>40.4854077366667</text:p>
          </table:table-cell>
          <table:table-cell office:value-type="float" office:value="-80.33229099">
            <text:p>-80.33229099</text:p>
          </table:table-cell>
          <table:table-cell office:value-type="float" office:value="1.48616561293602">
            <text:p>1.48616561293602</text:p>
          </table:table-cell>
          <table:table-cell office:value-type="float" office:value="-11.0961636835709">
            <text:p>-11.0961636835709</text:p>
          </table:table-cell>
          <table:table-cell office:value-type="string" office:value="disregard">
            <text:p>disregard</text:p>
          </table:table-cell>
          <table:table-cell office:value-type="float" office:value="55">
            <text:p>5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1.834256649017">
            <text:p>251.834256649017</text:p>
          </table:table-cell>
          <table:table-cell office:value-type="float" office:value="1713393532.86081">
            <text:p>1713393532.86081</text:p>
          </table:table-cell>
          <table:table-cell office:value-type="float" office:value="1713393532860809984">
            <text:p>1713393532860809984</text:p>
          </table:table-cell>
          <table:table-cell office:value-type="float" office:value="40.48539912">
            <text:p>40.48539912</text:p>
          </table:table-cell>
          <table:table-cell office:value-type="float" office:value="-80.3322861383333">
            <text:p>-80.3322861383333</text:p>
          </table:table-cell>
          <table:table-cell office:value-type="float" office:value="1.88098631124012">
            <text:p>1.88098631124012</text:p>
          </table:table-cell>
          <table:table-cell office:value-type="float" office:value="-12.0842847377062">
            <text:p>-12.0842847377062</text:p>
          </table:table-cell>
          <table:table-cell office:value-type="string" office:value="disregard">
            <text:p>disregard</text:p>
          </table:table-cell>
          <table:table-cell office:value-type="float" office:value="56">
            <text:p>5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2.832191467285">
            <text:p>252.832191467285</text:p>
          </table:table-cell>
          <table:table-cell office:value-type="float" office:value="1713393533.85875">
            <text:p>1713393533.85875</text:p>
          </table:table-cell>
          <table:table-cell office:value-type="float" office:value="1713393533858749952">
            <text:p>1713393533858749952</text:p>
          </table:table-cell>
          <table:table-cell office:value-type="float" office:value="40.4853908283333">
            <text:p>40.4853908283333</text:p>
          </table:table-cell>
          <table:table-cell office:value-type="float" office:value="-80.3322801716667">
            <text:p>-80.3322801716667</text:p>
          </table:table-cell>
          <table:table-cell office:value-type="float" office:value="2.36697502399329">
            <text:p>2.36697502399329</text:p>
          </table:table-cell>
          <table:table-cell office:value-type="float" office:value="-13.0047416379675">
            <text:p>-13.0047416379675</text:p>
          </table:table-cell>
          <table:table-cell office:value-type="string" office:value="disregard">
            <text:p>disregard</text:p>
          </table:table-cell>
          <table:table-cell office:value-type="float" office:value="57">
            <text:p>5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3.831864833832">
            <text:p>253.831864833832</text:p>
          </table:table-cell>
          <table:table-cell office:value-type="float" office:value="1713393534.85842">
            <text:p>1713393534.85842</text:p>
          </table:table-cell>
          <table:table-cell office:value-type="float" office:value="1713393534858419968">
            <text:p>1713393534858419968</text:p>
          </table:table-cell>
          <table:table-cell office:value-type="float" office:value="40.4853825066667">
            <text:p>40.4853825066667</text:p>
          </table:table-cell>
          <table:table-cell office:value-type="float" office:value="-80.3322731333333">
            <text:p>-80.3322731333333</text:p>
          </table:table-cell>
          <table:table-cell office:value-type="float" office:value="2.97423773328774">
            <text:p>2.97423773328774</text:p>
          </table:table-cell>
          <table:table-cell office:value-type="float" office:value="-13.9157703164965">
            <text:p>-13.9157703164965</text:p>
          </table:table-cell>
          <table:table-cell office:value-type="string" office:value="disregard">
            <text:p>disregard</text:p>
          </table:table-cell>
          <table:table-cell office:value-type="float" office:value="58">
            <text:p>5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4.832330703735">
            <text:p>254.832330703735</text:p>
          </table:table-cell>
          <table:table-cell office:value-type="float" office:value="1713393535.85889">
            <text:p>1713393535.85889</text:p>
          </table:table-cell>
          <table:table-cell office:value-type="float" office:value="1713393535858889984">
            <text:p>1713393535858889984</text:p>
          </table:table-cell>
          <table:table-cell office:value-type="float" office:value="40.4853729916667">
            <text:p>40.4853729916667</text:p>
          </table:table-cell>
          <table:table-cell office:value-type="float" office:value="-80.3322691566667">
            <text:p>-80.3322691566667</text:p>
          </table:table-cell>
          <table:table-cell office:value-type="float" office:value="3.38276499486528">
            <text:p>3.38276499486528</text:p>
          </table:table-cell>
          <table:table-cell office:value-type="float" office:value="-14.9417150085792">
            <text:p>-14.9417150085792</text:p>
          </table:table-cell>
          <table:table-cell office:value-type="string" office:value="disregard">
            <text:p>disregard</text:p>
          </table:table-cell>
          <table:table-cell office:value-type="float" office:value="59">
            <text:p>5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5.83380484581">
            <text:p>255.83380484581</text:p>
          </table:table-cell>
          <table:table-cell office:value-type="float" office:value="1713393536.86036">
            <text:p>1713393536.86036</text:p>
          </table:table-cell>
          <table:table-cell office:value-type="float" office:value="1713393536860359936">
            <text:p>1713393536860359936</text:p>
          </table:table-cell>
          <table:table-cell office:value-type="float" office:value="40.4853633433333">
            <text:p>40.4853633433333</text:p>
          </table:table-cell>
          <table:table-cell office:value-type="float" office:value="-80.33226653">
            <text:p>-80.33226653</text:p>
          </table:table-cell>
          <table:table-cell office:value-type="float" office:value="3.59993662172928">
            <text:p>3.59993662172928</text:p>
          </table:table-cell>
          <table:table-cell office:value-type="float" office:value="-16.0310866059735">
            <text:p>-16.0310866059735</text:p>
          </table:table-cell>
          <table:table-cell office:value-type="string" office:value="disregard">
            <text:p>disregard</text:p>
          </table:table-cell>
          <table:table-cell office:value-type="float" office:value="60">
            <text:p>6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6.834040880203">
            <text:p>256.834040880203</text:p>
          </table:table-cell>
          <table:table-cell office:value-type="float" office:value="1713393537.8606">
            <text:p>1713393537.8606</text:p>
          </table:table-cell>
          <table:table-cell office:value-type="float" office:value="1713393537860600064">
            <text:p>1713393537860600064</text:p>
          </table:table-cell>
          <table:table-cell office:value-type="float" office:value="40.48535399">
            <text:p>40.48535399</text:p>
          </table:table-cell>
          <table:table-cell office:value-type="float" office:value="-80.3322622716667">
            <text:p>-80.3322622716667</text:p>
          </table:table-cell>
          <table:table-cell office:value-type="float" office:value="3.92832484433893">
            <text:p>3.92832484433893</text:p>
          </table:table-cell>
          <table:table-cell office:value-type="float" office:value="-17.0700334599242">
            <text:p>-17.0700334599242</text:p>
          </table:table-cell>
          <table:table-cell office:value-type="string" office:value="disregard">
            <text:p>disregard</text:p>
          </table:table-cell>
          <table:table-cell office:value-type="float" office:value="61">
            <text:p>6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7.831135034561">
            <text:p>257.831135034561</text:p>
          </table:table-cell>
          <table:table-cell office:value-type="float" office:value="1713393538.85769">
            <text:p>1713393538.85769</text:p>
          </table:table-cell>
          <table:table-cell office:value-type="float" office:value="1713393538857690112">
            <text:p>1713393538857690112</text:p>
          </table:table-cell>
          <table:table-cell office:value-type="float" office:value="40.48534437">
            <text:p>40.48534437</text:p>
          </table:table-cell>
          <table:table-cell office:value-type="float" office:value="-80.33226041">
            <text:p>-80.33226041</text:p>
          </table:table-cell>
          <table:table-cell office:value-type="float" office:value="4.19067284977064">
            <text:p>4.19067284977064</text:p>
          </table:table-cell>
          <table:table-cell office:value-type="float" office:value="-18.1183605892584">
            <text:p>-18.1183605892584</text:p>
          </table:table-cell>
          <table:table-cell office:value-type="string" office:value="disregard">
            <text:p>disregard</text:p>
          </table:table-cell>
          <table:table-cell office:value-type="float" office:value="62">
            <text:p>6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8.832289934158">
            <text:p>258.832289934158</text:p>
          </table:table-cell>
          <table:table-cell office:value-type="float" office:value="1713393539.85885">
            <text:p>1713393539.85885</text:p>
          </table:table-cell>
          <table:table-cell office:value-type="float" office:value="1713393539858850048">
            <text:p>1713393539858850048</text:p>
          </table:table-cell>
          <table:table-cell office:value-type="float" office:value="40.4853343816667">
            <text:p>40.4853343816667</text:p>
          </table:table-cell>
          <table:table-cell office:value-type="float" office:value="-80.3322621">
            <text:p>-80.3322621</text:p>
          </table:table-cell>
          <table:table-cell office:value-type="float" office:value="4.10931062500458">
            <text:p>4.10931062500458</text:p>
          </table:table-cell>
          <table:table-cell office:value-type="float" office:value="-19.2205368196592">
            <text:p>-19.2205368196592</text:p>
          </table:table-cell>
          <table:table-cell office:value-type="string" office:value="disregard">
            <text:p>disregard</text:p>
          </table:table-cell>
          <table:table-cell office:value-type="float" office:value="63">
            <text:p>6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9.832178354263">
            <text:p>259.832178354263</text:p>
          </table:table-cell>
          <table:table-cell office:value-type="float" office:value="1713393540.85874">
            <text:p>1713393540.85874</text:p>
          </table:table-cell>
          <table:table-cell office:value-type="float" office:value="1713393540858739968">
            <text:p>1713393540858739968</text:p>
          </table:table-cell>
          <table:table-cell office:value-type="float" office:value="40.4853245483333">
            <text:p>40.4853245483333</text:p>
          </table:table-cell>
          <table:table-cell office:value-type="float" office:value="-80.3322639183333">
            <text:p>-80.3322639183333</text:p>
          </table:table-cell>
          <table:table-cell office:value-type="float" office:value="3.93154080573004">
            <text:p>3.93154080573004</text:p>
          </table:table-cell>
          <table:table-cell office:value-type="float" office:value="-20.3140069488436">
            <text:p>-20.3140069488436</text:p>
          </table:table-cell>
          <table:table-cell office:value-type="string" office:value="disregard">
            <text:p>disregard</text:p>
          </table:table-cell>
          <table:table-cell office:value-type="float" office:value="64">
            <text:p>6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0.834559202194">
            <text:p>260.834559202194</text:p>
          </table:table-cell>
          <table:table-cell office:value-type="float" office:value="1713393541.86112">
            <text:p>1713393541.86112</text:p>
          </table:table-cell>
          <table:table-cell office:value-type="float" office:value="1713393541861120000">
            <text:p>1713393541861120000</text:p>
          </table:table-cell>
          <table:table-cell office:value-type="float" office:value="40.4853148683333">
            <text:p>40.4853148683333</text:p>
          </table:table-cell>
          <table:table-cell office:value-type="float" office:value="-80.3322627783333">
            <text:p>-80.3322627783333</text:p>
          </table:table-cell>
          <table:table-cell office:value-type="float" office:value="3.98981291323435">
            <text:p>3.98981291323435</text:p>
          </table:table-cell>
          <table:table-cell office:value-type="float" office:value="-21.4062460074201">
            <text:p>-21.4062460074201</text:p>
          </table:table-cell>
          <table:table-cell office:value-type="string" office:value="disregard">
            <text:p>disregard</text:p>
          </table:table-cell>
          <table:table-cell office:value-type="float" office:value="65">
            <text:p>6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1.832697153091">
            <text:p>261.832697153091</text:p>
          </table:table-cell>
          <table:table-cell office:value-type="float" office:value="1713393542.85925">
            <text:p>1713393542.85925</text:p>
          </table:table-cell>
          <table:table-cell office:value-type="float" office:value="1713393542859249920">
            <text:p>1713393542859249920</text:p>
          </table:table-cell>
          <table:table-cell office:value-type="float" office:value="40.485305025">
            <text:p>40.485305025</text:p>
          </table:table-cell>
          <table:table-cell office:value-type="float" office:value="-80.3322610533333">
            <text:p>-80.3322610533333</text:p>
          </table:table-cell>
          <table:table-cell office:value-type="float" office:value="4.16788910247851">
            <text:p>4.16788910247851</text:p>
          </table:table-cell>
          <table:table-cell office:value-type="float" office:value="-22.4814824899659">
            <text:p>-22.4814824899659</text:p>
          </table:table-cell>
          <table:table-cell office:value-type="string" office:value="disregard">
            <text:p>disregard</text:p>
          </table:table-cell>
          <table:table-cell office:value-type="float" office:value="66">
            <text:p>6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2.832307815552">
            <text:p>262.832307815552</text:p>
          </table:table-cell>
          <table:table-cell office:value-type="float" office:value="1713393543.85886">
            <text:p>1713393543.85886</text:p>
          </table:table-cell>
          <table:table-cell office:value-type="float" office:value="1713393543858860032">
            <text:p>1713393543858860032</text:p>
          </table:table-cell>
          <table:table-cell office:value-type="float" office:value="40.4852952566667">
            <text:p>40.4852952566667</text:p>
          </table:table-cell>
          <table:table-cell office:value-type="float" office:value="-80.3322638883333">
            <text:p>-80.3322638883333</text:p>
          </table:table-cell>
          <table:table-cell office:value-type="float" office:value="4.01942767237779">
            <text:p>4.01942767237779</text:p>
          </table:table-cell>
          <table:table-cell office:value-type="float" office:value="-23.5837964201346">
            <text:p>-23.5837964201346</text:p>
          </table:table-cell>
          <table:table-cell office:value-type="string" office:value="disregard">
            <text:p>disregard</text:p>
          </table:table-cell>
          <table:table-cell office:value-type="float" office:value="67">
            <text:p>6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3.834677934647">
            <text:p>263.834677934647</text:p>
          </table:table-cell>
          <table:table-cell office:value-type="float" office:value="1713393544.86124">
            <text:p>1713393544.86124</text:p>
          </table:table-cell>
          <table:table-cell office:value-type="float" office:value="1713393544861240064">
            <text:p>1713393544861240064</text:p>
          </table:table-cell>
          <table:table-cell office:value-type="float" office:value="40.4852857833333">
            <text:p>40.4852857833333</text:p>
          </table:table-cell>
          <table:table-cell office:value-type="float" office:value="-80.3322704816667">
            <text:p>-80.3322704816667</text:p>
          </table:table-cell>
          <table:table-cell office:value-type="float" office:value="3.50196732161567">
            <text:p>3.50196732161567</text:p>
          </table:table-cell>
          <table:table-cell office:value-type="float" office:value="-24.6276635732502">
            <text:p>-24.6276635732502</text:p>
          </table:table-cell>
          <table:table-cell office:value-type="string" office:value="disregard">
            <text:p>disregard</text:p>
          </table:table-cell>
          <table:table-cell office:value-type="float" office:value="68">
            <text:p>6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4.831236124039">
            <text:p>264.831236124039</text:p>
          </table:table-cell>
          <table:table-cell office:value-type="float" office:value="1713393545.85779">
            <text:p>1713393545.85779</text:p>
          </table:table-cell>
          <table:table-cell office:value-type="float" office:value="1713393545857789952">
            <text:p>1713393545857789952</text:p>
          </table:table-cell>
          <table:table-cell office:value-type="float" office:value="40.4852758833333">
            <text:p>40.4852758833333</text:p>
          </table:table-cell>
          <table:table-cell office:value-type="float" office:value="-80.3322754983333">
            <text:p>-80.3322754983333</text:p>
          </table:table-cell>
          <table:table-cell office:value-type="float" office:value="3.02307149057742">
            <text:p>3.02307149057742</text:p>
          </table:table-cell>
          <table:table-cell office:value-type="float" office:value="-25.7461686776951">
            <text:p>-25.7461686776951</text:p>
          </table:table-cell>
          <table:table-cell office:value-type="string" office:value="disregard">
            <text:p>disregard</text:p>
          </table:table-cell>
          <table:table-cell office:value-type="float" office:value="69">
            <text:p>6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5.831154346466">
            <text:p>265.831154346466</text:p>
          </table:table-cell>
          <table:table-cell office:value-type="float" office:value="1713393546.85771">
            <text:p>1713393546.85771</text:p>
          </table:table-cell>
          <table:table-cell office:value-type="float" office:value="1713393546857710080">
            <text:p>1713393546857710080</text:p>
          </table:table-cell>
          <table:table-cell office:value-type="float" office:value="40.4852668">
            <text:p>40.4852668</text:p>
          </table:table-cell>
          <table:table-cell office:value-type="float" office:value="-80.3322784183333">
            <text:p>-80.3322784183333</text:p>
          </table:table-cell>
          <table:table-cell office:value-type="float" office:value="2.7925145215122">
            <text:p>2.7925145215122</text:p>
          </table:table-cell>
          <table:table-cell office:value-type="float" office:value="-26.7523425696418">
            <text:p>-26.7523425696418</text:p>
          </table:table-cell>
          <table:table-cell office:value-type="string" office:value="disregard">
            <text:p>disregard</text:p>
          </table:table-cell>
          <table:table-cell office:value-type="float" office:value="70">
            <text:p>7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6.832723379135">
            <text:p>266.832723379135</text:p>
          </table:table-cell>
          <table:table-cell office:value-type="float" office:value="1713393547.85928">
            <text:p>1713393547.85928</text:p>
          </table:table-cell>
          <table:table-cell office:value-type="float" office:value="1713393547859279872">
            <text:p>1713393547859279872</text:p>
          </table:table-cell>
          <table:table-cell office:value-type="float" office:value="40.4852583333333">
            <text:p>40.4852583333333</text:p>
          </table:table-cell>
          <table:table-cell office:value-type="float" office:value="-80.3322843866667">
            <text:p>-80.3322843866667</text:p>
          </table:table-cell>
          <table:table-cell office:value-type="float" office:value="2.34917894203681">
            <text:p>2.34917894203681</text:p>
          </table:table-cell>
          <table:table-cell office:value-type="float" office:value="-27.7351498752832">
            <text:p>-27.7351498752832</text:p>
          </table:table-cell>
          <table:table-cell office:value-type="string" office:value="disregard">
            <text:p>disregard</text:p>
          </table:table-cell>
          <table:table-cell office:value-type="float" office:value="71">
            <text:p>7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7.834025144577">
            <text:p>267.834025144577</text:p>
          </table:table-cell>
          <table:table-cell office:value-type="float" office:value="1713393548.86058">
            <text:p>1713393548.86058</text:p>
          </table:table-cell>
          <table:table-cell office:value-type="float" office:value="1713393548860580096">
            <text:p>1713393548860580096</text:p>
          </table:table-cell>
          <table:table-cell office:value-type="float" office:value="40.4852515566667">
            <text:p>40.4852515566667</text:p>
          </table:table-cell>
          <table:table-cell office:value-type="float" office:value="-80.3322938933333">
            <text:p>-80.3322938933333</text:p>
          </table:table-cell>
          <table:table-cell office:value-type="float" office:value="1.5963495579781">
            <text:p>1.5963495579781</text:p>
          </table:table-cell>
          <table:table-cell office:value-type="float" office:value="-28.5145657788962">
            <text:p>-28.5145657788962</text:p>
          </table:table-cell>
          <table:table-cell office:value-type="string" office:value="disregard">
            <text:p>disregard</text:p>
          </table:table-cell>
          <table:table-cell office:value-type="float" office:value="72">
            <text:p>7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8.832351446152">
            <text:p>268.832351446152</text:p>
          </table:table-cell>
          <table:table-cell office:value-type="float" office:value="1713393549.85891">
            <text:p>1713393549.85891</text:p>
          </table:table-cell>
          <table:table-cell office:value-type="float" office:value="1713393549858909952">
            <text:p>1713393549858909952</text:p>
          </table:table-cell>
          <table:table-cell office:value-type="float" office:value="40.48524605">
            <text:p>40.48524605</text:p>
          </table:table-cell>
          <table:table-cell office:value-type="float" office:value="-80.3323049333333">
            <text:p>-80.3323049333333</text:p>
          </table:table-cell>
          <table:table-cell office:value-type="float" office:value="0.692810669192113">
            <text:p>0.692810669192113</text:p>
          </table:table-cell>
          <table:table-cell office:value-type="float" office:value="-29.1657986547798">
            <text:p>-29.1657986547798</text:p>
          </table:table-cell>
          <table:table-cell office:value-type="string" office:value="disregard">
            <text:p>disregard</text:p>
          </table:table-cell>
          <table:table-cell office:value-type="float" office:value="73">
            <text:p>7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9.833647966385">
            <text:p>269.833647966385</text:p>
          </table:table-cell>
          <table:table-cell office:value-type="float" office:value="1713393550.86021">
            <text:p>1713393550.86021</text:p>
          </table:table-cell>
          <table:table-cell office:value-type="float" office:value="1713393550860199936">
            <text:p>1713393550860199936</text:p>
          </table:table-cell>
          <table:table-cell office:value-type="float" office:value="40.4852417083333">
            <text:p>40.4852417083333</text:p>
          </table:table-cell>
          <table:table-cell office:value-type="float" office:value="-80.3323173033333">
            <text:p>-80.3323173033333</text:p>
          </table:table-cell>
          <table:table-cell office:value-type="float" office:value="-0.32190003269352">
            <text:p>-0.32190003269352</text:p>
          </table:table-cell>
          <table:table-cell office:value-type="float" office:value="-29.7053853711113">
            <text:p>-29.7053853711113</text:p>
          </table:table-cell>
          <table:table-cell office:value-type="string" office:value="disregard">
            <text:p>disregard</text:p>
          </table:table-cell>
          <table:table-cell office:value-type="float" office:value="74">
            <text:p>7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0.833029508591">
            <text:p>270.833029508591</text:p>
          </table:table-cell>
          <table:table-cell office:value-type="float" office:value="1713393551.85959">
            <text:p>1713393551.85959</text:p>
          </table:table-cell>
          <table:table-cell office:value-type="float" office:value="1713393551859589888">
            <text:p>1713393551859589888</text:p>
          </table:table-cell>
          <table:table-cell office:value-type="float" office:value="40.4852416416667">
            <text:p>40.4852416416667</text:p>
          </table:table-cell>
          <table:table-cell office:value-type="float" office:value="-80.332330295">
            <text:p>-80.332330295</text:p>
          </table:table-cell>
          <table:table-cell office:value-type="float" office:value="-1.42779471876565">
            <text:p>-1.42779471876565</text:p>
          </table:table-cell>
          <table:table-cell office:value-type="float" office:value="-29.82512992993">
            <text:p>-29.82512992993</text:p>
          </table:table-cell>
          <table:table-cell office:value-type="string" office:value="disregard">
            <text:p>disregard</text:p>
          </table:table-cell>
          <table:table-cell office:value-type="float" office:value="75">
            <text:p>7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1.832808256149">
            <text:p>271.832808256149</text:p>
          </table:table-cell>
          <table:table-cell office:value-type="float" office:value="1713393552.85937">
            <text:p>1713393552.85937</text:p>
          </table:table-cell>
          <table:table-cell office:value-type="float" office:value="1713393552859369984">
            <text:p>1713393552859369984</text:p>
          </table:table-cell>
          <table:table-cell office:value-type="float" office:value="40.4852443133333">
            <text:p>40.4852443133333</text:p>
          </table:table-cell>
          <table:table-cell office:value-type="float" office:value="-80.3323424416667">
            <text:p>-80.3323424416667</text:p>
          </table:table-cell>
          <table:table-cell office:value-type="float" office:value="-2.47445819969289">
            <text:p>-2.47445819969289</text:p>
          </table:table-cell>
          <table:table-cell office:value-type="float" office:value="-29.5583064574748">
            <text:p>-29.5583064574748</text:p>
          </table:table-cell>
          <table:table-cell office:value-type="string" office:value="disregard">
            <text:p>disregard</text:p>
          </table:table-cell>
          <table:table-cell office:value-type="float" office:value="76">
            <text:p>7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2.830745220184">
            <text:p>272.830745220184</text:p>
          </table:table-cell>
          <table:table-cell office:value-type="float" office:value="1713393553.8573">
            <text:p>1713393553.8573</text:p>
          </table:table-cell>
          <table:table-cell office:value-type="float" office:value="1713393553857299968">
            <text:p>1713393553857299968</text:p>
          </table:table-cell>
          <table:table-cell office:value-type="float" office:value="40.485244775">
            <text:p>40.485244775</text:p>
          </table:table-cell>
          <table:table-cell office:value-type="float" office:value="-80.3323555466667">
            <text:p>-80.3323555466667</text:p>
          </table:table-cell>
          <table:table-cell office:value-type="float" office:value="-3.55415921367239">
            <text:p>-3.55415921367239</text:p>
          </table:table-cell>
          <table:table-cell office:value-type="float" office:value="-29.4245713027194">
            <text:p>-29.4245713027194</text:p>
          </table:table-cell>
          <table:table-cell office:value-type="string" office:value="disregard">
            <text:p>disregard</text:p>
          </table:table-cell>
          <table:table-cell office:value-type="float" office:value="77">
            <text:p>7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3.833828449249">
            <text:p>273.833828449249</text:p>
          </table:table-cell>
          <table:table-cell office:value-type="float" office:value="1713393554.86039">
            <text:p>1713393554.86039</text:p>
          </table:table-cell>
          <table:table-cell office:value-type="float" office:value="1713393554860389888">
            <text:p>1713393554860389888</text:p>
          </table:table-cell>
          <table:table-cell office:value-type="float" office:value="40.48524392">
            <text:p>40.48524392</text:p>
          </table:table-cell>
          <table:table-cell office:value-type="float" office:value="-80.3323689">
            <text:p>-80.3323689</text:p>
          </table:table-cell>
          <table:table-cell office:value-type="float" office:value="-4.68192320759408">
            <text:p>-4.68192320759408</text:p>
          </table:table-cell>
          <table:table-cell office:value-type="float" office:value="-29.5664972485974">
            <text:p>-29.5664972485974</text:p>
          </table:table-cell>
          <table:table-cell office:value-type="string" office:value="disregard">
            <text:p>disregard</text:p>
          </table:table-cell>
          <table:table-cell office:value-type="float" office:value="78">
            <text:p>7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4.833088636398">
            <text:p>274.833088636398</text:p>
          </table:table-cell>
          <table:table-cell office:value-type="float" office:value="1713393555.85965">
            <text:p>1713393555.85965</text:p>
          </table:table-cell>
          <table:table-cell office:value-type="float" office:value="1713393555859650048">
            <text:p>1713393555859650048</text:p>
          </table:table-cell>
          <table:table-cell office:value-type="float" office:value="40.4852466366667">
            <text:p>40.4852466366667</text:p>
          </table:table-cell>
          <table:table-cell office:value-type="float" office:value="-80.33238097">
            <text:p>-80.33238097</text:p>
          </table:table-cell>
          <table:table-cell office:value-type="float" office:value="-5.74836618185509">
            <text:p>-5.74836618185509</text:p>
          </table:table-cell>
          <table:table-cell office:value-type="float" office:value="-29.3553265221417">
            <text:p>-29.3553265221417</text:p>
          </table:table-cell>
          <table:table-cell office:value-type="string" office:value="disregard">
            <text:p>disregard</text:p>
          </table:table-cell>
          <table:table-cell office:value-type="float" office:value="79">
            <text:p>7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5.831137180328">
            <text:p>275.831137180328</text:p>
          </table:table-cell>
          <table:table-cell office:value-type="float" office:value="1713393556.85769">
            <text:p>1713393556.85769</text:p>
          </table:table-cell>
          <table:table-cell office:value-type="float" office:value="1713393556857690112">
            <text:p>1713393556857690112</text:p>
          </table:table-cell>
          <table:table-cell office:value-type="float" office:value="40.4852515566667">
            <text:p>40.4852515566667</text:p>
          </table:table-cell>
          <table:table-cell office:value-type="float" office:value="-80.3323924166667">
            <text:p>-80.3323924166667</text:p>
          </table:table-cell>
          <table:table-cell office:value-type="float" office:value="-6.72523807059042">
            <text:p>-6.72523807059042</text:p>
          </table:table-cell>
          <table:table-cell office:value-type="float" office:value="-28.8280328037217">
            <text:p>-28.8280328037217</text:p>
          </table:table-cell>
          <table:table-cell office:value-type="string" office:value="disregard">
            <text:p>disregard</text:p>
          </table:table-cell>
          <table:table-cell office:value-type="float" office:value="80">
            <text:p>8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0.83392572403">
            <text:p>290.83392572403</text:p>
          </table:table-cell>
          <table:table-cell office:value-type="float" office:value="1713393571.86048">
            <text:p>1713393571.86048</text:p>
          </table:table-cell>
          <table:table-cell office:value-type="float" office:value="1713393571860480000">
            <text:p>1713393571860480000</text:p>
          </table:table-cell>
          <table:table-cell office:value-type="float" office:value="40.4852552016667">
            <text:p>40.4852552016667</text:p>
          </table:table-cell>
          <table:table-cell office:value-type="float" office:value="-80.33240331">
            <text:p>-80.33240331</text:p>
          </table:table-cell>
          <table:table-cell office:value-type="float" office:value="-7.76881581603084">
            <text:p>-7.76881581603084</text:p>
          </table:table-cell>
          <table:table-cell office:value-type="float" office:value="-28.3341757180169">
            <text:p>-28.3341757180169</text:p>
          </table:table-cell>
          <table:table-cell office:value-type="string" office:value="disregard">
            <text:p>disregard</text:p>
          </table:table-cell>
          <table:table-cell office:value-type="float" office:value="81">
            <text:p>8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3.832632303238">
            <text:p>293.832632303238</text:p>
          </table:table-cell>
          <table:table-cell office:value-type="float" office:value="1713393574.85919">
            <text:p>1713393574.85919</text:p>
          </table:table-cell>
          <table:table-cell office:value-type="float" office:value="1713393574859190016">
            <text:p>1713393574859190016</text:p>
          </table:table-cell>
          <table:table-cell office:value-type="float" office:value="40.4852543883333">
            <text:p>40.4852543883333</text:p>
          </table:table-cell>
          <table:table-cell office:value-type="float" office:value="-80.3324154466667">
            <text:p>-80.3324154466667</text:p>
          </table:table-cell>
          <table:table-cell office:value-type="float" office:value="-8.79390823189169">
            <text:p>-8.79390823189169</text:p>
          </table:table-cell>
          <table:table-cell office:value-type="float" office:value="-28.4164905408397">
            <text:p>-28.4164905408397</text:p>
          </table:table-cell>
          <table:table-cell office:value-type="string" office:value="disregard">
            <text:p>disregard</text:p>
          </table:table-cell>
          <table:table-cell office:value-type="float" office:value="82">
            <text:p>8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6.230949878693">
            <text:p>296.230949878693</text:p>
          </table:table-cell>
          <table:table-cell office:value-type="float" office:value="1713393577.25751">
            <text:p>1713393577.25751</text:p>
          </table:table-cell>
          <table:table-cell office:value-type="float" office:value="1713393577257509888">
            <text:p>1713393577257509888</text:p>
          </table:table-cell>
          <table:table-cell office:value-type="float" office:value="40.4852510083333">
            <text:p>40.4852510083333</text:p>
          </table:table-cell>
          <table:table-cell office:value-type="float" office:value="-80.3324270283333">
            <text:p>-80.3324270283333</text:p>
          </table:table-cell>
          <table:table-cell office:value-type="float" office:value="-9.7630913995672">
            <text:p>-9.7630913995672</text:p>
          </table:table-cell>
          <table:table-cell office:value-type="float" office:value="-28.7747899601236">
            <text:p>-28.7747899601236</text:p>
          </table:table-cell>
          <table:table-cell office:value-type="string" office:value="disregard">
            <text:p>disregard</text:p>
          </table:table-cell>
          <table:table-cell office:value-type="float" office:value="83">
            <text:p>8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8.431316614151">
            <text:p>298.431316614151</text:p>
          </table:table-cell>
          <table:table-cell office:value-type="float" office:value="1713393579.45787">
            <text:p>1713393579.45787</text:p>
          </table:table-cell>
          <table:table-cell office:value-type="float" office:value="1713393579457870080">
            <text:p>1713393579457870080</text:p>
          </table:table-cell>
          <table:table-cell office:value-type="float" office:value="40.4852459083333">
            <text:p>40.4852459083333</text:p>
          </table:table-cell>
          <table:table-cell office:value-type="float" office:value="-80.3324379033333">
            <text:p>-80.3324379033333</text:p>
          </table:table-cell>
          <table:table-cell office:value-type="float" office:value="-10.6905894159572">
            <text:p>-10.6905894159572</text:p>
          </table:table-cell>
          <table:table-cell office:value-type="float" office:value="-29.3027997938916">
            <text:p>-29.3027997938916</text:p>
          </table:table-cell>
          <table:table-cell office:value-type="string" office:value="disregard">
            <text:p>disregard</text:p>
          </table:table-cell>
          <table:table-cell office:value-type="float" office:value="84">
            <text:p>8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0.632156848907">
            <text:p>300.632156848907</text:p>
          </table:table-cell>
          <table:table-cell office:value-type="float" office:value="1713393581.65871">
            <text:p>1713393581.65871</text:p>
          </table:table-cell>
          <table:table-cell office:value-type="float" office:value="1713393581658710016">
            <text:p>1713393581658710016</text:p>
          </table:table-cell>
          <table:table-cell office:value-type="float" office:value="40.485238805">
            <text:p>40.485238805</text:p>
          </table:table-cell>
          <table:table-cell office:value-type="float" office:value="-80.3324471833333">
            <text:p>-80.3324471833333</text:p>
          </table:table-cell>
          <table:table-cell office:value-type="float" office:value="-11.4683441603556">
            <text:p>-11.4683441603556</text:p>
          </table:table-cell>
          <table:table-cell office:value-type="float" office:value="-30.0927635747939">
            <text:p>-30.0927635747939</text:p>
          </table:table-cell>
          <table:table-cell office:value-type="string" office:value="Obstacle 1">
            <text:p>Obstacle 1</text:p>
          </table:table-cell>
          <table:table-cell office:value-type="float" office:value="85">
            <text:p>8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2.429018735886">
            <text:p>302.429018735886</text:p>
          </table:table-cell>
          <table:table-cell office:value-type="float" office:value="1713393583.45558">
            <text:p>1713393583.45558</text:p>
          </table:table-cell>
          <table:table-cell office:value-type="float" office:value="1713393583455579904">
            <text:p>1713393583455579904</text:p>
          </table:table-cell>
          <table:table-cell office:value-type="float" office:value="40.4852307966667">
            <text:p>40.4852307966667</text:p>
          </table:table-cell>
          <table:table-cell office:value-type="float" office:value="-80.3324527416667">
            <text:p>-80.3324527416667</text:p>
          </table:table-cell>
          <table:table-cell office:value-type="float" office:value="-11.9899168714182">
            <text:p>-11.9899168714182</text:p>
          </table:table-cell>
          <table:table-cell office:value-type="float" office:value="-30.9855060316622">
            <text:p>-30.9855060316622</text:p>
          </table:table-cell>
          <table:table-cell office:value-type="string" office:value="Obstacle 1">
            <text:p>Obstacle 1</text:p>
          </table:table-cell>
          <table:table-cell office:value-type="float" office:value="86">
            <text:p>8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4.429485559463">
            <text:p>304.429485559463</text:p>
          </table:table-cell>
          <table:table-cell office:value-type="float" office:value="1713393585.45604">
            <text:p>1713393585.45604</text:p>
          </table:table-cell>
          <table:table-cell office:value-type="float" office:value="1713393585456039936">
            <text:p>1713393585456039936</text:p>
          </table:table-cell>
          <table:table-cell office:value-type="float" office:value="40.4852217883333">
            <text:p>40.4852217883333</text:p>
          </table:table-cell>
          <table:table-cell office:value-type="float" office:value="-80.332455765">
            <text:p>-80.332455765</text:p>
          </table:table-cell>
          <table:table-cell office:value-type="float" office:value="-12.2579942260636">
            <text:p>-12.2579942260636</text:p>
          </table:table-cell>
          <table:table-cell office:value-type="float" office:value="-31.9619913259521">
            <text:p>-31.9619913259521</text:p>
          </table:table-cell>
          <table:table-cell office:value-type="string" office:value="Obstacle 1">
            <text:p>Obstacle 1</text:p>
          </table:table-cell>
          <table:table-cell office:value-type="float" office:value="87">
            <text:p>8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6.630811452866">
            <text:p>306.630811452866</text:p>
          </table:table-cell>
          <table:table-cell office:value-type="float" office:value="1713393587.65737">
            <text:p>1713393587.65737</text:p>
          </table:table-cell>
          <table:table-cell office:value-type="float" office:value="1713393587657370112">
            <text:p>1713393587657370112</text:p>
          </table:table-cell>
          <table:table-cell office:value-type="float" office:value="40.48521192">
            <text:p>40.48521192</text:p>
          </table:table-cell>
          <table:table-cell office:value-type="float" office:value="-80.3324587216667">
            <text:p>-80.3324587216667</text:p>
          </table:table-cell>
          <table:table-cell office:value-type="float" office:value="-12.4585733127315">
            <text:p>-12.4585733127315</text:p>
          </table:table-cell>
          <table:table-cell office:value-type="float" office:value="-33.0471229944378">
            <text:p>-33.0471229944378</text:p>
          </table:table-cell>
          <table:table-cell office:value-type="string" office:value="Obstacle 1">
            <text:p>Obstacle 1</text:p>
          </table:table-cell>
          <table:table-cell office:value-type="float" office:value="88">
            <text:p>8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8.835072517395">
            <text:p>308.835072517395</text:p>
          </table:table-cell>
          <table:table-cell office:value-type="float" office:value="1713393589.86163">
            <text:p>1713393589.86163</text:p>
          </table:table-cell>
          <table:table-cell office:value-type="float" office:value="1713393589861629952">
            <text:p>1713393589861629952</text:p>
          </table:table-cell>
          <table:table-cell office:value-type="float" office:value="40.4852024716667">
            <text:p>40.4852024716667</text:p>
          </table:table-cell>
          <table:table-cell office:value-type="float" office:value="-80.3324585766667">
            <text:p>-80.3324585766667</text:p>
          </table:table-cell>
          <table:table-cell office:value-type="float" office:value="-12.5030621764017">
            <text:p>-12.5030621764017</text:p>
          </table:table-cell>
          <table:table-cell office:value-type="float" office:value="-34.1314439121634">
            <text:p>-34.1314439121634</text:p>
          </table:table-cell>
          <table:table-cell office:value-type="string" office:value="Obstacle 1">
            <text:p>Obstacle 1</text:p>
          </table:table-cell>
          <table:table-cell office:value-type="float" office:value="89">
            <text:p>8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1.833125829697">
            <text:p>311.833125829697</text:p>
          </table:table-cell>
          <table:table-cell office:value-type="float" office:value="1713393592.85968">
            <text:p>1713393592.85968</text:p>
          </table:table-cell>
          <table:table-cell office:value-type="float" office:value="1713393592859680000">
            <text:p>1713393592859680000</text:p>
          </table:table-cell>
          <table:table-cell office:value-type="float" office:value="40.4851940416667">
            <text:p>40.4851940416667</text:p>
          </table:table-cell>
          <table:table-cell office:value-type="float" office:value="-80.3324532166667">
            <text:p>-80.3324532166667</text:p>
          </table:table-cell>
          <table:table-cell office:value-type="float" office:value="-12.0559944001725">
            <text:p>-12.0559944001725</text:p>
          </table:table-cell>
          <table:table-cell office:value-type="float" office:value="-35.116950280033">
            <text:p>-35.116950280033</text:p>
          </table:table-cell>
          <table:table-cell office:value-type="string" office:value="Obstacle 1">
            <text:p>Obstacle 1</text:p>
          </table:table-cell>
          <table:table-cell office:value-type="float" office:value="90">
            <text:p>9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4.629652023315">
            <text:p>314.629652023315</text:p>
          </table:table-cell>
          <table:table-cell office:value-type="float" office:value="1713393595.65621">
            <text:p>1713393595.65621</text:p>
          </table:table-cell>
          <table:table-cell office:value-type="float" office:value="1713393595656209920">
            <text:p>1713393595656209920</text:p>
          </table:table-cell>
          <table:table-cell office:value-type="float" office:value="40.4851900783333">
            <text:p>40.4851900783333</text:p>
          </table:table-cell>
          <table:table-cell office:value-type="float" office:value="-80.332440555">
            <text:p>-80.332440555</text:p>
          </table:table-cell>
          <table:table-cell office:value-type="float" office:value="-11.1532328986796">
            <text:p>-11.1532328986796</text:p>
          </table:table-cell>
          <table:table-cell office:value-type="float" office:value="-35.5391635680571">
            <text:p>-35.5391635680571</text:p>
          </table:table-cell>
          <table:table-cell office:value-type="string" office:value="Obstacle 1">
            <text:p>Obstacle 1</text:p>
          </table:table-cell>
          <table:table-cell office:value-type="float" office:value="91">
            <text:p>9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5.431195497513">
            <text:p>315.431195497513</text:p>
          </table:table-cell>
          <table:table-cell office:value-type="float" office:value="1713393596.45775">
            <text:p>1713393596.45775</text:p>
          </table:table-cell>
          <table:table-cell office:value-type="float" office:value="1713393596457750016">
            <text:p>1713393596457750016</text:p>
          </table:table-cell>
          <table:table-cell office:value-type="float" office:value="40.485189255">
            <text:p>40.485189255</text:p>
          </table:table-cell>
          <table:table-cell office:value-type="float" office:value="-80.3324269916667">
            <text:p>-80.3324269916667</text:p>
          </table:table-cell>
          <table:table-cell office:value-type="float" office:value="-10.0294020094443">
            <text:p>-10.0294020094443</text:p>
          </table:table-cell>
          <table:table-cell office:value-type="float" office:value="-35.6801514755934">
            <text:p>-35.6801514755934</text:p>
          </table:table-cell>
          <table:table-cell office:value-type="string" office:value="Obstacle 1">
            <text:p>Obstacle 1</text:p>
          </table:table-cell>
          <table:table-cell office:value-type="float" office:value="92">
            <text:p>9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7.43560385704">
            <text:p>337.43560385704</text:p>
          </table:table-cell>
          <table:table-cell office:value-type="float" office:value="1713393618.46216">
            <text:p>1713393618.46216</text:p>
          </table:table-cell>
          <table:table-cell office:value-type="float" office:value="1713393618462159872">
            <text:p>1713393618462159872</text:p>
          </table:table-cell>
          <table:table-cell office:value-type="float" office:value="40.4851946266667">
            <text:p>40.4851946266667</text:p>
          </table:table-cell>
          <table:table-cell office:value-type="float" office:value="-80.3324172016667">
            <text:p>-80.3324172016667</text:p>
          </table:table-cell>
          <table:table-cell office:value-type="float" office:value="-8.99859526159707">
            <text:p>-8.99859526159707</text:p>
          </table:table-cell>
          <table:table-cell office:value-type="float" office:value="-35.1019618753344">
            <text:p>-35.1019618753344</text:p>
          </table:table-cell>
          <table:table-cell office:value-type="string" office:value="Obstacle 1">
            <text:p>Obstacle 1</text:p>
          </table:table-cell>
          <table:table-cell office:value-type="float" office:value="93">
            <text:p>9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0.832874298096">
            <text:p>340.832874298096</text:p>
          </table:table-cell>
          <table:table-cell office:value-type="float" office:value="1713393621.85943">
            <text:p>1713393621.85943</text:p>
          </table:table-cell>
          <table:table-cell office:value-type="float" office:value="1713393621859429888">
            <text:p>1713393621859429888</text:p>
          </table:table-cell>
          <table:table-cell office:value-type="float" office:value="40.4852038283333">
            <text:p>40.4852038283333</text:p>
          </table:table-cell>
          <table:table-cell office:value-type="float" office:value="-80.3324143266667">
            <text:p>-80.3324143266667</text:p>
          </table:table-cell>
          <table:table-cell office:value-type="float" office:value="-8.76339858269785">
            <text:p>-8.76339858269785</text:p>
          </table:table-cell>
          <table:table-cell office:value-type="float" office:value="-34.1299804830924">
            <text:p>-34.1299804830924</text:p>
          </table:table-cell>
          <table:table-cell office:value-type="string" office:value="Obstacle 1">
            <text:p>Obstacle 1</text:p>
          </table:table-cell>
          <table:table-cell office:value-type="float" office:value="94">
            <text:p>9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3.229467630386">
            <text:p>343.229467630386</text:p>
          </table:table-cell>
          <table:table-cell office:value-type="float" office:value="1713393624.25602">
            <text:p>1713393624.25602</text:p>
          </table:table-cell>
          <table:table-cell office:value-type="float" office:value="1713393624256019968">
            <text:p>1713393624256019968</text:p>
          </table:table-cell>
          <table:table-cell office:value-type="float" office:value="40.4852130366667">
            <text:p>40.4852130366667</text:p>
          </table:table-cell>
          <table:table-cell office:value-type="float" office:value="-80.3324125733333">
            <text:p>-80.3324125733333</text:p>
          </table:table-cell>
          <table:table-cell office:value-type="float" office:value="-8.58999115938786">
            <text:p>-8.58999115938786</text:p>
          </table:table-cell>
          <table:table-cell office:value-type="float" office:value="-33.0944524314255">
            <text:p>-33.0944524314255</text:p>
          </table:table-cell>
          <table:table-cell office:value-type="string" office:value="Obstacle 1">
            <text:p>Obstacle 1</text:p>
          </table:table-cell>
          <table:table-cell office:value-type="float" office:value="95">
            <text:p>9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5.431962013245">
            <text:p>345.431962013245</text:p>
          </table:table-cell>
          <table:table-cell office:value-type="float" office:value="1713393626.45852">
            <text:p>1713393626.45852</text:p>
          </table:table-cell>
          <table:table-cell office:value-type="float" office:value="1713393626458520064">
            <text:p>1713393626458520064</text:p>
          </table:table-cell>
          <table:table-cell office:value-type="float" office:value="40.4852227333333">
            <text:p>40.4852227333333</text:p>
          </table:table-cell>
          <table:table-cell office:value-type="float" office:value="-80.33241455">
            <text:p>-80.33241455</text:p>
          </table:table-cell>
          <table:table-cell office:value-type="float" office:value="-8.73379639210179">
            <text:p>-8.73379639210179</text:p>
          </table:table-cell>
          <table:table-cell office:value-type="float" office:value="-32.0489283446223">
            <text:p>-32.0489283446223</text:p>
          </table:table-cell>
          <table:table-cell office:value-type="string" office:value="Obstacle 1">
            <text:p>Obstacle 1</text:p>
          </table:table-cell>
          <table:table-cell office:value-type="float" office:value="96">
            <text:p>9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7.23076748848">
            <text:p>347.23076748848</text:p>
          </table:table-cell>
          <table:table-cell office:value-type="float" office:value="1713393628.25732">
            <text:p>1713393628.25732</text:p>
          </table:table-cell>
          <table:table-cell office:value-type="float" office:value="1713393628257319936">
            <text:p>1713393628257319936</text:p>
          </table:table-cell>
          <table:table-cell office:value-type="float" office:value="40.485231565">
            <text:p>40.485231565</text:p>
          </table:table-cell>
          <table:table-cell office:value-type="float" office:value="-80.3324202133333">
            <text:p>-80.3324202133333</text:p>
          </table:table-cell>
          <table:table-cell office:value-type="float" office:value="-9.17928683327045">
            <text:p>-9.17928683327045</text:p>
          </table:table-cell>
          <table:table-cell office:value-type="float" office:value="-31.0665554329753">
            <text:p>-31.0665554329753</text:p>
          </table:table-cell>
          <table:table-cell office:value-type="string" office:value="Obstacle 1">
            <text:p>Obstacle 1</text:p>
          </table:table-cell>
          <table:table-cell office:value-type="float" office:value="97">
            <text:p>9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8.63339805603">
            <text:p>348.63339805603</text:p>
          </table:table-cell>
          <table:table-cell office:value-type="float" office:value="1713393629.65996">
            <text:p>1713393629.65996</text:p>
          </table:table-cell>
          <table:table-cell office:value-type="float" office:value="1713393629659960064">
            <text:p>1713393629659960064</text:p>
          </table:table-cell>
          <table:table-cell office:value-type="float" office:value="40.4852374516667">
            <text:p>40.4852374516667</text:p>
          </table:table-cell>
          <table:table-cell office:value-type="float" office:value="-80.33242925">
            <text:p>-80.33242925</text:p>
          </table:table-cell>
          <table:table-cell office:value-type="float" office:value="-9.87402040068992">
            <text:p>-9.87402040068992</text:p>
          </table:table-cell>
          <table:table-cell office:value-type="float" office:value="-30.3757965732366">
            <text:p>-30.3757965732366</text:p>
          </table:table-cell>
          <table:table-cell office:value-type="string" office:value="Obstacle 1">
            <text:p>Obstacle 1</text:p>
          </table:table-cell>
          <table:table-cell office:value-type="float" office:value="98">
            <text:p>9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9.831442832947">
            <text:p>349.831442832947</text:p>
          </table:table-cell>
          <table:table-cell office:value-type="float" office:value="1713393630.858">
            <text:p>1713393630.858</text:p>
          </table:table-cell>
          <table:table-cell office:value-type="float" office:value="1713393630857999872">
            <text:p>1713393630857999872</text:p>
          </table:table-cell>
          <table:table-cell office:value-type="float" office:value="40.4852386933333">
            <text:p>40.4852386933333</text:p>
          </table:table-cell>
          <table:table-cell office:value-type="float" office:value="-80.3324416983333">
            <text:p>-80.3324416983333</text:p>
          </table:table-cell>
          <table:table-cell office:value-type="float" office:value="-10.8958195706364">
            <text:p>-10.8958195706364</text:p>
          </table:table-cell>
          <table:table-cell office:value-type="float" office:value="-30.1652124393731">
            <text:p>-30.1652124393731</text:p>
          </table:table-cell>
          <table:table-cell office:value-type="string" office:value="Obstacle 1">
            <text:p>Obstacle 1</text:p>
          </table:table-cell>
          <table:table-cell office:value-type="float" office:value="99">
            <text:p>9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1.035231113434">
            <text:p>351.035231113434</text:p>
          </table:table-cell>
          <table:table-cell office:value-type="float" office:value="1713393632.06179">
            <text:p>1713393632.06179</text:p>
          </table:table-cell>
          <table:table-cell office:value-type="float" office:value="1713393632061789952">
            <text:p>1713393632061789952</text:p>
          </table:table-cell>
          <table:table-cell office:value-type="float" office:value="40.4852343783333">
            <text:p>40.4852343783333</text:p>
          </table:table-cell>
          <table:table-cell office:value-type="float" office:value="-80.3324540683333">
            <text:p>-80.3324540683333</text:p>
          </table:table-cell>
          <table:table-cell office:value-type="float" office:value="-11.9740158880595">
            <text:p>-11.9740158880595</text:p>
          </table:table-cell>
          <table:table-cell office:value-type="float" office:value="-30.5478327395394">
            <text:p>-30.5478327395394</text:p>
          </table:table-cell>
          <table:table-cell office:value-type="string" office:value="Obstacle 1">
            <text:p>Obstacle 1</text:p>
          </table:table-cell>
          <table:table-cell office:value-type="float" office:value="100">
            <text:p>10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2.234517812729">
            <text:p>352.234517812729</text:p>
          </table:table-cell>
          <table:table-cell office:value-type="float" office:value="1713393633.26107">
            <text:p>1713393633.26107</text:p>
          </table:table-cell>
          <table:table-cell office:value-type="float" office:value="1713393633261070080">
            <text:p>1713393633261070080</text:p>
          </table:table-cell>
          <table:table-cell office:value-type="float" office:value="40.4852258416667">
            <text:p>40.4852258416667</text:p>
          </table:table-cell>
          <table:table-cell office:value-type="float" office:value="-80.3324616116667">
            <text:p>-80.3324616116667</text:p>
          </table:table-cell>
          <table:table-cell office:value-type="float" office:value="-12.6811579561327">
            <text:p>-12.6811579561327</text:p>
          </table:table-cell>
          <table:table-cell office:value-type="float" office:value="-31.4473442668095">
            <text:p>-31.4473442668095</text:p>
          </table:table-cell>
          <table:table-cell office:value-type="string" office:value="Obstacle 1">
            <text:p>Obstacle 1</text:p>
          </table:table-cell>
          <table:table-cell office:value-type="float" office:value="101">
            <text:p>10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3.431741714478">
            <text:p>353.431741714478</text:p>
          </table:table-cell>
          <table:table-cell office:value-type="float" office:value="1713393634.4583">
            <text:p>1713393634.4583</text:p>
          </table:table-cell>
          <table:table-cell office:value-type="float" office:value="1713393634458299904">
            <text:p>1713393634458299904</text:p>
          </table:table-cell>
          <table:table-cell office:value-type="float" office:value="40.4852154983333">
            <text:p>40.4852154983333</text:p>
          </table:table-cell>
          <table:table-cell office:value-type="float" office:value="-80.3324629416667">
            <text:p>-80.3324629416667</text:p>
          </table:table-cell>
          <table:table-cell office:value-type="float" office:value="-12.8963002322707">
            <text:p>-12.8963002322707</text:p>
          </table:table-cell>
          <table:table-cell office:value-type="float" office:value="-32.5681083621457">
            <text:p>-32.5681083621457</text:p>
          </table:table-cell>
          <table:table-cell office:value-type="string" office:value="Obstacle 1">
            <text:p>Obstacle 1</text:p>
          </table:table-cell>
          <table:table-cell office:value-type="float" office:value="102">
            <text:p>10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4.629451036453">
            <text:p>354.629451036453</text:p>
          </table:table-cell>
          <table:table-cell office:value-type="float" office:value="1713393635.65601">
            <text:p>1713393635.65601</text:p>
          </table:table-cell>
          <table:table-cell office:value-type="float" office:value="1713393635656009984">
            <text:p>1713393635656009984</text:p>
          </table:table-cell>
          <table:table-cell office:value-type="float" office:value="40.4852059183333">
            <text:p>40.4852059183333</text:p>
          </table:table-cell>
          <table:table-cell office:value-type="float" office:value="-80.3324577833333">
            <text:p>-80.3324577833333</text:p>
          </table:table-cell>
          <table:table-cell office:value-type="float" office:value="-12.5293701782357">
            <text:p>-12.5293701782357</text:p>
          </table:table-cell>
          <table:table-cell office:value-type="float" office:value="-33.6602327525616">
            <text:p>-33.6602327525616</text:p>
          </table:table-cell>
          <table:table-cell office:value-type="string" office:value="Obstacle 1">
            <text:p>Obstacle 1</text:p>
          </table:table-cell>
          <table:table-cell office:value-type="float" office:value="103">
            <text:p>10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5.831255435944">
            <text:p>355.831255435944</text:p>
          </table:table-cell>
          <table:table-cell office:value-type="float" office:value="1713393636.85781">
            <text:p>1713393636.85781</text:p>
          </table:table-cell>
          <table:table-cell office:value-type="float" office:value="1713393636857809920">
            <text:p>1713393636857809920</text:p>
          </table:table-cell>
          <table:table-cell office:value-type="float" office:value="40.4851978166667">
            <text:p>40.4851978166667</text:p>
          </table:table-cell>
          <table:table-cell office:value-type="float" office:value="-80.3324490416667">
            <text:p>-80.3324490416667</text:p>
          </table:table-cell>
          <table:table-cell office:value-type="float" office:value="-11.7982054937165">
            <text:p>-11.7982054937165</text:p>
          </table:table-cell>
          <table:table-cell office:value-type="float" office:value="-34.5731004979461">
            <text:p>-34.5731004979461</text:p>
          </table:table-cell>
          <table:table-cell office:value-type="string" office:value="Obstacle 1">
            <text:p>Obstacle 1</text:p>
          </table:table-cell>
          <table:table-cell office:value-type="float" office:value="104">
            <text:p>10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7.032651185989">
            <text:p>357.032651185989</text:p>
          </table:table-cell>
          <table:table-cell office:value-type="float" office:value="1713393638.05921">
            <text:p>1713393638.05921</text:p>
          </table:table-cell>
          <table:table-cell office:value-type="float" office:value="1713393638059209984">
            <text:p>1713393638059209984</text:p>
          </table:table-cell>
          <table:table-cell office:value-type="float" office:value="40.4851900533333">
            <text:p>40.4851900533333</text:p>
          </table:table-cell>
          <table:table-cell office:value-type="float" office:value="-80.332440585">
            <text:p>-80.332440585</text:p>
          </table:table-cell>
          <table:table-cell office:value-type="float" office:value="-11.0943407623563">
            <text:p>-11.0943407623563</text:p>
          </table:table-cell>
          <table:table-cell office:value-type="float" office:value="-35.4811793761328">
            <text:p>-35.4811793761328</text:p>
          </table:table-cell>
          <table:table-cell office:value-type="string" office:value="Obstacle 1">
            <text:p>Obstacle 1</text:p>
          </table:table-cell>
          <table:table-cell office:value-type="float" office:value="105">
            <text:p>10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8.230328559875">
            <text:p>358.230328559875</text:p>
          </table:table-cell>
          <table:table-cell office:value-type="float" office:value="1713393639.25689">
            <text:p>1713393639.25689</text:p>
          </table:table-cell>
          <table:table-cell office:value-type="float" office:value="1713393639256890112">
            <text:p>1713393639256890112</text:p>
          </table:table-cell>
          <table:table-cell office:value-type="float" office:value="40.4851890383333">
            <text:p>40.4851890383333</text:p>
          </table:table-cell>
          <table:table-cell office:value-type="float" office:value="-80.3324281066667">
            <text:p>-80.3324281066667</text:p>
          </table:table-cell>
          <table:table-cell office:value-type="float" office:value="-10.0624374508625">
            <text:p>-10.0624374508625</text:p>
          </table:table-cell>
          <table:table-cell office:value-type="float" office:value="-35.7201789319515">
            <text:p>-35.7201789319515</text:p>
          </table:table-cell>
          <table:table-cell office:value-type="string" office:value="Obstacle 1">
            <text:p>Obstacle 1</text:p>
          </table:table-cell>
          <table:table-cell office:value-type="float" office:value="106">
            <text:p>10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9.430199623108">
            <text:p>359.430199623108</text:p>
          </table:table-cell>
          <table:table-cell office:value-type="float" office:value="1713393640.45676">
            <text:p>1713393640.45676</text:p>
          </table:table-cell>
          <table:table-cell office:value-type="float" office:value="1713393640456760064">
            <text:p>1713393640456760064</text:p>
          </table:table-cell>
          <table:table-cell office:value-type="float" office:value="40.485194635">
            <text:p>40.485194635</text:p>
          </table:table-cell>
          <table:table-cell office:value-type="float" office:value="-80.3324166333333">
            <text:p>-80.3324166333333</text:p>
          </table:table-cell>
          <table:table-cell office:value-type="float" office:value="-9.0636562439613">
            <text:p>-9.0636562439613</text:p>
          </table:table-cell>
          <table:table-cell office:value-type="float" office:value="-35.2034705365077">
            <text:p>-35.2034705365077</text:p>
          </table:table-cell>
          <table:table-cell office:value-type="string" office:value="Obstacle 1">
            <text:p>Obstacle 1</text:p>
          </table:table-cell>
          <table:table-cell office:value-type="float" office:value="107">
            <text:p>10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0.630608797073">
            <text:p>360.630608797073</text:p>
          </table:table-cell>
          <table:table-cell office:value-type="float" office:value="1713393641.65717">
            <text:p>1713393641.65717</text:p>
          </table:table-cell>
          <table:table-cell office:value-type="float" office:value="1713393641657169920">
            <text:p>1713393641657169920</text:p>
          </table:table-cell>
          <table:table-cell office:value-type="float" office:value="40.4852029733333">
            <text:p>40.4852029733333</text:p>
          </table:table-cell>
          <table:table-cell office:value-type="float" office:value="-80.3324093483333">
            <text:p>-80.3324093483333</text:p>
          </table:table-cell>
          <table:table-cell office:value-type="float" office:value="-8.40197196404915">
            <text:p>-8.40197196404915</text:p>
          </table:table-cell>
          <table:table-cell office:value-type="float" office:value="-34.307817789726">
            <text:p>-34.307817789726</text:p>
          </table:table-cell>
          <table:table-cell office:value-type="string" office:value="Obstacle 1">
            <text:p>Obstacle 1</text:p>
          </table:table-cell>
          <table:table-cell office:value-type="float" office:value="108">
            <text:p>10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1.832608938217">
            <text:p>361.832608938217</text:p>
          </table:table-cell>
          <table:table-cell office:value-type="float" office:value="1713393642.85917">
            <text:p>1713393642.85917</text:p>
          </table:table-cell>
          <table:table-cell office:value-type="float" office:value="1713393642859170048">
            <text:p>1713393642859170048</text:p>
          </table:table-cell>
          <table:table-cell office:value-type="float" office:value="40.4852129066667">
            <text:p>40.4852129066667</text:p>
          </table:table-cell>
          <table:table-cell office:value-type="float" office:value="-80.3324070483333">
            <text:p>-80.3324070483333</text:p>
          </table:table-cell>
          <table:table-cell office:value-type="float" office:value="-8.12189310009126">
            <text:p>-8.12189310009126</text:p>
          </table:table-cell>
          <table:table-cell office:value-type="float" office:value="-33.2185693467036">
            <text:p>-33.2185693467036</text:p>
          </table:table-cell>
          <table:table-cell office:value-type="string" office:value="Obstacle 1">
            <text:p>Obstacle 1</text:p>
          </table:table-cell>
          <table:table-cell office:value-type="float" office:value="109">
            <text:p>10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3.03121805191">
            <text:p>363.03121805191</text:p>
          </table:table-cell>
          <table:table-cell office:value-type="float" office:value="1713393644.05778">
            <text:p>1713393644.05778</text:p>
          </table:table-cell>
          <table:table-cell office:value-type="float" office:value="1713393644057769984">
            <text:p>1713393644057769984</text:p>
          </table:table-cell>
          <table:table-cell office:value-type="float" office:value="40.4852228116667">
            <text:p>40.4852228116667</text:p>
          </table:table-cell>
          <table:table-cell office:value-type="float" office:value="-80.3324115383333">
            <text:p>-80.3324115383333</text:p>
          </table:table-cell>
          <table:table-cell office:value-type="float" office:value="-8.41202281904407">
            <text:p>-8.41202281904407</text:p>
          </table:table-cell>
          <table:table-cell office:value-type="float" office:value="-32.1016276013106">
            <text:p>-32.1016276013106</text:p>
          </table:table-cell>
          <table:table-cell office:value-type="string" office:value="Obstacle 1">
            <text:p>Obstacle 1</text:p>
          </table:table-cell>
          <table:table-cell office:value-type="float" office:value="110">
            <text:p>11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4.030962944031">
            <text:p>364.030962944031</text:p>
          </table:table-cell>
          <table:table-cell office:value-type="float" office:value="1713393645.05752">
            <text:p>1713393645.05752</text:p>
          </table:table-cell>
          <table:table-cell office:value-type="float" office:value="1713393645057520128">
            <text:p>1713393645057520128</text:p>
          </table:table-cell>
          <table:table-cell office:value-type="float" office:value="40.4852295433333">
            <text:p>40.4852295433333</text:p>
          </table:table-cell>
          <table:table-cell office:value-type="float" office:value="-80.3324198866667">
            <text:p>-80.3324198866667</text:p>
          </table:table-cell>
          <table:table-cell office:value-type="float" office:value="-9.05601839872543">
            <text:p>-9.05601839872543</text:p>
          </table:table-cell>
          <table:table-cell office:value-type="float" office:value="-31.3020680304617">
            <text:p>-31.3020680304617</text:p>
          </table:table-cell>
          <table:table-cell office:value-type="string" office:value="Obstacle 1">
            <text:p>Obstacle 1</text:p>
          </table:table-cell>
          <table:table-cell office:value-type="float" office:value="111">
            <text:p>11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5.233001232147">
            <text:p>365.233001232147</text:p>
          </table:table-cell>
          <table:table-cell office:value-type="float" office:value="1713393646.25956">
            <text:p>1713393646.25956</text:p>
          </table:table-cell>
          <table:table-cell office:value-type="float" office:value="1713393646259559936">
            <text:p>1713393646259559936</text:p>
          </table:table-cell>
          <table:table-cell office:value-type="float" office:value="40.4852329666667">
            <text:p>40.4852329666667</text:p>
          </table:table-cell>
          <table:table-cell office:value-type="float" office:value="-80.3324325933333">
            <text:p>-80.3324325933333</text:p>
          </table:table-cell>
          <table:table-cell office:value-type="float" office:value="-10.1094631257001">
            <text:p>-10.1094631257001</text:p>
          </table:table-cell>
          <table:table-cell office:value-type="float" office:value="-30.8297466374934">
            <text:p>-30.8297466374934</text:p>
          </table:table-cell>
          <table:table-cell office:value-type="string" office:value="Obstacle 1">
            <text:p>Obstacle 1</text:p>
          </table:table-cell>
          <table:table-cell office:value-type="float" office:value="112">
            <text:p>11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6.231223344803">
            <text:p>366.231223344803</text:p>
          </table:table-cell>
          <table:table-cell office:value-type="float" office:value="1713393647.25778">
            <text:p>1713393647.25778</text:p>
          </table:table-cell>
          <table:table-cell office:value-type="float" office:value="1713393647257779968">
            <text:p>1713393647257779968</text:p>
          </table:table-cell>
          <table:table-cell office:value-type="float" office:value="40.485231405">
            <text:p>40.485231405</text:p>
          </table:table-cell>
          <table:table-cell office:value-type="float" office:value="-80.3324450616667">
            <text:p>-80.3324450616667</text:p>
          </table:table-cell>
          <table:table-cell office:value-type="float" office:value="-11.1497359357309">
            <text:p>-11.1497359357309</text:p>
          </table:table-cell>
          <table:table-cell office:value-type="float" office:value="-30.9221666073427">
            <text:p>-30.9221666073427</text:p>
          </table:table-cell>
          <table:table-cell office:value-type="string" office:value="Obstacle 1">
            <text:p>Obstacle 1</text:p>
          </table:table-cell>
          <table:table-cell office:value-type="float" office:value="113">
            <text:p>11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7.231760501862">
            <text:p>367.231760501862</text:p>
          </table:table-cell>
          <table:table-cell office:value-type="float" office:value="1713393648.25832">
            <text:p>1713393648.25832</text:p>
          </table:table-cell>
          <table:table-cell office:value-type="float" office:value="1713393648258319872">
            <text:p>1713393648258319872</text:p>
          </table:table-cell>
          <table:table-cell office:value-type="float" office:value="40.48522571">
            <text:p>40.48522571</text:p>
          </table:table-cell>
          <table:table-cell office:value-type="float" office:value="-80.3324546583333">
            <text:p>-80.3324546583333</text:p>
          </table:table-cell>
          <table:table-cell office:value-type="float" office:value="-12.0534431993729">
            <text:p>-12.0534431993729</text:p>
          </table:table-cell>
          <table:table-cell office:value-type="float" office:value="-31.4579517990351">
            <text:p>-31.4579517990351</text:p>
          </table:table-cell>
          <table:table-cell office:value-type="string" office:value="Obstacle 1">
            <text:p>Obstacle 1</text:p>
          </table:table-cell>
          <table:table-cell office:value-type="float" office:value="114">
            <text:p>11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8.231658220291">
            <text:p>368.231658220291</text:p>
          </table:table-cell>
          <table:table-cell office:value-type="float" office:value="1713393649.25822">
            <text:p>1713393649.25822</text:p>
          </table:table-cell>
          <table:table-cell office:value-type="float" office:value="1713393649258220032">
            <text:p>1713393649258220032</text:p>
          </table:table-cell>
          <table:table-cell office:value-type="float" office:value="40.4852176233333">
            <text:p>40.4852176233333</text:p>
          </table:table-cell>
          <table:table-cell office:value-type="float" office:value="-80.3324607833333">
            <text:p>-80.3324607833333</text:p>
          </table:table-cell>
          <table:table-cell office:value-type="float" office:value="-12.5900801380631">
            <text:p>-12.5900801380631</text:p>
          </table:table-cell>
          <table:table-cell office:value-type="float" office:value="-32.3387823952362">
            <text:p>-32.3387823952362</text:p>
          </table:table-cell>
          <table:table-cell office:value-type="string" office:value="Obstacle 1">
            <text:p>Obstacle 1</text:p>
          </table:table-cell>
          <table:table-cell office:value-type="float" office:value="115">
            <text:p>11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9.230209112167">
            <text:p>369.230209112167</text:p>
          </table:table-cell>
          <table:table-cell office:value-type="float" office:value="1713393650.25677">
            <text:p>1713393650.25677</text:p>
          </table:table-cell>
          <table:table-cell office:value-type="float" office:value="1713393650256770048">
            <text:p>1713393650256770048</text:p>
          </table:table-cell>
          <table:table-cell office:value-type="float" office:value="40.48520925">
            <text:p>40.48520925</text:p>
          </table:table-cell>
          <table:table-cell office:value-type="float" office:value="-80.3324672466667">
            <text:p>-80.3324672466667</text:p>
          </table:table-cell>
          <table:table-cell office:value-type="float" office:value="-13.0926895483863">
            <text:p>-13.0926895483863</text:p>
          </table:table-cell>
          <table:table-cell office:value-type="float" office:value="-33.3107513990253">
            <text:p>-33.3107513990253</text:p>
          </table:table-cell>
          <table:table-cell office:value-type="string" office:value="disregard">
            <text:p>disregard</text:p>
          </table:table-cell>
          <table:table-cell office:value-type="float" office:value="116">
            <text:p>11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0.232218027115">
            <text:p>370.232218027115</text:p>
          </table:table-cell>
          <table:table-cell office:value-type="float" office:value="1713393651.25878">
            <text:p>1713393651.25878</text:p>
          </table:table-cell>
          <table:table-cell office:value-type="float" office:value="1713393651258779904">
            <text:p>1713393651258779904</text:p>
          </table:table-cell>
          <table:table-cell office:value-type="float" office:value="40.4852024266667">
            <text:p>40.4852024266667</text:p>
          </table:table-cell>
          <table:table-cell office:value-type="float" office:value="-80.332475485">
            <text:p>-80.332475485</text:p>
          </table:table-cell>
          <table:table-cell office:value-type="float" office:value="-13.7719086189754">
            <text:p>-13.7719086189754</text:p>
          </table:table-cell>
          <table:table-cell office:value-type="float" office:value="-34.1107002310455">
            <text:p>-34.1107002310455</text:p>
          </table:table-cell>
          <table:table-cell office:value-type="string" office:value="disregard">
            <text:p>disregard</text:p>
          </table:table-cell>
          <table:table-cell office:value-type="float" office:value="117">
            <text:p>11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1.431344032288">
            <text:p>371.431344032288</text:p>
          </table:table-cell>
          <table:table-cell office:value-type="float" office:value="1713393652.4579">
            <text:p>1713393652.4579</text:p>
          </table:table-cell>
          <table:table-cell office:value-type="float" office:value="1713393652457900032">
            <text:p>1713393652457900032</text:p>
          </table:table-cell>
          <table:table-cell office:value-type="float" office:value="40.4851951933333">
            <text:p>40.4851951933333</text:p>
          </table:table-cell>
          <table:table-cell office:value-type="float" office:value="-80.3324844433333">
            <text:p>-80.3324844433333</text:p>
          </table:table-cell>
          <table:table-cell office:value-type="float" office:value="-14.567442733678">
            <text:p>-14.567442733678</text:p>
          </table:table-cell>
          <table:table-cell office:value-type="float" office:value="-34.9220745190978">
            <text:p>-34.9220745190978</text:p>
          </table:table-cell>
          <table:table-cell office:value-type="string" office:value="disregard">
            <text:p>disregard</text:p>
          </table:table-cell>
          <table:table-cell office:value-type="float" office:value="118">
            <text:p>11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2.430844068527">
            <text:p>372.430844068527</text:p>
          </table:table-cell>
          <table:table-cell office:value-type="float" office:value="1713393653.4574">
            <text:p>1713393653.4574</text:p>
          </table:table-cell>
          <table:table-cell office:value-type="float" office:value="1713393653457400064">
            <text:p>1713393653457400064</text:p>
          </table:table-cell>
          <table:table-cell office:value-type="float" office:value="40.4851877616667">
            <text:p>40.4851877616667</text:p>
          </table:table-cell>
          <table:table-cell office:value-type="float" office:value="-80.3324919166667">
            <text:p>-80.3324919166667</text:p>
          </table:table-cell>
          <table:table-cell office:value-type="float" office:value="-15.1683576570358">
            <text:p>-15.1683576570358</text:p>
          </table:table-cell>
          <table:table-cell office:value-type="float" office:value="-35.6905339192599">
            <text:p>-35.6905339192599</text:p>
          </table:table-cell>
          <table:table-cell office:value-type="string" office:value="disregard">
            <text:p>disregard</text:p>
          </table:table-cell>
          <table:table-cell office:value-type="float" office:value="119">
            <text:p>11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3.431235074997">
            <text:p>373.431235074997</text:p>
          </table:table-cell>
          <table:table-cell office:value-type="float" office:value="1713393654.45779">
            <text:p>1713393654.45779</text:p>
          </table:table-cell>
          <table:table-cell office:value-type="float" office:value="1713393654457789952">
            <text:p>1713393654457789952</text:p>
          </table:table-cell>
          <table:table-cell office:value-type="float" office:value="40.4851800766667">
            <text:p>40.4851800766667</text:p>
          </table:table-cell>
          <table:table-cell office:value-type="float" office:value="-80.3324990383333">
            <text:p>-80.3324990383333</text:p>
          </table:table-cell>
          <table:table-cell office:value-type="float" office:value="-15.7709673619829">
            <text:p>-15.7709673619829</text:p>
          </table:table-cell>
          <table:table-cell office:value-type="float" office:value="-36.5524370633066">
            <text:p>-36.5524370633066</text:p>
          </table:table-cell>
          <table:table-cell office:value-type="string" office:value="disregard">
            <text:p>disregard</text:p>
          </table:table-cell>
          <table:table-cell office:value-type="float" office:value="120">
            <text:p>12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4.430143594742">
            <text:p>374.430143594742</text:p>
          </table:table-cell>
          <table:table-cell office:value-type="float" office:value="1713393655.4567">
            <text:p>1713393655.4567</text:p>
          </table:table-cell>
          <table:table-cell office:value-type="float" office:value="1713393655456699904">
            <text:p>1713393655456699904</text:p>
          </table:table-cell>
          <table:table-cell office:value-type="float" office:value="40.4851733683333">
            <text:p>40.4851733683333</text:p>
          </table:table-cell>
          <table:table-cell office:value-type="float" office:value="-80.332508195">
            <text:p>-80.332508195</text:p>
          </table:table-cell>
          <table:table-cell office:value-type="float" office:value="-16.4900337222498">
            <text:p>-16.4900337222498</text:p>
          </table:table-cell>
          <table:table-cell office:value-type="float" office:value="-37.3510219370946">
            <text:p>-37.3510219370946</text:p>
          </table:table-cell>
          <table:table-cell office:value-type="string" office:value="disregard">
            <text:p>disregard</text:p>
          </table:table-cell>
          <table:table-cell office:value-type="float" office:value="121">
            <text:p>12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5.432759046555">
            <text:p>375.432759046555</text:p>
          </table:table-cell>
          <table:table-cell office:value-type="float" office:value="1713393656.45932">
            <text:p>1713393656.45932</text:p>
          </table:table-cell>
          <table:table-cell office:value-type="float" office:value="1713393656459320064">
            <text:p>1713393656459320064</text:p>
          </table:table-cell>
          <table:table-cell office:value-type="float" office:value="40.48516884">
            <text:p>40.48516884</text:p>
          </table:table-cell>
          <table:table-cell office:value-type="float" office:value="-80.3325192316667">
            <text:p>-80.3325192316667</text:p>
          </table:table-cell>
          <table:table-cell office:value-type="float" office:value="-17.3837297037244">
            <text:p>-17.3837297037244</text:p>
          </table:table-cell>
          <table:table-cell office:value-type="float" office:value="-37.9031967865303">
            <text:p>-37.9031967865303</text:p>
          </table:table-cell>
          <table:table-cell office:value-type="string" office:value="disregard">
            <text:p>disregard</text:p>
          </table:table-cell>
          <table:table-cell office:value-type="float" office:value="122">
            <text:p>12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7.624289512634">
            <text:p>477.624289512634</text:p>
          </table:table-cell>
          <table:table-cell office:value-type="float" office:value="1713393758.65085">
            <text:p>1713393758.65085</text:p>
          </table:table-cell>
          <table:table-cell office:value-type="float" office:value="1713393758650850048">
            <text:p>1713393758650850048</text:p>
          </table:table-cell>
          <table:table-cell office:value-type="float" office:value="40.4856630933333">
            <text:p>40.4856630933333</text:p>
          </table:table-cell>
          <table:table-cell office:value-type="float" office:value="-80.3324195016667">
            <text:p>-80.3324195016667</text:p>
          </table:table-cell>
          <table:table-cell office:value-type="float" office:value="-9.75227975891903">
            <text:p>-9.75227975891903</text:p>
          </table:table-cell>
          <table:table-cell office:value-type="float" office:value="16.8895466690883">
            <text:p>16.8895466690883</text:p>
          </table:table-cell>
          <table:table-cell office:value-type="string" office:value="disregard">
            <text:p>disregard</text:p>
          </table:table-cell>
          <table:table-cell office:value-type="float" office:value="220">
            <text:p>22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8.822920084">
            <text:p>478.822920084</text:p>
          </table:table-cell>
          <table:table-cell office:value-type="float" office:value="1713393759.84948">
            <text:p>1713393759.84948</text:p>
          </table:table-cell>
          <table:table-cell office:value-type="float" office:value="1713393759849479936">
            <text:p>1713393759849479936</text:p>
          </table:table-cell>
          <table:table-cell office:value-type="float" office:value="40.4856678833333">
            <text:p>40.4856678833333</text:p>
          </table:table-cell>
          <table:table-cell office:value-type="float" office:value="-80.3324068466667">
            <text:p>-80.3324068466667</text:p>
          </table:table-cell>
          <table:table-cell office:value-type="float" office:value="-8.6507852418581">
            <text:p>-8.6507852418581</text:p>
          </table:table-cell>
          <table:table-cell office:value-type="float" office:value="17.3472735034302">
            <text:p>17.3472735034302</text:p>
          </table:table-cell>
          <table:table-cell office:value-type="string" office:value="disregard">
            <text:p>disregard</text:p>
          </table:table-cell>
          <table:table-cell office:value-type="float" office:value="221">
            <text:p>22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9.027998685837">
            <text:p>479.027998685837</text:p>
          </table:table-cell>
          <table:table-cell office:value-type="float" office:value="1713393760.05456">
            <text:p>1713393760.05456</text:p>
          </table:table-cell>
          <table:table-cell office:value-type="float" office:value="1713393760054560000">
            <text:p>1713393760054560000</text:p>
          </table:table-cell>
          <table:table-cell office:value-type="float" office:value="40.4856592716667">
            <text:p>40.4856592716667</text:p>
          </table:table-cell>
          <table:table-cell office:value-type="float" office:value="-80.332413735">
            <text:p>-80.332413735</text:p>
          </table:table-cell>
          <table:table-cell office:value-type="float" office:value="-8.48933327908162">
            <text:p>-8.48933327908162</text:p>
          </table:table-cell>
          <table:table-cell office:value-type="float" office:value="17.4794833287597">
            <text:p>17.4794833287597</text:p>
          </table:table-cell>
          <table:table-cell office:value-type="string" office:value="disregard">
            <text:p>disregard</text:p>
          </table:table-cell>
          <table:table-cell office:value-type="float" office:value="222">
            <text:p>22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9.223619222641">
            <text:p>479.223619222641</text:p>
          </table:table-cell>
          <table:table-cell office:value-type="float" office:value="1713393760.25018">
            <text:p>1713393760.25018</text:p>
          </table:table-cell>
          <table:table-cell office:value-type="float" office:value="1713393760250180096">
            <text:p>1713393760250180096</text:p>
          </table:table-cell>
          <table:table-cell office:value-type="float" office:value="40.4857071133333">
            <text:p>40.4857071133333</text:p>
          </table:table-cell>
          <table:table-cell office:value-type="float" office:value="-80.33235334">
            <text:p>-80.33235334</text:p>
          </table:table-cell>
          <table:table-cell office:value-type="float" office:value="-8.61597478505862">
            <text:p>-8.61597478505862</text:p>
          </table:table-cell>
          <table:table-cell office:value-type="float" office:value="17.7649970216541">
            <text:p>17.7649970216541</text:p>
          </table:table-cell>
          <table:table-cell office:value-type="string" office:value="disregard">
            <text:p>disregard</text:p>
          </table:table-cell>
          <table:table-cell office:value-type="float" office:value="223">
            <text:p>22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9.42933511734">
            <text:p>479.42933511734</text:p>
          </table:table-cell>
          <table:table-cell office:value-type="float" office:value="1713393760.45589">
            <text:p>1713393760.45589</text:p>
          </table:table-cell>
          <table:table-cell office:value-type="float" office:value="1713393760455889920">
            <text:p>1713393760455889920</text:p>
          </table:table-cell>
          <table:table-cell office:value-type="float" office:value="40.4856616116667">
            <text:p>40.4856616116667</text:p>
          </table:table-cell>
          <table:table-cell office:value-type="float" office:value="-80.3324135733333">
            <text:p>-80.3324135733333</text:p>
          </table:table-cell>
          <table:table-cell office:value-type="float" office:value="-8.73820340874876">
            <text:p>-8.73820340874876</text:p>
          </table:table-cell>
          <table:table-cell office:value-type="float" office:value="17.9778168984264">
            <text:p>17.9778168984264</text:p>
          </table:table-cell>
          <table:table-cell office:value-type="string" office:value="disregard">
            <text:p>disregard</text:p>
          </table:table-cell>
          <table:table-cell office:value-type="float" office:value="224">
            <text:p>22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9.625926017761">
            <text:p>479.625926017761</text:p>
          </table:table-cell>
          <table:table-cell office:value-type="float" office:value="1713393760.65248">
            <text:p>1713393760.65248</text:p>
          </table:table-cell>
          <table:table-cell office:value-type="float" office:value="1713393760652480000">
            <text:p>1713393760652480000</text:p>
          </table:table-cell>
          <table:table-cell office:value-type="float" office:value="40.485686495">
            <text:p>40.485686495</text:p>
          </table:table-cell>
          <table:table-cell office:value-type="float" office:value="-80.3324307266667">
            <text:p>-80.3324307266667</text:p>
          </table:table-cell>
          <table:table-cell office:value-type="float" office:value="-8.91674642119679">
            <text:p>-8.91674642119679</text:p>
          </table:table-cell>
          <table:table-cell office:value-type="float" office:value="18.2387677470303">
            <text:p>18.2387677470303</text:p>
          </table:table-cell>
          <table:table-cell office:value-type="string" office:value="disregard">
            <text:p>disregard</text:p>
          </table:table-cell>
          <table:table-cell office:value-type="float" office:value="225">
            <text:p>22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9.829499483109">
            <text:p>479.829499483109</text:p>
          </table:table-cell>
          <table:table-cell office:value-type="float" office:value="1713393760.85606">
            <text:p>1713393760.85606</text:p>
          </table:table-cell>
          <table:table-cell office:value-type="float" office:value="1713393760856059904">
            <text:p>1713393760856059904</text:p>
          </table:table-cell>
          <table:table-cell office:value-type="float" office:value="40.485668305">
            <text:p>40.485668305</text:p>
          </table:table-cell>
          <table:table-cell office:value-type="float" office:value="-80.332410865">
            <text:p>-80.332410865</text:p>
          </table:table-cell>
          <table:table-cell office:value-type="float" office:value="-8.91674642119679">
            <text:p>-8.91674642119679</text:p>
          </table:table-cell>
          <table:table-cell office:value-type="float" office:value="18.2387677470303">
            <text:p>18.2387677470303</text:p>
          </table:table-cell>
          <table:table-cell office:value-type="string" office:value="disregard">
            <text:p>disregard</text:p>
          </table:table-cell>
          <table:table-cell office:value-type="float" office:value="226">
            <text:p>22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0.026964664459">
            <text:p>480.026964664459</text:p>
          </table:table-cell>
          <table:table-cell office:value-type="float" office:value="1713393761.05352">
            <text:p>1713393761.05352</text:p>
          </table:table-cell>
          <table:table-cell office:value-type="float" office:value="1713393761053519872">
            <text:p>1713393761053519872</text:p>
          </table:table-cell>
          <table:table-cell office:value-type="float" office:value="40.4857066583333">
            <text:p>40.4857066583333</text:p>
          </table:table-cell>
          <table:table-cell office:value-type="float" office:value="-80.3323583483333">
            <text:p>-80.3323583483333</text:p>
          </table:table-cell>
          <table:table-cell office:value-type="float" office:value="-9.07552186638996">
            <text:p>-9.07552186638996</text:p>
          </table:table-cell>
          <table:table-cell office:value-type="float" office:value="18.4254602592249">
            <text:p>18.4254602592249</text:p>
          </table:table-cell>
          <table:table-cell office:value-type="string" office:value="Tree 1">
            <text:p>Tree 1</text:p>
          </table:table-cell>
          <table:table-cell office:value-type="float" office:value="227">
            <text:p>22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0.230895280838">
            <text:p>480.230895280838</text:p>
          </table:table-cell>
          <table:table-cell office:value-type="float" office:value="1713393761.25745">
            <text:p>1713393761.25745</text:p>
          </table:table-cell>
          <table:table-cell office:value-type="float" office:value="1713393761257449984">
            <text:p>1713393761257449984</text:p>
          </table:table-cell>
          <table:table-cell office:value-type="float" office:value="40.4856691533333">
            <text:p>40.4856691533333</text:p>
          </table:table-cell>
          <table:table-cell office:value-type="float" office:value="-80.3324033816667">
            <text:p>-80.3324033816667</text:p>
          </table:table-cell>
          <table:table-cell office:value-type="float" office:value="-9.28697084593261">
            <text:p>-9.28697084593261</text:p>
          </table:table-cell>
          <table:table-cell office:value-type="float" office:value="18.6477364911783">
            <text:p>18.6477364911783</text:p>
          </table:table-cell>
          <table:table-cell office:value-type="string" office:value="Tree 1">
            <text:p>Tree 1</text:p>
          </table:table-cell>
          <table:table-cell office:value-type="float" office:value="228">
            <text:p>22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0.835510730743">
            <text:p>480.835510730743</text:p>
          </table:table-cell>
          <table:table-cell office:value-type="float" office:value="1713393761.86207">
            <text:p>1713393761.86207</text:p>
          </table:table-cell>
          <table:table-cell office:value-type="float" office:value="1713393761862070016">
            <text:p>1713393761862070016</text:p>
          </table:table-cell>
          <table:table-cell office:value-type="float" office:value="40.4857238866667">
            <text:p>40.4857238866667</text:p>
          </table:table-cell>
          <table:table-cell office:value-type="float" office:value="-80.3323512933333">
            <text:p>-80.3323512933333</text:p>
          </table:table-cell>
          <table:table-cell office:value-type="float" office:value="-9.72759362269471">
            <text:p>-9.72759362269471</text:p>
          </table:table-cell>
          <table:table-cell office:value-type="float" office:value="18.9962309947796">
            <text:p>18.9962309947796</text:p>
          </table:table-cell>
          <table:table-cell office:value-type="string" office:value="Tree 1">
            <text:p>Tree 1</text:p>
          </table:table-cell>
          <table:table-cell office:value-type="float" office:value="229">
            <text:p>22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1.030567884445">
            <text:p>481.030567884445</text:p>
          </table:table-cell>
          <table:table-cell office:value-type="float" office:value="1713393762.05713">
            <text:p>1713393762.05713</text:p>
          </table:table-cell>
          <table:table-cell office:value-type="float" office:value="1713393762057129984">
            <text:p>1713393762057129984</text:p>
          </table:table-cell>
          <table:table-cell office:value-type="float" office:value="40.4856968916667">
            <text:p>40.4856968916667</text:p>
          </table:table-cell>
          <table:table-cell office:value-type="float" office:value="-80.3324108583333">
            <text:p>-80.3324108583333</text:p>
          </table:table-cell>
          <table:table-cell office:value-type="float" office:value="-9.93066773269898">
            <text:p>-9.93066773269898</text:p>
          </table:table-cell>
          <table:table-cell office:value-type="float" office:value="19.1105640008393">
            <text:p>19.1105640008393</text:p>
          </table:table-cell>
          <table:table-cell office:value-type="string" office:value="Tree 1">
            <text:p>Tree 1</text:p>
          </table:table-cell>
          <table:table-cell office:value-type="float" office:value="230">
            <text:p>23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1.629605293274">
            <text:p>481.629605293274</text:p>
          </table:table-cell>
          <table:table-cell office:value-type="float" office:value="1713393762.65616">
            <text:p>1713393762.65616</text:p>
          </table:table-cell>
          <table:table-cell office:value-type="float" office:value="1713393762656160000">
            <text:p>1713393762656160000</text:p>
          </table:table-cell>
          <table:table-cell office:value-type="float" office:value="40.4857026066667">
            <text:p>40.4857026066667</text:p>
          </table:table-cell>
          <table:table-cell office:value-type="float" office:value="-80.3324212733333">
            <text:p>-80.3324212733333</text:p>
          </table:table-cell>
          <table:table-cell office:value-type="float" office:value="-9.67990513413679">
            <text:p>-9.67990513413679</text:p>
          </table:table-cell>
          <table:table-cell office:value-type="float" office:value="21.1966152014211">
            <text:p>21.1966152014211</text:p>
          </table:table-cell>
          <table:table-cell office:value-type="string" office:value="Tree 1">
            <text:p>Tree 1</text:p>
          </table:table-cell>
          <table:table-cell office:value-type="float" office:value="231">
            <text:p>23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1.827849626541">
            <text:p>481.827849626541</text:p>
          </table:table-cell>
          <table:table-cell office:value-type="float" office:value="1713393762.85441">
            <text:p>1713393762.85441</text:p>
          </table:table-cell>
          <table:table-cell office:value-type="float" office:value="1713393762854409984">
            <text:p>1713393762854409984</text:p>
          </table:table-cell>
          <table:table-cell office:value-type="float" office:value="40.4857147183333">
            <text:p>40.4857147183333</text:p>
          </table:table-cell>
          <table:table-cell office:value-type="float" office:value="-80.3324328616667">
            <text:p>-80.3324328616667</text:p>
          </table:table-cell>
          <table:table-cell office:value-type="float" office:value="-9.74119214445818">
            <text:p>-9.74119214445818</text:p>
          </table:table-cell>
          <table:table-cell office:value-type="float" office:value="21.3245497839525">
            <text:p>21.3245497839525</text:p>
          </table:table-cell>
          <table:table-cell office:value-type="string" office:value="Tree 1">
            <text:p>Tree 1</text:p>
          </table:table-cell>
          <table:table-cell office:value-type="float" office:value="232">
            <text:p>23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2.030064821243">
            <text:p>482.030064821243</text:p>
          </table:table-cell>
          <table:table-cell office:value-type="float" office:value="1713393763.05662">
            <text:p>1713393763.05662</text:p>
          </table:table-cell>
          <table:table-cell office:value-type="float" office:value="1713393763056620032">
            <text:p>1713393763056620032</text:p>
          </table:table-cell>
          <table:table-cell office:value-type="float" office:value="40.48570492">
            <text:p>40.48570492</text:p>
          </table:table-cell>
          <table:table-cell office:value-type="float" office:value="-80.3324227766667">
            <text:p>-80.3324227766667</text:p>
          </table:table-cell>
          <table:table-cell office:value-type="float" office:value="-9.98015147419349">
            <text:p>-9.98015147419349</text:p>
          </table:table-cell>
          <table:table-cell office:value-type="float" office:value="21.2862319231419">
            <text:p>21.2862319231419</text:p>
          </table:table-cell>
          <table:table-cell office:value-type="string" office:value="Tree 1">
            <text:p>Tree 1</text:p>
          </table:table-cell>
          <table:table-cell office:value-type="float" office:value="233">
            <text:p>23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3.23327422142">
            <text:p>483.23327422142</text:p>
          </table:table-cell>
          <table:table-cell office:value-type="float" office:value="1713393764.25983">
            <text:p>1713393764.25983</text:p>
          </table:table-cell>
          <table:table-cell office:value-type="float" office:value="1713393764259830016">
            <text:p>1713393764259830016</text:p>
          </table:table-cell>
          <table:table-cell office:value-type="float" office:value="40.4857080816667">
            <text:p>40.4857080816667</text:p>
          </table:table-cell>
          <table:table-cell office:value-type="float" office:value="-80.3324343266667">
            <text:p>-80.3324343266667</text:p>
          </table:table-cell>
          <table:table-cell office:value-type="float" office:value="-10.6927153605502">
            <text:p>-10.6927153605502</text:p>
          </table:table-cell>
          <table:table-cell office:value-type="float" office:value="21.8631364172325">
            <text:p>21.8631364172325</text:p>
          </table:table-cell>
          <table:table-cell office:value-type="string" office:value="Tree 1">
            <text:p>Tree 1</text:p>
          </table:table-cell>
          <table:table-cell office:value-type="float" office:value="234">
            <text:p>23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4.43271279335">
            <text:p>484.43271279335</text:p>
          </table:table-cell>
          <table:table-cell office:value-type="float" office:value="1713393765.45927">
            <text:p>1713393765.45927</text:p>
          </table:table-cell>
          <table:table-cell office:value-type="float" office:value="1713393765459269888">
            <text:p>1713393765459269888</text:p>
          </table:table-cell>
          <table:table-cell office:value-type="float" office:value="40.4857111533333">
            <text:p>40.4857111533333</text:p>
          </table:table-cell>
          <table:table-cell office:value-type="float" office:value="-80.3324469683333">
            <text:p>-80.3324469683333</text:p>
          </table:table-cell>
          <table:table-cell office:value-type="float" office:value="-11.7090582220117">
            <text:p>-11.7090582220117</text:p>
          </table:table-cell>
          <table:table-cell office:value-type="float" office:value="22.2683943025768">
            <text:p>22.2683943025768</text:p>
          </table:table-cell>
          <table:table-cell office:value-type="string" office:value="Tree 1">
            <text:p>Tree 1</text:p>
          </table:table-cell>
          <table:table-cell office:value-type="float" office:value="235">
            <text:p>23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5.632561206818">
            <text:p>485.632561206818</text:p>
          </table:table-cell>
          <table:table-cell office:value-type="float" office:value="1713393766.65912">
            <text:p>1713393766.65912</text:p>
          </table:table-cell>
          <table:table-cell office:value-type="float" office:value="1713393766659120128">
            <text:p>1713393766659120128</text:p>
          </table:table-cell>
          <table:table-cell office:value-type="float" office:value="40.4857048083333">
            <text:p>40.4857048083333</text:p>
          </table:table-cell>
          <table:table-cell office:value-type="float" office:value="-80.3324582866667">
            <text:p>-80.3324582866667</text:p>
          </table:table-cell>
          <table:table-cell office:value-type="float" office:value="-12.7578387534013">
            <text:p>-12.7578387534013</text:p>
          </table:table-cell>
          <table:table-cell office:value-type="float" office:value="21.7516778670251">
            <text:p>21.7516778670251</text:p>
          </table:table-cell>
          <table:table-cell office:value-type="string" office:value="Tree 1">
            <text:p>Tree 1</text:p>
          </table:table-cell>
          <table:table-cell office:value-type="float" office:value="236">
            <text:p>23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6.632434129715">
            <text:p>486.632434129715</text:p>
          </table:table-cell>
          <table:table-cell office:value-type="float" office:value="1713393767.65899">
            <text:p>1713393767.65899</text:p>
          </table:table-cell>
          <table:table-cell office:value-type="float" office:value="1713393767658990080">
            <text:p>1713393767658990080</text:p>
          </table:table-cell>
          <table:table-cell office:value-type="float" office:value="40.4856941">
            <text:p>40.4856941</text:p>
          </table:table-cell>
          <table:table-cell office:value-type="float" office:value="-80.332459135">
            <text:p>-80.332459135</text:p>
          </table:table-cell>
          <table:table-cell office:value-type="float" office:value="-12.9885730122915">
            <text:p>-12.9885730122915</text:p>
          </table:table-cell>
          <table:table-cell office:value-type="float" office:value="20.5821375865489">
            <text:p>20.5821375865489</text:p>
          </table:table-cell>
          <table:table-cell office:value-type="string" office:value="Tree 1">
            <text:p>Tree 1</text:p>
          </table:table-cell>
          <table:table-cell office:value-type="float" office:value="237">
            <text:p>23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7.631979942322">
            <text:p>487.631979942322</text:p>
          </table:table-cell>
          <table:table-cell office:value-type="float" office:value="1713393768.65854">
            <text:p>1713393768.65854</text:p>
          </table:table-cell>
          <table:table-cell office:value-type="float" office:value="1713393768658540032">
            <text:p>1713393768658540032</text:p>
          </table:table-cell>
          <table:table-cell office:value-type="float" office:value="40.4856839583333">
            <text:p>40.4856839583333</text:p>
          </table:table-cell>
          <table:table-cell office:value-type="float" office:value="-80.332456105">
            <text:p>-80.332456105</text:p>
          </table:table-cell>
          <table:table-cell office:value-type="float" office:value="-12.7553224568255">
            <text:p>-12.7553224568255</text:p>
          </table:table-cell>
          <table:table-cell office:value-type="float" office:value="19.458289927803">
            <text:p>19.458289927803</text:p>
          </table:table-cell>
          <table:table-cell office:value-type="string" office:value="Tree 1">
            <text:p>Tree 1</text:p>
          </table:table-cell>
          <table:table-cell office:value-type="float" office:value="238">
            <text:p>23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8.628085613251">
            <text:p>488.628085613251</text:p>
          </table:table-cell>
          <table:table-cell office:value-type="float" office:value="1713393769.65464">
            <text:p>1713393769.65464</text:p>
          </table:table-cell>
          <table:table-cell office:value-type="float" office:value="1713393769654640128">
            <text:p>1713393769654640128</text:p>
          </table:table-cell>
          <table:table-cell office:value-type="float" office:value="40.4856750366667">
            <text:p>40.4856750366667</text:p>
          </table:table-cell>
          <table:table-cell office:value-type="float" office:value="-80.332449605">
            <text:p>-80.332449605</text:p>
          </table:table-cell>
          <table:table-cell office:value-type="float" office:value="-12.2801419878379">
            <text:p>-12.2801419878379</text:p>
          </table:table-cell>
          <table:table-cell office:value-type="float" office:value="18.3788251485676">
            <text:p>18.3788251485676</text:p>
          </table:table-cell>
          <table:table-cell office:value-type="string" office:value="Tree 1">
            <text:p>Tree 1</text:p>
          </table:table-cell>
          <table:table-cell office:value-type="float" office:value="239">
            <text:p>23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9.824487686157">
            <text:p>489.824487686157</text:p>
          </table:table-cell>
          <table:table-cell office:value-type="float" office:value="1713393770.85104">
            <text:p>1713393770.85104</text:p>
          </table:table-cell>
          <table:table-cell office:value-type="float" office:value="1713393770851049984">
            <text:p>1713393770851049984</text:p>
          </table:table-cell>
          <table:table-cell office:value-type="float" office:value="40.48567194">
            <text:p>40.48567194</text:p>
          </table:table-cell>
          <table:table-cell office:value-type="float" office:value="-80.3324370633333">
            <text:p>-80.3324370633333</text:p>
          </table:table-cell>
          <table:table-cell office:value-type="float" office:value="-11.220470758155">
            <text:p>-11.220470758155</text:p>
          </table:table-cell>
          <table:table-cell office:value-type="float" office:value="17.8854592917487">
            <text:p>17.8854592917487</text:p>
          </table:table-cell>
          <table:table-cell office:value-type="string" office:value="Tree 1">
            <text:p>Tree 1</text:p>
          </table:table-cell>
          <table:table-cell office:value-type="float" office:value="240">
            <text:p>24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1.026929140091">
            <text:p>491.026929140091</text:p>
          </table:table-cell>
          <table:table-cell office:value-type="float" office:value="1713393772.05349">
            <text:p>1713393772.05349</text:p>
          </table:table-cell>
          <table:table-cell office:value-type="float" office:value="1713393772053489920">
            <text:p>1713393772053489920</text:p>
          </table:table-cell>
          <table:table-cell office:value-type="float" office:value="40.4856764416667">
            <text:p>40.4856764416667</text:p>
          </table:table-cell>
          <table:table-cell office:value-type="float" office:value="-80.3324261866667">
            <text:p>-80.3324261866667</text:p>
          </table:table-cell>
          <table:table-cell office:value-type="float" office:value="-10.2687953098211">
            <text:p>-10.2687953098211</text:p>
          </table:table-cell>
          <table:table-cell office:value-type="float" office:value="18.2604622878134">
            <text:p>18.2604622878134</text:p>
          </table:table-cell>
          <table:table-cell office:value-type="string" office:value="Tree 1">
            <text:p>Tree 1</text:p>
          </table:table-cell>
          <table:table-cell office:value-type="float" office:value="241">
            <text:p>24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2.22877240181">
            <text:p>492.22877240181</text:p>
          </table:table-cell>
          <table:table-cell office:value-type="float" office:value="1713393773.25533">
            <text:p>1713393773.25533</text:p>
          </table:table-cell>
          <table:table-cell office:value-type="float" office:value="1713393773255330048">
            <text:p>1713393773255330048</text:p>
          </table:table-cell>
          <table:table-cell office:value-type="float" office:value="40.4856837883333">
            <text:p>40.4856837883333</text:p>
          </table:table-cell>
          <table:table-cell office:value-type="float" office:value="-80.3324177416667">
            <text:p>-80.3324177416667</text:p>
          </table:table-cell>
          <table:table-cell office:value-type="float" office:value="-9.52521588036325">
            <text:p>-9.52521588036325</text:p>
          </table:table-cell>
          <table:table-cell office:value-type="float" office:value="19.1230624765158">
            <text:p>19.1230624765158</text:p>
          </table:table-cell>
          <table:table-cell office:value-type="string" office:value="Tree 1">
            <text:p>Tree 1</text:p>
          </table:table-cell>
          <table:table-cell office:value-type="float" office:value="242">
            <text:p>24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3.434571504593">
            <text:p>493.434571504593</text:p>
          </table:table-cell>
          <table:table-cell office:value-type="float" office:value="1713393774.46113">
            <text:p>1713393774.46113</text:p>
          </table:table-cell>
          <table:table-cell office:value-type="float" office:value="1713393774461129984">
            <text:p>1713393774461129984</text:p>
          </table:table-cell>
          <table:table-cell office:value-type="float" office:value="40.485693455">
            <text:p>40.485693455</text:p>
          </table:table-cell>
          <table:table-cell office:value-type="float" office:value="-80.332417315">
            <text:p>-80.332417315</text:p>
          </table:table-cell>
          <table:table-cell office:value-type="float" office:value="-9.28276415565051">
            <text:p>-9.28276415565051</text:p>
          </table:table-cell>
          <table:table-cell office:value-type="float" office:value="20.1441269917414">
            <text:p>20.1441269917414</text:p>
          </table:table-cell>
          <table:table-cell office:value-type="string" office:value="Tree 1">
            <text:p>Tree 1</text:p>
          </table:table-cell>
          <table:table-cell office:value-type="float" office:value="243">
            <text:p>24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4.631733417511">
            <text:p>494.631733417511</text:p>
          </table:table-cell>
          <table:table-cell office:value-type="float" office:value="1713393775.65829">
            <text:p>1713393775.65829</text:p>
          </table:table-cell>
          <table:table-cell office:value-type="float" office:value="1713393775658289920">
            <text:p>1713393775658289920</text:p>
          </table:table-cell>
          <table:table-cell office:value-type="float" office:value="40.4856971733333">
            <text:p>40.4856971733333</text:p>
          </table:table-cell>
          <table:table-cell office:value-type="float" office:value="-80.3324292766667">
            <text:p>-80.3324292766667</text:p>
          </table:table-cell>
          <table:table-cell office:value-type="float" office:value="-10.1929504376603">
            <text:p>-10.1929504376603</text:p>
          </table:table-cell>
          <table:table-cell office:value-type="float" office:value="20.708372910507">
            <text:p>20.708372910507</text:p>
          </table:table-cell>
          <table:table-cell office:value-type="string" office:value="Tree 1">
            <text:p>Tree 1</text:p>
          </table:table-cell>
          <table:table-cell office:value-type="float" office:value="244">
            <text:p>24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5.631291389465">
            <text:p>495.631291389465</text:p>
          </table:table-cell>
          <table:table-cell office:value-type="float" office:value="1713393776.65785">
            <text:p>1713393776.65785</text:p>
          </table:table-cell>
          <table:table-cell office:value-type="float" office:value="1713393776657850112">
            <text:p>1713393776657850112</text:p>
          </table:table-cell>
          <table:table-cell office:value-type="float" office:value="40.4856998616667">
            <text:p>40.4856998616667</text:p>
          </table:table-cell>
          <table:table-cell office:value-type="float" office:value="-80.3324408066667">
            <text:p>-80.3324408066667</text:p>
          </table:table-cell>
          <table:table-cell office:value-type="float" office:value="-11.2097496654605">
            <text:p>-11.2097496654605</text:p>
          </table:table-cell>
          <table:table-cell office:value-type="float" office:value="20.8938331883401">
            <text:p>20.8938331883401</text:p>
          </table:table-cell>
          <table:table-cell office:value-type="string" office:value="Tree 1">
            <text:p>Tree 1</text:p>
          </table:table-cell>
          <table:table-cell office:value-type="float" office:value="245">
            <text:p>24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6.833361387253">
            <text:p>496.833361387253</text:p>
          </table:table-cell>
          <table:table-cell office:value-type="float" office:value="1713393777.85992">
            <text:p>1713393777.85992</text:p>
          </table:table-cell>
          <table:table-cell office:value-type="float" office:value="1713393777859919872">
            <text:p>1713393777859919872</text:p>
          </table:table-cell>
          <table:table-cell office:value-type="float" office:value="40.485700745">
            <text:p>40.485700745</text:p>
          </table:table-cell>
          <table:table-cell office:value-type="float" office:value="-80.3324544633333">
            <text:p>-80.3324544633333</text:p>
          </table:table-cell>
          <table:table-cell office:value-type="float" office:value="-12.3706834925106">
            <text:p>-12.3706834925106</text:p>
          </table:table-cell>
          <table:table-cell office:value-type="float" office:value="21.1601635105908">
            <text:p>21.1601635105908</text:p>
          </table:table-cell>
          <table:table-cell office:value-type="string" office:value="Tree 1">
            <text:p>Tree 1</text:p>
          </table:table-cell>
          <table:table-cell office:value-type="float" office:value="246">
            <text:p>24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7.832156658173">
            <text:p>497.832156658173</text:p>
          </table:table-cell>
          <table:table-cell office:value-type="float" office:value="1713393778.85871">
            <text:p>1713393778.85871</text:p>
          </table:table-cell>
          <table:table-cell office:value-type="float" office:value="1713393778858710016">
            <text:p>1713393778858710016</text:p>
          </table:table-cell>
          <table:table-cell office:value-type="float" office:value="40.4856928516667">
            <text:p>40.4856928516667</text:p>
          </table:table-cell>
          <table:table-cell office:value-type="float" office:value="-80.3324616316667">
            <text:p>-80.3324616316667</text:p>
          </table:table-cell>
          <table:table-cell office:value-type="float" office:value="-13.0646276148036">
            <text:p>-13.0646276148036</text:p>
          </table:table-cell>
          <table:table-cell office:value-type="float" office:value="20.4774005804211">
            <text:p>20.4774005804211</text:p>
          </table:table-cell>
          <table:table-cell office:value-type="string" office:value="Tree 1">
            <text:p>Tree 1</text:p>
          </table:table-cell>
          <table:table-cell office:value-type="float" office:value="247">
            <text:p>24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8.833317041397">
            <text:p>498.833317041397</text:p>
          </table:table-cell>
          <table:table-cell office:value-type="float" office:value="1713393779.85987">
            <text:p>1713393779.85987</text:p>
          </table:table-cell>
          <table:table-cell office:value-type="float" office:value="1713393779859869952">
            <text:p>1713393779859869952</text:p>
          </table:table-cell>
          <table:table-cell office:value-type="float" office:value="40.4856830383333">
            <text:p>40.4856830383333</text:p>
          </table:table-cell>
          <table:table-cell office:value-type="float" office:value="-80.3324585783333">
            <text:p>-80.3324585783333</text:p>
          </table:table-cell>
          <table:table-cell office:value-type="float" office:value="-12.9970796684502">
            <text:p>-12.9970796684502</text:p>
          </table:table-cell>
          <table:table-cell office:value-type="float" office:value="19.2977209305391">
            <text:p>19.2977209305391</text:p>
          </table:table-cell>
          <table:table-cell office:value-type="string" office:value="Tree 1">
            <text:p>Tree 1</text:p>
          </table:table-cell>
          <table:table-cell office:value-type="float" office:value="248">
            <text:p>24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9.833347320557">
            <text:p>499.833347320557</text:p>
          </table:table-cell>
          <table:table-cell office:value-type="float" office:value="1713393780.8599">
            <text:p>1713393780.8599</text:p>
          </table:table-cell>
          <table:table-cell office:value-type="float" office:value="1713393780859899904">
            <text:p>1713393780859899904</text:p>
          </table:table-cell>
          <table:table-cell office:value-type="float" office:value="40.4856682883333">
            <text:p>40.4856682883333</text:p>
          </table:table-cell>
          <table:table-cell office:value-type="float" office:value="-80.3324436283333">
            <text:p>-80.3324436283333</text:p>
          </table:table-cell>
          <table:table-cell office:value-type="float" office:value="-12.2006840275135">
            <text:p>-12.2006840275135</text:p>
          </table:table-cell>
          <table:table-cell office:value-type="float" office:value="18.6312273703516">
            <text:p>18.6312273703516</text:p>
          </table:table-cell>
          <table:table-cell office:value-type="string" office:value="Tree 1">
            <text:p>Tree 1</text:p>
          </table:table-cell>
          <table:table-cell office:value-type="float" office:value="249">
            <text:p>24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0.827225923538">
            <text:p>500.827225923538</text:p>
          </table:table-cell>
          <table:table-cell office:value-type="float" office:value="1713393781.85378">
            <text:p>1713393781.85378</text:p>
          </table:table-cell>
          <table:table-cell office:value-type="float" office:value="1713393781853779968">
            <text:p>1713393781853779968</text:p>
          </table:table-cell>
          <table:table-cell office:value-type="float" office:value="40.4856766683333">
            <text:p>40.4856766683333</text:p>
          </table:table-cell>
          <table:table-cell office:value-type="float" office:value="-80.3324383566667">
            <text:p>-80.3324383566667</text:p>
          </table:table-cell>
          <table:table-cell office:value-type="float" office:value="-11.3180119628087">
            <text:p>-11.3180119628087</text:p>
          </table:table-cell>
          <table:table-cell office:value-type="float" office:value="18.4175555454567">
            <text:p>18.4175555454567</text:p>
          </table:table-cell>
          <table:table-cell office:value-type="string" office:value="Tree 1">
            <text:p>Tree 1</text:p>
          </table:table-cell>
          <table:table-cell office:value-type="float" office:value="250">
            <text:p>25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2.02853178978">
            <text:p>502.02853178978</text:p>
          </table:table-cell>
          <table:table-cell office:value-type="float" office:value="1713393783.05509">
            <text:p>1713393783.05509</text:p>
          </table:table-cell>
          <table:table-cell office:value-type="float" office:value="1713393783055089920">
            <text:p>1713393783055089920</text:p>
          </table:table-cell>
          <table:table-cell office:value-type="float" office:value="40.4856659133333">
            <text:p>40.4856659133333</text:p>
          </table:table-cell>
          <table:table-cell office:value-type="float" office:value="-80.3324209616667">
            <text:p>-80.3324209616667</text:p>
          </table:table-cell>
          <table:table-cell office:value-type="float" office:value="-10.1920856337529">
            <text:p>-10.1920856337529</text:p>
          </table:table-cell>
          <table:table-cell office:value-type="float" office:value="18.2599325310439">
            <text:p>18.2599325310439</text:p>
          </table:table-cell>
          <table:table-cell office:value-type="string" office:value="Tree 1">
            <text:p>Tree 1</text:p>
          </table:table-cell>
          <table:table-cell office:value-type="float" office:value="251">
            <text:p>25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2.219629764557">
            <text:p>502.219629764557</text:p>
          </table:table-cell>
          <table:table-cell office:value-type="float" office:value="1713393783.24619">
            <text:p>1713393783.24619</text:p>
          </table:table-cell>
          <table:table-cell office:value-type="float" office:value="1713393783246190080">
            <text:p>1713393783246190080</text:p>
          </table:table-cell>
          <table:table-cell office:value-type="float" office:value="40.4857076533333">
            <text:p>40.4857076533333</text:p>
          </table:table-cell>
          <table:table-cell office:value-type="float" office:value="-80.33236129">
            <text:p>-80.33236129</text:p>
          </table:table-cell>
          <table:table-cell office:value-type="float" office:value="-10.0833592245442">
            <text:p>-10.0833592245442</text:p>
          </table:table-cell>
          <table:table-cell office:value-type="float" office:value="18.4765817230456">
            <text:p>18.4765817230456</text:p>
          </table:table-cell>
          <table:table-cell office:value-type="string" office:value="Tree 1">
            <text:p>Tree 1</text:p>
          </table:table-cell>
          <table:table-cell office:value-type="float" office:value="252">
            <text:p>25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2.427714109421">
            <text:p>502.427714109421</text:p>
          </table:table-cell>
          <table:table-cell office:value-type="float" office:value="1713393783.45427">
            <text:p>1713393783.45427</text:p>
          </table:table-cell>
          <table:table-cell office:value-type="float" office:value="1713393783454269952">
            <text:p>1713393783454269952</text:p>
          </table:table-cell>
          <table:table-cell office:value-type="float" office:value="40.4856664933333">
            <text:p>40.4856664933333</text:p>
          </table:table-cell>
          <table:table-cell office:value-type="float" office:value="-80.332417635">
            <text:p>-80.332417635</text:p>
          </table:table-cell>
          <table:table-cell office:value-type="float" office:value="-9.91405140183891">
            <text:p>-9.91405140183891</text:p>
          </table:table-cell>
          <table:table-cell office:value-type="float" office:value="18.7610495850828">
            <text:p>18.7610495850828</text:p>
          </table:table-cell>
          <table:table-cell office:value-type="string" office:value="Tree 1">
            <text:p>Tree 1</text:p>
          </table:table-cell>
          <table:table-cell office:value-type="float" office:value="253">
            <text:p>25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2.620273828507">
            <text:p>502.620273828507</text:p>
          </table:table-cell>
          <table:table-cell office:value-type="float" office:value="1713393783.64683">
            <text:p>1713393783.64683</text:p>
          </table:table-cell>
          <table:table-cell office:value-type="float" office:value="1713393783646830080">
            <text:p>1713393783646830080</text:p>
          </table:table-cell>
          <table:table-cell office:value-type="float" office:value="40.4857001116667">
            <text:p>40.4857001116667</text:p>
          </table:table-cell>
          <table:table-cell office:value-type="float" office:value="-80.33237066">
            <text:p>-80.33237066</text:p>
          </table:table-cell>
          <table:table-cell office:value-type="float" office:value="-9.91405140183891">
            <text:p>-9.91405140183891</text:p>
          </table:table-cell>
          <table:table-cell office:value-type="float" office:value="18.7610495850828">
            <text:p>18.7610495850828</text:p>
          </table:table-cell>
          <table:table-cell office:value-type="string" office:value="Tree 1">
            <text:p>Tree 1</text:p>
          </table:table-cell>
          <table:table-cell office:value-type="float" office:value="254">
            <text:p>25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2.826760292053">
            <text:p>502.826760292053</text:p>
          </table:table-cell>
          <table:table-cell office:value-type="float" office:value="1713393783.85332">
            <text:p>1713393783.85332</text:p>
          </table:table-cell>
          <table:table-cell office:value-type="float" office:value="1713393783853319936">
            <text:p>1713393783853319936</text:p>
          </table:table-cell>
          <table:table-cell office:value-type="float" office:value="40.4856809866667">
            <text:p>40.4856809866667</text:p>
          </table:table-cell>
          <table:table-cell office:value-type="float" office:value="-80.3324119216667">
            <text:p>-80.3324119216667</text:p>
          </table:table-cell>
          <table:table-cell office:value-type="float" office:value="-9.76020853981177">
            <text:p>-9.76020853981177</text:p>
          </table:table-cell>
          <table:table-cell office:value-type="float" office:value="18.9691081306256">
            <text:p>18.9691081306256</text:p>
          </table:table-cell>
          <table:table-cell office:value-type="string" office:value="Tree 1">
            <text:p>Tree 1</text:p>
          </table:table-cell>
          <table:table-cell office:value-type="float" office:value="255">
            <text:p>25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3.22940826416">
            <text:p>503.22940826416</text:p>
          </table:table-cell>
          <table:table-cell office:value-type="float" office:value="1713393784.25597">
            <text:p>1713393784.25597</text:p>
          </table:table-cell>
          <table:table-cell office:value-type="float" office:value="1713393784255970048">
            <text:p>1713393784255970048</text:p>
          </table:table-cell>
          <table:table-cell office:value-type="float" office:value="40.485668825">
            <text:p>40.485668825</text:p>
          </table:table-cell>
          <table:table-cell office:value-type="float" office:value="-80.332404715">
            <text:p>-80.332404715</text:p>
          </table:table-cell>
          <table:table-cell office:value-type="float" office:value="-9.39299730132649">
            <text:p>-9.39299730132649</text:p>
          </table:table-cell>
          <table:table-cell office:value-type="float" office:value="19.4422534491601">
            <text:p>19.4422534491601</text:p>
          </table:table-cell>
          <table:table-cell office:value-type="string" office:value="Tree 1">
            <text:p>Tree 1</text:p>
          </table:table-cell>
          <table:table-cell office:value-type="float" office:value="256">
            <text:p>25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3.828980445862">
            <text:p>503.828980445862</text:p>
          </table:table-cell>
          <table:table-cell office:value-type="float" office:value="1713393784.85554">
            <text:p>1713393784.85554</text:p>
          </table:table-cell>
          <table:table-cell office:value-type="float" office:value="1713393784855539968">
            <text:p>1713393784855539968</text:p>
          </table:table-cell>
          <table:table-cell office:value-type="float" office:value="40.4856617633333">
            <text:p>40.4856617633333</text:p>
          </table:table-cell>
          <table:table-cell office:value-type="float" office:value="-80.33239403">
            <text:p>-80.33239403</text:p>
          </table:table-cell>
          <table:table-cell office:value-type="float" office:value="-9.09803102638845">
            <text:p>-9.09803102638845</text:p>
          </table:table-cell>
          <table:table-cell office:value-type="float" office:value="19.9457908576464">
            <text:p>19.9457908576464</text:p>
          </table:table-cell>
          <table:table-cell office:value-type="string" office:value="Tree 1">
            <text:p>Tree 1</text:p>
          </table:table-cell>
          <table:table-cell office:value-type="float" office:value="257">
            <text:p>25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4.229388713837">
            <text:p>504.229388713837</text:p>
          </table:table-cell>
          <table:table-cell office:value-type="float" office:value="1713393785.25595">
            <text:p>1713393785.25595</text:p>
          </table:table-cell>
          <table:table-cell office:value-type="float" office:value="1713393785255950080">
            <text:p>1713393785255950080</text:p>
          </table:table-cell>
          <table:table-cell office:value-type="float" office:value="40.4856506933333">
            <text:p>40.4856506933333</text:p>
          </table:table-cell>
          <table:table-cell office:value-type="float" office:value="-80.332388385">
            <text:p>-80.332388385</text:p>
          </table:table-cell>
          <table:table-cell office:value-type="float" office:value="-8.93095472519844">
            <text:p>-8.93095472519844</text:p>
          </table:table-cell>
          <table:table-cell office:value-type="float" office:value="20.4914001518994">
            <text:p>20.4914001518994</text:p>
          </table:table-cell>
          <table:table-cell office:value-type="string" office:value="Tree 1">
            <text:p>Tree 1</text:p>
          </table:table-cell>
          <table:table-cell office:value-type="float" office:value="258">
            <text:p>25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6.036930799484">
            <text:p>506.036930799484</text:p>
          </table:table-cell>
          <table:table-cell office:value-type="float" office:value="1713393787.06349">
            <text:p>1713393787.06349</text:p>
          </table:table-cell>
          <table:table-cell office:value-type="float" office:value="1713393787063490048">
            <text:p>1713393787063490048</text:p>
          </table:table-cell>
          <table:table-cell office:value-type="float" office:value="40.4856413116667">
            <text:p>40.4856413116667</text:p>
          </table:table-cell>
          <table:table-cell office:value-type="float" office:value="-80.332388925">
            <text:p>-80.332388925</text:p>
          </table:table-cell>
          <table:table-cell office:value-type="float" office:value="-7.89222959275756">
            <text:p>-7.89222959275756</text:p>
          </table:table-cell>
          <table:table-cell office:value-type="float" office:value="22.1020215468709">
            <text:p>22.1020215468709</text:p>
          </table:table-cell>
          <table:table-cell office:value-type="string" office:value="disregard">
            <text:p>disregard</text:p>
          </table:table-cell>
          <table:table-cell office:value-type="float" office:value="259">
            <text:p>25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6.429743289948">
            <text:p>506.429743289948</text:p>
          </table:table-cell>
          <table:table-cell office:value-type="float" office:value="1713393787.4563">
            <text:p>1713393787.4563</text:p>
          </table:table-cell>
          <table:table-cell office:value-type="float" office:value="1713393787456300032">
            <text:p>1713393787456300032</text:p>
          </table:table-cell>
          <table:table-cell office:value-type="float" office:value="40.485652105">
            <text:p>40.485652105</text:p>
          </table:table-cell>
          <table:table-cell office:value-type="float" office:value="-80.3323848483333">
            <text:p>-80.3323848483333</text:p>
          </table:table-cell>
          <table:table-cell office:value-type="float" office:value="-7.31380007892124">
            <text:p>-7.31380007892124</text:p>
          </table:table-cell>
          <table:table-cell office:value-type="float" office:value="22.1667661574935">
            <text:p>22.1667661574935</text:p>
          </table:table-cell>
          <table:table-cell office:value-type="string" office:value="disregard">
            <text:p>disregard</text:p>
          </table:table-cell>
          <table:table-cell office:value-type="float" office:value="260">
            <text:p>26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5.231085538864">
            <text:p>565.231085538864</text:p>
          </table:table-cell>
          <table:table-cell office:value-type="float" office:value="1713393846.25764">
            <text:p>1713393846.25764</text:p>
          </table:table-cell>
          <table:table-cell office:value-type="float" office:value="1713393846257639936">
            <text:p>1713393846257639936</text:p>
          </table:table-cell>
          <table:table-cell office:value-type="float" office:value="40.4851833716667">
            <text:p>40.4851833716667</text:p>
          </table:table-cell>
          <table:table-cell office:value-type="float" office:value="-80.3324579716667">
            <text:p>-80.3324579716667</text:p>
          </table:table-cell>
          <table:table-cell office:value-type="float" office:value="-12.2042234917171">
            <text:p>-12.2042234917171</text:p>
          </table:table-cell>
          <table:table-cell office:value-type="float" office:value="-36.231657856144">
            <text:p>-36.231657856144</text:p>
          </table:table-cell>
          <table:table-cell office:value-type="string" office:value="disregard">
            <text:p>disregard</text:p>
          </table:table-cell>
          <table:table-cell office:value-type="float" office:value="319">
            <text:p>31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6.231717824936">
            <text:p>566.231717824936</text:p>
          </table:table-cell>
          <table:table-cell office:value-type="float" office:value="1713393847.25827">
            <text:p>1713393847.25827</text:p>
          </table:table-cell>
          <table:table-cell office:value-type="float" office:value="1713393847258269952">
            <text:p>1713393847258269952</text:p>
          </table:table-cell>
          <table:table-cell office:value-type="float" office:value="40.4851787116667">
            <text:p>40.4851787116667</text:p>
          </table:table-cell>
          <table:table-cell office:value-type="float" office:value="-80.3324695233333">
            <text:p>-80.3324695233333</text:p>
          </table:table-cell>
          <table:table-cell office:value-type="float" office:value="-13.19709749904">
            <text:p>-13.19709749904</text:p>
          </table:table-cell>
          <table:table-cell office:value-type="float" office:value="-36.7449909280986">
            <text:p>-36.7449909280986</text:p>
          </table:table-cell>
          <table:table-cell office:value-type="string" office:value="disregard">
            <text:p>disregard</text:p>
          </table:table-cell>
          <table:table-cell office:value-type="float" office:value="320">
            <text:p>32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7.231636762619">
            <text:p>567.231636762619</text:p>
          </table:table-cell>
          <table:table-cell office:value-type="float" office:value="1713393848.25819">
            <text:p>1713393848.25819</text:p>
          </table:table-cell>
          <table:table-cell office:value-type="float" office:value="1713393848258190080">
            <text:p>1713393848258190080</text:p>
          </table:table-cell>
          <table:table-cell office:value-type="float" office:value="40.485173525">
            <text:p>40.485173525</text:p>
          </table:table-cell>
          <table:table-cell office:value-type="float" office:value="-80.33248096">
            <text:p>-80.33248096</text:p>
          </table:table-cell>
          <table:table-cell office:value-type="float" office:value="-14.1614014302613">
            <text:p>-14.1614014302613</text:p>
          </table:table-cell>
          <table:table-cell office:value-type="float" office:value="-37.3002904504538">
            <text:p>-37.3002904504538</text:p>
          </table:table-cell>
          <table:table-cell office:value-type="string" office:value="disregard">
            <text:p>disregard</text:p>
          </table:table-cell>
          <table:table-cell office:value-type="float" office:value="321">
            <text:p>32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8.230429410934">
            <text:p>568.230429410934</text:p>
          </table:table-cell>
          <table:table-cell office:value-type="float" office:value="1713393849.25699">
            <text:p>1713393849.25699</text:p>
          </table:table-cell>
          <table:table-cell office:value-type="float" office:value="1713393849256989952">
            <text:p>1713393849256989952</text:p>
          </table:table-cell>
          <table:table-cell office:value-type="float" office:value="40.4851697933333">
            <text:p>40.4851697933333</text:p>
          </table:table-cell>
          <table:table-cell office:value-type="float" office:value="-80.3324943333333">
            <text:p>-80.3324943333333</text:p>
          </table:table-cell>
          <table:table-cell office:value-type="float" office:value="-15.2441633219132">
            <text:p>-15.2441633219132</text:p>
          </table:table-cell>
          <table:table-cell office:value-type="float" office:value="-37.8078277790919">
            <text:p>-37.8078277790919</text:p>
          </table:table-cell>
          <table:table-cell office:value-type="string" office:value="disregard">
            <text:p>disregard</text:p>
          </table:table-cell>
          <table:table-cell office:value-type="float" office:value="322">
            <text:p>32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9.229939460754">
            <text:p>569.229939460754</text:p>
          </table:table-cell>
          <table:table-cell office:value-type="float" office:value="1713393850.2565">
            <text:p>1713393850.2565</text:p>
          </table:table-cell>
          <table:table-cell office:value-type="float" office:value="1713393850256499968">
            <text:p>1713393850256499968</text:p>
          </table:table-cell>
          <table:table-cell office:value-type="float" office:value="40.4851690983333">
            <text:p>40.4851690983333</text:p>
          </table:table-cell>
          <table:table-cell office:value-type="float" office:value="-80.3325068633333">
            <text:p>-80.3325068633333</text:p>
          </table:table-cell>
          <table:table-cell office:value-type="float" office:value="-16.3390846822876">
            <text:p>-16.3390846822876</text:p>
          </table:table-cell>
          <table:table-cell office:value-type="float" office:value="-37.9591241255403">
            <text:p>-37.9591241255403</text:p>
          </table:table-cell>
          <table:table-cell office:value-type="string" office:value="disregard">
            <text:p>disregard</text:p>
          </table:table-cell>
          <table:table-cell office:value-type="float" office:value="323">
            <text:p>32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0.230082511902">
            <text:p>570.230082511902</text:p>
          </table:table-cell>
          <table:table-cell office:value-type="float" office:value="1713393851.25664">
            <text:p>1713393851.25664</text:p>
          </table:table-cell>
          <table:table-cell office:value-type="float" office:value="1713393851256640000">
            <text:p>1713393851256640000</text:p>
          </table:table-cell>
          <table:table-cell office:value-type="float" office:value="40.4851676516667">
            <text:p>40.4851676516667</text:p>
          </table:table-cell>
          <table:table-cell office:value-type="float" office:value="-80.3325194983333">
            <text:p>-80.3325194983333</text:p>
          </table:table-cell>
          <table:table-cell office:value-type="float" office:value="-17.3765111222165">
            <text:p>-17.3765111222165</text:p>
          </table:table-cell>
          <table:table-cell office:value-type="float" office:value="-38.035795673728">
            <text:p>-38.035795673728</text:p>
          </table:table-cell>
          <table:table-cell office:value-type="string" office:value="disregard">
            <text:p>disregard</text:p>
          </table:table-cell>
          <table:table-cell office:value-type="float" office:value="324">
            <text:p>32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1.23012638092">
            <text:p>571.23012638092</text:p>
          </table:table-cell>
          <table:table-cell office:value-type="float" office:value="1713393852.25668">
            <text:p>1713393852.25668</text:p>
          </table:table-cell>
          <table:table-cell office:value-type="float" office:value="1713393852256679936">
            <text:p>1713393852256679936</text:p>
          </table:table-cell>
          <table:table-cell office:value-type="float" office:value="40.485164285">
            <text:p>40.485164285</text:p>
          </table:table-cell>
          <table:table-cell office:value-type="float" office:value="-80.3325317983333">
            <text:p>-80.3325317983333</text:p>
          </table:table-cell>
          <table:table-cell office:value-type="float" office:value="-18.4568444497418">
            <text:p>-18.4568444497418</text:p>
          </table:table-cell>
          <table:table-cell office:value-type="float" office:value="-38.4348972244188">
            <text:p>-38.4348972244188</text:p>
          </table:table-cell>
          <table:table-cell office:value-type="string" office:value="disregard">
            <text:p>disregard</text:p>
          </table:table-cell>
          <table:table-cell office:value-type="float" office:value="325">
            <text:p>32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2.229214668274">
            <text:p>572.229214668274</text:p>
          </table:table-cell>
          <table:table-cell office:value-type="float" office:value="1713393853.25577">
            <text:p>1713393853.25577</text:p>
          </table:table-cell>
          <table:table-cell office:value-type="float" office:value="1713393853255770112">
            <text:p>1713393853255770112</text:p>
          </table:table-cell>
          <table:table-cell office:value-type="float" office:value="40.48515899">
            <text:p>40.48515899</text:p>
          </table:table-cell>
          <table:table-cell office:value-type="float" office:value="-80.3325443216667">
            <text:p>-80.3325443216667</text:p>
          </table:table-cell>
          <table:table-cell office:value-type="float" office:value="-19.4902832049411">
            <text:p>-19.4902832049411</text:p>
          </table:table-cell>
          <table:table-cell office:value-type="float" office:value="-38.9827634636313">
            <text:p>-38.9827634636313</text:p>
          </table:table-cell>
          <table:table-cell office:value-type="string" office:value="disregard">
            <text:p>disregard</text:p>
          </table:table-cell>
          <table:table-cell office:value-type="float" office:value="326">
            <text:p>32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3.231070995331">
            <text:p>573.231070995331</text:p>
          </table:table-cell>
          <table:table-cell office:value-type="float" office:value="1713393854.25763">
            <text:p>1713393854.25763</text:p>
          </table:table-cell>
          <table:table-cell office:value-type="float" office:value="1713393854257629952">
            <text:p>1713393854257629952</text:p>
          </table:table-cell>
          <table:table-cell office:value-type="float" office:value="40.4851533933333">
            <text:p>40.4851533933333</text:p>
          </table:table-cell>
          <table:table-cell office:value-type="float" office:value="-80.3325569066667">
            <text:p>-80.3325569066667</text:p>
          </table:table-cell>
          <table:table-cell office:value-type="float" office:value="-20.5586850411491">
            <text:p>-20.5586850411491</text:p>
          </table:table-cell>
          <table:table-cell office:value-type="float" office:value="-39.5212733857334">
            <text:p>-39.5212733857334</text:p>
          </table:table-cell>
          <table:table-cell office:value-type="string" office:value="disregard">
            <text:p>disregard</text:p>
          </table:table-cell>
          <table:table-cell office:value-type="float" office:value="327">
            <text:p>32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4.235075235367">
            <text:p>574.235075235367</text:p>
          </table:table-cell>
          <table:table-cell office:value-type="float" office:value="1713393855.26163">
            <text:p>1713393855.26163</text:p>
          </table:table-cell>
          <table:table-cell office:value-type="float" office:value="1713393855261629952">
            <text:p>1713393855261629952</text:p>
          </table:table-cell>
          <table:table-cell office:value-type="float" office:value="40.4851494816667">
            <text:p>40.4851494816667</text:p>
          </table:table-cell>
          <table:table-cell office:value-type="float" office:value="-80.3325690066667">
            <text:p>-80.3325690066667</text:p>
          </table:table-cell>
          <table:table-cell office:value-type="float" office:value="-21.5817565236939">
            <text:p>-21.5817565236939</text:p>
          </table:table-cell>
          <table:table-cell office:value-type="float" office:value="-40.0577751938254">
            <text:p>-40.0577751938254</text:p>
          </table:table-cell>
          <table:table-cell office:value-type="string" office:value="disregard">
            <text:p>disregard</text:p>
          </table:table-cell>
          <table:table-cell office:value-type="float" office:value="328">
            <text:p>32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5.228728294373">
            <text:p>575.228728294373</text:p>
          </table:table-cell>
          <table:table-cell office:value-type="float" office:value="1713393856.25529">
            <text:p>1713393856.25529</text:p>
          </table:table-cell>
          <table:table-cell office:value-type="float" office:value="1713393856255290112">
            <text:p>1713393856255290112</text:p>
          </table:table-cell>
          <table:table-cell office:value-type="float" office:value="40.48514761">
            <text:p>40.48514761</text:p>
          </table:table-cell>
          <table:table-cell office:value-type="float" office:value="-80.3325820816667">
            <text:p>-80.3325820816667</text:p>
          </table:table-cell>
          <table:table-cell office:value-type="float" office:value="-22.6742330836132">
            <text:p>-22.6742330836132</text:p>
          </table:table-cell>
          <table:table-cell office:value-type="float" office:value="-40.3642770405859">
            <text:p>-40.3642770405859</text:p>
          </table:table-cell>
          <table:table-cell office:value-type="string" office:value="disregard">
            <text:p>disregard</text:p>
          </table:table-cell>
          <table:table-cell office:value-type="float" office:value="329">
            <text:p>32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6.231124162674">
            <text:p>576.231124162674</text:p>
          </table:table-cell>
          <table:table-cell office:value-type="float" office:value="1713393857.25768">
            <text:p>1713393857.25768</text:p>
          </table:table-cell>
          <table:table-cell office:value-type="float" office:value="1713393857257679872">
            <text:p>1713393857257679872</text:p>
          </table:table-cell>
          <table:table-cell office:value-type="float" office:value="40.48514742">
            <text:p>40.48514742</text:p>
          </table:table-cell>
          <table:table-cell office:value-type="float" office:value="-80.3325956883333">
            <text:p>-80.3325956883333</text:p>
          </table:table-cell>
          <table:table-cell office:value-type="float" office:value="-23.8222492989153">
            <text:p>-23.8222492989153</text:p>
          </table:table-cell>
          <table:table-cell office:value-type="float" office:value="-40.4062618333846">
            <text:p>-40.4062618333846</text:p>
          </table:table-cell>
          <table:table-cell office:value-type="string" office:value="disregard">
            <text:p>disregard</text:p>
          </table:table-cell>
          <table:table-cell office:value-type="float" office:value="330">
            <text:p>33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7.2304520607">
            <text:p>577.2304520607</text:p>
          </table:table-cell>
          <table:table-cell office:value-type="float" office:value="1713393858.25701">
            <text:p>1713393858.25701</text:p>
          </table:table-cell>
          <table:table-cell office:value-type="float" office:value="1713393858257009920">
            <text:p>1713393858257009920</text:p>
          </table:table-cell>
          <table:table-cell office:value-type="float" office:value="40.4851486883333">
            <text:p>40.4851486883333</text:p>
          </table:table-cell>
          <table:table-cell office:value-type="float" office:value="-80.3326089566667">
            <text:p>-80.3326089566667</text:p>
          </table:table-cell>
          <table:table-cell office:value-type="float" office:value="-24.956324989791">
            <text:p>-24.956324989791</text:p>
          </table:table-cell>
          <table:table-cell office:value-type="float" office:value="-40.3116022851318">
            <text:p>-40.3116022851318</text:p>
          </table:table-cell>
          <table:table-cell office:value-type="string" office:value="disregard">
            <text:p>disregard</text:p>
          </table:table-cell>
          <table:table-cell office:value-type="float" office:value="331">
            <text:p>33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8.230315923691">
            <text:p>578.230315923691</text:p>
          </table:table-cell>
          <table:table-cell office:value-type="float" office:value="1713393859.25687">
            <text:p>1713393859.25687</text:p>
          </table:table-cell>
          <table:table-cell office:value-type="float" office:value="1713393859256869888">
            <text:p>1713393859256869888</text:p>
          </table:table-cell>
          <table:table-cell office:value-type="float" office:value="40.4851510283333">
            <text:p>40.4851510283333</text:p>
          </table:table-cell>
          <table:table-cell office:value-type="float" office:value="-80.33262221">
            <text:p>-80.33262221</text:p>
          </table:table-cell>
          <table:table-cell office:value-type="float" office:value="-26.0816907018889">
            <text:p>-26.0816907018889</text:p>
          </table:table-cell>
          <table:table-cell office:value-type="float" office:value="-40.098469122313">
            <text:p>-40.098469122313</text:p>
          </table:table-cell>
          <table:table-cell office:value-type="string" office:value="disregard">
            <text:p>disregard</text:p>
          </table:table-cell>
          <table:table-cell office:value-type="float" office:value="332">
            <text:p>33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9.22949051857">
            <text:p>579.22949051857</text:p>
          </table:table-cell>
          <table:table-cell office:value-type="float" office:value="1713393860.25605">
            <text:p>1713393860.25605</text:p>
          </table:table-cell>
          <table:table-cell office:value-type="float" office:value="1713393860256049920">
            <text:p>1713393860256049920</text:p>
          </table:table-cell>
          <table:table-cell office:value-type="float" office:value="40.48515427">
            <text:p>40.48515427</text:p>
          </table:table-cell>
          <table:table-cell office:value-type="float" office:value="-80.3326352283333">
            <text:p>-80.3326352283333</text:p>
          </table:table-cell>
          <table:table-cell office:value-type="float" office:value="-27.1899942109594">
            <text:p>-27.1899942109594</text:p>
          </table:table-cell>
          <table:table-cell office:value-type="float" office:value="-39.7318319454789">
            <text:p>-39.7318319454789</text:p>
          </table:table-cell>
          <table:table-cell office:value-type="string" office:value="disregard">
            <text:p>disregard</text:p>
          </table:table-cell>
          <table:table-cell office:value-type="float" office:value="333">
            <text:p>33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0.231533527374">
            <text:p>580.231533527374</text:p>
          </table:table-cell>
          <table:table-cell office:value-type="float" office:value="1713393861.25809">
            <text:p>1713393861.25809</text:p>
          </table:table-cell>
          <table:table-cell office:value-type="float" office:value="1713393861258089984">
            <text:p>1713393861258089984</text:p>
          </table:table-cell>
          <table:table-cell office:value-type="float" office:value="40.4851564616667">
            <text:p>40.4851564616667</text:p>
          </table:table-cell>
          <table:table-cell office:value-type="float" office:value="-80.332648785">
            <text:p>-80.332648785</text:p>
          </table:table-cell>
          <table:table-cell office:value-type="float" office:value="-28.3418390474981">
            <text:p>-28.3418390474981</text:p>
          </table:table-cell>
          <table:table-cell office:value-type="float" office:value="-39.4730157610029">
            <text:p>-39.4730157610029</text:p>
          </table:table-cell>
          <table:table-cell office:value-type="string" office:value="disregard">
            <text:p>disregard</text:p>
          </table:table-cell>
          <table:table-cell office:value-type="float" office:value="334">
            <text:p>33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1.229917287827">
            <text:p>581.229917287827</text:p>
          </table:table-cell>
          <table:table-cell office:value-type="float" office:value="1713393862.25647">
            <text:p>1713393862.25647</text:p>
          </table:table-cell>
          <table:table-cell office:value-type="float" office:value="1713393862256470016">
            <text:p>1713393862256470016</text:p>
          </table:table-cell>
          <table:table-cell office:value-type="float" office:value="40.48515649">
            <text:p>40.48515649</text:p>
          </table:table-cell>
          <table:table-cell office:value-type="float" office:value="-80.332661995">
            <text:p>-80.332661995</text:p>
          </table:table-cell>
          <table:table-cell office:value-type="float" office:value="-29.4607747907285">
            <text:p>-29.4607747907285</text:p>
          </table:table-cell>
          <table:table-cell office:value-type="float" office:value="-39.4563160315156">
            <text:p>-39.4563160315156</text:p>
          </table:table-cell>
          <table:table-cell office:value-type="string" office:value="disregard">
            <text:p>disregard</text:p>
          </table:table-cell>
          <table:table-cell office:value-type="float" office:value="335">
            <text:p>33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2.232575178146">
            <text:p>582.232575178146</text:p>
          </table:table-cell>
          <table:table-cell office:value-type="float" office:value="1713393863.25913">
            <text:p>1713393863.25913</text:p>
          </table:table-cell>
          <table:table-cell office:value-type="float" office:value="1713393863259130112">
            <text:p>1713393863259130112</text:p>
          </table:table-cell>
          <table:table-cell office:value-type="float" office:value="40.4851554166667">
            <text:p>40.4851554166667</text:p>
          </table:table-cell>
          <table:table-cell office:value-type="float" office:value="-80.33267505">
            <text:p>-80.33267505</text:p>
          </table:table-cell>
          <table:table-cell office:value-type="float" office:value="-30.5771452207118">
            <text:p>-30.5771452207118</text:p>
          </table:table-cell>
          <table:table-cell office:value-type="float" office:value="-39.573360286653">
            <text:p>-39.573360286653</text:p>
          </table:table-cell>
          <table:table-cell office:value-type="string" office:value="disregard">
            <text:p>disregard</text:p>
          </table:table-cell>
          <table:table-cell office:value-type="float" office:value="336">
            <text:p>33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3.230575561523">
            <text:p>583.230575561523</text:p>
          </table:table-cell>
          <table:table-cell office:value-type="float" office:value="1713393864.25713">
            <text:p>1713393864.25713</text:p>
          </table:table-cell>
          <table:table-cell office:value-type="float" office:value="1713393864257129984">
            <text:p>1713393864257129984</text:p>
          </table:table-cell>
          <table:table-cell office:value-type="float" office:value="40.4851573616667">
            <text:p>40.4851573616667</text:p>
          </table:table-cell>
          <table:table-cell office:value-type="float" office:value="-80.3326877666667">
            <text:p>-80.3326877666667</text:p>
          </table:table-cell>
          <table:table-cell office:value-type="float" office:value="-31.6434138142504">
            <text:p>-31.6434138142504</text:p>
          </table:table-cell>
          <table:table-cell office:value-type="float" office:value="-39.441369603388">
            <text:p>-39.441369603388</text:p>
          </table:table-cell>
          <table:table-cell office:value-type="string" office:value="disregard">
            <text:p>disregard</text:p>
          </table:table-cell>
          <table:table-cell office:value-type="float" office:value="337">
            <text:p>33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4.230892419815">
            <text:p>584.230892419815</text:p>
          </table:table-cell>
          <table:table-cell office:value-type="float" office:value="1713393865.25745">
            <text:p>1713393865.25745</text:p>
          </table:table-cell>
          <table:table-cell office:value-type="float" office:value="1713393865257449984">
            <text:p>1713393865257449984</text:p>
          </table:table-cell>
          <table:table-cell office:value-type="float" office:value="40.4851608833333">
            <text:p>40.4851608833333</text:p>
          </table:table-cell>
          <table:table-cell office:value-type="float" office:value="-80.33269993">
            <text:p>-80.33269993</text:p>
          </table:table-cell>
          <table:table-cell office:value-type="float" office:value="-32.6972859576344">
            <text:p>-32.6972859576344</text:p>
          </table:table-cell>
          <table:table-cell office:value-type="float" office:value="-39.0619242107496">
            <text:p>-39.0619242107496</text:p>
          </table:table-cell>
          <table:table-cell office:value-type="string" office:value="disregard">
            <text:p>disregard</text:p>
          </table:table-cell>
          <table:table-cell office:value-type="float" office:value="338">
            <text:p>33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5.230259180069">
            <text:p>585.230259180069</text:p>
          </table:table-cell>
          <table:table-cell office:value-type="float" office:value="1713393866.25682">
            <text:p>1713393866.25682</text:p>
          </table:table-cell>
          <table:table-cell office:value-type="float" office:value="1713393866256819968">
            <text:p>1713393866256819968</text:p>
          </table:table-cell>
          <table:table-cell office:value-type="float" office:value="40.4849872216667">
            <text:p>40.4849872216667</text:p>
          </table:table-cell>
          <table:table-cell office:value-type="float" office:value="-80.3324778916667">
            <text:p>-80.3324778916667</text:p>
          </table:table-cell>
          <table:table-cell office:value-type="float" office:value="-33.8004992342321">
            <text:p>-33.8004992342321</text:p>
          </table:table-cell>
          <table:table-cell office:value-type="float" office:value="-38.8639783579856">
            <text:p>-38.8639783579856</text:p>
          </table:table-cell>
          <table:table-cell office:value-type="string" office:value="disregard">
            <text:p>disregard</text:p>
          </table:table-cell>
          <table:table-cell office:value-type="float" office:value="339">
            <text:p>33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5.430195569992">
            <text:p>585.430195569992</text:p>
          </table:table-cell>
          <table:table-cell office:value-type="float" office:value="1713393866.45675">
            <text:p>1713393866.45675</text:p>
          </table:table-cell>
          <table:table-cell office:value-type="float" office:value="1713393866456750080">
            <text:p>1713393866456750080</text:p>
          </table:table-cell>
          <table:table-cell office:value-type="float" office:value="40.4851627616667">
            <text:p>40.4851627616667</text:p>
          </table:table-cell>
          <table:table-cell office:value-type="float" office:value="-80.3327152666667">
            <text:p>-80.3327152666667</text:p>
          </table:table-cell>
          <table:table-cell office:value-type="float" office:value="-34.0370281919375">
            <text:p>-34.0370281919375</text:p>
          </table:table-cell>
          <table:table-cell office:value-type="float" office:value="-39.4244665491852">
            <text:p>-39.4244665491852</text:p>
          </table:table-cell>
          <table:table-cell office:value-type="string" office:value="disregard">
            <text:p>disregard</text:p>
          </table:table-cell>
          <table:table-cell office:value-type="float" office:value="340">
            <text:p>34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6.430858373642">
            <text:p>586.430858373642</text:p>
          </table:table-cell>
          <table:table-cell office:value-type="float" office:value="1713393867.45742">
            <text:p>1713393867.45742</text:p>
          </table:table-cell>
          <table:table-cell office:value-type="float" office:value="1713393867457420032">
            <text:p>1713393867457420032</text:p>
          </table:table-cell>
          <table:table-cell office:value-type="float" office:value="40.485166685">
            <text:p>40.485166685</text:p>
          </table:table-cell>
          <table:table-cell office:value-type="float" office:value="-80.33272806">
            <text:p>-80.33272806</text:p>
          </table:table-cell>
          <table:table-cell office:value-type="float" office:value="-35.0906374457991">
            <text:p>-35.0906374457991</text:p>
          </table:table-cell>
          <table:table-cell office:value-type="float" office:value="-38.4935346813872">
            <text:p>-38.4935346813872</text:p>
          </table:table-cell>
          <table:table-cell office:value-type="string" office:value="disregard">
            <text:p>disregard</text:p>
          </table:table-cell>
          <table:table-cell office:value-type="float" office:value="341">
            <text:p>34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7.028782129288">
            <text:p>587.028782129288</text:p>
          </table:table-cell>
          <table:table-cell office:value-type="float" office:value="1713393868.05534">
            <text:p>1713393868.05534</text:p>
          </table:table-cell>
          <table:table-cell office:value-type="float" office:value="1713393868055340032">
            <text:p>1713393868055340032</text:p>
          </table:table-cell>
          <table:table-cell office:value-type="float" office:value="40.4850145266667">
            <text:p>40.4850145266667</text:p>
          </table:table-cell>
          <table:table-cell office:value-type="float" office:value="-80.3325155633333">
            <text:p>-80.3325155633333</text:p>
          </table:table-cell>
          <table:table-cell office:value-type="float" office:value="-35.6501897145063">
            <text:p>-35.6501897145063</text:p>
          </table:table-cell>
          <table:table-cell office:value-type="float" office:value="-38.1564189521596">
            <text:p>-38.1564189521596</text:p>
          </table:table-cell>
          <table:table-cell office:value-type="string" office:value="disregard">
            <text:p>disregard</text:p>
          </table:table-cell>
          <table:table-cell office:value-type="float" office:value="342">
            <text:p>34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7.230452775955">
            <text:p>587.230452775955</text:p>
          </table:table-cell>
          <table:table-cell office:value-type="float" office:value="1713393868.25701">
            <text:p>1713393868.25701</text:p>
          </table:table-cell>
          <table:table-cell office:value-type="float" office:value="1713393868257009920">
            <text:p>1713393868257009920</text:p>
          </table:table-cell>
          <table:table-cell office:value-type="float" office:value="40.485004545">
            <text:p>40.485004545</text:p>
          </table:table-cell>
          <table:table-cell office:value-type="float" office:value="-80.33249971">
            <text:p>-80.33249971</text:p>
          </table:table-cell>
          <table:table-cell office:value-type="float" office:value="-35.6501897145063">
            <text:p>-35.6501897145063</text:p>
          </table:table-cell>
          <table:table-cell office:value-type="float" office:value="-38.1564189521596">
            <text:p>-38.1564189521596</text:p>
          </table:table-cell>
          <table:table-cell office:value-type="string" office:value="disregard">
            <text:p>disregard</text:p>
          </table:table-cell>
          <table:table-cell office:value-type="float" office:value="343">
            <text:p>34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7.429153442383">
            <text:p>587.429153442383</text:p>
          </table:table-cell>
          <table:table-cell office:value-type="float" office:value="1713393868.45571">
            <text:p>1713393868.45571</text:p>
          </table:table-cell>
          <table:table-cell office:value-type="float" office:value="1713393868455709952">
            <text:p>1713393868455709952</text:p>
          </table:table-cell>
          <table:table-cell office:value-type="float" office:value="40.4851666616667">
            <text:p>40.4851666616667</text:p>
          </table:table-cell>
          <table:table-cell office:value-type="float" office:value="-80.3327513683333">
            <text:p>-80.3327513683333</text:p>
          </table:table-cell>
          <table:table-cell office:value-type="float" office:value="-36.1129490438989">
            <text:p>-36.1129490438989</text:p>
          </table:table-cell>
          <table:table-cell office:value-type="float" office:value="-38.5376170828862">
            <text:p>-38.5376170828862</text:p>
          </table:table-cell>
          <table:table-cell office:value-type="string" office:value="disregard">
            <text:p>disregard</text:p>
          </table:table-cell>
          <table:table-cell office:value-type="float" office:value="344">
            <text:p>34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7.631171703339">
            <text:p>587.631171703339</text:p>
          </table:table-cell>
          <table:table-cell office:value-type="float" office:value="1713393868.65773">
            <text:p>1713393868.65773</text:p>
          </table:table-cell>
          <table:table-cell office:value-type="float" office:value="1713393868657730048">
            <text:p>1713393868657730048</text:p>
          </table:table-cell>
          <table:table-cell office:value-type="float" office:value="40.485011935">
            <text:p>40.485011935</text:p>
          </table:table-cell>
          <table:table-cell office:value-type="float" office:value="-80.3325125033333">
            <text:p>-80.3325125033333</text:p>
          </table:table-cell>
          <table:table-cell office:value-type="float" office:value="-36.1129490438989">
            <text:p>-36.1129490438989</text:p>
          </table:table-cell>
          <table:table-cell office:value-type="float" office:value="-38.5376170828862">
            <text:p>-38.5376170828862</text:p>
          </table:table-cell>
          <table:table-cell office:value-type="string" office:value="disregard">
            <text:p>disregard</text:p>
          </table:table-cell>
          <table:table-cell office:value-type="float" office:value="345">
            <text:p>34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8.232865810394">
            <text:p>588.232865810394</text:p>
          </table:table-cell>
          <table:table-cell office:value-type="float" office:value="1713393869.25942">
            <text:p>1713393869.25942</text:p>
          </table:table-cell>
          <table:table-cell office:value-type="float" office:value="1713393869259419904">
            <text:p>1713393869259419904</text:p>
          </table:table-cell>
          <table:table-cell office:value-type="float" office:value="40.4850565683333">
            <text:p>40.4850565683333</text:p>
          </table:table-cell>
          <table:table-cell office:value-type="float" office:value="-80.3325760683333">
            <text:p>-80.3325760683333</text:p>
          </table:table-cell>
          <table:table-cell office:value-type="float" office:value="-36.5981058862076">
            <text:p>-36.5981058862076</text:p>
          </table:table-cell>
          <table:table-cell office:value-type="float" office:value="-38.8812544162278">
            <text:p>-38.8812544162278</text:p>
          </table:table-cell>
          <table:table-cell office:value-type="string" office:value="disregard">
            <text:p>disregard</text:p>
          </table:table-cell>
          <table:table-cell office:value-type="float" office:value="346">
            <text:p>34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8.430210590363">
            <text:p>588.430210590363</text:p>
          </table:table-cell>
          <table:table-cell office:value-type="float" office:value="1713393869.45677">
            <text:p>1713393869.45677</text:p>
          </table:table-cell>
          <table:table-cell office:value-type="float" office:value="1713393869456770048">
            <text:p>1713393869456770048</text:p>
          </table:table-cell>
          <table:table-cell office:value-type="float" office:value="40.4852738233333">
            <text:p>40.4852738233333</text:p>
          </table:table-cell>
          <table:table-cell office:value-type="float" office:value="-80.3328888283333">
            <text:p>-80.3328888283333</text:p>
          </table:table-cell>
          <table:table-cell office:value-type="float" office:value="-37.0998358369124">
            <text:p>-37.0998358369124</text:p>
          </table:table-cell>
          <table:table-cell office:value-type="float" office:value="-39.1972106286234">
            <text:p>-39.1972106286234</text:p>
          </table:table-cell>
          <table:table-cell office:value-type="string" office:value="disregard">
            <text:p>disregard</text:p>
          </table:table-cell>
          <table:table-cell office:value-type="float" office:value="347">
            <text:p>34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8.628206729889">
            <text:p>588.628206729889</text:p>
          </table:table-cell>
          <table:table-cell office:value-type="float" office:value="1713393869.65476">
            <text:p>1713393869.65476</text:p>
          </table:table-cell>
          <table:table-cell office:value-type="float" office:value="1713393869654759936">
            <text:p>1713393869654759936</text:p>
          </table:table-cell>
          <table:table-cell office:value-type="float" office:value="40.485091045">
            <text:p>40.485091045</text:p>
          </table:table-cell>
          <table:table-cell office:value-type="float" office:value="-80.3326218883333">
            <text:p>-80.3326218883333</text:p>
          </table:table-cell>
          <table:table-cell office:value-type="float" office:value="-37.0998358369124">
            <text:p>-37.0998358369124</text:p>
          </table:table-cell>
          <table:table-cell office:value-type="float" office:value="-39.1972106286234">
            <text:p>-39.1972106286234</text:p>
          </table:table-cell>
          <table:table-cell office:value-type="string" office:value="disregard">
            <text:p>disregard</text:p>
          </table:table-cell>
          <table:table-cell office:value-type="float" office:value="348">
            <text:p>34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8.827474117279">
            <text:p>588.827474117279</text:p>
          </table:table-cell>
          <table:table-cell office:value-type="float" office:value="1713393869.85403">
            <text:p>1713393869.85403</text:p>
          </table:table-cell>
          <table:table-cell office:value-type="float" office:value="1713393869854030080">
            <text:p>1713393869854030080</text:p>
          </table:table-cell>
          <table:table-cell office:value-type="float" office:value="40.4853053883333">
            <text:p>40.4853053883333</text:p>
          </table:table-cell>
          <table:table-cell office:value-type="float" office:value="-80.3329353933333">
            <text:p>-80.3329353933333</text:p>
          </table:table-cell>
          <table:table-cell office:value-type="float" office:value="-37.0998358369124">
            <text:p>-37.0998358369124</text:p>
          </table:table-cell>
          <table:table-cell office:value-type="float" office:value="-39.1972106286234">
            <text:p>-39.1972106286234</text:p>
          </table:table-cell>
          <table:table-cell office:value-type="string" office:value="disregard">
            <text:p>disregard</text:p>
          </table:table-cell>
          <table:table-cell office:value-type="float" office:value="349">
            <text:p>34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9.030444860458">
            <text:p>589.030444860458</text:p>
          </table:table-cell>
          <table:table-cell office:value-type="float" office:value="1713393870.057">
            <text:p>1713393870.057</text:p>
          </table:table-cell>
          <table:table-cell office:value-type="float" office:value="1713393870056999936">
            <text:p>1713393870056999936</text:p>
          </table:table-cell>
          <table:table-cell office:value-type="float" office:value="40.4851098533333">
            <text:p>40.4851098533333</text:p>
          </table:table-cell>
          <table:table-cell office:value-type="float" office:value="-80.3326613766667">
            <text:p>-80.3326613766667</text:p>
          </table:table-cell>
          <table:table-cell office:value-type="float" office:value="-37.6189708844897">
            <text:p>-37.6189708844897</text:p>
          </table:table-cell>
          <table:table-cell office:value-type="float" office:value="-39.4916411869595">
            <text:p>-39.4916411869595</text:p>
          </table:table-cell>
          <table:table-cell office:value-type="string" office:value="disregard">
            <text:p>disregard</text:p>
          </table:table-cell>
          <table:table-cell office:value-type="float" office:value="350">
            <text:p>35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9.228274583817">
            <text:p>589.228274583817</text:p>
          </table:table-cell>
          <table:table-cell office:value-type="float" office:value="1713393870.25483">
            <text:p>1713393870.25483</text:p>
          </table:table-cell>
          <table:table-cell office:value-type="float" office:value="1713393870254830080">
            <text:p>1713393870254830080</text:p>
          </table:table-cell>
          <table:table-cell office:value-type="float" office:value="40.48526908">
            <text:p>40.48526908</text:p>
          </table:table-cell>
          <table:table-cell office:value-type="float" office:value="-80.3328855766667">
            <text:p>-80.3328855766667</text:p>
          </table:table-cell>
          <table:table-cell office:value-type="float" office:value="-37.6189708844897">
            <text:p>-37.6189708844897</text:p>
          </table:table-cell>
          <table:table-cell office:value-type="float" office:value="-39.4916411869595">
            <text:p>-39.4916411869595</text:p>
          </table:table-cell>
          <table:table-cell office:value-type="string" office:value="disregard">
            <text:p>disregard</text:p>
          </table:table-cell>
          <table:table-cell office:value-type="float" office:value="351">
            <text:p>35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9.628270864487">
            <text:p>589.628270864487</text:p>
          </table:table-cell>
          <table:table-cell office:value-type="float" office:value="1713393870.65483">
            <text:p>1713393870.65483</text:p>
          </table:table-cell>
          <table:table-cell office:value-type="float" office:value="1713393870654830080">
            <text:p>1713393870654830080</text:p>
          </table:table-cell>
          <table:table-cell office:value-type="float" office:value="40.485105285">
            <text:p>40.485105285</text:p>
          </table:table-cell>
          <table:table-cell office:value-type="float" office:value="-80.3326570833333">
            <text:p>-80.3326570833333</text:p>
          </table:table-cell>
          <table:table-cell office:value-type="float" office:value="-38.1481278852523">
            <text:p>-38.1481278852523</text:p>
          </table:table-cell>
          <table:table-cell office:value-type="float" office:value="-39.7599817398136">
            <text:p>-39.7599817398136</text:p>
          </table:table-cell>
          <table:table-cell office:value-type="string" office:value="disregard">
            <text:p>disregard</text:p>
          </table:table-cell>
          <table:table-cell office:value-type="float" office:value="352">
            <text:p>35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9.830485105515">
            <text:p>589.830485105515</text:p>
          </table:table-cell>
          <table:table-cell office:value-type="float" office:value="1713393870.85704">
            <text:p>1713393870.85704</text:p>
          </table:table-cell>
          <table:table-cell office:value-type="float" office:value="1713393870857039872">
            <text:p>1713393870857039872</text:p>
          </table:table-cell>
          <table:table-cell office:value-type="float" office:value="40.485191685">
            <text:p>40.485191685</text:p>
          </table:table-cell>
          <table:table-cell office:value-type="float" office:value="-80.3327700666667">
            <text:p>-80.3327700666667</text:p>
          </table:table-cell>
          <table:table-cell office:value-type="float" office:value="-38.1481278852523">
            <text:p>-38.1481278852523</text:p>
          </table:table-cell>
          <table:table-cell office:value-type="float" office:value="-39.7599817398136">
            <text:p>-39.7599817398136</text:p>
          </table:table-cell>
          <table:table-cell office:value-type="string" office:value="disregard">
            <text:p>disregard</text:p>
          </table:table-cell>
          <table:table-cell office:value-type="float" office:value="353">
            <text:p>35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0.829906463623">
            <text:p>590.829906463623</text:p>
          </table:table-cell>
          <table:table-cell office:value-type="float" office:value="1713393871.85646">
            <text:p>1713393871.85646</text:p>
          </table:table-cell>
          <table:table-cell office:value-type="float" office:value="1713393871856460032">
            <text:p>1713393871856460032</text:p>
          </table:table-cell>
          <table:table-cell office:value-type="float" office:value="40.4851998883333">
            <text:p>40.4851998883333</text:p>
          </table:table-cell>
          <table:table-cell office:value-type="float" office:value="-80.33277683">
            <text:p>-80.33277683</text:p>
          </table:table-cell>
          <table:table-cell office:value-type="float" office:value="-39.3420602229889">
            <text:p>-39.3420602229889</text:p>
          </table:table-cell>
          <table:table-cell office:value-type="float" office:value="-34.8759527392685">
            <text:p>-34.8759527392685</text:p>
          </table:table-cell>
          <table:table-cell office:value-type="string" office:value="disregard">
            <text:p>disregard</text:p>
          </table:table-cell>
          <table:table-cell office:value-type="float" office:value="354">
            <text:p>35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1.82989525795">
            <text:p>591.82989525795</text:p>
          </table:table-cell>
          <table:table-cell office:value-type="float" office:value="1713393872.85645">
            <text:p>1713393872.85645</text:p>
          </table:table-cell>
          <table:table-cell office:value-type="float" office:value="1713393872856450048">
            <text:p>1713393872856450048</text:p>
          </table:table-cell>
          <table:table-cell office:value-type="float" office:value="40.4852083866667">
            <text:p>40.4852083866667</text:p>
          </table:table-cell>
          <table:table-cell office:value-type="float" office:value="-80.33278166">
            <text:p>-80.33278166</text:p>
          </table:table-cell>
          <table:table-cell office:value-type="float" office:value="-39.7858320311643">
            <text:p>-39.7858320311643</text:p>
          </table:table-cell>
          <table:table-cell office:value-type="float" office:value="-33.9709000298753">
            <text:p>-33.9709000298753</text:p>
          </table:table-cell>
          <table:table-cell office:value-type="string" office:value="disregard">
            <text:p>disregard</text:p>
          </table:table-cell>
          <table:table-cell office:value-type="float" office:value="355">
            <text:p>35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2.829878568649">
            <text:p>592.829878568649</text:p>
          </table:table-cell>
          <table:table-cell office:value-type="float" office:value="1713393873.85644">
            <text:p>1713393873.85644</text:p>
          </table:table-cell>
          <table:table-cell office:value-type="float" office:value="1713393873856440064">
            <text:p>1713393873856440064</text:p>
          </table:table-cell>
          <table:table-cell office:value-type="float" office:value="40.4852178783333">
            <text:p>40.4852178783333</text:p>
          </table:table-cell>
          <table:table-cell office:value-type="float" office:value="-80.3327849216667">
            <text:p>-80.3327849216667</text:p>
          </table:table-cell>
          <table:table-cell office:value-type="float" office:value="-40.0903034866788">
            <text:p>-40.0903034866788</text:p>
          </table:table-cell>
          <table:table-cell office:value-type="float" office:value="-32.918264683336">
            <text:p>-32.918264683336</text:p>
          </table:table-cell>
          <table:table-cell office:value-type="string" office:value="disregard">
            <text:p>disregard</text:p>
          </table:table-cell>
          <table:table-cell office:value-type="float" office:value="356">
            <text:p>35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3.830634117126">
            <text:p>593.830634117126</text:p>
          </table:table-cell>
          <table:table-cell office:value-type="float" office:value="1713393874.85719">
            <text:p>1713393874.85719</text:p>
          </table:table-cell>
          <table:table-cell office:value-type="float" office:value="1713393874857189888">
            <text:p>1713393874857189888</text:p>
          </table:table-cell>
          <table:table-cell office:value-type="float" office:value="40.4852271316667">
            <text:p>40.4852271316667</text:p>
          </table:table-cell>
          <table:table-cell office:value-type="float" office:value="-80.3327864233333">
            <text:p>-80.3327864233333</text:p>
          </table:table-cell>
          <table:table-cell office:value-type="float" office:value="-40.2715174312471">
            <text:p>-40.2715174312471</text:p>
          </table:table-cell>
          <table:table-cell office:value-type="float" office:value="-31.8942992761731">
            <text:p>-31.8942992761731</text:p>
          </table:table-cell>
          <table:table-cell office:value-type="string" office:value="disregard">
            <text:p>disregard</text:p>
          </table:table-cell>
          <table:table-cell office:value-type="float" office:value="357">
            <text:p>35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4.831605672836">
            <text:p>594.831605672836</text:p>
          </table:table-cell>
          <table:table-cell office:value-type="float" office:value="1713393875.85816">
            <text:p>1713393875.85816</text:p>
          </table:table-cell>
          <table:table-cell office:value-type="float" office:value="1713393875858160128">
            <text:p>1713393875858160128</text:p>
          </table:table-cell>
          <table:table-cell office:value-type="float" office:value="40.4852363816667">
            <text:p>40.4852363816667</text:p>
          </table:table-cell>
          <table:table-cell office:value-type="float" office:value="-80.3327879516667">
            <text:p>-80.3327879516667</text:p>
          </table:table-cell>
          <table:table-cell office:value-type="float" office:value="-40.4041058628354">
            <text:p>-40.4041058628354</text:p>
          </table:table-cell>
          <table:table-cell office:value-type="float" office:value="-30.8557202983648">
            <text:p>-30.8557202983648</text:p>
          </table:table-cell>
          <table:table-cell office:value-type="string" office:value="disregard">
            <text:p>disregard</text:p>
          </table:table-cell>
          <table:table-cell office:value-type="float" office:value="358">
            <text:p>35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5.835137605667">
            <text:p>595.835137605667</text:p>
          </table:table-cell>
          <table:table-cell office:value-type="float" office:value="1713393876.86169">
            <text:p>1713393876.86169</text:p>
          </table:table-cell>
          <table:table-cell office:value-type="float" office:value="1713393876861690112">
            <text:p>1713393876861690112</text:p>
          </table:table-cell>
          <table:table-cell office:value-type="float" office:value="40.4852451183333">
            <text:p>40.4852451183333</text:p>
          </table:table-cell>
          <table:table-cell office:value-type="float" office:value="-80.332792165">
            <text:p>-80.332792165</text:p>
          </table:table-cell>
          <table:table-cell office:value-type="float" office:value="-40.7112077366328">
            <text:p>-40.7112077366328</text:p>
          </table:table-cell>
          <table:table-cell office:value-type="float" office:value="-29.8848800398409">
            <text:p>-29.8848800398409</text:p>
          </table:table-cell>
          <table:table-cell office:value-type="string" office:value="disregard">
            <text:p>disregard</text:p>
          </table:table-cell>
          <table:table-cell office:value-type="float" office:value="359">
            <text:p>35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6.833568811417">
            <text:p>596.833568811417</text:p>
          </table:table-cell>
          <table:table-cell office:value-type="float" office:value="1713393877.86013">
            <text:p>1713393877.86013</text:p>
          </table:table-cell>
          <table:table-cell office:value-type="float" office:value="1713393877860130048">
            <text:p>1713393877860130048</text:p>
          </table:table-cell>
          <table:table-cell office:value-type="float" office:value="40.4852539233333">
            <text:p>40.4852539233333</text:p>
          </table:table-cell>
          <table:table-cell office:value-type="float" office:value="-80.33280958">
            <text:p>-80.33280958</text:p>
          </table:table-cell>
          <table:table-cell office:value-type="float" office:value="-40.3435148855206">
            <text:p>-40.3435148855206</text:p>
          </table:table-cell>
          <table:table-cell office:value-type="float" office:value="-29.0419612331316">
            <text:p>-29.0419612331316</text:p>
          </table:table-cell>
          <table:table-cell office:value-type="string" office:value="disregard">
            <text:p>disregard</text:p>
          </table:table-cell>
          <table:table-cell office:value-type="float" office:value="360">
            <text:p>36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7.032012224197">
            <text:p>597.032012224197</text:p>
          </table:table-cell>
          <table:table-cell office:value-type="float" office:value="1713393878.05857">
            <text:p>1713393878.05857</text:p>
          </table:table-cell>
          <table:table-cell office:value-type="float" office:value="1713393878058569984">
            <text:p>1713393878058569984</text:p>
          </table:table-cell>
          <table:table-cell office:value-type="float" office:value="40.4852539983333">
            <text:p>40.4852539983333</text:p>
          </table:table-cell>
          <table:table-cell office:value-type="float" office:value="-80.3327895883333">
            <text:p>-80.3327895883333</text:p>
          </table:table-cell>
          <table:table-cell office:value-type="float" office:value="-40.9052940630637">
            <text:p>-40.9052940630637</text:p>
          </table:table-cell>
          <table:table-cell office:value-type="float" office:value="-29.2083678067086">
            <text:p>-29.2083678067086</text:p>
          </table:table-cell>
          <table:table-cell office:value-type="string" office:value="disregard">
            <text:p>disregard</text:p>
          </table:table-cell>
          <table:table-cell office:value-type="float" office:value="361">
            <text:p>36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8.03079199791">
            <text:p>598.03079199791</text:p>
          </table:table-cell>
          <table:table-cell office:value-type="float" office:value="1713393879.05735">
            <text:p>1713393879.05735</text:p>
          </table:table-cell>
          <table:table-cell office:value-type="float" office:value="1713393879057349888">
            <text:p>1713393879057349888</text:p>
          </table:table-cell>
          <table:table-cell office:value-type="float" office:value="40.4852616183333">
            <text:p>40.4852616183333</text:p>
          </table:table-cell>
          <table:table-cell office:value-type="float" office:value="-80.3327962083333">
            <text:p>-80.3327962083333</text:p>
          </table:table-cell>
          <table:table-cell office:value-type="float" office:value="-41.0322989741107">
            <text:p>-41.0322989741107</text:p>
          </table:table-cell>
          <table:table-cell office:value-type="float" office:value="-28.0166531577706">
            <text:p>-28.0166531577706</text:p>
          </table:table-cell>
          <table:table-cell office:value-type="string" office:value="disregard">
            <text:p>disregard</text:p>
          </table:table-cell>
          <table:table-cell office:value-type="float" office:value="362">
            <text:p>36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9.031599521637">
            <text:p>599.031599521637</text:p>
          </table:table-cell>
          <table:table-cell office:value-type="float" office:value="1713393880.05816">
            <text:p>1713393880.05816</text:p>
          </table:table-cell>
          <table:table-cell office:value-type="float" office:value="1713393880058160128">
            <text:p>1713393880058160128</text:p>
          </table:table-cell>
          <table:table-cell office:value-type="float" office:value="40.48526937">
            <text:p>40.48526937</text:p>
          </table:table-cell>
          <table:table-cell office:value-type="float" office:value="-80.3328035583333">
            <text:p>-80.3328035583333</text:p>
          </table:table-cell>
          <table:table-cell office:value-type="float" office:value="-41.6709006233141">
            <text:p>-41.6709006233141</text:p>
          </table:table-cell>
          <table:table-cell office:value-type="float" office:value="-27.1826378591359">
            <text:p>-27.1826378591359</text:p>
          </table:table-cell>
          <table:table-cell office:value-type="string" office:value="disregard">
            <text:p>disregard</text:p>
          </table:table-cell>
          <table:table-cell office:value-type="float" office:value="363">
            <text:p>36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.030820131302">
            <text:p>600.030820131302</text:p>
          </table:table-cell>
          <table:table-cell office:value-type="float" office:value="1713393881.05738">
            <text:p>1713393881.05738</text:p>
          </table:table-cell>
          <table:table-cell office:value-type="float" office:value="1713393881057380096">
            <text:p>1713393881057380096</text:p>
          </table:table-cell>
          <table:table-cell office:value-type="float" office:value="40.4852776866667">
            <text:p>40.4852776866667</text:p>
          </table:table-cell>
          <table:table-cell office:value-type="float" office:value="-80.332809515">
            <text:p>-80.332809515</text:p>
          </table:table-cell>
          <table:table-cell office:value-type="float" office:value="-42.1968488382408">
            <text:p>-42.1968488382408</text:p>
          </table:table-cell>
          <table:table-cell office:value-type="float" office:value="-26.2826466076076">
            <text:p>-26.2826466076076</text:p>
          </table:table-cell>
          <table:table-cell office:value-type="string" office:value="disregard">
            <text:p>disregard</text:p>
          </table:table-cell>
          <table:table-cell office:value-type="float" office:value="364">
            <text:p>36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1.230970859528">
            <text:p>601.230970859528</text:p>
          </table:table-cell>
          <table:table-cell office:value-type="float" office:value="1713393882.25753">
            <text:p>1713393882.25753</text:p>
          </table:table-cell>
          <table:table-cell office:value-type="float" office:value="1713393882257530112">
            <text:p>1713393882257530112</text:p>
          </table:table-cell>
          <table:table-cell office:value-type="float" office:value="40.485287805">
            <text:p>40.485287805</text:p>
          </table:table-cell>
          <table:table-cell office:value-type="float" office:value="-80.3328138883333">
            <text:p>-80.3328138883333</text:p>
          </table:table-cell>
          <table:table-cell office:value-type="float" office:value="-42.5798256193521">
            <text:p>-42.5798256193521</text:p>
          </table:table-cell>
          <table:table-cell office:value-type="float" office:value="-25.1414290107787">
            <text:p>-25.1414290107787</text:p>
          </table:table-cell>
          <table:table-cell office:value-type="string" office:value="disregard">
            <text:p>disregard</text:p>
          </table:table-cell>
          <table:table-cell office:value-type="float" office:value="365">
            <text:p>36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2.231078624725">
            <text:p>602.231078624725</text:p>
          </table:table-cell>
          <table:table-cell office:value-type="float" office:value="1713393883.25764">
            <text:p>1713393883.25764</text:p>
          </table:table-cell>
          <table:table-cell office:value-type="float" office:value="1713393883257639936">
            <text:p>1713393883257639936</text:p>
          </table:table-cell>
          <table:table-cell office:value-type="float" office:value="40.485295405">
            <text:p>40.485295405</text:p>
          </table:table-cell>
          <table:table-cell office:value-type="float" office:value="-80.3328207616667">
            <text:p>-80.3328207616667</text:p>
          </table:table-cell>
          <table:table-cell office:value-type="float" office:value="-43.1513976692222">
            <text:p>-43.1513976692222</text:p>
          </table:table-cell>
          <table:table-cell office:value-type="float" office:value="-24.2793400399387">
            <text:p>-24.2793400399387</text:p>
          </table:table-cell>
          <table:table-cell office:value-type="string" office:value="disregard">
            <text:p>disregard</text:p>
          </table:table-cell>
          <table:table-cell office:value-type="float" office:value="366">
            <text:p>36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3.230938911438">
            <text:p>603.230938911438</text:p>
          </table:table-cell>
          <table:table-cell office:value-type="float" office:value="1713393884.2575">
            <text:p>1713393884.2575</text:p>
          </table:table-cell>
          <table:table-cell office:value-type="float" office:value="1713393884257499904">
            <text:p>1713393884257499904</text:p>
          </table:table-cell>
          <table:table-cell office:value-type="float" office:value="40.48530418">
            <text:p>40.48530418</text:p>
          </table:table-cell>
          <table:table-cell office:value-type="float" office:value="-80.3328265533333">
            <text:p>-80.3328265533333</text:p>
          </table:table-cell>
          <table:table-cell office:value-type="float" office:value="-43.6643458397593">
            <text:p>-43.6643458397593</text:p>
          </table:table-cell>
          <table:table-cell office:value-type="float" office:value="-23.3424330456182">
            <text:p>-23.3424330456182</text:p>
          </table:table-cell>
          <table:table-cell office:value-type="string" office:value="disregard">
            <text:p>disregard</text:p>
          </table:table-cell>
          <table:table-cell office:value-type="float" office:value="367">
            <text:p>36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4.230028390884">
            <text:p>604.230028390884</text:p>
          </table:table-cell>
          <table:table-cell office:value-type="float" office:value="1713393885.25659">
            <text:p>1713393885.25659</text:p>
          </table:table-cell>
          <table:table-cell office:value-type="float" office:value="1713393885256590080">
            <text:p>1713393885256590080</text:p>
          </table:table-cell>
          <table:table-cell office:value-type="float" office:value="40.4853130983333">
            <text:p>40.4853130983333</text:p>
          </table:table-cell>
          <table:table-cell office:value-type="float" office:value="-80.3328295466667">
            <text:p>-80.3328295466667</text:p>
          </table:table-cell>
          <table:table-cell office:value-type="float" office:value="-43.9674918532837">
            <text:p>-43.9674918532837</text:p>
          </table:table-cell>
          <table:table-cell office:value-type="float" office:value="-22.3715627482161">
            <text:p>-22.3715627482161</text:p>
          </table:table-cell>
          <table:table-cell office:value-type="string" office:value="disregard">
            <text:p>disregard</text:p>
          </table:table-cell>
          <table:table-cell office:value-type="float" office:value="368">
            <text:p>36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5.232497930527">
            <text:p>605.232497930527</text:p>
          </table:table-cell>
          <table:table-cell office:value-type="float" office:value="1713393886.25906">
            <text:p>1713393886.25906</text:p>
          </table:table-cell>
          <table:table-cell office:value-type="float" office:value="1713393886259049984">
            <text:p>1713393886259049984</text:p>
          </table:table-cell>
          <table:table-cell office:value-type="float" office:value="40.48532179">
            <text:p>40.48532179</text:p>
          </table:table-cell>
          <table:table-cell office:value-type="float" office:value="-80.33283346">
            <text:p>-80.33283346</text:p>
          </table:table-cell>
          <table:table-cell office:value-type="float" office:value="-44.2658490941394">
            <text:p>-44.2658490941394</text:p>
          </table:table-cell>
          <table:table-cell office:value-type="float" office:value="-21.3988061165437">
            <text:p>-21.3988061165437</text:p>
          </table:table-cell>
          <table:table-cell office:value-type="string" office:value="disregard">
            <text:p>disregard</text:p>
          </table:table-cell>
          <table:table-cell office:value-type="float" office:value="369">
            <text:p>36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6.229565382004">
            <text:p>606.229565382004</text:p>
          </table:table-cell>
          <table:table-cell office:value-type="float" office:value="1713393887.25612">
            <text:p>1713393887.25612</text:p>
          </table:table-cell>
          <table:table-cell office:value-type="float" office:value="1713393887256120064">
            <text:p>1713393887256120064</text:p>
          </table:table-cell>
          <table:table-cell office:value-type="float" office:value="40.4853302">
            <text:p>40.4853302</text:p>
          </table:table-cell>
          <table:table-cell office:value-type="float" office:value="-80.33283994">
            <text:p>-80.33283994</text:p>
          </table:table-cell>
          <table:table-cell office:value-type="float" office:value="-44.7840093864361">
            <text:p>-44.7840093864361</text:p>
          </table:table-cell>
          <table:table-cell office:value-type="float" office:value="-20.4824747657403">
            <text:p>-20.4824747657403</text:p>
          </table:table-cell>
          <table:table-cell office:value-type="string" office:value="disregard">
            <text:p>disregard</text:p>
          </table:table-cell>
          <table:table-cell office:value-type="float" office:value="370">
            <text:p>37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7.432141542435">
            <text:p>607.432141542435</text:p>
          </table:table-cell>
          <table:table-cell office:value-type="float" office:value="1713393888.4587">
            <text:p>1713393888.4587</text:p>
          </table:table-cell>
          <table:table-cell office:value-type="float" office:value="1713393888458700032">
            <text:p>1713393888458700032</text:p>
          </table:table-cell>
          <table:table-cell office:value-type="float" office:value="40.4853402833333">
            <text:p>40.4853402833333</text:p>
          </table:table-cell>
          <table:table-cell office:value-type="float" office:value="-80.3328435483333">
            <text:p>-80.3328435483333</text:p>
          </table:table-cell>
          <table:table-cell office:value-type="float" office:value="-45.1826578375185">
            <text:p>-45.1826578375185</text:p>
          </table:table-cell>
          <table:table-cell office:value-type="float" office:value="-19.3609867729247">
            <text:p>-19.3609867729247</text:p>
          </table:table-cell>
          <table:table-cell office:value-type="string" office:value="disregard">
            <text:p>disregard</text:p>
          </table:table-cell>
          <table:table-cell office:value-type="float" office:value="371">
            <text:p>37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.430959701538">
            <text:p>608.430959701538</text:p>
          </table:table-cell>
          <table:table-cell office:value-type="float" office:value="1713393889.45752">
            <text:p>1713393889.45752</text:p>
          </table:table-cell>
          <table:table-cell office:value-type="float" office:value="1713393889457520128">
            <text:p>1713393889457520128</text:p>
          </table:table-cell>
          <table:table-cell office:value-type="float" office:value="40.4853492783333">
            <text:p>40.4853492783333</text:p>
          </table:table-cell>
          <table:table-cell office:value-type="float" office:value="-80.3328467066667">
            <text:p>-80.3328467066667</text:p>
          </table:table-cell>
          <table:table-cell office:value-type="float" office:value="-45.426404957776">
            <text:p>-45.426404957776</text:p>
          </table:table-cell>
          <table:table-cell office:value-type="float" office:value="-18.3430443629622">
            <text:p>-18.3430443629622</text:p>
          </table:table-cell>
          <table:table-cell office:value-type="string" office:value="disregard">
            <text:p>disregard</text:p>
          </table:table-cell>
          <table:table-cell office:value-type="float" office:value="372">
            <text:p>37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.4336810112">
            <text:p>609.4336810112</text:p>
          </table:table-cell>
          <table:table-cell office:value-type="float" office:value="1713393890.46024">
            <text:p>1713393890.46024</text:p>
          </table:table-cell>
          <table:table-cell office:value-type="float" office:value="1713393890460239872">
            <text:p>1713393890460239872</text:p>
          </table:table-cell>
          <table:table-cell office:value-type="float" office:value="40.4853580816667">
            <text:p>40.4853580816667</text:p>
          </table:table-cell>
          <table:table-cell office:value-type="float" office:value="-80.3328510816667">
            <text:p>-80.3328510816667</text:p>
          </table:table-cell>
          <table:table-cell office:value-type="float" office:value="-45.8222685839282">
            <text:p>-45.8222685839282</text:p>
          </table:table-cell>
          <table:table-cell office:value-type="float" office:value="-17.3843456935138">
            <text:p>-17.3843456935138</text:p>
          </table:table-cell>
          <table:table-cell office:value-type="string" office:value="disregard">
            <text:p>disregard</text:p>
          </table:table-cell>
          <table:table-cell office:value-type="float" office:value="373">
            <text:p>37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.631851911545">
            <text:p>610.631851911545</text:p>
          </table:table-cell>
          <table:table-cell office:value-type="float" office:value="1713393891.65841">
            <text:p>1713393891.65841</text:p>
          </table:table-cell>
          <table:table-cell office:value-type="float" office:value="1713393891658409984">
            <text:p>1713393891658409984</text:p>
          </table:table-cell>
          <table:table-cell office:value-type="float" office:value="40.4853685816667">
            <text:p>40.4853685816667</text:p>
          </table:table-cell>
          <table:table-cell office:value-type="float" office:value="-80.332852305">
            <text:p>-80.332852305</text:p>
          </table:table-cell>
          <table:table-cell office:value-type="float" office:value="-45.9914859733544">
            <text:p>-45.9914859733544</text:p>
          </table:table-cell>
          <table:table-cell office:value-type="float" office:value="-16.2093197936192">
            <text:p>-16.2093197936192</text:p>
          </table:table-cell>
          <table:table-cell office:value-type="string" office:value="disregard">
            <text:p>disregard</text:p>
          </table:table-cell>
          <table:table-cell office:value-type="float" office:value="374">
            <text:p>37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.832696437836">
            <text:p>611.832696437836</text:p>
          </table:table-cell>
          <table:table-cell office:value-type="float" office:value="1713393892.85925">
            <text:p>1713393892.85925</text:p>
          </table:table-cell>
          <table:table-cell office:value-type="float" office:value="1713393892859249920">
            <text:p>1713393892859249920</text:p>
          </table:table-cell>
          <table:table-cell office:value-type="float" office:value="40.4853790216667">
            <text:p>40.4853790216667</text:p>
          </table:table-cell>
          <table:table-cell office:value-type="float" office:value="-80.3328511533333">
            <text:p>-80.3328511533333</text:p>
          </table:table-cell>
          <table:table-cell office:value-type="float" office:value="-45.8933140543522">
            <text:p>-45.8933140543522</text:p>
          </table:table-cell>
          <table:table-cell office:value-type="float" office:value="-15.0687197009102">
            <text:p>-15.0687197009102</text:p>
          </table:table-cell>
          <table:table-cell office:value-type="string" office:value="disregard">
            <text:p>disregard</text:p>
          </table:table-cell>
          <table:table-cell office:value-type="float" office:value="375">
            <text:p>37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2.830343723297">
            <text:p>612.830343723297</text:p>
          </table:table-cell>
          <table:table-cell office:value-type="float" office:value="1713393893.8569">
            <text:p>1713393893.8569</text:p>
          </table:table-cell>
          <table:table-cell office:value-type="float" office:value="1713393893856900096">
            <text:p>1713393893856900096</text:p>
          </table:table-cell>
          <table:table-cell office:value-type="float" office:value="40.4853883916667">
            <text:p>40.4853883916667</text:p>
          </table:table-cell>
          <table:table-cell office:value-type="float" office:value="-80.332853155">
            <text:p>-80.332853155</text:p>
          </table:table-cell>
          <table:table-cell office:value-type="float" office:value="-46.0387123349356">
            <text:p>-46.0387123349356</text:p>
          </table:table-cell>
          <table:table-cell office:value-type="float" office:value="-14.0359728280455">
            <text:p>-14.0359728280455</text:p>
          </table:table-cell>
          <table:table-cell office:value-type="string" office:value="disregard">
            <text:p>disregard</text:p>
          </table:table-cell>
          <table:table-cell office:value-type="float" office:value="376">
            <text:p>37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3.831606388092">
            <text:p>613.831606388092</text:p>
          </table:table-cell>
          <table:table-cell office:value-type="float" office:value="1713393894.85816">
            <text:p>1713393894.85816</text:p>
          </table:table-cell>
          <table:table-cell office:value-type="float" office:value="1713393894858160128">
            <text:p>1713393894858160128</text:p>
          </table:table-cell>
          <table:table-cell office:value-type="float" office:value="40.4853979566667">
            <text:p>40.4853979566667</text:p>
          </table:table-cell>
          <table:table-cell office:value-type="float" office:value="-80.33285393">
            <text:p>-80.33285393</text:p>
          </table:table-cell>
          <table:table-cell office:value-type="float" office:value="-46.1565084781032">
            <text:p>-46.1565084781032</text:p>
          </table:table-cell>
          <table:table-cell office:value-type="float" office:value="-12.9732303675264">
            <text:p>-12.9732303675264</text:p>
          </table:table-cell>
          <table:table-cell office:value-type="string" office:value="disregard">
            <text:p>disregard</text:p>
          </table:table-cell>
          <table:table-cell office:value-type="float" office:value="377">
            <text:p>37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.830616474152">
            <text:p>614.830616474152</text:p>
          </table:table-cell>
          <table:table-cell office:value-type="float" office:value="1713393895.85717">
            <text:p>1713393895.85717</text:p>
          </table:table-cell>
          <table:table-cell office:value-type="float" office:value="1713393895857169920">
            <text:p>1713393895857169920</text:p>
          </table:table-cell>
          <table:table-cell office:value-type="float" office:value="40.4854076833333">
            <text:p>40.4854076833333</text:p>
          </table:table-cell>
          <table:table-cell office:value-type="float" office:value="-80.3328533533333">
            <text:p>-80.3328533533333</text:p>
          </table:table-cell>
          <table:table-cell office:value-type="float" office:value="-46.1060150824487">
            <text:p>-46.1060150824487</text:p>
          </table:table-cell>
          <table:table-cell office:value-type="float" office:value="-11.9164310647175">
            <text:p>-11.9164310647175</text:p>
          </table:table-cell>
          <table:table-cell office:value-type="string" office:value="disregard">
            <text:p>disregard</text:p>
          </table:table-cell>
          <table:table-cell office:value-type="float" office:value="378">
            <text:p>37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.83252453804">
            <text:p>615.83252453804</text:p>
          </table:table-cell>
          <table:table-cell office:value-type="float" office:value="1713393896.85908">
            <text:p>1713393896.85908</text:p>
          </table:table-cell>
          <table:table-cell office:value-type="float" office:value="1713393896859079936">
            <text:p>1713393896859079936</text:p>
          </table:table-cell>
          <table:table-cell office:value-type="float" office:value="40.4854169916667">
            <text:p>40.4854169916667</text:p>
          </table:table-cell>
          <table:table-cell office:value-type="float" office:value="-80.3328549766667">
            <text:p>-80.3328549766667</text:p>
          </table:table-cell>
          <table:table-cell office:value-type="float" office:value="-46.1948203081265">
            <text:p>-46.1948203081265</text:p>
          </table:table-cell>
          <table:table-cell office:value-type="float" office:value="-10.8579097092152">
            <text:p>-10.8579097092152</text:p>
          </table:table-cell>
          <table:table-cell office:value-type="string" office:value="disregard">
            <text:p>disregard</text:p>
          </table:table-cell>
          <table:table-cell office:value-type="float" office:value="379">
            <text:p>37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.831305503845">
            <text:p>616.831305503845</text:p>
          </table:table-cell>
          <table:table-cell office:value-type="float" office:value="1713393897.85786">
            <text:p>1713393897.85786</text:p>
          </table:table-cell>
          <table:table-cell office:value-type="float" office:value="1713393897857860096">
            <text:p>1713393897857860096</text:p>
          </table:table-cell>
          <table:table-cell office:value-type="float" office:value="40.4854265733333">
            <text:p>40.4854265733333</text:p>
          </table:table-cell>
          <table:table-cell office:value-type="float" office:value="-80.3328589866667">
            <text:p>-80.3328589866667</text:p>
          </table:table-cell>
          <table:table-cell office:value-type="float" office:value="-46.5261494568549">
            <text:p>-46.5261494568549</text:p>
          </table:table-cell>
          <table:table-cell office:value-type="float" office:value="-9.82138816267252">
            <text:p>-9.82138816267252</text:p>
          </table:table-cell>
          <table:table-cell office:value-type="string" office:value="disregard">
            <text:p>disregard</text:p>
          </table:table-cell>
          <table:table-cell office:value-type="float" office:value="380">
            <text:p>38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8.031141757965">
            <text:p>618.031141757965</text:p>
          </table:table-cell>
          <table:table-cell office:value-type="float" office:value="1713393899.0577">
            <text:p>1713393899.0577</text:p>
          </table:table-cell>
          <table:table-cell office:value-type="float" office:value="1713393899057700096">
            <text:p>1713393899057700096</text:p>
          </table:table-cell>
          <table:table-cell office:value-type="float" office:value="40.48543661">
            <text:p>40.48543661</text:p>
          </table:table-cell>
          <table:table-cell office:value-type="float" office:value="-80.3328631483333">
            <text:p>-80.3328631483333</text:p>
          </table:table-cell>
          <table:table-cell office:value-type="float" office:value="-46.9204377882415">
            <text:p>-46.9204377882415</text:p>
          </table:table-cell>
          <table:table-cell office:value-type="float" office:value="-8.69727694522589">
            <text:p>-8.69727694522589</text:p>
          </table:table-cell>
          <table:table-cell office:value-type="string" office:value="disregard">
            <text:p>disregard</text:p>
          </table:table-cell>
          <table:table-cell office:value-type="float" office:value="381">
            <text:p>38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9.034804105759">
            <text:p>619.034804105759</text:p>
          </table:table-cell>
          <table:table-cell office:value-type="float" office:value="1713393900.06136">
            <text:p>1713393900.06136</text:p>
          </table:table-cell>
          <table:table-cell office:value-type="float" office:value="1713393900061360128">
            <text:p>1713393900061360128</text:p>
          </table:table-cell>
          <table:table-cell office:value-type="float" office:value="40.485446435">
            <text:p>40.485446435</text:p>
          </table:table-cell>
          <table:table-cell office:value-type="float" office:value="-80.3328646266667">
            <text:p>-80.3328646266667</text:p>
          </table:table-cell>
          <table:table-cell office:value-type="float" office:value="-47.0885345694842">
            <text:p>-47.0885345694842</text:p>
          </table:table-cell>
          <table:table-cell office:value-type="float" office:value="-7.59569223411381">
            <text:p>-7.59569223411381</text:p>
          </table:table-cell>
          <table:table-cell office:value-type="string" office:value="disregard">
            <text:p>disregard</text:p>
          </table:table-cell>
          <table:table-cell office:value-type="float" office:value="382">
            <text:p>38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0.031802654266">
            <text:p>620.031802654266</text:p>
          </table:table-cell>
          <table:table-cell office:value-type="float" office:value="1713393901.05836">
            <text:p>1713393901.05836</text:p>
          </table:table-cell>
          <table:table-cell office:value-type="float" office:value="1713393901058360064">
            <text:p>1713393901058360064</text:p>
          </table:table-cell>
          <table:table-cell office:value-type="float" office:value="40.485455705">
            <text:p>40.485455705</text:p>
          </table:table-cell>
          <table:table-cell office:value-type="float" office:value="-80.332866965">
            <text:p>-80.332866965</text:p>
          </table:table-cell>
          <table:table-cell office:value-type="float" office:value="-47.2346751933219">
            <text:p>-47.2346751933219</text:p>
          </table:table-cell>
          <table:table-cell office:value-type="float" office:value="-6.59551302716136">
            <text:p>-6.59551302716136</text:p>
          </table:table-cell>
          <table:table-cell office:value-type="string" office:value="disregard">
            <text:p>disregard</text:p>
          </table:table-cell>
          <table:table-cell office:value-type="float" office:value="383">
            <text:p>38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1.231371879578">
            <text:p>621.231371879578</text:p>
          </table:table-cell>
          <table:table-cell office:value-type="float" office:value="1713393902.25793">
            <text:p>1713393902.25793</text:p>
          </table:table-cell>
          <table:table-cell office:value-type="float" office:value="1713393902257929984">
            <text:p>1713393902257929984</text:p>
          </table:table-cell>
          <table:table-cell office:value-type="float" office:value="40.4854662133333">
            <text:p>40.4854662133333</text:p>
          </table:table-cell>
          <table:table-cell office:value-type="float" office:value="-80.3328674866667">
            <text:p>-80.3328674866667</text:p>
          </table:table-cell>
          <table:table-cell office:value-type="float" office:value="-47.3844087533653">
            <text:p>-47.3844087533653</text:p>
          </table:table-cell>
          <table:table-cell office:value-type="float" office:value="-5.40035850461572">
            <text:p>-5.40035850461572</text:p>
          </table:table-cell>
          <table:table-cell office:value-type="string" office:value="disregard">
            <text:p>disregard</text:p>
          </table:table-cell>
          <table:table-cell office:value-type="float" office:value="384">
            <text:p>38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2.230630397797">
            <text:p>622.230630397797</text:p>
          </table:table-cell>
          <table:table-cell office:value-type="float" office:value="1713393903.25719">
            <text:p>1713393903.25719</text:p>
          </table:table-cell>
          <table:table-cell office:value-type="float" office:value="1713393903257189888">
            <text:p>1713393903257189888</text:p>
          </table:table-cell>
          <table:table-cell office:value-type="float" office:value="40.4854749233333">
            <text:p>40.4854749233333</text:p>
          </table:table-cell>
          <table:table-cell office:value-type="float" office:value="-80.3328631633333">
            <text:p>-80.3328631633333</text:p>
          </table:table-cell>
          <table:table-cell office:value-type="float" office:value="-47.1544429771602">
            <text:p>-47.1544429771602</text:p>
          </table:table-cell>
          <table:table-cell office:value-type="float" office:value="-4.40862162504345">
            <text:p>-4.40862162504345</text:p>
          </table:table-cell>
          <table:table-cell office:value-type="string" office:value="disregard">
            <text:p>disregard</text:p>
          </table:table-cell>
          <table:table-cell office:value-type="float" office:value="385">
            <text:p>38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3.23166012764">
            <text:p>623.23166012764</text:p>
          </table:table-cell>
          <table:table-cell office:value-type="float" office:value="1713393904.25822">
            <text:p>1713393904.25822</text:p>
          </table:table-cell>
          <table:table-cell office:value-type="float" office:value="1713393904258220032">
            <text:p>1713393904258220032</text:p>
          </table:table-cell>
          <table:table-cell office:value-type="float" office:value="40.4854817666667">
            <text:p>40.4854817666667</text:p>
          </table:table-cell>
          <table:table-cell office:value-type="float" office:value="-80.33285451">
            <text:p>-80.33285451</text:p>
          </table:table-cell>
          <table:table-cell office:value-type="float" office:value="-46.4269880572101">
            <text:p>-46.4269880572101</text:p>
          </table:table-cell>
          <table:table-cell office:value-type="float" office:value="-3.61719170119613">
            <text:p>-3.61719170119613</text:p>
          </table:table-cell>
          <table:table-cell office:value-type="string" office:value="disregard">
            <text:p>disregard</text:p>
          </table:table-cell>
          <table:table-cell office:value-type="float" office:value="386">
            <text:p>38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4.231828927994">
            <text:p>624.231828927994</text:p>
          </table:table-cell>
          <table:table-cell office:value-type="float" office:value="1713393905.25839">
            <text:p>1713393905.25839</text:p>
          </table:table-cell>
          <table:table-cell office:value-type="float" office:value="1713393905258390016">
            <text:p>1713393905258390016</text:p>
          </table:table-cell>
          <table:table-cell office:value-type="float" office:value="40.4854905233333">
            <text:p>40.4854905233333</text:p>
          </table:table-cell>
          <table:table-cell office:value-type="float" office:value="-80.3328484633333">
            <text:p>-80.3328484633333</text:p>
          </table:table-cell>
          <table:table-cell office:value-type="float" office:value="-45.827808325761">
            <text:p>-45.827808325761</text:p>
          </table:table-cell>
          <table:table-cell office:value-type="float" office:value="-2.69389299862087">
            <text:p>-2.69389299862087</text:p>
          </table:table-cell>
          <table:table-cell office:value-type="string" office:value="disregard">
            <text:p>disregard</text:p>
          </table:table-cell>
          <table:table-cell office:value-type="float" office:value="387">
            <text:p>38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5.233961343765">
            <text:p>625.233961343765</text:p>
          </table:table-cell>
          <table:table-cell office:value-type="float" office:value="1713393906.26052">
            <text:p>1713393906.26052</text:p>
          </table:table-cell>
          <table:table-cell office:value-type="float" office:value="1713393906260519936">
            <text:p>1713393906260519936</text:p>
          </table:table-cell>
          <table:table-cell office:value-type="float" office:value="40.4855002366667">
            <text:p>40.4855002366667</text:p>
          </table:table-cell>
          <table:table-cell office:value-type="float" office:value="-80.33284658">
            <text:p>-80.33284658</text:p>
          </table:table-cell>
          <table:table-cell office:value-type="float" office:value="-45.3701103539206">
            <text:p>-45.3701103539206</text:p>
          </table:table-cell>
          <table:table-cell office:value-type="float" office:value="-1.74169197585434">
            <text:p>-1.74169197585434</text:p>
          </table:table-cell>
          <table:table-cell office:value-type="string" office:value="disregard">
            <text:p>disregard</text:p>
          </table:table-cell>
          <table:table-cell office:value-type="float" office:value="388">
            <text:p>38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6.229408979416">
            <text:p>626.229408979416</text:p>
          </table:table-cell>
          <table:table-cell office:value-type="float" office:value="1713393907.25597">
            <text:p>1713393907.25597</text:p>
          </table:table-cell>
          <table:table-cell office:value-type="float" office:value="1713393907255970048">
            <text:p>1713393907255970048</text:p>
          </table:table-cell>
          <table:table-cell office:value-type="float" office:value="40.485506825">
            <text:p>40.485506825</text:p>
          </table:table-cell>
          <table:table-cell office:value-type="float" office:value="-80.3328363216667">
            <text:p>-80.3328363216667</text:p>
          </table:table-cell>
          <table:table-cell office:value-type="float" office:value="-44.9669075624552">
            <text:p>-44.9669075624552</text:p>
          </table:table-cell>
          <table:table-cell office:value-type="float" office:value="-0.793788176029921">
            <text:p>-0.793788176029921</text:p>
          </table:table-cell>
          <table:table-cell office:value-type="string" office:value="disregard">
            <text:p>disregard</text:p>
          </table:table-cell>
          <table:table-cell office:value-type="float" office:value="389">
            <text:p>38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7.231855392456">
            <text:p>627.231855392456</text:p>
          </table:table-cell>
          <table:table-cell office:value-type="float" office:value="1713393908.25841">
            <text:p>1713393908.25841</text:p>
          </table:table-cell>
          <table:table-cell office:value-type="float" office:value="1713393908258409984">
            <text:p>1713393908258409984</text:p>
          </table:table-cell>
          <table:table-cell office:value-type="float" office:value="40.48551167">
            <text:p>40.48551167</text:p>
          </table:table-cell>
          <table:table-cell office:value-type="float" office:value="-80.3328256566667">
            <text:p>-80.3328256566667</text:p>
          </table:table-cell>
          <table:table-cell office:value-type="float" office:value="-43.9989461773075">
            <text:p>-43.9989461773075</text:p>
          </table:table-cell>
          <table:table-cell office:value-type="float" office:value="-0.199427399784327">
            <text:p>-0.199427399784327</text:p>
          </table:table-cell>
          <table:table-cell office:value-type="string" office:value="disregard">
            <text:p>disregard</text:p>
          </table:table-cell>
          <table:table-cell office:value-type="float" office:value="390">
            <text:p>39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8.430440425873">
            <text:p>628.430440425873</text:p>
          </table:table-cell>
          <table:table-cell office:value-type="float" office:value="1713393909.457">
            <text:p>1713393909.457</text:p>
          </table:table-cell>
          <table:table-cell office:value-type="float" office:value="1713393909456999936">
            <text:p>1713393909456999936</text:p>
          </table:table-cell>
          <table:table-cell office:value-type="float" office:value="40.4855200016667">
            <text:p>40.4855200016667</text:p>
          </table:table-cell>
          <table:table-cell office:value-type="float" office:value="-80.3328169516667">
            <text:p>-80.3328169516667</text:p>
          </table:table-cell>
          <table:table-cell office:value-type="float" office:value="-43.2059553219005">
            <text:p>-43.2059553219005</text:p>
          </table:table-cell>
          <table:table-cell office:value-type="float" office:value="0.630610781721771">
            <text:p>0.630610781721771</text:p>
          </table:table-cell>
          <table:table-cell office:value-type="string" office:value="disregard">
            <text:p>disregard</text:p>
          </table:table-cell>
          <table:table-cell office:value-type="float" office:value="391">
            <text:p>39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9.629849433899">
            <text:p>629.629849433899</text:p>
          </table:table-cell>
          <table:table-cell office:value-type="float" office:value="1713393910.65641">
            <text:p>1713393910.65641</text:p>
          </table:table-cell>
          <table:table-cell office:value-type="float" office:value="1713393910656410112">
            <text:p>1713393910656410112</text:p>
          </table:table-cell>
          <table:table-cell office:value-type="float" office:value="40.4855267216667">
            <text:p>40.4855267216667</text:p>
          </table:table-cell>
          <table:table-cell office:value-type="float" office:value="-80.3328061366667">
            <text:p>-80.3328061366667</text:p>
          </table:table-cell>
          <table:table-cell office:value-type="float" office:value="-42.3645295598544">
            <text:p>-42.3645295598544</text:p>
          </table:table-cell>
          <table:table-cell office:value-type="float" office:value="1.44436418730766">
            <text:p>1.44436418730766</text:p>
          </table:table-cell>
          <table:table-cell office:value-type="string" office:value="disregard">
            <text:p>disregard</text:p>
          </table:table-cell>
          <table:table-cell office:value-type="float" office:value="392">
            <text:p>39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0.6302318573">
            <text:p>630.6302318573</text:p>
          </table:table-cell>
          <table:table-cell office:value-type="float" office:value="1713393911.65679">
            <text:p>1713393911.65679</text:p>
          </table:table-cell>
          <table:table-cell office:value-type="float" office:value="1713393911656790016">
            <text:p>1713393911656790016</text:p>
          </table:table-cell>
          <table:table-cell office:value-type="float" office:value="40.4855321366667">
            <text:p>40.4855321366667</text:p>
          </table:table-cell>
          <table:table-cell office:value-type="float" office:value="-80.3327963783333">
            <text:p>-80.3327963783333</text:p>
          </table:table-cell>
          <table:table-cell office:value-type="float" office:value="-41.5468835028587">
            <text:p>-41.5468835028587</text:p>
          </table:table-cell>
          <table:table-cell office:value-type="float" office:value="2.02149276901036">
            <text:p>2.02149276901036</text:p>
          </table:table-cell>
          <table:table-cell office:value-type="string" office:value="disregard">
            <text:p>disregard</text:p>
          </table:table-cell>
          <table:table-cell office:value-type="float" office:value="393">
            <text:p>39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1.832262277603">
            <text:p>631.832262277603</text:p>
          </table:table-cell>
          <table:table-cell office:value-type="float" office:value="1713393912.85882">
            <text:p>1713393912.85882</text:p>
          </table:table-cell>
          <table:table-cell office:value-type="float" office:value="1713393912858820096">
            <text:p>1713393912858820096</text:p>
          </table:table-cell>
          <table:table-cell office:value-type="float" office:value="40.4855402766667">
            <text:p>40.4855402766667</text:p>
          </table:table-cell>
          <table:table-cell office:value-type="float" office:value="-80.3327873516667">
            <text:p>-80.3327873516667</text:p>
          </table:table-cell>
          <table:table-cell office:value-type="float" office:value="-40.7515785938594">
            <text:p>-40.7515785938594</text:p>
          </table:table-cell>
          <table:table-cell office:value-type="float" office:value="2.90039184410125">
            <text:p>2.90039184410125</text:p>
          </table:table-cell>
          <table:table-cell office:value-type="string" office:value="disregard">
            <text:p>disregard</text:p>
          </table:table-cell>
          <table:table-cell office:value-type="float" office:value="394">
            <text:p>39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2.829337835312">
            <text:p>632.829337835312</text:p>
          </table:table-cell>
          <table:table-cell office:value-type="float" office:value="1713393913.8559">
            <text:p>1713393913.8559</text:p>
          </table:table-cell>
          <table:table-cell office:value-type="float" office:value="1713393913855889920">
            <text:p>1713393913855889920</text:p>
          </table:table-cell>
          <table:table-cell office:value-type="float" office:value="40.4855477616667">
            <text:p>40.4855477616667</text:p>
          </table:table-cell>
          <table:table-cell office:value-type="float" office:value="-80.3327802033333">
            <text:p>-80.3327802033333</text:p>
          </table:table-cell>
          <table:table-cell office:value-type="float" office:value="-40.1453428257955">
            <text:p>-40.1453428257955</text:p>
          </table:table-cell>
          <table:table-cell office:value-type="float" office:value="3.73105345293879">
            <text:p>3.73105345293879</text:p>
          </table:table-cell>
          <table:table-cell office:value-type="string" office:value="disregard">
            <text:p>disregard</text:p>
          </table:table-cell>
          <table:table-cell office:value-type="float" office:value="395">
            <text:p>39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3.831561803818">
            <text:p>633.831561803818</text:p>
          </table:table-cell>
          <table:table-cell office:value-type="float" office:value="1713393914.85812">
            <text:p>1713393914.85812</text:p>
          </table:table-cell>
          <table:table-cell office:value-type="float" office:value="1713393914858119936">
            <text:p>1713393914858119936</text:p>
          </table:table-cell>
          <table:table-cell office:value-type="float" office:value="40.4855555483333">
            <text:p>40.4855555483333</text:p>
          </table:table-cell>
          <table:table-cell office:value-type="float" office:value="-80.332773855">
            <text:p>-80.332773855</text:p>
          </table:table-cell>
          <table:table-cell office:value-type="float" office:value="-39.6042397462297">
            <text:p>-39.6042397462297</text:p>
          </table:table-cell>
          <table:table-cell office:value-type="float" office:value="4.60044514760375">
            <text:p>4.60044514760375</text:p>
          </table:table-cell>
          <table:table-cell office:value-type="string" office:value="disregard">
            <text:p>disregard</text:p>
          </table:table-cell>
          <table:table-cell office:value-type="float" office:value="396">
            <text:p>39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4.831210613251">
            <text:p>634.831210613251</text:p>
          </table:table-cell>
          <table:table-cell office:value-type="float" office:value="1713393915.85777">
            <text:p>1713393915.85777</text:p>
          </table:table-cell>
          <table:table-cell office:value-type="float" office:value="1713393915857769984">
            <text:p>1713393915857769984</text:p>
          </table:table-cell>
          <table:table-cell office:value-type="float" office:value="40.4855640416667">
            <text:p>40.4855640416667</text:p>
          </table:table-cell>
          <table:table-cell office:value-type="float" office:value="-80.3327697266667">
            <text:p>-80.3327697266667</text:p>
          </table:table-cell>
          <table:table-cell office:value-type="float" office:value="-39.2032841059845">
            <text:p>-39.2032841059845</text:p>
          </table:table-cell>
          <table:table-cell office:value-type="float" office:value="5.52779598068446">
            <text:p>5.52779598068446</text:p>
          </table:table-cell>
          <table:table-cell office:value-type="string" office:value="disregard">
            <text:p>disregard</text:p>
          </table:table-cell>
          <table:table-cell office:value-type="float" office:value="397">
            <text:p>39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5.831929206848">
            <text:p>635.831929206848</text:p>
          </table:table-cell>
          <table:table-cell office:value-type="float" office:value="1713393916.85849">
            <text:p>1713393916.85849</text:p>
          </table:table-cell>
          <table:table-cell office:value-type="float" office:value="1713393916858490112">
            <text:p>1713393916858490112</text:p>
          </table:table-cell>
          <table:table-cell office:value-type="float" office:value="40.4855734766667">
            <text:p>40.4855734766667</text:p>
          </table:table-cell>
          <table:table-cell office:value-type="float" office:value="-80.33277008">
            <text:p>-80.33277008</text:p>
          </table:table-cell>
          <table:table-cell office:value-type="float" office:value="-39.1784680684796">
            <text:p>-39.1784680684796</text:p>
          </table:table-cell>
          <table:table-cell office:value-type="float" office:value="6.56145976204425">
            <text:p>6.56145976204425</text:p>
          </table:table-cell>
          <table:table-cell office:value-type="string" office:value="disregard">
            <text:p>disregard</text:p>
          </table:table-cell>
          <table:table-cell office:value-type="float" office:value="398">
            <text:p>39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7.03167963028">
            <text:p>637.03167963028</text:p>
          </table:table-cell>
          <table:table-cell office:value-type="float" office:value="1713393918.05824">
            <text:p>1713393918.05824</text:p>
          </table:table-cell>
          <table:table-cell office:value-type="float" office:value="1713393918058240000">
            <text:p>1713393918058240000</text:p>
          </table:table-cell>
          <table:table-cell office:value-type="float" office:value="40.4855831833333">
            <text:p>40.4855831833333</text:p>
          </table:table-cell>
          <table:table-cell office:value-type="float" office:value="-80.33276457">
            <text:p>-80.33276457</text:p>
          </table:table-cell>
          <table:table-cell office:value-type="float" office:value="-38.8687369506806">
            <text:p>-38.8687369506806</text:p>
          </table:table-cell>
          <table:table-cell office:value-type="float" office:value="7.69015378784388">
            <text:p>7.69015378784388</text:p>
          </table:table-cell>
          <table:table-cell office:value-type="string" office:value="disregard">
            <text:p>disregard</text:p>
          </table:table-cell>
          <table:table-cell office:value-type="float" office:value="399">
            <text:p>39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8.029787302017">
            <text:p>638.029787302017</text:p>
          </table:table-cell>
          <table:table-cell office:value-type="float" office:value="1713393919.05634">
            <text:p>1713393919.05634</text:p>
          </table:table-cell>
          <table:table-cell office:value-type="float" office:value="1713393919056339968">
            <text:p>1713393919056339968</text:p>
          </table:table-cell>
          <table:table-cell office:value-type="float" office:value="40.4855902266667">
            <text:p>40.4855902266667</text:p>
          </table:table-cell>
          <table:table-cell office:value-type="float" office:value="-80.3327570033333">
            <text:p>-80.3327570033333</text:p>
          </table:table-cell>
          <table:table-cell office:value-type="float" office:value="-38.2288075739052">
            <text:p>-38.2288075739052</text:p>
          </table:table-cell>
          <table:table-cell office:value-type="float" office:value="8.49239349737763">
            <text:p>8.49239349737763</text:p>
          </table:table-cell>
          <table:table-cell office:value-type="string" office:value="disregard">
            <text:p>disregard</text:p>
          </table:table-cell>
          <table:table-cell office:value-type="float" office:value="400">
            <text:p>40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9.0289747715">
            <text:p>639.0289747715</text:p>
          </table:table-cell>
          <table:table-cell office:value-type="float" office:value="1713393920.05553">
            <text:p>1713393920.05553</text:p>
          </table:table-cell>
          <table:table-cell office:value-type="float" office:value="1713393920055529984">
            <text:p>1713393920055529984</text:p>
          </table:table-cell>
          <table:table-cell office:value-type="float" office:value="40.4855986166667">
            <text:p>40.4855986166667</text:p>
          </table:table-cell>
          <table:table-cell office:value-type="float" office:value="-80.3327522433333">
            <text:p>-80.3327522433333</text:p>
          </table:table-cell>
          <table:table-cell office:value-type="float" office:value="-37.7760438878322">
            <text:p>-37.7760438878322</text:p>
          </table:table-cell>
          <table:table-cell office:value-type="float" office:value="9.36833284236491">
            <text:p>9.36833284236491</text:p>
          </table:table-cell>
          <table:table-cell office:value-type="string" office:value="disregard">
            <text:p>disregard</text:p>
          </table:table-cell>
          <table:table-cell office:value-type="float" office:value="401">
            <text:p>40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0.031064033508">
            <text:p>640.031064033508</text:p>
          </table:table-cell>
          <table:table-cell office:value-type="float" office:value="1713393921.05762">
            <text:p>1713393921.05762</text:p>
          </table:table-cell>
          <table:table-cell office:value-type="float" office:value="1713393921057619968">
            <text:p>1713393921057619968</text:p>
          </table:table-cell>
          <table:table-cell office:value-type="float" office:value="40.4856064316667">
            <text:p>40.4856064316667</text:p>
          </table:table-cell>
          <table:table-cell office:value-type="float" office:value="-80.3327462583333">
            <text:p>-80.3327462583333</text:p>
          </table:table-cell>
          <table:table-cell office:value-type="float" office:value="-37.3268886519363">
            <text:p>-37.3268886519363</text:p>
          </table:table-cell>
          <table:table-cell office:value-type="float" office:value="10.2731067789719">
            <text:p>10.2731067789719</text:p>
          </table:table-cell>
          <table:table-cell office:value-type="string" office:value="disregard">
            <text:p>disregard</text:p>
          </table:table-cell>
          <table:table-cell office:value-type="float" office:value="402">
            <text:p>40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1.234031915665">
            <text:p>641.234031915665</text:p>
          </table:table-cell>
          <table:table-cell office:value-type="float" office:value="1713393922.26059">
            <text:p>1713393922.26059</text:p>
          </table:table-cell>
          <table:table-cell office:value-type="float" office:value="1713393922260590080">
            <text:p>1713393922260590080</text:p>
          </table:table-cell>
          <table:table-cell office:value-type="float" office:value="40.4856133416667">
            <text:p>40.4856133416667</text:p>
          </table:table-cell>
          <table:table-cell office:value-type="float" office:value="-80.3327357066667">
            <text:p>-80.3327357066667</text:p>
          </table:table-cell>
          <table:table-cell office:value-type="float" office:value="-36.4770243464736">
            <text:p>-36.4770243464736</text:p>
          </table:table-cell>
          <table:table-cell office:value-type="float" office:value="11.1102361911908">
            <text:p>11.1102361911908</text:p>
          </table:table-cell>
          <table:table-cell office:value-type="string" office:value="disregard">
            <text:p>disregard</text:p>
          </table:table-cell>
          <table:table-cell office:value-type="float" office:value="403">
            <text:p>40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2.230370759964">
            <text:p>642.230370759964</text:p>
          </table:table-cell>
          <table:table-cell office:value-type="float" office:value="1713393923.25693">
            <text:p>1713393923.25693</text:p>
          </table:table-cell>
          <table:table-cell office:value-type="float" office:value="1713393923256930048">
            <text:p>1713393923256930048</text:p>
          </table:table-cell>
          <table:table-cell office:value-type="float" office:value="40.485618035">
            <text:p>40.485618035</text:p>
          </table:table-cell>
          <table:table-cell office:value-type="float" office:value="-80.3327245016667">
            <text:p>-80.3327245016667</text:p>
          </table:table-cell>
          <table:table-cell office:value-type="float" office:value="-35.5661739690695">
            <text:p>-35.5661739690695</text:p>
          </table:table-cell>
          <table:table-cell office:value-type="float" office:value="11.653658028692">
            <text:p>11.653658028692</text:p>
          </table:table-cell>
          <table:table-cell office:value-type="string" office:value="disregard">
            <text:p>disregard</text:p>
          </table:table-cell>
          <table:table-cell office:value-type="float" office:value="404">
            <text:p>40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3.231749534607">
            <text:p>643.231749534607</text:p>
          </table:table-cell>
          <table:table-cell office:value-type="float" office:value="1713393924.25831">
            <text:p>1713393924.25831</text:p>
          </table:table-cell>
          <table:table-cell office:value-type="float" office:value="1713393924258309888">
            <text:p>1713393924258309888</text:p>
          </table:table-cell>
          <table:table-cell office:value-type="float" office:value="40.4856217016667">
            <text:p>40.4856217016667</text:p>
          </table:table-cell>
          <table:table-cell office:value-type="float" office:value="-80.3327134">
            <text:p>-80.3327134</text:p>
          </table:table-cell>
          <table:table-cell office:value-type="float" office:value="-34.6170336978976">
            <text:p>-34.6170336978976</text:p>
          </table:table-cell>
          <table:table-cell office:value-type="float" office:value="12.10264345631">
            <text:p>12.10264345631</text:p>
          </table:table-cell>
          <table:table-cell office:value-type="string" office:value="disregard">
            <text:p>disregard</text:p>
          </table:table-cell>
          <table:table-cell office:value-type="float" office:value="405">
            <text:p>40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4.230741500855">
            <text:p>644.230741500855</text:p>
          </table:table-cell>
          <table:table-cell office:value-type="float" office:value="1713393925.2573">
            <text:p>1713393925.2573</text:p>
          </table:table-cell>
          <table:table-cell office:value-type="float" office:value="1713393925257299968">
            <text:p>1713393925257299968</text:p>
          </table:table-cell>
          <table:table-cell office:value-type="float" office:value="40.48562462">
            <text:p>40.48562462</text:p>
          </table:table-cell>
          <table:table-cell office:value-type="float" office:value="-80.332701765">
            <text:p>-80.332701765</text:p>
          </table:table-cell>
          <table:table-cell office:value-type="float" office:value="-33.6523594667669">
            <text:p>-33.6523594667669</text:p>
          </table:table-cell>
          <table:table-cell office:value-type="float" office:value="12.4401843305677">
            <text:p>12.4401843305677</text:p>
          </table:table-cell>
          <table:table-cell office:value-type="string" office:value="disregard">
            <text:p>disregard</text:p>
          </table:table-cell>
          <table:table-cell office:value-type="float" office:value="406">
            <text:p>40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5.230439424515">
            <text:p>645.230439424515</text:p>
          </table:table-cell>
          <table:table-cell office:value-type="float" office:value="1713393926.257">
            <text:p>1713393926.257</text:p>
          </table:table-cell>
          <table:table-cell office:value-type="float" office:value="1713393926256999936">
            <text:p>1713393926256999936</text:p>
          </table:table-cell>
          <table:table-cell office:value-type="float" office:value="40.4856264966667">
            <text:p>40.4856264966667</text:p>
          </table:table-cell>
          <table:table-cell office:value-type="float" office:value="-80.3326895266667">
            <text:p>-80.3326895266667</text:p>
          </table:table-cell>
          <table:table-cell office:value-type="float" office:value="-32.6168549187714">
            <text:p>-32.6168549187714</text:p>
          </table:table-cell>
          <table:table-cell office:value-type="float" office:value="12.6766894506291">
            <text:p>12.6766894506291</text:p>
          </table:table-cell>
          <table:table-cell office:value-type="string" office:value="disregard">
            <text:p>disregard</text:p>
          </table:table-cell>
          <table:table-cell office:value-type="float" office:value="407">
            <text:p>40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6.230724573135">
            <text:p>646.230724573135</text:p>
          </table:table-cell>
          <table:table-cell office:value-type="float" office:value="1713393927.25728">
            <text:p>1713393927.25728</text:p>
          </table:table-cell>
          <table:table-cell office:value-type="float" office:value="1713393927257280000">
            <text:p>1713393927257280000</text:p>
          </table:table-cell>
          <table:table-cell office:value-type="float" office:value="40.4856270566667">
            <text:p>40.4856270566667</text:p>
          </table:table-cell>
          <table:table-cell office:value-type="float" office:value="-80.3326771733333">
            <text:p>-80.3326771733333</text:p>
          </table:table-cell>
          <table:table-cell office:value-type="float" office:value="-31.5733601005049">
            <text:p>-31.5733601005049</text:p>
          </table:table-cell>
          <table:table-cell office:value-type="float" office:value="12.7719060881063">
            <text:p>12.7719060881063</text:p>
          </table:table-cell>
          <table:table-cell office:value-type="string" office:value="disregard">
            <text:p>disregard</text:p>
          </table:table-cell>
          <table:table-cell office:value-type="float" office:value="408">
            <text:p>40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7.232334136963">
            <text:p>647.232334136963</text:p>
          </table:table-cell>
          <table:table-cell office:value-type="float" office:value="1713393928.25889">
            <text:p>1713393928.25889</text:p>
          </table:table-cell>
          <table:table-cell office:value-type="float" office:value="1713393928258889984">
            <text:p>1713393928258889984</text:p>
          </table:table-cell>
          <table:table-cell office:value-type="float" office:value="40.485627365">
            <text:p>40.485627365</text:p>
          </table:table-cell>
          <table:table-cell office:value-type="float" office:value="-80.33266528">
            <text:p>-80.33266528</text:p>
          </table:table-cell>
          <table:table-cell office:value-type="float" office:value="-30.5581034710631">
            <text:p>-30.5581034710631</text:p>
          </table:table-cell>
          <table:table-cell office:value-type="float" office:value="12.7904994329438">
            <text:p>12.7904994329438</text:p>
          </table:table-cell>
          <table:table-cell office:value-type="string" office:value="disregard">
            <text:p>disregard</text:p>
          </table:table-cell>
          <table:table-cell office:value-type="float" office:value="409">
            <text:p>40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8.231391906738">
            <text:p>648.231391906738</text:p>
          </table:table-cell>
          <table:table-cell office:value-type="float" office:value="1713393929.25795">
            <text:p>1713393929.25795</text:p>
          </table:table-cell>
          <table:table-cell office:value-type="float" office:value="1713393929257949952">
            <text:p>1713393929257949952</text:p>
          </table:table-cell>
          <table:table-cell office:value-type="float" office:value="40.4856289183333">
            <text:p>40.4856289183333</text:p>
          </table:table-cell>
          <table:table-cell office:value-type="float" office:value="-80.3326531566667">
            <text:p>-80.3326531566667</text:p>
          </table:table-cell>
          <table:table-cell office:value-type="float" office:value="-29.5396613015328">
            <text:p>-29.5396613015328</text:p>
          </table:table-cell>
          <table:table-cell office:value-type="float" office:value="12.9482459165156">
            <text:p>12.9482459165156</text:p>
          </table:table-cell>
          <table:table-cell office:value-type="string" office:value="disregard">
            <text:p>disregard</text:p>
          </table:table-cell>
          <table:table-cell office:value-type="float" office:value="410">
            <text:p>41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9.431081533432">
            <text:p>649.431081533432</text:p>
          </table:table-cell>
          <table:table-cell office:value-type="float" office:value="1713393930.45764">
            <text:p>1713393930.45764</text:p>
          </table:table-cell>
          <table:table-cell office:value-type="float" office:value="1713393930457639936">
            <text:p>1713393930457639936</text:p>
          </table:table-cell>
          <table:table-cell office:value-type="float" office:value="40.48563162">
            <text:p>40.48563162</text:p>
          </table:table-cell>
          <table:table-cell office:value-type="float" office:value="-80.3326397483333">
            <text:p>-80.3326397483333</text:p>
          </table:table-cell>
          <table:table-cell office:value-type="float" office:value="-28.3810110025806">
            <text:p>-28.3810110025806</text:p>
          </table:table-cell>
          <table:table-cell office:value-type="float" office:value="13.2641279371455">
            <text:p>13.2641279371455</text:p>
          </table:table-cell>
          <table:table-cell office:value-type="string" office:value="disregard">
            <text:p>disregard</text:p>
          </table:table-cell>
          <table:table-cell office:value-type="float" office:value="411">
            <text:p>41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0.432306289673">
            <text:p>650.432306289673</text:p>
          </table:table-cell>
          <table:table-cell office:value-type="float" office:value="1713393931.45886">
            <text:p>1713393931.45886</text:p>
          </table:table-cell>
          <table:table-cell office:value-type="float" office:value="1713393931458860032">
            <text:p>1713393931458860032</text:p>
          </table:table-cell>
          <table:table-cell office:value-type="float" office:value="40.4856345183333">
            <text:p>40.4856345183333</text:p>
          </table:table-cell>
          <table:table-cell office:value-type="float" office:value="-80.3326283766667">
            <text:p>-80.3326283766667</text:p>
          </table:table-cell>
          <table:table-cell office:value-type="float" office:value="-27.4377267049858">
            <text:p>-27.4377267049858</text:p>
          </table:table-cell>
          <table:table-cell office:value-type="float" office:value="13.5720909722149">
            <text:p>13.5720909722149</text:p>
          </table:table-cell>
          <table:table-cell office:value-type="string" office:value="disregard">
            <text:p>disregard</text:p>
          </table:table-cell>
          <table:table-cell office:value-type="float" office:value="412">
            <text:p>41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1.436013460159">
            <text:p>651.436013460159</text:p>
          </table:table-cell>
          <table:table-cell office:value-type="float" office:value="1713393932.46257">
            <text:p>1713393932.46257</text:p>
          </table:table-cell>
          <table:table-cell office:value-type="float" office:value="1713393932462569984">
            <text:p>1713393932462569984</text:p>
          </table:table-cell>
          <table:table-cell office:value-type="float" office:value="40.4856379433333">
            <text:p>40.4856379433333</text:p>
          </table:table-cell>
          <table:table-cell office:value-type="float" office:value="-80.3326169416667">
            <text:p>-80.3326169416667</text:p>
          </table:table-cell>
          <table:table-cell office:value-type="float" office:value="-26.4597443647217">
            <text:p>-26.4597443647217</text:p>
          </table:table-cell>
          <table:table-cell office:value-type="float" office:value="13.9430355643854">
            <text:p>13.9430355643854</text:p>
          </table:table-cell>
          <table:table-cell office:value-type="string" office:value="disregard">
            <text:p>disregard</text:p>
          </table:table-cell>
          <table:table-cell office:value-type="float" office:value="413">
            <text:p>41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2.431861639023">
            <text:p>652.431861639023</text:p>
          </table:table-cell>
          <table:table-cell office:value-type="float" office:value="1713393933.45842">
            <text:p>1713393933.45842</text:p>
          </table:table-cell>
          <table:table-cell office:value-type="float" office:value="1713393933458419968">
            <text:p>1713393933458419968</text:p>
          </table:table-cell>
          <table:table-cell office:value-type="float" office:value="40.48564145">
            <text:p>40.48564145</text:p>
          </table:table-cell>
          <table:table-cell office:value-type="float" office:value="-80.3326056933333">
            <text:p>-80.3326056933333</text:p>
          </table:table-cell>
          <table:table-cell office:value-type="float" office:value="-25.5045867433073">
            <text:p>-25.5045867433073</text:p>
          </table:table-cell>
          <table:table-cell office:value-type="float" office:value="14.3434095550328">
            <text:p>14.3434095550328</text:p>
          </table:table-cell>
          <table:table-cell office:value-type="string" office:value="disregard">
            <text:p>disregard</text:p>
          </table:table-cell>
          <table:table-cell office:value-type="float" office:value="414">
            <text:p>41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3.430542707443">
            <text:p>653.430542707443</text:p>
          </table:table-cell>
          <table:table-cell office:value-type="float" office:value="1713393934.4571">
            <text:p>1713393934.4571</text:p>
          </table:table-cell>
          <table:table-cell office:value-type="float" office:value="1713393934457100032">
            <text:p>1713393934457100032</text:p>
          </table:table-cell>
          <table:table-cell office:value-type="float" office:value="40.485645155">
            <text:p>40.485645155</text:p>
          </table:table-cell>
          <table:table-cell office:value-type="float" office:value="-80.3325943266667">
            <text:p>-80.3325943266667</text:p>
          </table:table-cell>
          <table:table-cell office:value-type="float" office:value="-24.5576219956856">
            <text:p>-24.5576219956856</text:p>
          </table:table-cell>
          <table:table-cell office:value-type="float" office:value="14.7437217067927">
            <text:p>14.7437217067927</text:p>
          </table:table-cell>
          <table:table-cell office:value-type="string" office:value="disregard">
            <text:p>disregard</text:p>
          </table:table-cell>
          <table:table-cell office:value-type="float" office:value="415">
            <text:p>41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4.431168794632">
            <text:p>654.431168794632</text:p>
          </table:table-cell>
          <table:table-cell office:value-type="float" office:value="1713393935.45773">
            <text:p>1713393935.45773</text:p>
          </table:table-cell>
          <table:table-cell office:value-type="float" office:value="1713393935457730048">
            <text:p>1713393935457730048</text:p>
          </table:table-cell>
          <table:table-cell office:value-type="float" office:value="40.485648625">
            <text:p>40.485648625</text:p>
          </table:table-cell>
          <table:table-cell office:value-type="float" office:value="-80.33258339">
            <text:p>-80.33258339</text:p>
          </table:table-cell>
          <table:table-cell office:value-type="float" office:value="-23.6083679548465">
            <text:p>-23.6083679548465</text:p>
          </table:table-cell>
          <table:table-cell office:value-type="float" office:value="15.1588522456586">
            <text:p>15.1588522456586</text:p>
          </table:table-cell>
          <table:table-cell office:value-type="string" office:value="disregard">
            <text:p>disregard</text:p>
          </table:table-cell>
          <table:table-cell office:value-type="float" office:value="416">
            <text:p>41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5.431245326996">
            <text:p>655.431245326996</text:p>
          </table:table-cell>
          <table:table-cell office:value-type="float" office:value="1713393936.4578">
            <text:p>1713393936.4578</text:p>
          </table:table-cell>
          <table:table-cell office:value-type="float" office:value="1713393936457799936">
            <text:p>1713393936457799936</text:p>
          </table:table-cell>
          <table:table-cell office:value-type="float" office:value="40.4856500366667">
            <text:p>40.4856500366667</text:p>
          </table:table-cell>
          <table:table-cell office:value-type="float" office:value="-80.3325715">
            <text:p>-80.3325715</text:p>
          </table:table-cell>
          <table:table-cell office:value-type="float" office:value="-22.6401040469063">
            <text:p>-22.6401040469063</text:p>
          </table:table-cell>
          <table:table-cell office:value-type="float" office:value="15.3765340270475">
            <text:p>15.3765340270475</text:p>
          </table:table-cell>
          <table:table-cell office:value-type="string" office:value="disregard">
            <text:p>disregard</text:p>
          </table:table-cell>
          <table:table-cell office:value-type="float" office:value="417">
            <text:p>41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6.431627988815">
            <text:p>656.431627988815</text:p>
          </table:table-cell>
          <table:table-cell office:value-type="float" office:value="1713393937.45819">
            <text:p>1713393937.45819</text:p>
          </table:table-cell>
          <table:table-cell office:value-type="float" office:value="1713393937458190080">
            <text:p>1713393937458190080</text:p>
          </table:table-cell>
          <table:table-cell office:value-type="float" office:value="40.4856514716667">
            <text:p>40.4856514716667</text:p>
          </table:table-cell>
          <table:table-cell office:value-type="float" office:value="-80.3325597066667">
            <text:p>-80.3325597066667</text:p>
          </table:table-cell>
          <table:table-cell office:value-type="float" office:value="-21.6365373574663">
            <text:p>-21.6365373574663</text:p>
          </table:table-cell>
          <table:table-cell office:value-type="float" office:value="15.5025320593268">
            <text:p>15.5025320593268</text:p>
          </table:table-cell>
          <table:table-cell office:value-type="string" office:value="disregard">
            <text:p>disregard</text:p>
          </table:table-cell>
          <table:table-cell office:value-type="float" office:value="418">
            <text:p>41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7.430282115936">
            <text:p>657.430282115936</text:p>
          </table:table-cell>
          <table:table-cell office:value-type="float" office:value="1713393938.45684">
            <text:p>1713393938.45684</text:p>
          </table:table-cell>
          <table:table-cell office:value-type="float" office:value="1713393938456839936">
            <text:p>1713393938456839936</text:p>
          </table:table-cell>
          <table:table-cell office:value-type="float" office:value="40.4856543466667">
            <text:p>40.4856543466667</text:p>
          </table:table-cell>
          <table:table-cell office:value-type="float" office:value="-80.332548125">
            <text:p>-80.332548125</text:p>
          </table:table-cell>
          <table:table-cell office:value-type="float" office:value="-20.6360789642204">
            <text:p>-20.6360789642204</text:p>
          </table:table-cell>
          <table:table-cell office:value-type="float" office:value="15.7966824909672">
            <text:p>15.7966824909672</text:p>
          </table:table-cell>
          <table:table-cell office:value-type="string" office:value="disregard">
            <text:p>disregard</text:p>
          </table:table-cell>
          <table:table-cell office:value-type="float" office:value="419">
            <text:p>41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8.431769609451">
            <text:p>658.431769609451</text:p>
          </table:table-cell>
          <table:table-cell office:value-type="float" office:value="1713393939.45833">
            <text:p>1713393939.45833</text:p>
          </table:table-cell>
          <table:table-cell office:value-type="float" office:value="1713393939458330112">
            <text:p>1713393939458330112</text:p>
          </table:table-cell>
          <table:table-cell office:value-type="float" office:value="40.4856579483333">
            <text:p>40.4856579483333</text:p>
          </table:table-cell>
          <table:table-cell office:value-type="float" office:value="-80.33253655">
            <text:p>-80.33253655</text:p>
          </table:table-cell>
          <table:table-cell office:value-type="float" office:value="-19.6734563705977">
            <text:p>-19.6734563705977</text:p>
          </table:table-cell>
          <table:table-cell office:value-type="float" office:value="16.199888878502">
            <text:p>16.199888878502</text:p>
          </table:table-cell>
          <table:table-cell office:value-type="string" office:value="disregard">
            <text:p>disregard</text:p>
          </table:table-cell>
          <table:table-cell office:value-type="float" office:value="420">
            <text:p>42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9.430249452591">
            <text:p>659.430249452591</text:p>
          </table:table-cell>
          <table:table-cell office:value-type="float" office:value="1713393940.45681">
            <text:p>1713393940.45681</text:p>
          </table:table-cell>
          <table:table-cell office:value-type="float" office:value="1713393940456809984">
            <text:p>1713393940456809984</text:p>
          </table:table-cell>
          <table:table-cell office:value-type="float" office:value="40.485659505">
            <text:p>40.485659505</text:p>
          </table:table-cell>
          <table:table-cell office:value-type="float" office:value="-80.3325244416667">
            <text:p>-80.3325244416667</text:p>
          </table:table-cell>
          <table:table-cell office:value-type="float" office:value="-18.6467121001333">
            <text:p>-18.6467121001333</text:p>
          </table:table-cell>
          <table:table-cell office:value-type="float" office:value="16.4738870961592">
            <text:p>16.4738870961592</text:p>
          </table:table-cell>
          <table:table-cell office:value-type="string" office:value="disregard">
            <text:p>disregard</text:p>
          </table:table-cell>
          <table:table-cell office:value-type="float" office:value="421">
            <text:p>42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0.430920362473">
            <text:p>660.430920362473</text:p>
          </table:table-cell>
          <table:table-cell office:value-type="float" office:value="1713393941.45748">
            <text:p>1713393941.45748</text:p>
          </table:table-cell>
          <table:table-cell office:value-type="float" office:value="1713393941457479936">
            <text:p>1713393941457479936</text:p>
          </table:table-cell>
          <table:table-cell office:value-type="float" office:value="40.4856585666667">
            <text:p>40.4856585666667</text:p>
          </table:table-cell>
          <table:table-cell office:value-type="float" office:value="-80.3325117083333">
            <text:p>-80.3325117083333</text:p>
          </table:table-cell>
          <table:table-cell office:value-type="float" office:value="-17.5828428834211">
            <text:p>-17.5828428834211</text:p>
          </table:table-cell>
          <table:table-cell office:value-type="float" office:value="16.3779575526714">
            <text:p>16.3779575526714</text:p>
          </table:table-cell>
          <table:table-cell office:value-type="string" office:value="disregard">
            <text:p>disregard</text:p>
          </table:table-cell>
          <table:table-cell office:value-type="float" office:value="422">
            <text:p>42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1.429910421372">
            <text:p>661.429910421372</text:p>
          </table:table-cell>
          <table:table-cell office:value-type="float" office:value="1713393942.45647">
            <text:p>1713393942.45647</text:p>
          </table:table-cell>
          <table:table-cell office:value-type="float" office:value="1713393942456470016">
            <text:p>1713393942456470016</text:p>
          </table:table-cell>
          <table:table-cell office:value-type="float" office:value="40.4856593783333">
            <text:p>40.4856593783333</text:p>
          </table:table-cell>
          <table:table-cell office:value-type="float" office:value="-80.332499165">
            <text:p>-80.332499165</text:p>
          </table:table-cell>
          <table:table-cell office:value-type="float" office:value="-16.500787355355">
            <text:p>-16.500787355355</text:p>
          </table:table-cell>
          <table:table-cell office:value-type="float" office:value="16.4175944048911">
            <text:p>16.4175944048911</text:p>
          </table:table-cell>
          <table:table-cell office:value-type="string" office:value="disregard">
            <text:p>disregard</text:p>
          </table:table-cell>
          <table:table-cell office:value-type="float" office:value="423">
            <text:p>42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2.433321237564">
            <text:p>662.433321237564</text:p>
          </table:table-cell>
          <table:table-cell office:value-type="float" office:value="1713393943.45988">
            <text:p>1713393943.45988</text:p>
          </table:table-cell>
          <table:table-cell office:value-type="float" office:value="1713393943459879936">
            <text:p>1713393943459879936</text:p>
          </table:table-cell>
          <table:table-cell office:value-type="float" office:value="40.4856618516667">
            <text:p>40.4856618516667</text:p>
          </table:table-cell>
          <table:table-cell office:value-type="float" office:value="-80.3324873966667">
            <text:p>-80.3324873966667</text:p>
          </table:table-cell>
          <table:table-cell office:value-type="float" office:value="-15.502755621681">
            <text:p>-15.502755621681</text:p>
          </table:table-cell>
          <table:table-cell office:value-type="float" office:value="16.6776849906892">
            <text:p>16.6776849906892</text:p>
          </table:table-cell>
          <table:table-cell office:value-type="string" office:value="disregard">
            <text:p>disregard</text:p>
          </table:table-cell>
          <table:table-cell office:value-type="float" office:value="424">
            <text:p>42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3.430592060089">
            <text:p>663.430592060089</text:p>
          </table:table-cell>
          <table:table-cell office:value-type="float" office:value="1713393944.45715">
            <text:p>1713393944.45715</text:p>
          </table:table-cell>
          <table:table-cell office:value-type="float" office:value="1713393944457149952">
            <text:p>1713393944457149952</text:p>
          </table:table-cell>
          <table:table-cell office:value-type="float" office:value="40.4856624316667">
            <text:p>40.4856624316667</text:p>
          </table:table-cell>
          <table:table-cell office:value-type="float" office:value="-80.3324754466667">
            <text:p>-80.3324754466667</text:p>
          </table:table-cell>
          <table:table-cell office:value-type="float" office:value="-14.4961461591301">
            <text:p>-14.4961461591301</text:p>
          </table:table-cell>
          <table:table-cell office:value-type="float" office:value="16.8495899438858">
            <text:p>16.8495899438858</text:p>
          </table:table-cell>
          <table:table-cell office:value-type="string" office:value="disregard">
            <text:p>disregard</text:p>
          </table:table-cell>
          <table:table-cell office:value-type="float" office:value="425">
            <text:p>42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4.432459115982">
            <text:p>664.432459115982</text:p>
          </table:table-cell>
          <table:table-cell office:value-type="float" office:value="1713393945.45902">
            <text:p>1713393945.45902</text:p>
          </table:table-cell>
          <table:table-cell office:value-type="float" office:value="1713393945459020032">
            <text:p>1713393945459020032</text:p>
          </table:table-cell>
          <table:table-cell office:value-type="float" office:value="40.485659415">
            <text:p>40.485659415</text:p>
          </table:table-cell>
          <table:table-cell office:value-type="float" office:value="-80.3324629166667">
            <text:p>-80.3324629166667</text:p>
          </table:table-cell>
          <table:table-cell office:value-type="float" office:value="-13.4341948977672">
            <text:p>-13.4341948977672</text:p>
          </table:table-cell>
          <table:table-cell office:value-type="float" office:value="16.5777002088726">
            <text:p>16.5777002088726</text:p>
          </table:table-cell>
          <table:table-cell office:value-type="string" office:value="disregard">
            <text:p>disregard</text:p>
          </table:table-cell>
          <table:table-cell office:value-type="float" office:value="426">
            <text:p>42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5.429634571076">
            <text:p>665.429634571076</text:p>
          </table:table-cell>
          <table:table-cell office:value-type="float" office:value="1713393946.45619">
            <text:p>1713393946.45619</text:p>
          </table:table-cell>
          <table:table-cell office:value-type="float" office:value="1713393946456189952">
            <text:p>1713393946456189952</text:p>
          </table:table-cell>
          <table:table-cell office:value-type="float" office:value="40.4856583733333">
            <text:p>40.4856583733333</text:p>
          </table:table-cell>
          <table:table-cell office:value-type="float" office:value="-80.3324497116667">
            <text:p>-80.3324497116667</text:p>
          </table:table-cell>
          <table:table-cell office:value-type="float" office:value="-12.3397203666391">
            <text:p>-12.3397203666391</text:p>
          </table:table-cell>
          <table:table-cell office:value-type="float" office:value="16.3761761477217">
            <text:p>16.3761761477217</text:p>
          </table:table-cell>
          <table:table-cell office:value-type="string" office:value="disregard">
            <text:p>disregard</text:p>
          </table:table-cell>
          <table:table-cell office:value-type="float" office:value="427">
            <text:p>42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6.431025505066">
            <text:p>666.431025505066</text:p>
          </table:table-cell>
          <table:table-cell office:value-type="float" office:value="1713393947.45758">
            <text:p>1713393947.45758</text:p>
          </table:table-cell>
          <table:table-cell office:value-type="float" office:value="1713393947457580032">
            <text:p>1713393947457580032</text:p>
          </table:table-cell>
          <table:table-cell office:value-type="float" office:value="40.48565934">
            <text:p>40.48565934</text:p>
          </table:table-cell>
          <table:table-cell office:value-type="float" office:value="-80.3324375766667">
            <text:p>-80.3324375766667</text:p>
          </table:table-cell>
          <table:table-cell office:value-type="float" office:value="-11.271734727663">
            <text:p>-11.271734727663</text:p>
          </table:table-cell>
          <table:table-cell office:value-type="float" office:value="16.4830516362563">
            <text:p>16.4830516362563</text:p>
          </table:table-cell>
          <table:table-cell office:value-type="string" office:value="disregard">
            <text:p>disregard</text:p>
          </table:table-cell>
          <table:table-cell office:value-type="float" office:value="428">
            <text:p>42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7.424678087235">
            <text:p>667.424678087235</text:p>
          </table:table-cell>
          <table:table-cell office:value-type="float" office:value="1713393948.45124">
            <text:p>1713393948.45124</text:p>
          </table:table-cell>
          <table:table-cell office:value-type="float" office:value="1713393948451229952">
            <text:p>1713393948451229952</text:p>
          </table:table-cell>
          <table:table-cell office:value-type="float" office:value="40.4856607116667">
            <text:p>40.4856607116667</text:p>
          </table:table-cell>
          <table:table-cell office:value-type="float" office:value="-80.332425435">
            <text:p>-80.332425435</text:p>
          </table:table-cell>
          <table:table-cell office:value-type="float" office:value="-10.2430810986552">
            <text:p>-10.2430810986552</text:p>
          </table:table-cell>
          <table:table-cell office:value-type="float" office:value="16.635327655822">
            <text:p>16.635327655822</text:p>
          </table:table-cell>
          <table:table-cell office:value-type="string" office:value="disregard">
            <text:p>disregard</text:p>
          </table:table-cell>
          <table:table-cell office:value-type="float" office:value="429">
            <text:p>42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8.424445867538">
            <text:p>668.424445867538</text:p>
          </table:table-cell>
          <table:table-cell office:value-type="float" office:value="1713393949.451">
            <text:p>1713393949.451</text:p>
          </table:table-cell>
          <table:table-cell office:value-type="float" office:value="1713393949451000064">
            <text:p>1713393949451000064</text:p>
          </table:table-cell>
          <table:table-cell office:value-type="float" office:value="40.4856619066667">
            <text:p>40.4856619066667</text:p>
          </table:table-cell>
          <table:table-cell office:value-type="float" office:value="-80.3324126083333">
            <text:p>-80.3324126083333</text:p>
          </table:table-cell>
          <table:table-cell office:value-type="float" office:value="-9.20252722885925">
            <text:p>-9.20252722885925</text:p>
          </table:table-cell>
          <table:table-cell office:value-type="float" office:value="16.8017547456548">
            <text:p>16.8017547456548</text:p>
          </table:table-cell>
          <table:table-cell office:value-type="string" office:value="disregard">
            <text:p>disregard</text:p>
          </table:table-cell>
          <table:table-cell office:value-type="float" office:value="430">
            <text:p>43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9.423991680145">
            <text:p>669.423991680145</text:p>
          </table:table-cell>
          <table:table-cell office:value-type="float" office:value="1713393950.45055">
            <text:p>1713393950.45055</text:p>
          </table:table-cell>
          <table:table-cell office:value-type="float" office:value="1713393950450550016">
            <text:p>1713393950450550016</text:p>
          </table:table-cell>
          <table:table-cell office:value-type="float" office:value="40.4856652116667">
            <text:p>40.4856652116667</text:p>
          </table:table-cell>
          <table:table-cell office:value-type="float" office:value="-80.3324006383333">
            <text:p>-80.3324006383333</text:p>
          </table:table-cell>
          <table:table-cell office:value-type="float" office:value="-8.13540835271124">
            <text:p>-8.13540835271124</text:p>
          </table:table-cell>
          <table:table-cell office:value-type="float" office:value="17.0792050594464">
            <text:p>17.0792050594464</text:p>
          </table:table-cell>
          <table:table-cell office:value-type="string" office:value="disregard">
            <text:p>disregard</text:p>
          </table:table-cell>
          <table:table-cell office:value-type="float" office:value="431">
            <text:p>43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0.42690205574">
            <text:p>670.42690205574</text:p>
          </table:table-cell>
          <table:table-cell office:value-type="float" office:value="1713393951.45346">
            <text:p>1713393951.45346</text:p>
          </table:table-cell>
          <table:table-cell office:value-type="float" office:value="1713393951453459968">
            <text:p>1713393951453459968</text:p>
          </table:table-cell>
          <table:table-cell office:value-type="float" office:value="40.4856711816667">
            <text:p>40.4856711816667</text:p>
          </table:table-cell>
          <table:table-cell office:value-type="float" office:value="-80.3323909766667">
            <text:p>-80.3323909766667</text:p>
          </table:table-cell>
          <table:table-cell office:value-type="float" office:value="-7.32301176257897">
            <text:p>-7.32301176257897</text:p>
          </table:table-cell>
          <table:table-cell office:value-type="float" office:value="17.7521339030936">
            <text:p>17.7521339030936</text:p>
          </table:table-cell>
          <table:table-cell office:value-type="string" office:value="disregard">
            <text:p>disregard</text:p>
          </table:table-cell>
          <table:table-cell office:value-type="float" office:value="432">
            <text:p>43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1.632408857346">
            <text:p>671.632408857346</text:p>
          </table:table-cell>
          <table:table-cell office:value-type="float" office:value="1713393952.65897">
            <text:p>1713393952.65897</text:p>
          </table:table-cell>
          <table:table-cell office:value-type="float" office:value="1713393952658970112">
            <text:p>1713393952658970112</text:p>
          </table:table-cell>
          <table:table-cell office:value-type="float" office:value="40.48567763">
            <text:p>40.48567763</text:p>
          </table:table-cell>
          <table:table-cell office:value-type="float" office:value="-80.332379875">
            <text:p>-80.332379875</text:p>
          </table:table-cell>
          <table:table-cell office:value-type="float" office:value="-6.37589359015692">
            <text:p>-6.37589359015692</text:p>
          </table:table-cell>
          <table:table-cell office:value-type="float" office:value="18.4680797746405">
            <text:p>18.4680797746405</text:p>
          </table:table-cell>
          <table:table-cell office:value-type="string" office:value="disregard">
            <text:p>disregard</text:p>
          </table:table-cell>
          <table:table-cell office:value-type="float" office:value="433">
            <text:p>43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2.631530284882">
            <text:p>672.631530284882</text:p>
          </table:table-cell>
          <table:table-cell office:value-type="float" office:value="1713393953.65809">
            <text:p>1713393953.65809</text:p>
          </table:table-cell>
          <table:table-cell office:value-type="float" office:value="1713393953658089984">
            <text:p>1713393953658089984</text:p>
          </table:table-cell>
          <table:table-cell office:value-type="float" office:value="40.4856827716667">
            <text:p>40.4856827716667</text:p>
          </table:table-cell>
          <table:table-cell office:value-type="float" office:value="-80.3323699066667">
            <text:p>-80.3323699066667</text:p>
          </table:table-cell>
          <table:table-cell office:value-type="float" office:value="-5.53354237077292">
            <text:p>-5.53354237077292</text:p>
          </table:table-cell>
          <table:table-cell office:value-type="float" office:value="19.0466943858191">
            <text:p>19.0466943858191</text:p>
          </table:table-cell>
          <table:table-cell office:value-type="string" office:value="disregard">
            <text:p>disregard</text:p>
          </table:table-cell>
          <table:table-cell office:value-type="float" office:value="434">
            <text:p>43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3.631543159485">
            <text:p>673.631543159485</text:p>
          </table:table-cell>
          <table:table-cell office:value-type="float" office:value="1713393954.6581">
            <text:p>1713393954.6581</text:p>
          </table:table-cell>
          <table:table-cell office:value-type="float" office:value="1713393954658099968">
            <text:p>1713393954658099968</text:p>
          </table:table-cell>
          <table:table-cell office:value-type="float" office:value="40.48568831">
            <text:p>40.48568831</text:p>
          </table:table-cell>
          <table:table-cell office:value-type="float" office:value="-80.3323598216667">
            <text:p>-80.3323598216667</text:p>
          </table:table-cell>
          <table:table-cell office:value-type="float" office:value="-4.6908390133176">
            <text:p>-4.6908390133176</text:p>
          </table:table-cell>
          <table:table-cell office:value-type="float" office:value="19.6534335575998">
            <text:p>19.6534335575998</text:p>
          </table:table-cell>
          <table:table-cell office:value-type="string" office:value="disregard">
            <text:p>disregard</text:p>
          </table:table-cell>
          <table:table-cell office:value-type="float" office:value="435">
            <text:p>43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4.632464885712">
            <text:p>674.632464885712</text:p>
          </table:table-cell>
          <table:table-cell office:value-type="float" office:value="1713393955.65902">
            <text:p>1713393955.65902</text:p>
          </table:table-cell>
          <table:table-cell office:value-type="float" office:value="1713393955659020032">
            <text:p>1713393955659020032</text:p>
          </table:table-cell>
          <table:table-cell office:value-type="float" office:value="40.4856946283333">
            <text:p>40.4856946283333</text:p>
          </table:table-cell>
          <table:table-cell office:value-type="float" office:value="-80.33235057">
            <text:p>-80.33235057</text:p>
          </table:table-cell>
          <table:table-cell office:value-type="float" office:value="-3.89045665261801">
            <text:p>-3.89045665261801</text:p>
          </table:table-cell>
          <table:table-cell office:value-type="float" office:value="20.3271969491616">
            <text:p>20.3271969491616</text:p>
          </table:table-cell>
          <table:table-cell office:value-type="string" office:value="disregard">
            <text:p>disregard</text:p>
          </table:table-cell>
          <table:table-cell office:value-type="float" office:value="436">
            <text:p>43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5.632604837418">
            <text:p>675.632604837418</text:p>
          </table:table-cell>
          <table:table-cell office:value-type="float" office:value="1713393956.65916">
            <text:p>1713393956.65916</text:p>
          </table:table-cell>
          <table:table-cell office:value-type="float" office:value="1713393956659160064">
            <text:p>1713393956659160064</text:p>
          </table:table-cell>
          <table:table-cell office:value-type="float" office:value="40.4857016933333">
            <text:p>40.4857016933333</text:p>
          </table:table-cell>
          <table:table-cell office:value-type="float" office:value="-80.3323418883333">
            <text:p>-80.3323418883333</text:p>
          </table:table-cell>
          <table:table-cell office:value-type="float" office:value="-3.15164943400305">
            <text:p>-3.15164943400305</text:p>
          </table:table-cell>
          <table:table-cell office:value-type="float" office:value="21.0922604333609">
            <text:p>21.0922604333609</text:p>
          </table:table-cell>
          <table:table-cell office:value-type="string" office:value="disregard">
            <text:p>disregard</text:p>
          </table:table-cell>
          <table:table-cell office:value-type="float" office:value="437">
            <text:p>43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6.62527012825">
            <text:p>676.62527012825</text:p>
          </table:table-cell>
          <table:table-cell office:value-type="float" office:value="1713393957.65183">
            <text:p>1713393957.65183</text:p>
          </table:table-cell>
          <table:table-cell office:value-type="float" office:value="1713393957651830016">
            <text:p>1713393957651830016</text:p>
          </table:table-cell>
          <table:table-cell office:value-type="float" office:value="40.48570875">
            <text:p>40.48570875</text:p>
          </table:table-cell>
          <table:table-cell office:value-type="float" office:value="-80.3323341133333">
            <text:p>-80.3323341133333</text:p>
          </table:table-cell>
          <table:table-cell office:value-type="float" office:value="-2.50698254897725">
            <text:p>-2.50698254897725</text:p>
          </table:table-cell>
          <table:table-cell office:value-type="float" office:value="21.902494658716">
            <text:p>21.902494658716</text:p>
          </table:table-cell>
          <table:table-cell office:value-type="string" office:value="disregard">
            <text:p>disregard</text:p>
          </table:table-cell>
          <table:table-cell office:value-type="float" office:value="438">
            <text:p>43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7.631105899811">
            <text:p>677.631105899811</text:p>
          </table:table-cell>
          <table:table-cell office:value-type="float" office:value="1713393958.65766">
            <text:p>1713393958.65766</text:p>
          </table:table-cell>
          <table:table-cell office:value-type="float" office:value="1713393958657659904">
            <text:p>1713393958657659904</text:p>
          </table:table-cell>
          <table:table-cell office:value-type="float" office:value="40.485714185">
            <text:p>40.485714185</text:p>
          </table:table-cell>
          <table:table-cell office:value-type="float" office:value="-80.33232378">
            <text:p>-80.33232378</text:p>
          </table:table-cell>
          <table:table-cell office:value-type="float" office:value="-1.67418041988276">
            <text:p>-1.67418041988276</text:p>
          </table:table-cell>
          <table:table-cell office:value-type="float" office:value="22.5481967730448">
            <text:p>22.5481967730448</text:p>
          </table:table-cell>
          <table:table-cell office:value-type="string" office:value="disregard">
            <text:p>disregard</text:p>
          </table:table-cell>
          <table:table-cell office:value-type="float" office:value="439">
            <text:p>43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8.630238056183">
            <text:p>678.630238056183</text:p>
          </table:table-cell>
          <table:table-cell office:value-type="float" office:value="1713393959.6568">
            <text:p>1713393959.6568</text:p>
          </table:table-cell>
          <table:table-cell office:value-type="float" office:value="1713393959656800000">
            <text:p>1713393959656800000</text:p>
          </table:table-cell>
          <table:table-cell office:value-type="float" office:value="40.4857180716667">
            <text:p>40.4857180716667</text:p>
          </table:table-cell>
          <table:table-cell office:value-type="float" office:value="-80.3323123633333">
            <text:p>-80.3323123633333</text:p>
          </table:table-cell>
          <table:table-cell office:value-type="float" office:value="-0.726835269015282">
            <text:p>-0.726835269015282</text:p>
          </table:table-cell>
          <table:table-cell office:value-type="float" office:value="23.0286250039935">
            <text:p>23.0286250039935</text:p>
          </table:table-cell>
          <table:table-cell office:value-type="string" office:value="disregard">
            <text:p>disregard</text:p>
          </table:table-cell>
          <table:table-cell office:value-type="float" office:value="440">
            <text:p>44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9.63037276268">
            <text:p>679.63037276268</text:p>
          </table:table-cell>
          <table:table-cell office:value-type="float" office:value="1713393960.65693">
            <text:p>1713393960.65693</text:p>
          </table:table-cell>
          <table:table-cell office:value-type="float" office:value="1713393960656930048">
            <text:p>1713393960656930048</text:p>
          </table:table-cell>
          <table:table-cell office:value-type="float" office:value="40.4857235816667">
            <text:p>40.4857235816667</text:p>
          </table:table-cell>
          <table:table-cell office:value-type="float" office:value="-80.3323023416667">
            <text:p>-80.3323023416667</text:p>
          </table:table-cell>
          <table:table-cell office:value-type="float" office:value="0.149493085220456">
            <text:p>0.149493085220456</text:p>
          </table:table-cell>
          <table:table-cell office:value-type="float" office:value="23.5973217049614">
            <text:p>23.5973217049614</text:p>
          </table:table-cell>
          <table:table-cell office:value-type="string" office:value="disregard">
            <text:p>disregard</text:p>
          </table:table-cell>
          <table:table-cell office:value-type="float" office:value="441">
            <text:p>44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0.631336212158">
            <text:p>680.631336212158</text:p>
          </table:table-cell>
          <table:table-cell office:value-type="float" office:value="1713393961.65789">
            <text:p>1713393961.65789</text:p>
          </table:table-cell>
          <table:table-cell office:value-type="float" office:value="1713393961657890048">
            <text:p>1713393961657890048</text:p>
          </table:table-cell>
          <table:table-cell office:value-type="float" office:value="40.4857295766667">
            <text:p>40.4857295766667</text:p>
          </table:table-cell>
          <table:table-cell office:value-type="float" office:value="-80.33229324">
            <text:p>-80.33229324</text:p>
          </table:table-cell>
          <table:table-cell office:value-type="float" office:value="0.915113372146152">
            <text:p>0.915113372146152</text:p>
          </table:table-cell>
          <table:table-cell office:value-type="float" office:value="24.2724877120927">
            <text:p>24.2724877120927</text:p>
          </table:table-cell>
          <table:table-cell office:value-type="string" office:value="disregard">
            <text:p>disregard</text:p>
          </table:table-cell>
          <table:table-cell office:value-type="float" office:value="442">
            <text:p>44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1.63550901413">
            <text:p>681.63550901413</text:p>
          </table:table-cell>
          <table:table-cell office:value-type="float" office:value="1713393962.66207">
            <text:p>1713393962.66207</text:p>
          </table:table-cell>
          <table:table-cell office:value-type="float" office:value="1713393962662070016">
            <text:p>1713393962662070016</text:p>
          </table:table-cell>
          <table:table-cell office:value-type="float" office:value="40.4857330433333">
            <text:p>40.4857330433333</text:p>
          </table:table-cell>
          <table:table-cell office:value-type="float" office:value="-80.332282205">
            <text:p>-80.332282205</text:p>
          </table:table-cell>
          <table:table-cell office:value-type="float" office:value="1.8506781521719">
            <text:p>1.8506781521719</text:p>
          </table:table-cell>
          <table:table-cell office:value-type="float" office:value="24.741541415453">
            <text:p>24.741541415453</text:p>
          </table:table-cell>
          <table:table-cell office:value-type="string" office:value="disregard">
            <text:p>disregard</text:p>
          </table:table-cell>
          <table:table-cell office:value-type="float" office:value="443">
            <text:p>44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2.630033493042">
            <text:p>682.630033493042</text:p>
          </table:table-cell>
          <table:table-cell office:value-type="float" office:value="1713393963.65659">
            <text:p>1713393963.65659</text:p>
          </table:table-cell>
          <table:table-cell office:value-type="float" office:value="1713393963656590080">
            <text:p>1713393963656590080</text:p>
          </table:table-cell>
          <table:table-cell office:value-type="float" office:value="40.4857366466667">
            <text:p>40.4857366466667</text:p>
          </table:table-cell>
          <table:table-cell office:value-type="float" office:value="-80.3322709966667">
            <text:p>-80.3322709966667</text:p>
          </table:table-cell>
          <table:table-cell office:value-type="float" office:value="2.77359216543846">
            <text:p>2.77359216543846</text:p>
          </table:table-cell>
          <table:table-cell office:value-type="float" office:value="25.1089280005544">
            <text:p>25.1089280005544</text:p>
          </table:table-cell>
          <table:table-cell office:value-type="string" office:value="disregard">
            <text:p>disregard</text:p>
          </table:table-cell>
          <table:table-cell office:value-type="float" office:value="444">
            <text:p>44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3.629627227783">
            <text:p>683.629627227783</text:p>
          </table:table-cell>
          <table:table-cell office:value-type="float" office:value="1713393964.65618">
            <text:p>1713393964.65618</text:p>
          </table:table-cell>
          <table:table-cell office:value-type="float" office:value="1713393964656179968">
            <text:p>1713393964656179968</text:p>
          </table:table-cell>
          <table:table-cell office:value-type="float" office:value="40.4857424916667">
            <text:p>40.4857424916667</text:p>
          </table:table-cell>
          <table:table-cell office:value-type="float" office:value="-80.332260605">
            <text:p>-80.332260605</text:p>
          </table:table-cell>
          <table:table-cell office:value-type="float" office:value="3.63958730024751">
            <text:p>3.63958730024751</text:p>
          </table:table-cell>
          <table:table-cell office:value-type="float" office:value="25.6990083074197">
            <text:p>25.6990083074197</text:p>
          </table:table-cell>
          <table:table-cell office:value-type="string" office:value="disregard">
            <text:p>disregard</text:p>
          </table:table-cell>
          <table:table-cell office:value-type="float" office:value="445">
            <text:p>44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4.037659406662">
            <text:p>684.037659406662</text:p>
          </table:table-cell>
          <table:table-cell office:value-type="float" office:value="1713393965.06422">
            <text:p>1713393965.06422</text:p>
          </table:table-cell>
          <table:table-cell office:value-type="float" office:value="1713393965064219904">
            <text:p>1713393965064219904</text:p>
          </table:table-cell>
          <table:table-cell office:value-type="float" office:value="40.485751875">
            <text:p>40.485751875</text:p>
          </table:table-cell>
          <table:table-cell office:value-type="float" office:value="-80.3322700633333">
            <text:p>-80.3322700633333</text:p>
          </table:table-cell>
          <table:table-cell office:value-type="float" office:value="3.9918712307699">
            <text:p>3.9918712307699</text:p>
          </table:table-cell>
          <table:table-cell office:value-type="float" office:value="25.9823370268568">
            <text:p>25.9823370268568</text:p>
          </table:table-cell>
          <table:table-cell office:value-type="string" office:value="disregard">
            <text:p>disregard</text:p>
          </table:table-cell>
          <table:table-cell office:value-type="float" office:value="446">
            <text:p>44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5.032485961914">
            <text:p>685.032485961914</text:p>
          </table:table-cell>
          <table:table-cell office:value-type="float" office:value="1713393966.05904">
            <text:p>1713393966.05904</text:p>
          </table:table-cell>
          <table:table-cell office:value-type="float" office:value="1713393966059040000">
            <text:p>1713393966059040000</text:p>
          </table:table-cell>
          <table:table-cell office:value-type="float" office:value="40.4857584">
            <text:p>40.4857584</text:p>
          </table:table-cell>
          <table:table-cell office:value-type="float" office:value="-80.33226119">
            <text:p>-80.33226119</text:p>
          </table:table-cell>
          <table:table-cell office:value-type="float" office:value="3.64734488818794">
            <text:p>3.64734488818794</text:p>
          </table:table-cell>
          <table:table-cell office:value-type="float" office:value="27.4740708470345">
            <text:p>27.4740708470345</text:p>
          </table:table-cell>
          <table:table-cell office:value-type="string" office:value="disregard">
            <text:p>disregard</text:p>
          </table:table-cell>
          <table:table-cell office:value-type="float" office:value="447">
            <text:p>44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6.031170606613">
            <text:p>686.031170606613</text:p>
          </table:table-cell>
          <table:table-cell office:value-type="float" office:value="1713393967.05773">
            <text:p>1713393967.05773</text:p>
          </table:table-cell>
          <table:table-cell office:value-type="float" office:value="1713393967057730048">
            <text:p>1713393967057730048</text:p>
          </table:table-cell>
          <table:table-cell office:value-type="float" office:value="40.485766555">
            <text:p>40.485766555</text:p>
          </table:table-cell>
          <table:table-cell office:value-type="float" office:value="-80.33225542">
            <text:p>-80.33225542</text:p>
          </table:table-cell>
          <table:table-cell office:value-type="float" office:value="4.19736677687615">
            <text:p>4.19736677687615</text:p>
          </table:table-cell>
          <table:table-cell office:value-type="float" office:value="28.3400181280449">
            <text:p>28.3400181280449</text:p>
          </table:table-cell>
          <table:table-cell office:value-type="string" office:value="disregard">
            <text:p>disregard</text:p>
          </table:table-cell>
          <table:table-cell office:value-type="float" office:value="448">
            <text:p>44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.030674219132">
            <text:p>687.030674219132</text:p>
          </table:table-cell>
          <table:table-cell office:value-type="float" office:value="1713393968.05723">
            <text:p>1713393968.05723</text:p>
          </table:table-cell>
          <table:table-cell office:value-type="float" office:value="1713393968057230080">
            <text:p>1713393968057230080</text:p>
          </table:table-cell>
          <table:table-cell office:value-type="float" office:value="40.485775865">
            <text:p>40.485775865</text:p>
          </table:table-cell>
          <table:table-cell office:value-type="float" office:value="-80.3322522133333">
            <text:p>-80.3322522133333</text:p>
          </table:table-cell>
          <table:table-cell office:value-type="float" office:value="4.46954273490701">
            <text:p>4.46954273490701</text:p>
          </table:table-cell>
          <table:table-cell office:value-type="float" office:value="29.3529825331643">
            <text:p>29.3529825331643</text:p>
          </table:table-cell>
          <table:table-cell office:value-type="string" office:value="disregard">
            <text:p>disregard</text:p>
          </table:table-cell>
          <table:table-cell office:value-type="float" office:value="449">
            <text:p>44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8.231890439987">
            <text:p>688.231890439987</text:p>
          </table:table-cell>
          <table:table-cell office:value-type="float" office:value="1713393969.25845">
            <text:p>1713393969.25845</text:p>
          </table:table-cell>
          <table:table-cell office:value-type="float" office:value="1713393969258449920">
            <text:p>1713393969258449920</text:p>
          </table:table-cell>
          <table:table-cell office:value-type="float" office:value="40.4857821633333">
            <text:p>40.4857821633333</text:p>
          </table:table-cell>
          <table:table-cell office:value-type="float" office:value="-80.33224225">
            <text:p>-80.33224225</text:p>
          </table:table-cell>
          <table:table-cell office:value-type="float" office:value="5.15520083787851">
            <text:p>5.15520083787851</text:p>
          </table:table-cell>
          <table:table-cell office:value-type="float" office:value="30.2157009867951">
            <text:p>30.2157009867951</text:p>
          </table:table-cell>
          <table:table-cell office:value-type="string" office:value="disregard">
            <text:p>disregard</text:p>
          </table:table-cell>
          <table:table-cell office:value-type="float" office:value="450">
            <text:p>45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9.230845689774">
            <text:p>689.230845689774</text:p>
          </table:table-cell>
          <table:table-cell office:value-type="float" office:value="1713393970.2574">
            <text:p>1713393970.2574</text:p>
          </table:table-cell>
          <table:table-cell office:value-type="float" office:value="1713393970257400064">
            <text:p>1713393970257400064</text:p>
          </table:table-cell>
          <table:table-cell office:value-type="float" office:value="40.4857767666667">
            <text:p>40.4857767666667</text:p>
          </table:table-cell>
          <table:table-cell office:value-type="float" office:value="-80.332230465">
            <text:p>-80.332230465</text:p>
          </table:table-cell>
          <table:table-cell office:value-type="float" office:value="6.2098145732889">
            <text:p>6.2098145732889</text:p>
          </table:table-cell>
          <table:table-cell office:value-type="float" office:value="29.8865898652002">
            <text:p>29.8865898652002</text:p>
          </table:table-cell>
          <table:table-cell office:value-type="string" office:value="disregard">
            <text:p>disregard</text:p>
          </table:table-cell>
          <table:table-cell office:value-type="float" office:value="451">
            <text:p>45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0.232612371445">
            <text:p>690.232612371445</text:p>
          </table:table-cell>
          <table:table-cell office:value-type="float" office:value="1713393971.25917">
            <text:p>1713393971.25917</text:p>
          </table:table-cell>
          <table:table-cell office:value-type="float" office:value="1713393971259170048">
            <text:p>1713393971259170048</text:p>
          </table:table-cell>
          <table:table-cell office:value-type="float" office:value="40.48576725">
            <text:p>40.48576725</text:p>
          </table:table-cell>
          <table:table-cell office:value-type="float" office:value="-80.3322266416667">
            <text:p>-80.3322266416667</text:p>
          </table:table-cell>
          <table:table-cell office:value-type="float" office:value="6.69256794615649">
            <text:p>6.69256794615649</text:p>
          </table:table-cell>
          <table:table-cell office:value-type="float" office:value="28.7587104355916">
            <text:p>28.7587104355916</text:p>
          </table:table-cell>
          <table:table-cell office:value-type="string" office:value="disregard">
            <text:p>disregard</text:p>
          </table:table-cell>
          <table:table-cell office:value-type="float" office:value="452">
            <text:p>45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7.231724023819">
            <text:p>697.231724023819</text:p>
          </table:table-cell>
          <table:table-cell office:value-type="float" office:value="1713393978.25828">
            <text:p>1713393978.25828</text:p>
          </table:table-cell>
          <table:table-cell office:value-type="float" office:value="1713393978258279936">
            <text:p>1713393978258279936</text:p>
          </table:table-cell>
          <table:table-cell office:value-type="float" office:value="40.4857600766667">
            <text:p>40.4857600766667</text:p>
          </table:table-cell>
          <table:table-cell office:value-type="float" office:value="-80.3322134183333">
            <text:p>-80.3322134183333</text:p>
          </table:table-cell>
          <table:table-cell office:value-type="float" office:value="6.70732506283093">
            <text:p>6.70732506283093</text:p>
          </table:table-cell>
          <table:table-cell office:value-type="float" office:value="28.6380093563348">
            <text:p>28.6380093563348</text:p>
          </table:table-cell>
          <table:table-cell office:value-type="string" office:value="disregard">
            <text:p>disregard</text:p>
          </table:table-cell>
          <table:table-cell office:value-type="float" office:value="453">
            <text:p>45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2.432241678238">
            <text:p>702.432241678238</text:p>
          </table:table-cell>
          <table:table-cell office:value-type="float" office:value="1713393983.4588">
            <text:p>1713393983.4588</text:p>
          </table:table-cell>
          <table:table-cell office:value-type="float" office:value="1713393983458800128">
            <text:p>1713393983458800128</text:p>
          </table:table-cell>
          <table:table-cell office:value-type="float" office:value="40.4857686633333">
            <text:p>40.4857686633333</text:p>
          </table:table-cell>
          <table:table-cell office:value-type="float" office:value="-80.3322184033333">
            <text:p>-80.3322184033333</text:p>
          </table:table-cell>
          <table:table-cell office:value-type="float" office:value="7.43000456900336">
            <text:p>7.43000456900336</text:p>
          </table:table-cell>
          <table:table-cell office:value-type="float" office:value="28.7339489720762">
            <text:p>28.7339489720762</text:p>
          </table:table-cell>
          <table:table-cell office:value-type="string" office:value="disregard">
            <text:p>disregard</text:p>
          </table:table-cell>
          <table:table-cell office:value-type="float" office:value="454">
            <text:p>45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5.430474281311">
            <text:p>705.430474281311</text:p>
          </table:table-cell>
          <table:table-cell office:value-type="float" office:value="1713393986.45703">
            <text:p>1713393986.45703</text:p>
          </table:table-cell>
          <table:table-cell office:value-type="float" office:value="1713393986457029888">
            <text:p>1713393986457029888</text:p>
          </table:table-cell>
          <table:table-cell office:value-type="float" office:value="40.48577622">
            <text:p>40.48577622</text:p>
          </table:table-cell>
          <table:table-cell office:value-type="float" office:value="-80.3322261533333">
            <text:p>-80.3322261533333</text:p>
          </table:table-cell>
          <table:table-cell office:value-type="float" office:value="6.78606245457195">
            <text:p>6.78606245457195</text:p>
          </table:table-cell>
          <table:table-cell office:value-type="float" office:value="29.5642195669934">
            <text:p>29.5642195669934</text:p>
          </table:table-cell>
          <table:table-cell office:value-type="string" office:value="disregard">
            <text:p>disregard</text:p>
          </table:table-cell>
          <table:table-cell office:value-type="float" office:value="455">
            <text:p>45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8.230551719666">
            <text:p>708.230551719666</text:p>
          </table:table-cell>
          <table:table-cell office:value-type="float" office:value="1713393989.25711">
            <text:p>1713393989.25711</text:p>
          </table:table-cell>
          <table:table-cell office:value-type="float" office:value="1713393989257110016">
            <text:p>1713393989257110016</text:p>
          </table:table-cell>
          <table:table-cell office:value-type="float" office:value="40.485783025">
            <text:p>40.485783025</text:p>
          </table:table-cell>
          <table:table-cell office:value-type="float" office:value="-80.3322349133333">
            <text:p>-80.3322349133333</text:p>
          </table:table-cell>
          <table:table-cell office:value-type="float" office:value="6.04530856595375">
            <text:p>6.04530856595375</text:p>
          </table:table-cell>
          <table:table-cell office:value-type="float" office:value="30.3260432705283">
            <text:p>30.3260432705283</text:p>
          </table:table-cell>
          <table:table-cell office:value-type="string" office:value="disregard">
            <text:p>disregard</text:p>
          </table:table-cell>
          <table:table-cell office:value-type="float" office:value="456">
            <text:p>45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1.030579805374">
            <text:p>711.030579805374</text:p>
          </table:table-cell>
          <table:table-cell office:value-type="float" office:value="1713393992.05714">
            <text:p>1713393992.05714</text:p>
          </table:table-cell>
          <table:table-cell office:value-type="float" office:value="1713393992057139968">
            <text:p>1713393992057139968</text:p>
          </table:table-cell>
          <table:table-cell office:value-type="float" office:value="40.4857893616667">
            <text:p>40.4857893616667</text:p>
          </table:table-cell>
          <table:table-cell office:value-type="float" office:value="-80.332244365">
            <text:p>-80.332244365</text:p>
          </table:table-cell>
          <table:table-cell office:value-type="float" office:value="5.24471684731543">
            <text:p>5.24471684731543</text:p>
          </table:table-cell>
          <table:table-cell office:value-type="float" office:value="30.9869527975097">
            <text:p>30.9869527975097</text:p>
          </table:table-cell>
          <table:table-cell office:value-type="string" office:value="disregard">
            <text:p>disregard</text:p>
          </table:table-cell>
          <table:table-cell office:value-type="float" office:value="457">
            <text:p>457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3.429958105087">
            <text:p>713.429958105087</text:p>
          </table:table-cell>
          <table:table-cell office:value-type="float" office:value="1713393994.45652">
            <text:p>1713393994.45652</text:p>
          </table:table-cell>
          <table:table-cell office:value-type="float" office:value="1713393994456519936">
            <text:p>1713393994456519936</text:p>
          </table:table-cell>
          <table:table-cell office:value-type="float" office:value="40.485795005">
            <text:p>40.485795005</text:p>
          </table:table-cell>
          <table:table-cell office:value-type="float" office:value="-80.3322537266667">
            <text:p>-80.3322537266667</text:p>
          </table:table-cell>
          <table:table-cell office:value-type="float" office:value="4.46494846499991">
            <text:p>4.46494846499991</text:p>
          </table:table-cell>
          <table:table-cell office:value-type="float" office:value="31.640249482356">
            <text:p>31.640249482356</text:p>
          </table:table-cell>
          <table:table-cell office:value-type="string" office:value="disregard">
            <text:p>disregard</text:p>
          </table:table-cell>
          <table:table-cell office:value-type="float" office:value="458">
            <text:p>458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5.831571340561">
            <text:p>715.831571340561</text:p>
          </table:table-cell>
          <table:table-cell office:value-type="float" office:value="1713393996.85813">
            <text:p>1713393996.85813</text:p>
          </table:table-cell>
          <table:table-cell office:value-type="float" office:value="1713393996858129920">
            <text:p>1713393996858129920</text:p>
          </table:table-cell>
          <table:table-cell office:value-type="float" office:value="40.4858014766667">
            <text:p>40.4858014766667</text:p>
          </table:table-cell>
          <table:table-cell office:value-type="float" office:value="-80.33226254">
            <text:p>-80.33226254</text:p>
          </table:table-cell>
          <table:table-cell office:value-type="float" office:value="3.67344043345656">
            <text:p>3.67344043345656</text:p>
          </table:table-cell>
          <table:table-cell office:value-type="float" office:value="32.3328649392351">
            <text:p>32.3328649392351</text:p>
          </table:table-cell>
          <table:table-cell office:value-type="string" office:value="disregard">
            <text:p>disregard</text:p>
          </table:table-cell>
          <table:table-cell office:value-type="float" office:value="459">
            <text:p>459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8.631356477737">
            <text:p>718.631356477737</text:p>
          </table:table-cell>
          <table:table-cell office:value-type="float" office:value="1713393999.65791">
            <text:p>1713393999.65791</text:p>
          </table:table-cell>
          <table:table-cell office:value-type="float" office:value="1713393999657910016">
            <text:p>1713393999657910016</text:p>
          </table:table-cell>
          <table:table-cell office:value-type="float" office:value="40.4858089616667">
            <text:p>40.4858089616667</text:p>
          </table:table-cell>
          <table:table-cell office:value-type="float" office:value="-80.3322704783333">
            <text:p>-80.3322704783333</text:p>
          </table:table-cell>
          <table:table-cell office:value-type="float" office:value="2.99314627272543">
            <text:p>2.99314627272543</text:p>
          </table:table-cell>
          <table:table-cell office:value-type="float" office:value="33.1695212060586">
            <text:p>33.1695212060586</text:p>
          </table:table-cell>
          <table:table-cell office:value-type="string" office:value="disregard">
            <text:p>disregard</text:p>
          </table:table-cell>
          <table:table-cell office:value-type="float" office:value="460">
            <text:p>460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8.232268333435">
            <text:p>728.232268333435</text:p>
          </table:table-cell>
          <table:table-cell office:value-type="float" office:value="1713394009.25883">
            <text:p>1713394009.25883</text:p>
          </table:table-cell>
          <table:table-cell office:value-type="float" office:value="1713394009258830080">
            <text:p>1713394009258830080</text:p>
          </table:table-cell>
          <table:table-cell office:value-type="float" office:value="40.4858170833333">
            <text:p>40.4858170833333</text:p>
          </table:table-cell>
          <table:table-cell office:value-type="float" office:value="-80.3322755883333">
            <text:p>-80.3322755883333</text:p>
          </table:table-cell>
          <table:table-cell office:value-type="float" office:value="2.51035585941281">
            <text:p>2.51035585941281</text:p>
          </table:table-cell>
          <table:table-cell office:value-type="float" office:value="34.1157189328223">
            <text:p>34.1157189328223</text:p>
          </table:table-cell>
          <table:table-cell office:value-type="string" office:value="disregard">
            <text:p>disregard</text:p>
          </table:table-cell>
          <table:table-cell office:value-type="float" office:value="461">
            <text:p>461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0.036764144897">
            <text:p>730.036764144897</text:p>
          </table:table-cell>
          <table:table-cell office:value-type="float" office:value="1713394011.06332">
            <text:p>1713394011.06332</text:p>
          </table:table-cell>
          <table:table-cell office:value-type="float" office:value="1713394011063320064">
            <text:p>1713394011063320064</text:p>
          </table:table-cell>
          <table:table-cell office:value-type="float" office:value="40.4858109033333">
            <text:p>40.4858109033333</text:p>
          </table:table-cell>
          <table:table-cell office:value-type="float" office:value="-80.3322915483333">
            <text:p>-80.3322915483333</text:p>
          </table:table-cell>
          <table:table-cell office:value-type="float" office:value="2.45150579803158">
            <text:p>2.45150579803158</text:p>
          </table:table-cell>
          <table:table-cell office:value-type="float" office:value="34.3322925455868">
            <text:p>34.3322925455868</text:p>
          </table:table-cell>
          <table:table-cell office:value-type="string" office:value="disregard">
            <text:p>disregard</text:p>
          </table:table-cell>
          <table:table-cell office:value-type="float" office:value="462">
            <text:p>462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0.235905408859">
            <text:p>730.235905408859</text:p>
          </table:table-cell>
          <table:table-cell office:value-type="float" office:value="1713394011.26246">
            <text:p>1713394011.26246</text:p>
          </table:table-cell>
          <table:table-cell office:value-type="float" office:value="1713394011262459904">
            <text:p>1713394011262459904</text:p>
          </table:table-cell>
          <table:table-cell office:value-type="float" office:value="40.485819205">
            <text:p>40.485819205</text:p>
          </table:table-cell>
          <table:table-cell office:value-type="float" office:value="-80.3322765233333">
            <text:p>-80.3322765233333</text:p>
          </table:table-cell>
          <table:table-cell office:value-type="float" office:value="2.41342739902855">
            <text:p>2.41342739902855</text:p>
          </table:table-cell>
          <table:table-cell office:value-type="float" office:value="34.3315348090755">
            <text:p>34.3315348090755</text:p>
          </table:table-cell>
          <table:table-cell office:value-type="string" office:value="disregard">
            <text:p>disregard</text:p>
          </table:table-cell>
          <table:table-cell office:value-type="float" office:value="463">
            <text:p>463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9.232326030731">
            <text:p>739.232326030731</text:p>
          </table:table-cell>
          <table:table-cell office:value-type="float" office:value="1713394020.25888">
            <text:p>1713394020.25888</text:p>
          </table:table-cell>
          <table:table-cell office:value-type="float" office:value="1713394020258880000">
            <text:p>1713394020258880000</text:p>
          </table:table-cell>
          <table:table-cell office:value-type="float" office:value="40.4858368866667">
            <text:p>40.4858368866667</text:p>
          </table:table-cell>
          <table:table-cell office:value-type="float" office:value="-80.3322755816667">
            <text:p>-80.3322755816667</text:p>
          </table:table-cell>
          <table:table-cell office:value-type="float" office:value="2.32011587487068">
            <text:p>2.32011587487068</text:p>
          </table:table-cell>
          <table:table-cell office:value-type="float" office:value="34.6704250993207">
            <text:p>34.6704250993207</text:p>
          </table:table-cell>
          <table:table-cell office:value-type="string" office:value="disregard">
            <text:p>disregard</text:p>
          </table:table-cell>
          <table:table-cell office:value-type="float" office:value="464">
            <text:p>464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3.235487699509">
            <text:p>743.235487699509</text:p>
          </table:table-cell>
          <table:table-cell office:value-type="float" office:value="1713394024.26204">
            <text:p>1713394024.26204</text:p>
          </table:table-cell>
          <table:table-cell office:value-type="float" office:value="1713394024262040064">
            <text:p>1713394024262040064</text:p>
          </table:table-cell>
          <table:table-cell office:value-type="float" office:value="40.4858140633333">
            <text:p>40.4858140633333</text:p>
          </table:table-cell>
          <table:table-cell office:value-type="float" office:value="-80.3322888283333">
            <text:p>-80.3322888283333</text:p>
          </table:table-cell>
          <table:table-cell office:value-type="float" office:value="2.35278774239123">
            <text:p>2.35278774239123</text:p>
          </table:table-cell>
          <table:table-cell office:value-type="float" office:value="36.6253227004781">
            <text:p>36.6253227004781</text:p>
          </table:table-cell>
          <table:table-cell office:value-type="string" office:value="disregard">
            <text:p>disregard</text:p>
          </table:table-cell>
          <table:table-cell office:value-type="float" office:value="465">
            <text:p>465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3.426836967468">
            <text:p>743.426836967468</text:p>
          </table:table-cell>
          <table:table-cell office:value-type="float" office:value="1713394024.45339">
            <text:p>1713394024.45339</text:p>
          </table:table-cell>
          <table:table-cell office:value-type="float" office:value="1713394024453390080">
            <text:p>1713394024453390080</text:p>
          </table:table-cell>
          <table:table-cell office:value-type="float" office:value="40.4858396633333">
            <text:p>40.4858396633333</text:p>
          </table:table-cell>
          <table:table-cell office:value-type="float" office:value="-80.3322772683333">
            <text:p>-80.3322772683333</text:p>
          </table:table-cell>
          <table:table-cell office:value-type="float" office:value="2.34238104407012">
            <text:p>2.34238104407012</text:p>
          </table:table-cell>
          <table:table-cell office:value-type="float" office:value="36.6264495543438">
            <text:p>36.6264495543438</text:p>
          </table:table-cell>
          <table:table-cell office:value-type="string" office:value="disregard">
            <text:p>disregard</text:p>
          </table:table-cell>
          <table:table-cell office:value-type="float" office:value="466">
            <text:p>466</text:p>
          </table:table-cell>
          <table:table-cell office:value-type="string" office:value="n">
            <text:p>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RawInnerRings">
        <table:table-row>
          <table:table-cell table:style-name="pd1" office:value-type="string" office:value="Path_Index">
            <text:p>Path_Index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Y">
            <text:p>Y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7.916526675938489">
            <text:p>-7.916526675938489</text:p>
          </table:table-cell>
          <table:table-cell office:value-type="float" office:value="11.722496357913187">
            <text:p>11.72249635791318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7.8830915723862685">
            <text:p>-7.8830915723862685</text:p>
          </table:table-cell>
          <table:table-cell office:value-type="float" office:value="10.775445345960776">
            <text:p>10.77544534596077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7.8572791441334875">
            <text:p>-7.8572791441334875</text:p>
          </table:table-cell>
          <table:table-cell office:value-type="float" office:value="10.474702595546843">
            <text:p>10.47470259554684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7.801376112501194">
            <text:p>-7.801376112501194</text:p>
          </table:table-cell>
          <table:table-cell office:value-type="float" office:value="10.178076004639754">
            <text:p>10.17807600463975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7.715948417938325">
            <text:p>-7.715948417938325</text:p>
          </table:table-cell>
          <table:table-cell office:value-type="float" office:value="9.888568504943262">
            <text:p>9.88856850494326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7.380108855936795">
            <text:p>-7.380108855936795</text:p>
          </table:table-cell>
          <table:table-cell office:value-type="float" office:value="8.930842188841808">
            <text:p>8.93084218884180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7.057356611662099">
            <text:p>-7.057356611662099</text:p>
          </table:table-cell>
          <table:table-cell office:value-type="float" office:value="7.96019131920885">
            <text:p>7.9601913192088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6.922788033899407">
            <text:p>-6.922788033899407</text:p>
          </table:table-cell>
          <table:table-cell office:value-type="float" office:value="7.624556889870904">
            <text:p>7.62455688987090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6.748814704540077">
            <text:p>-6.748814704540077</text:p>
          </table:table-cell>
          <table:table-cell office:value-type="float" office:value="7.307551443624768">
            <text:p>7.30755144362476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6.640553145764224">
            <text:p>-6.640553145764224</text:p>
          </table:table-cell>
          <table:table-cell office:value-type="float" office:value="7.135723230653366">
            <text:p>7.13572323065336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6.646715178946398">
            <text:p>-6.646715178946398</text:p>
          </table:table-cell>
          <table:table-cell office:value-type="float" office:value="6.978066207094409">
            <text:p>6.978066207094409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6.645895534044197">
            <text:p>-6.645895534044197</text:p>
          </table:table-cell>
          <table:table-cell office:value-type="float" office:value="6.724367554501677">
            <text:p>6.72436755450167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6.623643560151848">
            <text:p>-6.623643560151848</text:p>
          </table:table-cell>
          <table:table-cell office:value-type="float" office:value="6.471645320016803">
            <text:p>6.47164532001680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6.580118392701093">
            <text:p>-6.580118392701093</text:p>
          </table:table-cell>
          <table:table-cell office:value-type="float" office:value="6.221706851702065">
            <text:p>6.22170685170206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6.345974079673013">
            <text:p>-6.345974079673013</text:p>
          </table:table-cell>
          <table:table-cell office:value-type="float" office:value="5.148004451151815">
            <text:p>5.14800445115181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6.31824796154525">
            <text:p>-6.31824796154525</text:p>
          </table:table-cell>
          <table:table-cell office:value-type="float" office:value="5.031991751713083">
            <text:p>5.03199175171308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6.0550474144647595">
            <text:p>-6.0550474144647595</text:p>
          </table:table-cell>
          <table:table-cell office:value-type="float" office:value="4.020118145120673">
            <text:p>4.02011814512067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5.954774236318621">
            <text:p>-5.954774236318621</text:p>
          </table:table-cell>
          <table:table-cell office:value-type="float" office:value="3.7064251295092774">
            <text:p>3.706425129509277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5.57258770359429">
            <text:p>-5.57258770359429</text:p>
          </table:table-cell>
          <table:table-cell office:value-type="float" office:value="2.7041672345014125">
            <text:p>2.704167234501412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5.200234665464798">
            <text:p>-5.200234665464798</text:p>
          </table:table-cell>
          <table:table-cell office:value-type="float" office:value="1.6814164420218762">
            <text:p>1.681416442021876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5.190575613835641">
            <text:p>-5.190575613835641</text:p>
          </table:table-cell>
          <table:table-cell office:value-type="float" office:value="1.655264351688507">
            <text:p>1.65526435168850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.794959893529111">
            <text:p>-4.794959893529111</text:p>
          </table:table-cell>
          <table:table-cell office:value-type="float" office:value="0.5992497570665571">
            <text:p>0.599249757066557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.769987533385246">
            <text:p>-4.769987533385246</text:p>
          </table:table-cell>
          <table:table-cell office:value-type="float" office:value="0.5348573101881893">
            <text:p>0.534857310188189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.370014159641546">
            <text:p>-4.370014159641546</text:p>
          </table:table-cell>
          <table:table-cell office:value-type="float" office:value="-0.4622905190836658">
            <text:p>-0.462290519083665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.2586823161906775">
            <text:p>-4.2586823161906775</text:p>
          </table:table-cell>
          <table:table-cell office:value-type="float" office:value="-0.7073995087718955">
            <text:p>-0.707399508771895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.787163651874748">
            <text:p>-3.787163651874748</text:p>
          </table:table-cell>
          <table:table-cell office:value-type="float" office:value="-1.6328145452700678">
            <text:p>-1.632814545270067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.4989547859288">
            <text:p>-3.4989547859288</text:p>
          </table:table-cell>
          <table:table-cell office:value-type="float" office:value="-2.2239883234157767">
            <text:p>-2.223988323415776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.372259835242943">
            <text:p>-3.372259835242943</text:p>
          </table:table-cell>
          <table:table-cell office:value-type="float" office:value="-2.9239864985811503">
            <text:p>-2.923986498581150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.1943880241730844">
            <text:p>-3.1943880241730844</text:p>
          </table:table-cell>
          <table:table-cell office:value-type="float" office:value="-3.9903006336929687">
            <text:p>-3.990300633692968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.129245795166289">
            <text:p>-3.129245795166289</text:p>
          </table:table-cell>
          <table:table-cell office:value-type="float" office:value="-4.287218337952962">
            <text:p>-4.28721833795296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.034390964824061">
            <text:p>-3.034390964824061</text:p>
          </table:table-cell>
          <table:table-cell office:value-type="float" office:value="-4.576019643808294">
            <text:p>-4.57601964380829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.64145593035436">
            <text:p>-2.64145593035436</text:p>
          </table:table-cell>
          <table:table-cell office:value-type="float" office:value="-5.595052036459144">
            <text:p>-5.59505203645914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.5359449841047303">
            <text:p>-2.5359449841047303</text:p>
          </table:table-cell>
          <table:table-cell office:value-type="float" office:value="-5.8365157937357175">
            <text:p>-5.836515793735717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.0410922505392355">
            <text:p>-2.0410922505392355</text:p>
          </table:table-cell>
          <table:table-cell office:value-type="float" office:value="-6.8457114269683075">
            <text:p>-6.845711426968307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.006937376640465">
            <text:p>-2.006937376640465</text:p>
          </table:table-cell>
          <table:table-cell office:value-type="float" office:value="-6.91320051981892">
            <text:p>-6.9132005198189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.6126081130672973">
            <text:p>-1.6126081130672973</text:p>
          </table:table-cell>
          <table:table-cell office:value-type="float" office:value="-7.668594226565929">
            <text:p>-7.668594226565929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.4480134443964034">
            <text:p>-1.4480134443964034</text:p>
          </table:table-cell>
          <table:table-cell office:value-type="float" office:value="-8.175755627357299">
            <text:p>-8.175755627357299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.3579082373146893">
            <text:p>-1.3579082373146893</text:p>
          </table:table-cell>
          <table:table-cell office:value-type="float" office:value="-8.914845747776829">
            <text:p>-8.914845747776829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.3089537277493664">
            <text:p>-1.3089537277493664</text:p>
          </table:table-cell>
          <table:table-cell office:value-type="float" office:value="-9.20062184331237">
            <text:p>-9.2006218433123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.2326409191520002">
            <text:p>-1.2326409191520002</text:p>
          </table:table-cell>
          <table:table-cell office:value-type="float" office:value="-9.480337549039277">
            <text:p>-9.48033754903927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0.8906351577444633">
            <text:p>-0.8906351577444633</text:p>
          </table:table-cell>
          <table:table-cell office:value-type="float" office:value="-10.531050726581872">
            <text:p>-10.53105072658187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0.6766294191821972">
            <text:p>-0.6766294191821972</text:p>
          </table:table-cell>
          <table:table-cell office:value-type="float" office:value="-11.197844128369994">
            <text:p>-11.19784412836999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0.6480295184990204">
            <text:p>-0.6480295184990204</text:p>
          </table:table-cell>
          <table:table-cell office:value-type="float" office:value="-11.891947656068956">
            <text:p>-11.89194765606895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0.6186968140069133">
            <text:p>-0.6186968140069133</text:p>
          </table:table-cell>
          <table:table-cell office:value-type="float" office:value="-12.20460610940413">
            <text:p>-12.2046061094041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0.45993522852638336">
            <text:p>-0.45993522852638336</text:p>
          </table:table-cell>
          <table:table-cell office:value-type="float" office:value="-13.28498410816603">
            <text:p>-13.2849841081660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0.39767793814976615">
            <text:p>-0.39767793814976615</text:p>
          </table:table-cell>
          <table:table-cell office:value-type="float" office:value="-13.59443165763303">
            <text:p>-13.5944316576330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0.30325149201087065">
            <text:p>-0.30325149201087065</text:p>
          </table:table-cell>
          <table:table-cell office:value-type="float" office:value="-13.895624954945154">
            <text:p>-13.89562495494515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07551422713497831">
            <text:p>0.07551422713497831</text:p>
          </table:table-cell>
          <table:table-cell office:value-type="float" office:value="-14.912887346688864">
            <text:p>-14.91288734668886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31254614579509793">
            <text:p>0.31254614579509793</text:p>
          </table:table-cell>
          <table:table-cell office:value-type="float" office:value="-15.55338157589554">
            <text:p>-15.5533815758955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3560016190832464">
            <text:p>0.3560016190832464</text:p>
          </table:table-cell>
          <table:table-cell office:value-type="float" office:value="-16.150722144470794">
            <text:p>-16.15072214447079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37621772782142315">
            <text:p>0.37621772782142315</text:p>
          </table:table-cell>
          <table:table-cell office:value-type="float" office:value="-17.176264639632137">
            <text:p>-17.17626463963213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39038463660230205">
            <text:p>0.39038463660230205</text:p>
          </table:table-cell>
          <table:table-cell office:value-type="float" office:value="-17.41425810398061">
            <text:p>-17.4142581039806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42340558753189006">
            <text:p>0.42340558753189006</text:p>
          </table:table-cell>
          <table:table-cell office:value-type="float" office:value="-17.650375039367933">
            <text:p>-17.65037503936793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6152252353246199">
            <text:p>0.6152252353246199</text:p>
          </table:table-cell>
          <table:table-cell office:value-type="float" office:value="-18.712371703288532">
            <text:p>-18.71237170328853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6465944221092914">
            <text:p>0.6465944221092914</text:p>
          </table:table-cell>
          <table:table-cell office:value-type="float" office:value="-18.86366069418045">
            <text:p>-18.8636606941804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806790002406253">
            <text:p>0.806790002406253</text:p>
          </table:table-cell>
          <table:table-cell office:value-type="float" office:value="-19.54721267696792">
            <text:p>-19.5472126769679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7904032618145496">
            <text:p>0.7904032618145496</text:p>
          </table:table-cell>
          <table:table-cell office:value-type="float" office:value="-20.031951258112578">
            <text:p>-20.03195125811257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629210740987074">
            <text:p>0.629210740987074</text:p>
          </table:table-cell>
          <table:table-cell office:value-type="float" office:value="-20.904988359518466">
            <text:p>-20.90498835951846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594031108124458">
            <text:p>0.594031108124458</text:p>
          </table:table-cell>
          <table:table-cell office:value-type="float" office:value="-21.15322734739636">
            <text:p>-21.1532273473963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5797023176900113">
            <text:p>0.5797023176900113</text:p>
          </table:table-cell>
          <table:table-cell office:value-type="float" office:value="-21.403536930584213">
            <text:p>-21.40353693058421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5628474890007711">
            <text:p>0.5628474890007711</text:p>
          </table:table-cell>
          <table:table-cell office:value-type="float" office:value="-22.49911964023191">
            <text:p>-22.4991196402319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5704033665310728">
            <text:p>0.5704033665310728</text:p>
          </table:table-cell>
          <table:table-cell office:value-type="float" office:value="-22.762988177280246">
            <text:p>-22.76298817728024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6011258921038012">
            <text:p>0.6011258921038012</text:p>
          </table:table-cell>
          <table:table-cell office:value-type="float" office:value="-23.02517098097208">
            <text:p>-23.0251709809720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7764259283115713">
            <text:p>0.7764259283115713</text:p>
          </table:table-cell>
          <table:table-cell office:value-type="float" office:value="-24.106903892029884">
            <text:p>-24.10690389202988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8036543364286368">
            <text:p>0.8036543364286368</text:p>
          </table:table-cell>
          <table:table-cell office:value-type="float" office:value="-24.252166377793834">
            <text:p>-24.25216637779383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1.04008928290719">
            <text:p>1.04008928290719</text:p>
          </table:table-cell>
          <table:table-cell office:value-type="float" office:value="-25.361843736558352">
            <text:p>-25.36184373655835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1.182640574973631">
            <text:p>1.182640574973631</text:p>
          </table:table-cell>
          <table:table-cell office:value-type="float" office:value="-26.074565425066282">
            <text:p>-26.07456542506628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1.1659757005954177">
            <text:p>1.1659757005954177</text:p>
          </table:table-cell>
          <table:table-cell office:value-type="float" office:value="-26.471321921130375">
            <text:p>-26.47132192113037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966427597004266">
            <text:p>0.966427597004266</text:p>
          </table:table-cell>
          <table:table-cell office:value-type="float" office:value="-27.203845227344914">
            <text:p>-27.20384522734491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8851328381355299">
            <text:p>0.8851328381355299</text:p>
          </table:table-cell>
          <table:table-cell office:value-type="float" office:value="-27.612205138020883">
            <text:p>-27.61220513802088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7983330200011255">
            <text:p>0.7983330200011255</text:p>
          </table:table-cell>
          <table:table-cell office:value-type="float" office:value="-28.291687880354736">
            <text:p>-28.29168788035473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.7214275173184842">
            <text:p>0.7214275173184842</text:p>
          </table:table-cell>
          <table:table-cell office:value-type="float" office:value="-28.351248407961723">
            <text:p>-28.35124840796172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0.03163923075242625">
            <text:p>-0.03163923075242625</text:p>
          </table:table-cell>
          <table:table-cell office:value-type="float" office:value="-28.828207510849673">
            <text:p>-28.82820751084967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0.7540887213816256">
            <text:p>-0.7540887213816256</text:p>
          </table:table-cell>
          <table:table-cell office:value-type="float" office:value="-29.249317087963245">
            <text:p>-29.24931708796324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.0458964142068625">
            <text:p>-1.0458964142068625</text:p>
          </table:table-cell>
          <table:table-cell office:value-type="float" office:value="-29.350435698273923">
            <text:p>-29.35043569827392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.6366419235973713">
            <text:p>-1.6366419235973713</text:p>
          </table:table-cell>
          <table:table-cell office:value-type="float" office:value="-29.331610398329147">
            <text:p>-29.33161039832914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.9471665585217712">
            <text:p>-1.9471665585217712</text:p>
          </table:table-cell>
          <table:table-cell office:value-type="float" office:value="-29.337800375085756">
            <text:p>-29.33780037508575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.2553870782087264">
            <text:p>-2.2553870782087264</text:p>
          </table:table-cell>
          <table:table-cell office:value-type="float" office:value="-29.376062313759626">
            <text:p>-29.37606231375962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.557999911268118">
            <text:p>-2.557999911268118</text:p>
          </table:table-cell>
          <table:table-cell office:value-type="float" office:value="-29.445986114964565">
            <text:p>-29.44598611496456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.650426983266948">
            <text:p>-3.650426983266948</text:p>
          </table:table-cell>
          <table:table-cell office:value-type="float" office:value="-29.758780928850765">
            <text:p>-29.75878092885076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.888178980893615">
            <text:p>-3.888178980893615</text:p>
          </table:table-cell>
          <table:table-cell office:value-type="float" office:value="-29.837736839487437">
            <text:p>-29.83773683948743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.118514432379644">
            <text:p>-4.118514432379644</text:p>
          </table:table-cell>
          <table:table-cell office:value-type="float" office:value="-29.936253985145765">
            <text:p>-29.93625398514576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.339827130609766">
            <text:p>-4.339827130609766</text:p>
          </table:table-cell>
          <table:table-cell office:value-type="float" office:value="-30.05364537240241">
            <text:p>-30.0536453724024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5.3305024789326065">
            <text:p>-5.3305024789326065</text:p>
          </table:table-cell>
          <table:table-cell office:value-type="float" office:value="-30.633382330660307">
            <text:p>-30.63338233066030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5.484431723836048">
            <text:p>-5.484431723836048</text:p>
          </table:table-cell>
          <table:table-cell office:value-type="float" office:value="-30.729832682721245">
            <text:p>-30.72983268272124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6.232783298045749">
            <text:p>-6.232783298045749</text:p>
          </table:table-cell>
          <table:table-cell office:value-type="float" office:value="-31.230918205214188">
            <text:p>-31.23091820521418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6.721095990929822">
            <text:p>-6.721095990929822</text:p>
          </table:table-cell>
          <table:table-cell office:value-type="float" office:value="-31.460956934583034">
            <text:p>-31.46095693458303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7.530133198710391">
            <text:p>-7.530133198710391</text:p>
          </table:table-cell>
          <table:table-cell office:value-type="float" office:value="-31.651869814560133">
            <text:p>-31.65186981456013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7.758688793259234">
            <text:p>-7.758688793259234</text:p>
          </table:table-cell>
          <table:table-cell office:value-type="float" office:value="-31.715440750440543">
            <text:p>-31.71544075044054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7.98150669952396">
            <text:p>-7.98150669952396</text:p>
          </table:table-cell>
          <table:table-cell office:value-type="float" office:value="-31.79687234342564">
            <text:p>-31.7968723434256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9.03403941128875">
            <text:p>-9.03403941128875</text:p>
          </table:table-cell>
          <table:table-cell office:value-type="float" office:value="-32.229437275347344">
            <text:p>-32.22943727534734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9.307380827792215">
            <text:p>-9.307380827792215</text:p>
          </table:table-cell>
          <table:table-cell office:value-type="float" office:value="-32.35822581288364">
            <text:p>-32.3582258128836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9.91594443513272">
            <text:p>-9.91594443513272</text:p>
          </table:table-cell>
          <table:table-cell office:value-type="float" office:value="-32.68337010493612">
            <text:p>-32.6833701049361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0.48176431741197">
            <text:p>-10.48176431741197</text:p>
          </table:table-cell>
          <table:table-cell office:value-type="float" office:value="-32.78576930268904">
            <text:p>-32.7857693026890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1.496296367526929">
            <text:p>-11.496296367526929</text:p>
          </table:table-cell>
          <table:table-cell office:value-type="float" office:value="-32.90047339227417">
            <text:p>-32.9004733922741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1.807848508057562">
            <text:p>-11.807848508057562</text:p>
          </table:table-cell>
          <table:table-cell office:value-type="float" office:value="-32.95243113938665">
            <text:p>-32.9524311393866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2.112211096915757">
            <text:p>-12.112211096915757</text:p>
          </table:table-cell>
          <table:table-cell office:value-type="float" office:value="-33.03685719139526">
            <text:p>-33.0368571913952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9.259615992937675">
            <text:p>-19.259615992937675</text:p>
          </table:table-cell>
          <table:table-cell office:value-type="float" office:value="-35.43124204940021">
            <text:p>-35.4312420494002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0.046362501789098">
            <text:p>-20.046362501789098</text:p>
          </table:table-cell>
          <table:table-cell office:value-type="float" office:value="-35.66406967459853">
            <text:p>-35.6640696745985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0.72594580988822">
            <text:p>-20.72594580988822</text:p>
          </table:table-cell>
          <table:table-cell office:value-type="float" office:value="-35.77984456239044">
            <text:p>-35.7798445623904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1.433697963108227">
            <text:p>-21.433697963108227</text:p>
          </table:table-cell>
          <table:table-cell office:value-type="float" office:value="-35.81671225978376">
            <text:p>-35.8167122597837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2.254795168522715">
            <text:p>-22.254795168522715</text:p>
          </table:table-cell>
          <table:table-cell office:value-type="float" office:value="-35.78536665204244">
            <text:p>-35.7853666520424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3.200102367361886">
            <text:p>-23.200102367361886</text:p>
          </table:table-cell>
          <table:table-cell office:value-type="float" office:value="-35.683727654814206">
            <text:p>-35.68372765481420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3.55341779193461">
            <text:p>-23.55341779193461</text:p>
          </table:table-cell>
          <table:table-cell office:value-type="float" office:value="-35.666713081461154">
            <text:p>-35.66671308146115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4.72863605999941">
            <text:p>-24.72863605999941</text:p>
          </table:table-cell>
          <table:table-cell office:value-type="float" office:value="-35.67948659711776">
            <text:p>-35.6794865971177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5.081631168506664">
            <text:p>-25.081631168506664</text:p>
          </table:table-cell>
          <table:table-cell office:value-type="float" office:value="-35.704193886945276">
            <text:p>-35.70419388694527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5.429261462228766">
            <text:p>-25.429261462228766</text:p>
          </table:table-cell>
          <table:table-cell office:value-type="float" office:value="-35.770293627393755">
            <text:p>-35.77029362739375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6.430484957875635">
            <text:p>-26.430484957875635</text:p>
          </table:table-cell>
          <table:table-cell office:value-type="float" office:value="-36.02265656061113">
            <text:p>-36.0226565606111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7.199009983194966">
            <text:p>-27.199009983194966</text:p>
          </table:table-cell>
          <table:table-cell office:value-type="float" office:value="-36.104590230228666">
            <text:p>-36.10459023022866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8.102799878239974">
            <text:p>-28.102799878239974</text:p>
          </table:table-cell>
          <table:table-cell office:value-type="float" office:value="-36.04692324226918">
            <text:p>-36.0469232422691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8.424582445862256">
            <text:p>-28.424582445862256</text:p>
          </table:table-cell>
          <table:table-cell office:value-type="float" office:value="-36.043685845945184">
            <text:p>-36.04368584594518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8.744860553067106">
            <text:p>-28.744860553067106</text:p>
          </table:table-cell>
          <table:table-cell office:value-type="float" office:value="-36.074933815572436">
            <text:p>-36.07493381557243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9.861255946337106">
            <text:p>-29.861255946337106</text:p>
          </table:table-cell>
          <table:table-cell office:value-type="float" office:value="-36.24470680934564">
            <text:p>-36.2447068093456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0.19861673804279">
            <text:p>-30.19861673804279</text:p>
          </table:table-cell>
          <table:table-cell office:value-type="float" office:value="-36.31605507765678">
            <text:p>-36.3160550776567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0.52556173409671">
            <text:p>-30.52556173409671</text:p>
          </table:table-cell>
          <table:table-cell office:value-type="float" office:value="-36.425644533018996">
            <text:p>-36.42564453301899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1.16760092243211">
            <text:p>-31.16760092243211</text:p>
          </table:table-cell>
          <table:table-cell office:value-type="float" office:value="-36.682771959081876">
            <text:p>-36.68277195908187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1.48183473498093">
            <text:p>-31.48183473498093</text:p>
          </table:table-cell>
          <table:table-cell office:value-type="float" office:value="-36.723910261212275">
            <text:p>-36.72391026121227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1.85803922526502">
            <text:p>-31.85803922526502</text:p>
          </table:table-cell>
          <table:table-cell office:value-type="float" office:value="-36.6966434838544">
            <text:p>-36.696643483854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2.33769902480235">
            <text:p>-32.33769902480235</text:p>
          </table:table-cell>
          <table:table-cell office:value-type="float" office:value="-36.53801382353182">
            <text:p>-36.5380138235318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2.514021690575255">
            <text:p>-32.514021690575255</text:p>
          </table:table-cell>
          <table:table-cell office:value-type="float" office:value="-36.247498223249245">
            <text:p>-36.24749822324924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2.95511891878665">
            <text:p>-32.95511891878665</text:p>
          </table:table-cell>
          <table:table-cell office:value-type="float" office:value="-35.385039178122376">
            <text:p>-35.38503917812237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3.128396356989896">
            <text:p>-33.128396356989896</text:p>
          </table:table-cell>
          <table:table-cell office:value-type="float" office:value="-35.089250614951396">
            <text:p>-35.08925061495139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3.334286677271194">
            <text:p>-33.334286677271194</text:p>
          </table:table-cell>
          <table:table-cell office:value-type="float" office:value="-34.815160993280855">
            <text:p>-34.81516099328085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3.57010150235378">
            <text:p>-33.57010150235378</text:p>
          </table:table-cell>
          <table:table-cell office:value-type="float" office:value="-34.56634919097979">
            <text:p>-34.56634919097979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4.14292377827114">
            <text:p>-34.14292377827114</text:p>
          </table:table-cell>
          <table:table-cell office:value-type="float" office:value="-34.027286711655854">
            <text:p>-34.02728671165585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4.30105334886326">
            <text:p>-34.30105334886326</text:p>
          </table:table-cell>
          <table:table-cell office:value-type="float" office:value="-33.80776383086941">
            <text:p>-33.8077638308694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4.447004614372986">
            <text:p>-34.447004614372986</text:p>
          </table:table-cell>
          <table:table-cell office:value-type="float" office:value="-33.41766425972175">
            <text:p>-33.4176642597217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4.58368981808907">
            <text:p>-34.58368981808907</text:p>
          </table:table-cell>
          <table:table-cell office:value-type="float" office:value="-32.657548580845145">
            <text:p>-32.65754858084514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4.66698699764905">
            <text:p>-34.66698699764905</text:p>
          </table:table-cell>
          <table:table-cell office:value-type="float" office:value="-32.31279096234827">
            <text:p>-32.3127909623482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4.790390038217296">
            <text:p>-34.790390038217296</text:p>
          </table:table-cell>
          <table:table-cell office:value-type="float" office:value="-31.980273406100785">
            <text:p>-31.98027340610078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5.20621160004">
            <text:p>-35.20621160004</text:p>
          </table:table-cell>
          <table:table-cell office:value-type="float" office:value="-31.035231914450684">
            <text:p>-31.03523191445068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5.318442554919145">
            <text:p>-35.318442554919145</text:p>
          </table:table-cell>
          <table:table-cell office:value-type="float" office:value="-30.806943198427554">
            <text:p>-30.80694319842755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5.44961033532131">
            <text:p>-35.44961033532131</text:p>
          </table:table-cell>
          <table:table-cell office:value-type="float" office:value="-30.588983251462647">
            <text:p>-30.58898325146264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6.037206901854105">
            <text:p>-36.037206901854105</text:p>
          </table:table-cell>
          <table:table-cell office:value-type="float" office:value="-29.70018907518215">
            <text:p>-29.7001890751821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6.16997668463822">
            <text:p>-36.16997668463822</text:p>
          </table:table-cell>
          <table:table-cell office:value-type="float" office:value="-29.515048694107424">
            <text:p>-29.51504869410742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6.77659578503774">
            <text:p>-36.77659578503774</text:p>
          </table:table-cell>
          <table:table-cell office:value-type="float" office:value="-28.733607357932335">
            <text:p>-28.73360735793233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7.36929840616514">
            <text:p>-37.36929840616514</text:p>
          </table:table-cell>
          <table:table-cell office:value-type="float" office:value="-27.93653539631958">
            <text:p>-27.9365353963195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7.426698873507185">
            <text:p>-37.426698873507185</text:p>
          </table:table-cell>
          <table:table-cell office:value-type="float" office:value="-27.86182212298764">
            <text:p>-27.8618221229876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8.05381010809288">
            <text:p>-38.05381010809288</text:p>
          </table:table-cell>
          <table:table-cell office:value-type="float" office:value="-27.07156785326104">
            <text:p>-27.0715678532610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8.27614393806828">
            <text:p>-38.27614393806828</text:p>
          </table:table-cell>
          <table:table-cell office:value-type="float" office:value="-26.821424385632476">
            <text:p>-26.82142438563247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8.52495604469688">
            <text:p>-38.52495604469688</text:p>
          </table:table-cell>
          <table:table-cell office:value-type="float" office:value="-26.5976016389247">
            <text:p>-26.597601638924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9.19322295222817">
            <text:p>-39.19322295222817</text:p>
          </table:table-cell>
          <table:table-cell office:value-type="float" office:value="-26.060763384131942">
            <text:p>-26.06076338413194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9.23249306714692">
            <text:p>-39.23249306714692</text:p>
          </table:table-cell>
          <table:table-cell office:value-type="float" office:value="-26.017079345888924">
            <text:p>-26.01707934588892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9.44279219682003">
            <text:p>-39.44279219682003</text:p>
          </table:table-cell>
          <table:table-cell office:value-type="float" office:value="-25.805344831807687">
            <text:p>-25.80534483180768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9.615286734649565">
            <text:p>-39.615286734649565</text:p>
          </table:table-cell>
          <table:table-cell office:value-type="float" office:value="-25.663186564703576">
            <text:p>-25.66318656470357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9.615286734649565">
            <text:p>-39.615286734649565</text:p>
          </table:table-cell>
          <table:table-cell office:value-type="float" office:value="-25.663186564703576">
            <text:p>-25.66318656470357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9.625813336532126">
            <text:p>-39.625813336532126</text:p>
          </table:table-cell>
          <table:table-cell office:value-type="float" office:value="-25.64235566901948">
            <text:p>-25.6423556690194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0.01290971828543">
            <text:p>-40.01290971828543</text:p>
          </table:table-cell>
          <table:table-cell office:value-type="float" office:value="-24.955082547422958">
            <text:p>-24.95508254742295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0.2022304364513">
            <text:p>-40.2022304364513</text:p>
          </table:table-cell>
          <table:table-cell office:value-type="float" office:value="-24.229934743341015">
            <text:p>-24.22993474334101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0.27625538754182">
            <text:p>-40.27625538754182</text:p>
          </table:table-cell>
          <table:table-cell office:value-type="float" office:value="-23.988480256993004">
            <text:p>-23.98848025699300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0.602637320485925">
            <text:p>-40.602637320485925</text:p>
          </table:table-cell>
          <table:table-cell office:value-type="float" office:value="-23.064593652385906">
            <text:p>-23.06459365238590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0.73365345403227">
            <text:p>-40.73365345403227</text:p>
          </table:table-cell>
          <table:table-cell office:value-type="float" office:value="-22.751397060514844">
            <text:p>-22.75139706051484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1.07897477990954">
            <text:p>-41.07897477990954</text:p>
          </table:table-cell>
          <table:table-cell office:value-type="float" office:value="-22.041628911885102">
            <text:p>-22.04162891188510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1.15966964182475">
            <text:p>-41.15966964182475</text:p>
          </table:table-cell>
          <table:table-cell office:value-type="float" office:value="-21.634064602276936">
            <text:p>-21.63406460227693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1.12456566593808">
            <text:p>-41.12456566593808</text:p>
          </table:table-cell>
          <table:table-cell office:value-type="float" office:value="-20.91030723789248">
            <text:p>-20.9103072378924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1.12268377966558">
            <text:p>-41.12268377966558</text:p>
          </table:table-cell>
          <table:table-cell office:value-type="float" office:value="-20.66576873641429">
            <text:p>-20.66576873641429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1.14072519860408">
            <text:p>-41.14072519860408</text:p>
          </table:table-cell>
          <table:table-cell office:value-type="float" office:value="-20.42188940681904">
            <text:p>-20.4218894068190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1.26863477430948">
            <text:p>-41.26863477430948</text:p>
          </table:table-cell>
          <table:table-cell office:value-type="float" office:value="-19.31075034309564">
            <text:p>-19.3107503430956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1.310877143944445">
            <text:p>-41.310877143944445</text:p>
          </table:table-cell>
          <table:table-cell office:value-type="float" office:value="-19.047439307119">
            <text:p>-19.047439307119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1.37633589940436">
            <text:p>-41.37633589940436</text:p>
          </table:table-cell>
          <table:table-cell office:value-type="float" office:value="-18.788919925267056">
            <text:p>-18.78891992526705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1.464493792007914">
            <text:p>-41.464493792007914</text:p>
          </table:table-cell>
          <table:table-cell office:value-type="float" office:value="-18.537234992402233">
            <text:p>-18.53723499240223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1.90319444992792">
            <text:p>-41.90319444992792</text:p>
          </table:table-cell>
          <table:table-cell office:value-type="float" office:value="-17.443246577548432">
            <text:p>-17.44324657754843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2.02251680265161">
            <text:p>-42.02251680265161</text:p>
          </table:table-cell>
          <table:table-cell office:value-type="float" office:value="-17.182510095182494">
            <text:p>-17.18251009518249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2.518191884667786">
            <text:p>-42.518191884667786</text:p>
          </table:table-cell>
          <table:table-cell office:value-type="float" office:value="-16.223380007941124">
            <text:p>-16.22338000794112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2.82240311647327">
            <text:p>-42.82240311647327</text:p>
          </table:table-cell>
          <table:table-cell office:value-type="float" office:value="-15.507002803358">
            <text:p>-15.50700280335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2.96820371935338">
            <text:p>-42.96820371935338</text:p>
          </table:table-cell>
          <table:table-cell office:value-type="float" office:value="-14.77057544982877">
            <text:p>-14.7705754498287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3.066161202927226">
            <text:p>-43.066161202927226</text:p>
          </table:table-cell>
          <table:table-cell office:value-type="float" office:value="-14.401151286991654">
            <text:p>-14.40115128699165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3.40611733939571">
            <text:p>-43.40611733939571</text:p>
          </table:table-cell>
          <table:table-cell office:value-type="float" office:value="-13.385309810121726">
            <text:p>-13.38530981012172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3.56769343248618">
            <text:p>-43.56769343248618</text:p>
          </table:table-cell>
          <table:table-cell office:value-type="float" office:value="-12.730648939518503">
            <text:p>-12.73064893951850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3.5546305441428">
            <text:p>-43.5546305441428</text:p>
          </table:table-cell>
          <table:table-cell office:value-type="float" office:value="-12.109435914682757">
            <text:p>-12.10943591468275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3.55903405773273">
            <text:p>-43.55903405773273</text:p>
          </table:table-cell>
          <table:table-cell office:value-type="float" office:value="-11.872085247077651">
            <text:p>-11.87208524707765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3.582190756473146">
            <text:p>-43.582190756473146</text:p>
          </table:table-cell>
          <table:table-cell office:value-type="float" office:value="-11.635825860707559">
            <text:p>-11.635825860707559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3.71952754738405">
            <text:p>-43.71952754738405</text:p>
          </table:table-cell>
          <table:table-cell office:value-type="float" office:value="-10.641685498340559">
            <text:p>-10.641685498340559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3.783383737241905">
            <text:p>-43.783383737241905</text:p>
          </table:table-cell>
          <table:table-cell office:value-type="float" office:value="-10.314663144211735">
            <text:p>-10.31466314421173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3.88311114101232">
            <text:p>-43.88311114101232</text:p>
          </table:table-cell>
          <table:table-cell office:value-type="float" office:value="-9.99673913124585">
            <text:p>-9.9967391312458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4.10147541711561">
            <text:p>-44.10147541711561</text:p>
          </table:table-cell>
          <table:table-cell office:value-type="float" office:value="-9.415766090516561">
            <text:p>-9.41576609051656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4.13825983844398">
            <text:p>-44.13825983844398</text:p>
          </table:table-cell>
          <table:table-cell office:value-type="float" office:value="-8.99476007239074">
            <text:p>-8.9947600723907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4.01823032476118">
            <text:p>-44.01823032476118</text:p>
          </table:table-cell>
          <table:table-cell office:value-type="float" office:value="-8.165066357115712">
            <text:p>-8.16506635711571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3.98988875985327">
            <text:p>-43.98988875985327</text:p>
          </table:table-cell>
          <table:table-cell office:value-type="float" office:value="-7.859615248044447">
            <text:p>-7.85961524804444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3.992888228865496">
            <text:p>-43.992888228865496</text:p>
          </table:table-cell>
          <table:table-cell office:value-type="float" office:value="-7.552866772058111">
            <text:p>-7.55286677205811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4.02719736947504">
            <text:p>-44.02719736947504</text:p>
          </table:table-cell>
          <table:table-cell office:value-type="float" office:value="-7.248028278417741">
            <text:p>-7.24802827841774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4.20463662375295">
            <text:p>-44.20463662375295</text:p>
          </table:table-cell>
          <table:table-cell office:value-type="float" office:value="-6.170625439017718">
            <text:p>-6.17062543901771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4.25967841991829">
            <text:p>-44.25967841991829</text:p>
          </table:table-cell>
          <table:table-cell office:value-type="float" office:value="-5.677961266033812">
            <text:p>-5.67796126603381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4.160032494822026">
            <text:p>-44.160032494822026</text:p>
          </table:table-cell>
          <table:table-cell office:value-type="float" office:value="-5.3413674520164705">
            <text:p>-5.341367452016470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3.85235175996852">
            <text:p>-43.85235175996852</text:p>
          </table:table-cell>
          <table:table-cell office:value-type="float" office:value="-4.674498023685518">
            <text:p>-4.67449802368551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3.46984434969268">
            <text:p>-43.46984434969268</text:p>
          </table:table-cell>
          <table:table-cell office:value-type="float" office:value="-4.079256245555355">
            <text:p>-4.07925624555535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2.97403573417718">
            <text:p>-42.97403573417718</text:p>
          </table:table-cell>
          <table:table-cell office:value-type="float" office:value="-3.4478673790546037">
            <text:p>-3.447867379054603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2.51678646528827">
            <text:p>-42.51678646528827</text:p>
          </table:table-cell>
          <table:table-cell office:value-type="float" office:value="-3.025469025619274">
            <text:p>-3.02546902561927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1.69727562086357">
            <text:p>-41.69727562086357</text:p>
          </table:table-cell>
          <table:table-cell office:value-type="float" office:value="-2.4138363261676123">
            <text:p>-2.413836326167612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0.78722317875789">
            <text:p>-40.78722317875789</text:p>
          </table:table-cell>
          <table:table-cell office:value-type="float" office:value="-1.745429973888316">
            <text:p>-1.74542997388831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0.52639353745649">
            <text:p>-40.52639353745649</text:p>
          </table:table-cell>
          <table:table-cell office:value-type="float" office:value="-1.5302116582094227">
            <text:p>-1.530211658209422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40.291441629761295">
            <text:p>-40.291441629761295</text:p>
          </table:table-cell>
          <table:table-cell office:value-type="float" office:value="-1.2870067523060544">
            <text:p>-1.287006752306054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9.56087595003599">
            <text:p>-39.56087595003599</text:p>
          </table:table-cell>
          <table:table-cell office:value-type="float" office:value="-0.44004928574098634">
            <text:p>-0.4400492857409863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9.42514482941006">
            <text:p>-39.42514482941006</text:p>
          </table:table-cell>
          <table:table-cell office:value-type="float" office:value="-0.27067242643977796">
            <text:p>-0.2706724264397779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8.737406227709656">
            <text:p>-38.737406227709656</text:p>
          </table:table-cell>
          <table:table-cell office:value-type="float" office:value="0.6542213113308419">
            <text:p>0.6542213113308419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8.669166555722335">
            <text:p>-38.669166555722335</text:p>
          </table:table-cell>
          <table:table-cell office:value-type="float" office:value="0.7498470795888621">
            <text:p>0.749847079588862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8.039450331452436">
            <text:p>-38.039450331452436</text:p>
          </table:table-cell>
          <table:table-cell office:value-type="float" office:value="1.669861894993872">
            <text:p>1.66986189499387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7.87947978375675">
            <text:p>-37.87947978375675</text:p>
          </table:table-cell>
          <table:table-cell office:value-type="float" office:value="1.9312979987114383">
            <text:p>1.931297998711438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7.74701888000065">
            <text:p>-37.74701888000065</text:p>
          </table:table-cell>
          <table:table-cell office:value-type="float" office:value="2.207691778368643">
            <text:p>2.20769177836864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7.30550907845545">
            <text:p>-37.30550907845545</text:p>
          </table:table-cell>
          <table:table-cell office:value-type="float" office:value="3.2643024445840627">
            <text:p>3.264302444584062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7.206325237779936">
            <text:p>-37.206325237779936</text:p>
          </table:table-cell>
          <table:table-cell office:value-type="float" office:value="3.5383955984043114">
            <text:p>3.538395598404311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7.134209626355876">
            <text:p>-37.134209626355876</text:p>
          </table:table-cell>
          <table:table-cell office:value-type="float" office:value="3.8208205084445024">
            <text:p>3.820820508444502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6.9048140092342">
            <text:p>-36.9048140092342</text:p>
          </table:table-cell>
          <table:table-cell office:value-type="float" office:value="4.944371874456318">
            <text:p>4.94437187445631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6.66588580763844">
            <text:p>-36.66588580763844</text:p>
          </table:table-cell>
          <table:table-cell office:value-type="float" office:value="6.048059049308986">
            <text:p>6.04805904930898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6.486431124940744">
            <text:p>-36.486431124940744</text:p>
          </table:table-cell>
          <table:table-cell office:value-type="float" office:value="6.796973758032868">
            <text:p>6.79697375803286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6.2519472215567">
            <text:p>-36.2519472215567</text:p>
          </table:table-cell>
          <table:table-cell office:value-type="float" office:value="7.254074395407093">
            <text:p>7.25407439540709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5.849463392602644">
            <text:p>-35.849463392602644</text:p>
          </table:table-cell>
          <table:table-cell office:value-type="float" office:value="7.7619977723790035">
            <text:p>7.761997772379003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5.37087760324716">
            <text:p>-35.37087760324716</text:p>
          </table:table-cell>
          <table:table-cell office:value-type="float" office:value="8.210856807884973">
            <text:p>8.21085680788497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4.775358243254956">
            <text:p>-34.775358243254956</text:p>
          </table:table-cell>
          <table:table-cell office:value-type="float" office:value="8.604376528877866">
            <text:p>8.60437652887786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4.16045179098462">
            <text:p>-34.16045179098462</text:p>
          </table:table-cell>
          <table:table-cell office:value-type="float" office:value="8.918833497170496">
            <text:p>8.91883349717049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3.43605134889836">
            <text:p>-33.43605134889836</text:p>
          </table:table-cell>
          <table:table-cell office:value-type="float" office:value="9.200329833170244">
            <text:p>9.20032983317024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2.667586976039686">
            <text:p>-32.667586976039686</text:p>
          </table:table-cell>
          <table:table-cell office:value-type="float" office:value="9.363744924561852">
            <text:p>9.36374492456185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1.64730561610342">
            <text:p>-31.64730561610342</text:p>
          </table:table-cell>
          <table:table-cell office:value-type="float" office:value="9.472922852131362">
            <text:p>9.47292285213136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1.409615695618587">
            <text:p>-31.409615695618587</text:p>
          </table:table-cell>
          <table:table-cell office:value-type="float" office:value="9.50803397373085">
            <text:p>9.5080339737308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30.262928268432187">
            <text:p>-30.262928268432187</text:p>
          </table:table-cell>
          <table:table-cell office:value-type="float" office:value="9.72465879806105">
            <text:p>9.7246587980610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9.841778124675393">
            <text:p>-29.841778124675393</text:p>
          </table:table-cell>
          <table:table-cell office:value-type="float" office:value="9.83642257080215">
            <text:p>9.8364225708021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8.743639479384093">
            <text:p>-28.743639479384093</text:p>
          </table:table-cell>
          <table:table-cell office:value-type="float" office:value="10.215120828531546">
            <text:p>10.21512082853154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8.609240667169576">
            <text:p>-28.609240667169576</text:p>
          </table:table-cell>
          <table:table-cell office:value-type="float" office:value="10.265093647676448">
            <text:p>10.26509364767644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7.575352159069478">
            <text:p>-27.575352159069478</text:p>
          </table:table-cell>
          <table:table-cell office:value-type="float" office:value="10.677903383771849">
            <text:p>10.677903383771849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7.522573731662114">
            <text:p>-27.522573731662114</text:p>
          </table:table-cell>
          <table:table-cell office:value-type="float" office:value="10.699560763774304">
            <text:p>10.69956076377430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6.68190509368334">
            <text:p>-26.68190509368334</text:p>
          </table:table-cell>
          <table:table-cell office:value-type="float" office:value="11.053901365229075">
            <text:p>11.05390136522907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6.098844716532447">
            <text:p>-26.098844716532447</text:p>
          </table:table-cell>
          <table:table-cell office:value-type="float" office:value="11.20943337050851">
            <text:p>11.2094333705085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5.453687478290387">
            <text:p>-25.453687478290387</text:p>
          </table:table-cell>
          <table:table-cell office:value-type="float" office:value="11.215127870151212">
            <text:p>11.21512787015121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5.156009565122755">
            <text:p>-25.156009565122755</text:p>
          </table:table-cell>
          <table:table-cell office:value-type="float" office:value="11.232575336085167">
            <text:p>11.23257533608516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4.147939253148053">
            <text:p>-24.147939253148053</text:p>
          </table:table-cell>
          <table:table-cell office:value-type="float" office:value="11.342140989923369">
            <text:p>11.342140989923369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3.750208806329375">
            <text:p>-23.750208806329375</text:p>
          </table:table-cell>
          <table:table-cell office:value-type="float" office:value="11.41272514889463">
            <text:p>11.4127251488946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2.614043475211577">
            <text:p>-22.614043475211577</text:p>
          </table:table-cell>
          <table:table-cell office:value-type="float" office:value="11.694395722993427">
            <text:p>11.69439572299342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2.32540045567306">
            <text:p>-22.32540045567306</text:p>
          </table:table-cell>
          <table:table-cell office:value-type="float" office:value="11.781565094113066">
            <text:p>11.78156509411306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1.270338147580457">
            <text:p>-21.270338147580457</text:p>
          </table:table-cell>
          <table:table-cell office:value-type="float" office:value="12.159013597041167">
            <text:p>12.15901359704116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1.25334775476327">
            <text:p>-21.25334775476327</text:p>
          </table:table-cell>
          <table:table-cell office:value-type="float" office:value="12.165149672576401">
            <text:p>12.16514967257640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0.17227796505277">
            <text:p>-20.17227796505277</text:p>
          </table:table-cell>
          <table:table-cell office:value-type="float" office:value="12.559261089810303">
            <text:p>12.55926108981030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20.048931888406067">
            <text:p>-20.048931888406067</text:p>
          </table:table-cell>
          <table:table-cell office:value-type="float" office:value="12.607336713919453">
            <text:p>12.60733671391945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9.16023070071532">
            <text:p>-19.16023070071532</text:p>
          </table:table-cell>
          <table:table-cell office:value-type="float" office:value="12.976507351734128">
            <text:p>12.97650735173412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8.676487617835907">
            <text:p>-18.676487617835907</text:p>
          </table:table-cell>
          <table:table-cell office:value-type="float" office:value="13.099299968092161">
            <text:p>13.099299968092161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7.935205224372943">
            <text:p>-17.935205224372943</text:p>
          </table:table-cell>
          <table:table-cell office:value-type="float" office:value="13.1355908627966">
            <text:p>13.135590862796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7.713329493763457">
            <text:p>-17.713329493763457</text:p>
          </table:table-cell>
          <table:table-cell office:value-type="float" office:value="13.154728963660286">
            <text:p>13.15472896366028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6.713701309167355">
            <text:p>-16.713701309167355</text:p>
          </table:table-cell>
          <table:table-cell office:value-type="float" office:value="13.278477676833283">
            <text:p>13.27847767683328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6.29315920698505">
            <text:p>-16.29315920698505</text:p>
          </table:table-cell>
          <table:table-cell office:value-type="float" office:value="13.361394126924086">
            <text:p>13.36139412692408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5.50012424769979">
            <text:p>-15.50012424769979</text:p>
          </table:table-cell>
          <table:table-cell office:value-type="float" office:value="13.577605931100706">
            <text:p>13.57760593110070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5.280254228341269">
            <text:p>-15.280254228341269</text:p>
          </table:table-cell>
          <table:table-cell office:value-type="float" office:value="13.583490864301547">
            <text:p>13.583490864301547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4.685020252990965">
            <text:p>-14.685020252990965</text:p>
          </table:table-cell>
          <table:table-cell office:value-type="float" office:value="13.433901954675672">
            <text:p>13.43390195467567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4.401039542663675">
            <text:p>-14.401039542663675</text:p>
          </table:table-cell>
          <table:table-cell office:value-type="float" office:value="13.376950618917878">
            <text:p>13.37695061891787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4.112890357660302">
            <text:p>-14.112890357660302</text:p>
          </table:table-cell>
          <table:table-cell office:value-type="float" office:value="13.347649669027465">
            <text:p>13.347649669027465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3.085073371460803">
            <text:p>-13.085073371460803</text:p>
          </table:table-cell>
          <table:table-cell office:value-type="float" office:value="13.293075737296164">
            <text:p>13.29307573729616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2.810774350864207">
            <text:p>-12.810774350864207</text:p>
          </table:table-cell>
          <table:table-cell office:value-type="float" office:value="13.291069628291144">
            <text:p>13.291069628291144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2.537438723091492">
            <text:p>-12.537438723091492</text:p>
          </table:table-cell>
          <table:table-cell office:value-type="float" office:value="13.314126335855036">
            <text:p>13.31412633585503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1.513589001209892">
            <text:p>-11.513589001209892</text:p>
          </table:table-cell>
          <table:table-cell office:value-type="float" office:value="13.447864601227838">
            <text:p>13.447864601227838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1.261095193607463">
            <text:p>-11.261095193607463</text:p>
          </table:table-cell>
          <table:table-cell office:value-type="float" office:value="13.491887619415616">
            <text:p>13.491887619415616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11.020655688583982">
            <text:p>-11.020655688583982</text:p>
          </table:table-cell>
          <table:table-cell office:value-type="float" office:value="13.544481275299912">
            <text:p>13.54448127529991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8.10340321152805">
            <text:p>-8.10340321152805</text:p>
          </table:table-cell>
          <table:table-cell office:value-type="float" office:value="12.336078479552572">
            <text:p>12.336078479552572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8.017307188852554">
            <text:p>-8.017307188852554</text:p>
          </table:table-cell>
          <table:table-cell office:value-type="float" office:value="12.24320402827453">
            <text:p>12.24320402827453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-7.965860026114005">
            <text:p>-7.965860026114005</text:p>
          </table:table-cell>
          <table:table-cell office:value-type="float" office:value="12.142597985567782">
            <text:p>12.14259798556778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6.918589738945384">
            <text:p>-6.918589738945384</text:p>
          </table:table-cell>
          <table:table-cell office:value-type="float" office:value="11.798579444599063">
            <text:p>11.79857944459906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6.883714192084696">
            <text:p>-6.883714192084696</text:p>
          </table:table-cell>
          <table:table-cell office:value-type="float" office:value="10.810727802530083">
            <text:p>10.8107278025300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6.866505906582842">
            <text:p>-6.866505906582842</text:p>
          </table:table-cell>
          <table:table-cell office:value-type="float" office:value="10.610232635587462">
            <text:p>10.61023263558746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6.829237218827979">
            <text:p>-6.829237218827979</text:p>
          </table:table-cell>
          <table:table-cell office:value-type="float" office:value="10.412481574982735">
            <text:p>10.4124815749827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6.772285422452733">
            <text:p>-6.772285422452733</text:p>
          </table:table-cell>
          <table:table-cell office:value-type="float" office:value="10.219476575185073">
            <text:p>10.21947657518507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6.433756299304229">
            <text:p>-6.433756299304229</text:p>
          </table:table-cell>
          <table:table-cell office:value-type="float" office:value="9.25408033635662">
            <text:p>9.2540803363566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6.108439520474536">
            <text:p>-6.108439520474536</text:p>
          </table:table-cell>
          <table:table-cell office:value-type="float" office:value="8.275716839653922">
            <text:p>8.27571683965392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6.018727135299407">
            <text:p>-6.018727135299407</text:p>
          </table:table-cell>
          <table:table-cell office:value-type="float" office:value="8.051960553428627">
            <text:p>8.05196055342862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5.9027449157265215">
            <text:p>-5.9027449157265215</text:p>
          </table:table-cell>
          <table:table-cell office:value-type="float" office:value="7.840623589264536">
            <text:p>7.84062358926453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5.6292072290721125">
            <text:p>-5.6292072290721125</text:p>
          </table:table-cell>
          <table:table-cell office:value-type="float" office:value="7.406476026550504">
            <text:p>7.40647602655050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5.647478125624912">
            <text:p>-5.647478125624912</text:p>
          </table:table-cell>
          <table:table-cell office:value-type="float" office:value="6.939010973522013">
            <text:p>6.9390109735220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5.646931695690111">
            <text:p>-5.646931695690111</text:p>
          </table:table-cell>
          <table:table-cell office:value-type="float" office:value="6.769878538460191">
            <text:p>6.76987853846019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5.6320970464285445">
            <text:p>-5.6320970464285445</text:p>
          </table:table-cell>
          <table:table-cell office:value-type="float" office:value="6.601397048803608">
            <text:p>6.60139704880360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5.603080268128042">
            <text:p>-5.603080268128042</text:p>
          </table:table-cell>
          <table:table-cell office:value-type="float" office:value="6.4347714032604495">
            <text:p>6.434771403260449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5.368935955099962">
            <text:p>-5.368935955099962</text:p>
          </table:table-cell>
          <table:table-cell office:value-type="float" office:value="5.3610690027102">
            <text:p>5.361069002710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5.35045187634812">
            <text:p>-5.35045187634812</text:p>
          </table:table-cell>
          <table:table-cell office:value-type="float" office:value="5.283727203084379">
            <text:p>5.28372720308437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5.087251329267629">
            <text:p>-5.087251329267629</text:p>
          </table:table-cell>
          <table:table-cell office:value-type="float" office:value="4.271853596491969">
            <text:p>4.27185359649196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5.0204025438368705">
            <text:p>-5.0204025438368705</text:p>
          </table:table-cell>
          <table:table-cell office:value-type="float" office:value="4.062724919417705">
            <text:p>4.06272491941770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.635516863010418">
            <text:p>-4.635516863010418</text:p>
          </table:table-cell>
          <table:table-cell office:value-type="float" office:value="3.0533886941613533">
            <text:p>3.05338869416135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.260572224148675">
            <text:p>-4.260572224148675</text:p>
          </table:table-cell>
          <table:table-cell office:value-type="float" office:value="2.0235194913795578">
            <text:p>2.023519491379557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.254132856395904">
            <text:p>-4.254132856395904</text:p>
          </table:table-cell>
          <table:table-cell office:value-type="float" office:value="2.0060847644906445">
            <text:p>2.006084764490644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.858517136089374">
            <text:p>-3.858517136089374</text:p>
          </table:table-cell>
          <table:table-cell office:value-type="float" office:value="0.9500701698686947">
            <text:p>0.950070169868694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.841868895993464">
            <text:p>-3.841868895993464</text:p>
          </table:table-cell>
          <table:table-cell office:value-type="float" office:value="0.9071418719497829">
            <text:p>0.907141871949782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.441895522249764">
            <text:p>-3.441895522249764</text:p>
          </table:table-cell>
          <table:table-cell office:value-type="float" office:value="-0.09000595732207217">
            <text:p>-0.0900059573220721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.3676742932825183">
            <text:p>-3.3676742932825183</text:p>
          </table:table-cell>
          <table:table-cell office:value-type="float" office:value="-0.2534119504475587">
            <text:p>-0.253411950447558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.8921554457088834">
            <text:p>-2.8921554457088834</text:p>
          </table:table-cell>
          <table:table-cell office:value-type="float" office:value="-1.1866778527026558">
            <text:p>-1.18667785270265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.5395464846704274">
            <text:p>-2.5395464846704274</text:p>
          </table:table-cell>
          <table:table-cell office:value-type="float" office:value="-1.909949050557587">
            <text:p>-1.90994905055758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.3870214259535674">
            <text:p>-2.3870214259535674</text:p>
          </table:table-cell>
          <table:table-cell office:value-type="float" office:value="-2.7526603203502185">
            <text:p>-2.752660320350218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.2080170289159216">
            <text:p>-2.2080170289159216</text:p>
          </table:table-cell>
          <table:table-cell office:value-type="float" office:value="-3.8257641340480757">
            <text:p>-3.825764134048075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.1645888762447245">
            <text:p>-2.1645888762447245</text:p>
          </table:table-cell>
          <table:table-cell office:value-type="float" office:value="-4.023709270221405">
            <text:p>-4.02370927022140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.101352322683239">
            <text:p>-2.101352322683239</text:p>
          </table:table-cell>
          <table:table-cell office:value-type="float" office:value="-4.21624347412496">
            <text:p>-4.21624347412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.7084172882135382">
            <text:p>-1.7084172882135382</text:p>
          </table:table-cell>
          <table:table-cell office:value-type="float" office:value="-5.23527586677581">
            <text:p>-5.2352758667758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.6380766573804517">
            <text:p>-1.6380766573804517</text:p>
          </table:table-cell>
          <table:table-cell office:value-type="float" office:value="-5.396251704960192">
            <text:p>-5.39625170496019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.1432239238149569">
            <text:p>-1.1432239238149569</text:p>
          </table:table-cell>
          <table:table-cell office:value-type="float" office:value="-6.405447338192782">
            <text:p>-6.40544733819278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.1204540078824432">
            <text:p>-1.1204540078824432</text:p>
          </table:table-cell>
          <table:table-cell office:value-type="float" office:value="-6.450440066759857">
            <text:p>-6.45044006675985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0.6873266392912585">
            <text:p>-0.6873266392912585</text:p>
          </table:table-cell>
          <table:table-cell office:value-type="float" office:value="-7.280157053749246">
            <text:p>-7.28015705374924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0.4670472472364187">
            <text:p>-0.4670472472364187</text:p>
          </table:table-cell>
          <table:table-cell office:value-type="float" office:value="-7.958898388095754">
            <text:p>-7.95889838809575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0.36525788441231954">
            <text:p>-0.36525788441231954</text:p>
          </table:table-cell>
          <table:table-cell office:value-type="float" office:value="-8.793828075997865">
            <text:p>-8.79382807599786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0.33262154470210437">
            <text:p>-0.33262154470210437</text:p>
          </table:table-cell>
          <table:table-cell office:value-type="float" office:value="-8.984345473021559">
            <text:p>-8.98434547302155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0.2817463389705268">
            <text:p>-0.2817463389705268</text:p>
          </table:table-cell>
          <table:table-cell office:value-type="float" office:value="-9.17082261017283">
            <text:p>-9.170822610172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6089711656011887">
            <text:p>0.06089711656011887</text:p>
          </table:table-cell>
          <table:table-cell office:value-type="float" office:value="-10.223494917338373">
            <text:p>-10.22349491733837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31694389066363843">
            <text:p>0.31694389066363843</text:p>
          </table:table-cell>
          <table:table-cell office:value-type="float" office:value="-11.021278662149896">
            <text:p>-11.0212786621498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3511226725848531">
            <text:p>0.3511226725848531</text:p>
          </table:table-cell>
          <table:table-cell office:value-type="float" office:value="-11.850778504361704">
            <text:p>-11.85077850436170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37067780891292434">
            <text:p>0.37067780891292434</text:p>
          </table:table-cell>
          <table:table-cell office:value-type="float" office:value="-12.05921747325182">
            <text:p>-12.0592174732518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5294393943934543">
            <text:p>0.5294393943934543</text:p>
          </table:table-cell>
          <table:table-cell office:value-type="float" office:value="-13.13959547201372">
            <text:p>-13.1395954720137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5709442546445327">
            <text:p>0.5709442546445327</text:p>
          </table:table-cell>
          <table:table-cell office:value-type="float" office:value="-13.345893838325054">
            <text:p>-13.34589383832505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6338952187371294">
            <text:p>0.6338952187371294</text:p>
          </table:table-cell>
          <table:table-cell office:value-type="float" office:value="-13.546689369866469">
            <text:p>-13.54668936986646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130077409832463">
            <text:p>1.0130077409832463</text:p>
          </table:table-cell>
          <table:table-cell office:value-type="float" office:value="-14.564883181042852">
            <text:p>-14.56488318104285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2996180467200151">
            <text:p>1.2996180467200151</text:p>
          </table:table-cell>
          <table:table-cell office:value-type="float" office:value="-15.339345320543927">
            <text:p>-15.33934532054392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3552858626214774">
            <text:p>1.3552858626214774</text:p>
          </table:table-cell>
          <table:table-cell office:value-type="float" office:value="-16.104557209537226">
            <text:p>-16.10455720953722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376023491133382">
            <text:p>1.376023491133382</text:p>
          </table:table-cell>
          <table:table-cell office:value-type="float" office:value="-17.15655586878789">
            <text:p>-17.1565558687878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3854680969873014">
            <text:p>1.3854680969873014</text:p>
          </table:table-cell>
          <table:table-cell office:value-type="float" office:value="-17.315218178353543">
            <text:p>-17.31521817835354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4074820642736934">
            <text:p>1.4074820642736934</text:p>
          </table:table-cell>
          <table:table-cell office:value-type="float" office:value="-17.472629468611757">
            <text:p>-17.47262946861175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5993017120664232">
            <text:p>1.5993017120664232</text:p>
          </table:table-cell>
          <table:table-cell office:value-type="float" office:value="-18.534626132532356">
            <text:p>-18.53462613253235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6202145032562043">
            <text:p>1.6202145032562043</text:p>
          </table:table-cell>
          <table:table-cell office:value-type="float" office:value="-18.63548545979363">
            <text:p>-18.6354854597936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8107048529316085">
            <text:p>1.8107048529316085</text:p>
          </table:table-cell>
          <table:table-cell office:value-type="float" office:value="-19.44830473970838">
            <text:p>-19.4483047397083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7873142678515994">
            <text:p>1.7873142678515994</text:p>
          </table:table-cell>
          <table:table-cell office:value-type="float" office:value="-20.140225073735486">
            <text:p>-20.14022507373548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6125896150993495">
            <text:p>1.6125896150993495</text:p>
          </table:table-cell>
          <table:table-cell office:value-type="float" office:value="-21.086553747050544">
            <text:p>-21.08655374705054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589136526524272">
            <text:p>1.589136526524272</text:p>
          </table:table-cell>
          <table:table-cell office:value-type="float" office:value="-21.25204640563581">
            <text:p>-21.2520464056358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5795839995679744">
            <text:p>1.5795839995679744</text:p>
          </table:table-cell>
          <table:table-cell office:value-type="float" office:value="-21.418919461094376">
            <text:p>-21.4189194610943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562729170878734">
            <text:p>1.562729170878734</text:p>
          </table:table-cell>
          <table:table-cell office:value-type="float" office:value="-22.514502170742073">
            <text:p>-22.51450217074207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5677664225656018">
            <text:p>1.5677664225656018</text:p>
          </table:table-cell>
          <table:table-cell office:value-type="float" office:value="-22.690414528774294">
            <text:p>-22.6904145287742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5882481062807539">
            <text:p>1.5882481062807539</text:p>
          </table:table-cell>
          <table:table-cell office:value-type="float" office:value="-22.865203064568853">
            <text:p>-22.86520306456885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763548142488524">
            <text:p>1.763548142488524</text:p>
          </table:table-cell>
          <table:table-cell office:value-type="float" office:value="-23.946935975626655">
            <text:p>-23.94693597562665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781700414566568">
            <text:p>1.781700414566568</text:p>
          </table:table-cell>
          <table:table-cell office:value-type="float" office:value="-24.043777632802623">
            <text:p>-24.04377763280262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.0194401318450206">
            <text:p>2.0194401318450206</text:p>
          </table:table-cell>
          <table:table-cell office:value-type="float" office:value="-25.159578767415805">
            <text:p>-25.15957876741580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.1868066957972303">
            <text:p>2.1868066957972303</text:p>
          </table:table-cell>
          <table:table-cell office:value-type="float" office:value="-25.99637076228732">
            <text:p>-25.9963707622873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.160375246465828">
            <text:p>2.160375246465828</text:p>
          </table:table-cell>
          <table:table-cell office:value-type="float" office:value="-26.625649386573414">
            <text:p>-26.62564938657341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9312686054556305">
            <text:p>1.9312686054556305</text:p>
          </table:table-cell>
          <table:table-cell office:value-type="float" office:value="-27.466679449642076">
            <text:p>-27.4666794496420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87707209954314">
            <text:p>1.87707209954314</text:p>
          </table:table-cell>
          <table:table-cell office:value-type="float" office:value="-27.738919390092722">
            <text:p>-27.73891939009272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7656629472376524">
            <text:p>1.7656629472376524</text:p>
          </table:table-cell>
          <table:table-cell office:value-type="float" office:value="-28.61104790322399">
            <text:p>-28.6110479032239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6607715939364407">
            <text:p>1.6607715939364407</text:p>
          </table:table-cell>
          <table:table-cell office:value-type="float" office:value="-28.888590128871876">
            <text:p>-28.8885901288718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2963933836540298">
            <text:p>1.2963933836540298</text:p>
          </table:table-cell>
          <table:table-cell office:value-type="float" office:value="-29.17078786110006">
            <text:p>-29.1707878611000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4878628547532926">
            <text:p>0.4878628547532926</text:p>
          </table:table-cell>
          <table:table-cell office:value-type="float" office:value="-29.682875264653433">
            <text:p>-29.6828752646534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0.33464283723019983">
            <text:p>-0.33464283723019983</text:p>
          </table:table-cell>
          <table:table-cell office:value-type="float" office:value="-30.16230673857283">
            <text:p>-30.162306738572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0.893064267859202">
            <text:p>-0.893064267859202</text:p>
          </table:table-cell>
          <table:table-cell office:value-type="float" office:value="-30.355813628285716">
            <text:p>-30.35581362828571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.6684927769801943">
            <text:p>-1.6684927769801943</text:p>
          </table:table-cell>
          <table:table-cell office:value-type="float" office:value="-30.331103031187833">
            <text:p>-30.3311030311878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.8755092002631275">
            <text:p>-1.8755092002631275</text:p>
          </table:table-cell>
          <table:table-cell office:value-type="float" office:value="-30.335229682358907">
            <text:p>-30.33522968235890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.080989546721097">
            <text:p>-2.080989546721097</text:p>
          </table:table-cell>
          <table:table-cell office:value-type="float" office:value="-30.360737641474817">
            <text:p>-30.36073764147481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.2827314354273587">
            <text:p>-2.2827314354273587</text:p>
          </table:table-cell>
          <table:table-cell office:value-type="float" office:value="-30.407353508944777">
            <text:p>-30.40735350894477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.3751585074261885">
            <text:p>-3.3751585074261885</text:p>
          </table:table-cell>
          <table:table-cell office:value-type="float" office:value="-30.720148322830976">
            <text:p>-30.7201483228309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.5336598391773">
            <text:p>-3.5336598391773</text:p>
          </table:table-cell>
          <table:table-cell office:value-type="float" office:value="-30.772785596588758">
            <text:p>-30.7727855965887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.6872168068346536">
            <text:p>-3.6872168068346536</text:p>
          </table:table-cell>
          <table:table-cell office:value-type="float" office:value="-30.83846369369431">
            <text:p>-30.8384636936943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.8347586056547343">
            <text:p>-3.8347586056547343</text:p>
          </table:table-cell>
          <table:table-cell office:value-type="float" office:value="-30.916724618532076">
            <text:p>-30.9167246185320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.825433953977575">
            <text:p>-4.825433953977575</text:p>
          </table:table-cell>
          <table:table-cell office:value-type="float" office:value="-31.496461576789972">
            <text:p>-31.49646157678997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.928053450579869">
            <text:p>-4.928053450579869</text:p>
          </table:table-cell>
          <table:table-cell office:value-type="float" office:value="-31.56076181149726">
            <text:p>-31.5607618114972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5.738745015178414">
            <text:p>-5.738745015178414</text:p>
          </table:table-cell>
          <table:table-cell office:value-type="float" office:value="-32.10358930091155">
            <text:p>-32.1035893009115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6.389587890949768">
            <text:p>-6.389587890949768</text:p>
          </table:table-cell>
          <table:table-cell office:value-type="float" office:value="-32.410194208674525">
            <text:p>-32.41019420867452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7.300465624233864">
            <text:p>-7.300465624233864</text:p>
          </table:table-cell>
          <table:table-cell office:value-type="float" office:value="-32.625138947551655">
            <text:p>-32.62513894755165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7.45283602059976">
            <text:p>-7.45283602059976</text:p>
          </table:table-cell>
          <table:table-cell office:value-type="float" office:value="-32.66751957147193">
            <text:p>-32.6675195714719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7.60138129144291">
            <text:p>-7.60138129144291</text:p>
          </table:table-cell>
          <table:table-cell office:value-type="float" office:value="-32.72180730012866">
            <text:p>-32.7218073001286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8.653914003207701">
            <text:p>-8.653914003207701</text:p>
          </table:table-cell>
          <table:table-cell office:value-type="float" office:value="-33.15437223205036">
            <text:p>-33.1543722320503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8.83614161421001">
            <text:p>-8.83614161421001</text:p>
          </table:table-cell>
          <table:table-cell office:value-type="float" office:value="-33.240231257074555">
            <text:p>-33.24023125707455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9.583270721269173">
            <text:p>-9.583270721269173</text:p>
          </table:table-cell>
          <table:table-cell office:value-type="float" office:value="-33.63940853559794">
            <text:p>-33.639408535597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0.33639015419008">
            <text:p>-10.33639015419008</text:p>
          </table:table-cell>
          <table:table-cell office:value-type="float" office:value="-33.775704251175455">
            <text:p>-33.77570425117545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1.383951051417085">
            <text:p>-11.383951051417085</text:p>
          </table:table-cell>
          <table:table-cell office:value-type="float" office:value="-33.894142617896144">
            <text:p>-33.89414261789614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1.591652478437506">
            <text:p>-11.591652478437506</text:p>
          </table:table-cell>
          <table:table-cell office:value-type="float" office:value="-33.92878111597113">
            <text:p>-33.928781115971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1.794560871009638">
            <text:p>-11.794560871009638</text:p>
          </table:table-cell>
          <table:table-cell office:value-type="float" office:value="-33.985065150643536">
            <text:p>-33.98506515064353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8.95881006206024">
            <text:p>-18.95881006206024</text:p>
          </table:table-cell>
          <table:table-cell office:value-type="float" office:value="-36.38509285742328">
            <text:p>-36.3850928574232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9.819704358340964">
            <text:p>-19.819704358340964</text:p>
          </table:table-cell>
          <table:table-cell office:value-type="float" office:value="-36.63986357746428">
            <text:p>-36.6398635774642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0.615589198755487">
            <text:p>-20.615589198755487</text:p>
          </table:table-cell>
          <table:table-cell office:value-type="float" office:value="-36.7754517783458">
            <text:p>-36.77545177834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1.42674721461427">
            <text:p>-21.42674721461427</text:p>
          </table:table-cell>
          <table:table-cell office:value-type="float" office:value="-36.81770601682574">
            <text:p>-36.8177060168257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2.327406876174777">
            <text:p>-22.327406876174777</text:p>
          </table:table-cell>
          <table:table-cell office:value-type="float" office:value="-36.783323090817056">
            <text:p>-36.78332309081705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3.307005759394023">
            <text:p>-23.307005759394023</text:p>
          </table:table-cell>
          <table:table-cell office:value-type="float" office:value="-36.67799706738407">
            <text:p>-36.6779970673840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3.54254937577584">
            <text:p>-23.54254937577584</text:p>
          </table:table-cell>
          <table:table-cell office:value-type="float" office:value="-36.666654018482035">
            <text:p>-36.6666540184820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4.71776764384064">
            <text:p>-24.71776764384064</text:p>
          </table:table-cell>
          <table:table-cell office:value-type="float" office:value="-36.67942753413864">
            <text:p>-36.6794275341386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4.953097716178814">
            <text:p>-24.953097716178814</text:p>
          </table:table-cell>
          <table:table-cell office:value-type="float" office:value="-36.695899060690316">
            <text:p>-36.69589906069031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5.18485124532688">
            <text:p>-25.18485124532688</text:p>
          </table:table-cell>
          <table:table-cell office:value-type="float" office:value="-36.73996555432264">
            <text:p>-36.7399655543226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6.254404417238476">
            <text:p>-26.254404417238476</text:p>
          </table:table-cell>
          <table:table-cell office:value-type="float" office:value="-37.00955129304042">
            <text:p>-37.0095512930404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7.177689154616843">
            <text:p>-27.177689154616843</text:p>
          </table:table-cell>
          <table:table-cell office:value-type="float" office:value="-37.10798414056394">
            <text:p>-37.107984140563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8.166476136783384">
            <text:p>-28.166476136783384</text:p>
          </table:table-cell>
          <table:table-cell office:value-type="float" office:value="-37.04489385010185">
            <text:p>-37.0448938501018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8.38099784853157">
            <text:p>-28.38099784853157</text:p>
          </table:table-cell>
          <table:table-cell office:value-type="float" office:value="-37.04273558588586">
            <text:p>-37.0427355858858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8.594516586668135">
            <text:p>-28.594516586668135</text:p>
          </table:table-cell>
          <table:table-cell office:value-type="float" office:value="-37.063567565637356">
            <text:p>-37.06356756563735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9.710911979938135">
            <text:p>-29.710911979938135</text:p>
          </table:table-cell>
          <table:table-cell office:value-type="float" office:value="-37.23334055941056">
            <text:p>-37.2333405594105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9.935819174408593">
            <text:p>-29.935819174408593</text:p>
          </table:table-cell>
          <table:table-cell office:value-type="float" office:value="-37.280906071617984">
            <text:p>-37.28090607161798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0.153782505111206">
            <text:p>-30.153782505111206</text:p>
          </table:table-cell>
          <table:table-cell office:value-type="float" office:value="-37.35396570852613">
            <text:p>-37.353965708526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0.912823183054584">
            <text:p>-30.912823183054584</text:p>
          </table:table-cell>
          <table:table-cell office:value-type="float" office:value="-37.65795054207284">
            <text:p>-37.6579505420728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1.45277801180413">
            <text:p>-31.45277801180413</text:p>
          </table:table-cell>
          <table:table-cell office:value-type="float" office:value="-37.72863938584078">
            <text:p>-37.7286393858407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2.05415451758673">
            <text:p>-32.05415451758673</text:p>
          </table:table-cell>
          <table:table-cell office:value-type="float" office:value="-37.685052454491164">
            <text:p>-37.68505245449116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2.81709963906321">
            <text:p>-32.81709963906321</text:p>
          </table:table-cell>
          <table:table-cell office:value-type="float" office:value="-37.432736697403904">
            <text:p>-37.43273669740390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2.99419421709071">
            <text:p>-32.99419421709071</text:p>
          </table:table-cell>
          <table:table-cell office:value-type="float" office:value="-37.383705582947194">
            <text:p>-37.3837055829471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3.387768822094344">
            <text:p>-33.387768822094344</text:p>
          </table:table-cell>
          <table:table-cell office:value-type="float" office:value="-36.73523783135438">
            <text:p>-36.7352378313543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3.845434417013635">
            <text:p>-33.845434417013635</text:p>
          </table:table-cell>
          <table:table-cell office:value-type="float" office:value="-35.84038334863172">
            <text:p>-35.8403833486317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3.96095270914913">
            <text:p>-33.96095270914913</text:p>
          </table:table-cell>
          <table:table-cell office:value-type="float" office:value="-35.643190973184396">
            <text:p>-35.6431909731843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4.09821292267">
            <text:p>-34.09821292267</text:p>
          </table:table-cell>
          <table:table-cell office:value-type="float" office:value="-35.46046455873737">
            <text:p>-35.4604645587373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4.255422806058384">
            <text:p>-34.255422806058384</text:p>
          </table:table-cell>
          <table:table-cell office:value-type="float" office:value="-35.29459002386999">
            <text:p>-35.2945900238699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4.89819140041488">
            <text:p>-34.89819140041488</text:p>
          </table:table-cell>
          <table:table-cell office:value-type="float" office:value="-34.68970357536294">
            <text:p>-34.689703575362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5.19072494538951">
            <text:p>-35.19072494538951</text:p>
          </table:table-cell>
          <table:table-cell office:value-type="float" office:value="-34.28359479837054">
            <text:p>-34.2835947983705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5.415238452398974">
            <text:p>-35.415238452398974</text:p>
          </table:table-cell>
          <table:table-cell office:value-type="float" office:value="-33.68351351442021">
            <text:p>-33.6835135144202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5.56790374369991">
            <text:p>-35.56790374369991</text:p>
          </table:table-cell>
          <table:table-cell office:value-type="float" office:value="-32.834531485764494">
            <text:p>-32.8345314857644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5.6234351967399">
            <text:p>-35.6234351967399</text:p>
          </table:table-cell>
          <table:table-cell office:value-type="float" office:value="-32.604693073433246">
            <text:p>-32.60469307343324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5.705703890452064">
            <text:p>-35.705703890452064</text:p>
          </table:table-cell>
          <table:table-cell office:value-type="float" office:value="-32.38301470260159">
            <text:p>-32.3830147026015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6.12152545227477">
            <text:p>-36.12152545227477</text:p>
          </table:table-cell>
          <table:table-cell office:value-type="float" office:value="-31.437973210951487">
            <text:p>-31.43797321095148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6.196346088860864">
            <text:p>-36.196346088860864</text:p>
          </table:table-cell>
          <table:table-cell office:value-type="float" office:value="-31.285780733602735">
            <text:p>-31.2857807336027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6.28379127579564">
            <text:p>-36.28379127579564</text:p>
          </table:table-cell>
          <table:table-cell office:value-type="float" office:value="-31.140474102292796">
            <text:p>-31.1404741022927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6.87138784232844">
            <text:p>-36.87138784232844</text:p>
          </table:table-cell>
          <table:table-cell office:value-type="float" office:value="-30.251679926012297">
            <text:p>-30.25167992601229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6.95990103085118">
            <text:p>-36.95990103085118</text:p>
          </table:table-cell>
          <table:table-cell office:value-type="float" office:value="-30.128253005295814">
            <text:p>-30.12825300529581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7.57287262650959">
            <text:p>-37.57287262650959</text:p>
          </table:table-cell>
          <table:table-cell office:value-type="float" office:value="-29.338628441161223">
            <text:p>-29.33862844116122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8.171756849305126">
            <text:p>-38.171756849305126</text:p>
          </table:table-cell>
          <table:table-cell office:value-type="float" office:value="-28.53324340450562">
            <text:p>-28.5332434045056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8.210023827533156">
            <text:p>-38.210023827533156</text:p>
          </table:table-cell>
          <table:table-cell office:value-type="float" office:value="-28.48343455561766">
            <text:p>-28.4834345556176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8.837135062118854">
            <text:p>-38.837135062118854</text:p>
          </table:table-cell>
          <table:table-cell office:value-type="float" office:value="-27.69318028589106">
            <text:p>-27.6931802858910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8.98535761543579">
            <text:p>-38.98535761543579</text:p>
          </table:table-cell>
          <table:table-cell office:value-type="float" office:value="-27.526417974138685">
            <text:p>-27.52641797413868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9.151232353188185">
            <text:p>-39.151232353188185</text:p>
          </table:table-cell>
          <table:table-cell office:value-type="float" office:value="-27.377202809666834">
            <text:p>-27.3772028096668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9.8827028827752">
            <text:p>-39.8827028827752</text:p>
          </table:table-cell>
          <table:table-cell office:value-type="float" office:value="-26.78959124591835">
            <text:p>-26.789591245918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9.97617241258155">
            <text:p>-39.97617241258155</text:p>
          </table:table-cell>
          <table:table-cell office:value-type="float" office:value="-26.68561583043852">
            <text:p>-26.6856158304385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.11637183236362">
            <text:p>-40.11637183236362</text:p>
          </table:table-cell>
          <table:table-cell office:value-type="float" office:value="-26.544459487717692">
            <text:p>-26.54445948771769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.26990172668891">
            <text:p>-40.26990172668891</text:p>
          </table:table-cell>
          <table:table-cell office:value-type="float" office:value="-26.417930590045994">
            <text:p>-26.4179305900459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.401624256000304">
            <text:p>-40.401624256000304</text:p>
          </table:table-cell>
          <table:table-cell office:value-type="float" office:value="-26.329779388959988">
            <text:p>-26.32977938895998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.401624256000304">
            <text:p>-40.401624256000304</text:p>
          </table:table-cell>
          <table:table-cell office:value-type="float" office:value="-26.329779388959988">
            <text:p>-26.32977938895998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.41588604799061">
            <text:p>-40.41588604799061</text:p>
          </table:table-cell>
          <table:table-cell office:value-type="float" office:value="-26.293845939041155">
            <text:p>-26.29384593904115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.49711503527842">
            <text:p>-40.49711503527842</text:p>
          </table:table-cell>
          <table:table-cell office:value-type="float" office:value="-26.133103414568886">
            <text:p>-26.13310341456888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.94776397153216">
            <text:p>-40.94776397153216</text:p>
          </table:table-cell>
          <table:table-cell office:value-type="float" office:value="-25.332995442077827">
            <text:p>-25.33299544207782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1.16979824271427">
            <text:p>-41.16979824271427</text:p>
          </table:table-cell>
          <table:table-cell office:value-type="float" office:value="-24.482546184656478">
            <text:p>-24.48254618465647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1.219148210107946">
            <text:p>-41.219148210107946</text:p>
          </table:table-cell>
          <table:table-cell office:value-type="float" office:value="-24.321576527091135">
            <text:p>-24.3215765270911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1.54553014305205">
            <text:p>-41.54553014305205</text:p>
          </table:table-cell>
          <table:table-cell office:value-type="float" office:value="-23.397689922484037">
            <text:p>-23.39768992248403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1.63287423208295">
            <text:p>-41.63287423208295</text:p>
          </table:table-cell>
          <table:table-cell office:value-type="float" office:value="-23.188892194569995">
            <text:p>-23.18889219456999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2.034802169837086">
            <text:p>-42.034802169837086</text:p>
          </table:table-cell>
          <table:table-cell office:value-type="float" office:value="-22.362775685438677">
            <text:p>-22.36277568543867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2.16443358013273">
            <text:p>-42.16443358013273</text:p>
          </table:table-cell>
          <table:table-cell office:value-type="float" office:value="-21.70804829652274">
            <text:p>-21.7080482965227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2.12339149534369">
            <text:p>-42.12339149534369</text:p>
          </table:table-cell>
          <table:table-cell office:value-type="float" office:value="-20.861861778742984">
            <text:p>-20.86186177874298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2.12213690449535">
            <text:p>-42.12213690449535</text:p>
          </table:table-cell>
          <table:table-cell office:value-type="float" office:value="-20.69883611109086">
            <text:p>-20.6988361110908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2.13416451712102">
            <text:p>-42.13416451712102</text:p>
          </table:table-cell>
          <table:table-cell office:value-type="float" office:value="-20.536249891360693">
            <text:p>-20.53624989136069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2.262074092826424">
            <text:p>-42.262074092826424</text:p>
          </table:table-cell>
          <table:table-cell office:value-type="float" office:value="-19.425110827637294">
            <text:p>-19.4251108276372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2.290235672583066">
            <text:p>-42.290235672583066</text:p>
          </table:table-cell>
          <table:table-cell office:value-type="float" office:value="-19.249570136986197">
            <text:p>-19.24957013698619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2.33387484288967">
            <text:p>-42.33387484288967</text:p>
          </table:table-cell>
          <table:table-cell office:value-type="float" office:value="-19.077223882418238">
            <text:p>-19.07722388241823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2.39264677129204">
            <text:p>-42.39264677129204</text:p>
          </table:table-cell>
          <table:table-cell office:value-type="float" office:value="-18.909433927175023">
            <text:p>-18.90943392717502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2.831347429212045">
            <text:p>-42.831347429212045</text:p>
          </table:table-cell>
          <table:table-cell office:value-type="float" office:value="-17.815445512321222">
            <text:p>-17.81544551232122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2.91089566436118">
            <text:p>-42.91089566436118</text:p>
          </table:table-cell>
          <table:table-cell office:value-type="float" office:value="-17.64162119074393">
            <text:p>-17.6416211907439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3.423891631917535">
            <text:p>-43.423891631917535</text:p>
          </table:table-cell>
          <table:table-cell office:value-type="float" office:value="-16.64897523179144">
            <text:p>-16.6489752317914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3.78327545746867">
            <text:p>-43.78327545746867</text:p>
          </table:table-cell>
          <table:table-cell office:value-type="float" office:value="-15.802673868121431">
            <text:p>-15.80267386812143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3.94916292004262">
            <text:p>-43.94916292004262</text:p>
          </table:table-cell>
          <table:table-cell office:value-type="float" office:value="-14.964789369471847">
            <text:p>-14.96478936947184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4.01446790909185">
            <text:p>-44.01446790909185</text:p>
          </table:table-cell>
          <table:table-cell office:value-type="float" office:value="-14.718506594247103">
            <text:p>-14.71850659424710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4.36727861886119">
            <text:p>-44.36727861886119</text:p>
          </table:table-cell>
          <table:table-cell office:value-type="float" office:value="-13.664253665646598">
            <text:p>-13.66425366564659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4.57025301583455">
            <text:p>-44.57025301583455</text:p>
          </table:table-cell>
          <table:table-cell office:value-type="float" office:value="-12.841858514908878">
            <text:p>-12.84185851490887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4.55440952833837">
            <text:p>-44.55440952833837</text:p>
          </table:table-cell>
          <table:table-cell office:value-type="float" office:value="-12.088412528635672">
            <text:p>-12.08841252863567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4.55734520406499">
            <text:p>-44.55734520406499</text:p>
          </table:table-cell>
          <table:table-cell office:value-type="float" office:value="-11.930178750232267">
            <text:p>-11.93017875023226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4.57278300322527">
            <text:p>-44.57278300322527</text:p>
          </table:table-cell>
          <table:table-cell office:value-type="float" office:value="-11.772672492652205">
            <text:p>-11.77267249265220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4.71011979413617">
            <text:p>-44.71011979413617</text:p>
          </table:table-cell>
          <table:table-cell office:value-type="float" office:value="-10.778532130285205">
            <text:p>-10.77853213028520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4.75269058737474">
            <text:p>-44.75269058737474</text:p>
          </table:table-cell>
          <table:table-cell office:value-type="float" office:value="-10.560517227532657">
            <text:p>-10.56051722753265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4.81917552322168">
            <text:p>-44.81917552322168</text:p>
          </table:table-cell>
          <table:table-cell office:value-type="float" office:value="-10.3485678855554">
            <text:p>-10.348567885555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5.08575250470071">
            <text:p>-45.08575250470071</text:p>
          </table:table-cell>
          <table:table-cell office:value-type="float" office:value="-9.63932165589716">
            <text:p>-9.6393216558971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5.14455489344228">
            <text:p>-45.14455489344228</text:p>
          </table:table-cell>
          <table:table-cell office:value-type="float" office:value="-8.966315023024414">
            <text:p>-8.96631502302441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5.007927456621516">
            <text:p>-45.007927456621516</text:p>
          </table:table-cell>
          <table:table-cell office:value-type="float" office:value="-8.021889588094291">
            <text:p>-8.02188958809429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4.98903308001625">
            <text:p>-44.98903308001625</text:p>
          </table:table-cell>
          <table:table-cell office:value-type="float" office:value="-7.818255515380114">
            <text:p>-7.81825551538011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4.99103272602439">
            <text:p>-44.99103272602439</text:p>
          </table:table-cell>
          <table:table-cell office:value-type="float" office:value="-7.613756531389224">
            <text:p>-7.6137565313892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5.01390548643076">
            <text:p>-45.01390548643076</text:p>
          </table:table-cell>
          <table:table-cell office:value-type="float" office:value="-7.410530868962311">
            <text:p>-7.41053086896231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5.1955679202348">
            <text:p>-45.1955679202348</text:p>
          </table:table-cell>
          <table:table-cell office:value-type="float" office:value="-6.307485081324734">
            <text:p>-6.3074850813247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5.27594955669499">
            <text:p>-45.27594955669499</text:p>
          </table:table-cell>
          <table:table-cell office:value-type="float" office:value="-5.588010877924962">
            <text:p>-5.58801087792496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5.09835830118319">
            <text:p>-45.09835830118319</text:p>
          </table:table-cell>
          <table:table-cell office:value-type="float" office:value="-4.988125654609516">
            <text:p>-4.98812565460951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4.73122677754187">
            <text:p>-44.73122677754187</text:p>
          </table:table-cell>
          <table:table-cell office:value-type="float" office:value="-4.192402160873292">
            <text:p>-4.19240216087329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4.28554677348437">
            <text:p>-44.28554677348437</text:p>
          </table:table-cell>
          <table:table-cell office:value-type="float" office:value="-3.498853876668975">
            <text:p>-3.49885387666897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3.71122732574995">
            <text:p>-43.71122732574995</text:p>
          </table:table-cell>
          <table:table-cell office:value-type="float" office:value="-2.767485171554107">
            <text:p>-2.76748517155410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3.15687720402741">
            <text:p>-43.15687720402741</text:p>
          </table:table-cell>
          <table:table-cell office:value-type="float" office:value="-2.2553868598142883">
            <text:p>-2.25538685981428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2.29232426987452">
            <text:p>-42.29232426987452</text:p>
          </table:table-cell>
          <table:table-cell office:value-type="float" office:value="-1.6101375034058285">
            <text:p>-1.610137503405828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1.3791824994715">
            <text:p>-41.3791824994715</text:p>
          </table:table-cell>
          <table:table-cell office:value-type="float" office:value="-0.9394621317132767">
            <text:p>-0.939462131713276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1.20529607193723">
            <text:p>-41.20529607193723</text:p>
          </table:table-cell>
          <table:table-cell office:value-type="float" office:value="-0.7959832545940153">
            <text:p>-0.795983254594015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1.0486614668071">
            <text:p>-41.0486614668071</text:p>
          </table:table-cell>
          <table:table-cell office:value-type="float" office:value="-0.6338466506584357">
            <text:p>-0.633846650658435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.318095787081795">
            <text:p>-40.318095787081795</text:p>
          </table:table-cell>
          <table:table-cell office:value-type="float" office:value="0.2131108159066324">
            <text:p>0.21311081590663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.22760837333117">
            <text:p>-40.22760837333117</text:p>
          </table:table-cell>
          <table:table-cell office:value-type="float" office:value="0.32602872210743805">
            <text:p>0.3260287221074380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9.53986977163077">
            <text:p>-39.53986977163077</text:p>
          </table:table-cell>
          <table:table-cell office:value-type="float" office:value="1.250922459878058">
            <text:p>1.2509224598780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9.494376656972555">
            <text:p>-39.494376656972555</text:p>
          </table:table-cell>
          <table:table-cell office:value-type="float" office:value="1.3146729720500714">
            <text:p>1.314672972050071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8.86466043270266">
            <text:p>-38.86466043270266</text:p>
          </table:table-cell>
          <table:table-cell office:value-type="float" office:value="2.2346877874550812">
            <text:p>2.234687787455081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8.75801340090553">
            <text:p>-38.75801340090553</text:p>
          </table:table-cell>
          <table:table-cell office:value-type="float" office:value="2.4089785232667924">
            <text:p>2.40897852326679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8.6697061317348">
            <text:p>-38.6697061317348</text:p>
          </table:table-cell>
          <table:table-cell office:value-type="float" office:value="2.5932410430382618">
            <text:p>2.593241043038261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8.2281963301896">
            <text:p>-38.2281963301896</text:p>
          </table:table-cell>
          <table:table-cell office:value-type="float" office:value="3.649851709253682">
            <text:p>3.64985170925368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8.16207376973926">
            <text:p>-38.16207376973926</text:p>
          </table:table-cell>
          <table:table-cell office:value-type="float" office:value="3.8325804784671815">
            <text:p>3.832580478467181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8.11399669545655">
            <text:p>-38.11399669545655</text:p>
          </table:table-cell>
          <table:table-cell office:value-type="float" office:value="4.020863751827308">
            <text:p>4.02086375182730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7.8834218082288">
            <text:p>-37.8834218082288</text:p>
          </table:table-cell>
          <table:table-cell office:value-type="float" office:value="5.1501910369922355">
            <text:p>5.150191036992235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7.64091955403604">
            <text:p>-37.64091955403604</text:p>
          </table:table-cell>
          <table:table-cell office:value-type="float" office:value="6.270387924751197">
            <text:p>6.27038792475119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7.43094717821836">
            <text:p>-37.43094717821836</text:p>
          </table:table-cell>
          <table:table-cell office:value-type="float" office:value="7.146661523810502">
            <text:p>7.14666152381050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7.096805749019296">
            <text:p>-37.096805749019296</text:p>
          </table:table-cell>
          <table:table-cell office:value-type="float" office:value="7.798033571340213">
            <text:p>7.798033571340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6.58738779313513">
            <text:p>-36.58738779313513</text:p>
          </table:table-cell>
          <table:table-cell office:value-type="float" office:value="8.440904836790123">
            <text:p>8.44090483679012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5.993031005804355">
            <text:p>-35.993031005804355</text:p>
          </table:table-cell>
          <table:table-cell office:value-type="float" office:value="8.99834390046771">
            <text:p>8.9983439004677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5.280225434451374">
            <text:p>-35.280225434451374</text:p>
          </table:table-cell>
          <table:table-cell office:value-type="float" office:value="9.469366453898513">
            <text:p>9.4693664538985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4.570275521777184">
            <text:p>-34.570275521777184</text:p>
          </table:table-cell>
          <table:table-cell office:value-type="float" office:value="9.832427690863694">
            <text:p>9.8324276908636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3.72301255580117">
            <text:p>-33.72301255580117</text:p>
          </table:table-cell>
          <table:table-cell office:value-type="float" office:value="10.161667440999198">
            <text:p>10.16166744099919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2.82520444207297">
            <text:p>-32.82520444207297</text:p>
          </table:table-cell>
          <table:table-cell office:value-type="float" office:value="10.352587671186631">
            <text:p>10.35258767118663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1.753705841245644">
            <text:p>-31.753705841245644</text:p>
          </table:table-cell>
          <table:table-cell office:value-type="float" office:value="10.46724623619194">
            <text:p>10.467246236191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1.595245894255758">
            <text:p>-31.595245894255758</text:p>
          </table:table-cell>
          <table:table-cell office:value-type="float" office:value="10.4906536505916">
            <text:p>10.490653650591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0.448558467069358">
            <text:p>-30.448558467069358</text:p>
          </table:table-cell>
          <table:table-cell office:value-type="float" office:value="10.7072784749218">
            <text:p>10.707278474921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30.167791704564827">
            <text:p>-30.167791704564827</text:p>
          </table:table-cell>
          <table:table-cell office:value-type="float" office:value="10.781787656749199">
            <text:p>10.78178765674919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9.069653059273527">
            <text:p>-29.069653059273527</text:p>
          </table:table-cell>
          <table:table-cell office:value-type="float" office:value="11.160485914478597">
            <text:p>11.16048591447859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8.980053851130517">
            <text:p>-28.980053851130517</text:p>
          </table:table-cell>
          <table:table-cell office:value-type="float" office:value="11.193801127241866">
            <text:p>11.19380112724186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7.94616534303042">
            <text:p>-27.94616534303042</text:p>
          </table:table-cell>
          <table:table-cell office:value-type="float" office:value="11.606610863337266">
            <text:p>11.60661086333726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7.910979724758842">
            <text:p>-27.910979724758842</text:p>
          </table:table-cell>
          <table:table-cell office:value-type="float" office:value="11.621049116672236">
            <text:p>11.62104911667223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7.00652548435543">
            <text:p>-27.00652548435543</text:p>
          </table:table-cell>
          <table:table-cell office:value-type="float" office:value="12.002275256264415">
            <text:p>12.00227525626441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6.234263327304763">
            <text:p>-26.234263327304763</text:p>
          </table:table-cell>
          <table:table-cell office:value-type="float" office:value="12.208277047150006">
            <text:p>12.20827704715000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5.462513664366657">
            <text:p>-25.462513664366657</text:p>
          </table:table-cell>
          <table:table-cell office:value-type="float" office:value="12.215088918612274">
            <text:p>12.21508891861227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5.2640617222549">
            <text:p>-25.2640617222549</text:p>
          </table:table-cell>
          <table:table-cell office:value-type="float" office:value="12.226720562568245">
            <text:p>12.22672056256824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4.2559914102802">
            <text:p>-24.2559914102802</text:p>
          </table:table-cell>
          <table:table-cell office:value-type="float" office:value="12.336286216406446">
            <text:p>12.33628621640644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3.99083777906775">
            <text:p>-23.99083777906775</text:p>
          </table:table-cell>
          <table:table-cell office:value-type="float" office:value="12.383342322387286">
            <text:p>12.38334232238728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2.85467244794995">
            <text:p>-22.85467244794995</text:p>
          </table:table-cell>
          <table:table-cell office:value-type="float" office:value="12.665012896486084">
            <text:p>12.66501289648608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2.662243768257603">
            <text:p>-22.662243768257603</text:p>
          </table:table-cell>
          <table:table-cell office:value-type="float" office:value="12.723125810565843">
            <text:p>12.72312581056584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1.607181460165002">
            <text:p>-21.607181460165002</text:p>
          </table:table-cell>
          <table:table-cell office:value-type="float" office:value="13.100574313493944">
            <text:p>13.10057431349394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1.595854531620212">
            <text:p>-21.595854531620212</text:p>
          </table:table-cell>
          <table:table-cell office:value-type="float" office:value="13.104665030517433">
            <text:p>13.1046650305174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0.514784741909715">
            <text:p>-20.514784741909715</text:p>
          </table:table-cell>
          <table:table-cell office:value-type="float" office:value="13.498776447751334">
            <text:p>13.4987764477513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20.432554024145244">
            <text:p>-20.432554024145244</text:p>
          </table:table-cell>
          <table:table-cell office:value-type="float" office:value="13.530826863824103">
            <text:p>13.53082686382410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9.47672317800071">
            <text:p>-19.47672317800071</text:p>
          </table:table-cell>
          <table:table-cell office:value-type="float" office:value="13.927883476329619">
            <text:p>13.92788347632961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8.825434271014007">
            <text:p>-18.825434271014007</text:p>
          </table:table-cell>
          <table:table-cell office:value-type="float" office:value="14.093205672603373">
            <text:p>14.09320567260337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7.984103569214565">
            <text:p>-17.984103569214565</text:p>
          </table:table-cell>
          <table:table-cell office:value-type="float" office:value="14.134394623237933">
            <text:p>14.1343946232379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7.836186415474906">
            <text:p>-17.836186415474906</text:p>
          </table:table-cell>
          <table:table-cell office:value-type="float" office:value="14.147153357147058">
            <text:p>14.1471533571470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6.836558230878804">
            <text:p>-16.836558230878804</text:p>
          </table:table-cell>
          <table:table-cell office:value-type="float" office:value="14.270902070320055">
            <text:p>14.27090207032005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6.556196829423932">
            <text:p>-16.556196829423932</text:p>
          </table:table-cell>
          <table:table-cell office:value-type="float" office:value="14.326179703713924">
            <text:p>14.3261797037139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5.647117290965163">
            <text:p>-15.647117290965163</text:p>
          </table:table-cell>
          <table:table-cell office:value-type="float" office:value="14.574029719465269">
            <text:p>14.57402971946526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5.169719767064713">
            <text:p>-15.169719767064713</text:p>
          </table:table-cell>
          <table:table-cell office:value-type="float" office:value="14.586807507663032">
            <text:p>14.58680750766303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4.44128804264961">
            <text:p>-14.44128804264961</text:p>
          </table:table-cell>
          <table:table-cell office:value-type="float" office:value="14.403744524189982">
            <text:p>14.40374452418998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4.251967569098085">
            <text:p>-14.251967569098085</text:p>
          </table:table-cell>
          <table:table-cell office:value-type="float" office:value="14.365776967018117">
            <text:p>14.36577696701811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4.059868112429168">
            <text:p>-14.059868112429168</text:p>
          </table:table-cell>
          <table:table-cell office:value-type="float" office:value="14.34624300042451">
            <text:p>14.3462430004245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3.03205112622967">
            <text:p>-13.03205112622967</text:p>
          </table:table-cell>
          <table:table-cell office:value-type="float" office:value="14.291669068693208">
            <text:p>14.29166906869320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2.849185112498606">
            <text:p>-12.849185112498606</text:p>
          </table:table-cell>
          <table:table-cell office:value-type="float" office:value="14.290331662689862">
            <text:p>14.29033166268986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2.666961360650129">
            <text:p>-12.666961360650129</text:p>
          </table:table-cell>
          <table:table-cell office:value-type="float" office:value="14.30570280106579">
            <text:p>14.3057028010657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1.643111638768529">
            <text:p>-11.643111638768529</text:p>
          </table:table-cell>
          <table:table-cell office:value-type="float" office:value="14.439441066438592">
            <text:p>14.43944106643859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1.474782433700243">
            <text:p>-11.474782433700243</text:p>
          </table:table-cell>
          <table:table-cell office:value-type="float" office:value="14.468789745230444">
            <text:p>14.46878974523044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10.927833818783153">
            <text:p>-10.927833818783153</text:p>
          </table:table-cell>
          <table:table-cell office:value-type="float" office:value="14.58842909998844">
            <text:p>14.5884290999884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7.518694621520791">
            <text:p>-7.518694621520791</text:p>
          </table:table-cell>
          <table:table-cell office:value-type="float" office:value="13.176273871922216">
            <text:p>13.17627387192221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7.189929819372083">
            <text:p>-7.189929819372083</text:p>
          </table:table-cell>
          <table:table-cell office:value-type="float" office:value="12.821625078049589">
            <text:p>12.82162507804958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6.993655371118547">
            <text:p>-6.993655371118547</text:p>
          </table:table-cell>
          <table:table-cell office:value-type="float" office:value="12.437806136982056">
            <text:p>12.43780613698205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5.9206528019522775">
            <text:p>-5.9206528019522775</text:p>
          </table:table-cell>
          <table:table-cell office:value-type="float" office:value="11.874662531284935">
            <text:p>11.87466253128493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5.884336811783124">
            <text:p>-5.884336811783124</text:p>
          </table:table-cell>
          <table:table-cell office:value-type="float" office:value="10.846010259099392">
            <text:p>10.84601025909939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5.875732669032196">
            <text:p>-5.875732669032196</text:p>
          </table:table-cell>
          <table:table-cell office:value-type="float" office:value="10.74576267562808">
            <text:p>10.7457626756280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5.857098325154765">
            <text:p>-5.857098325154765</text:p>
          </table:table-cell>
          <table:table-cell office:value-type="float" office:value="10.646887145325717">
            <text:p>10.64688714532571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5.828622426967142">
            <text:p>-5.828622426967142</text:p>
          </table:table-cell>
          <table:table-cell office:value-type="float" office:value="10.550384645426886">
            <text:p>10.55038464542688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5.487403742671664">
            <text:p>-5.487403742671664</text:p>
          </table:table-cell>
          <table:table-cell office:value-type="float" office:value="9.577318483871434">
            <text:p>9.57731848387143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5.159522429286973">
            <text:p>-5.159522429286973</text:p>
          </table:table-cell>
          <table:table-cell office:value-type="float" office:value="8.591242360098997">
            <text:p>8.59124236009899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5.114666236699409">
            <text:p>-5.114666236699409</text:p>
          </table:table-cell>
          <table:table-cell office:value-type="float" office:value="8.479364216986347">
            <text:p>8.47936421698634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5.056675126912966">
            <text:p>-5.056675126912966</text:p>
          </table:table-cell>
          <table:table-cell office:value-type="float" office:value="8.373695734904302">
            <text:p>8.37369573490430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.617861312380001">
            <text:p>-4.617861312380001</text:p>
          </table:table-cell>
          <table:table-cell office:value-type="float" office:value="7.677228822447642">
            <text:p>7.67722882244764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.648241072303426">
            <text:p>-4.648241072303426</text:p>
          </table:table-cell>
          <table:table-cell office:value-type="float" office:value="6.8999557399496165">
            <text:p>6.899955739949616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.647967857336026">
            <text:p>-4.647967857336026</text:p>
          </table:table-cell>
          <table:table-cell office:value-type="float" office:value="6.815389522418705">
            <text:p>6.81538952241870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.640550532705243">
            <text:p>-4.640550532705243</text:p>
          </table:table-cell>
          <table:table-cell office:value-type="float" office:value="6.731148777590414">
            <text:p>6.73114877759041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.626042143554991">
            <text:p>-4.626042143554991</text:p>
          </table:table-cell>
          <table:table-cell office:value-type="float" office:value="6.647835954818835">
            <text:p>6.64783595481883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.391897830526911">
            <text:p>-4.391897830526911</text:p>
          </table:table-cell>
          <table:table-cell office:value-type="float" office:value="5.5741335542685855">
            <text:p>5.574133554268585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.38265579115099">
            <text:p>-4.38265579115099</text:p>
          </table:table-cell>
          <table:table-cell office:value-type="float" office:value="5.535462654455674">
            <text:p>5.53546265445567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.1194552440705">
            <text:p>-4.1194552440705</text:p>
          </table:table-cell>
          <table:table-cell office:value-type="float" office:value="4.523589047863264">
            <text:p>4.52358904786326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.086030851355121">
            <text:p>-4.086030851355121</text:p>
          </table:table-cell>
          <table:table-cell office:value-type="float" office:value="4.419024709326132">
            <text:p>4.41902470932613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.698446022426501">
            <text:p>-3.698446022426501</text:p>
          </table:table-cell>
          <table:table-cell office:value-type="float" office:value="3.4026101538211755">
            <text:p>3.402610153821175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.320909782832553">
            <text:p>-3.320909782832553</text:p>
          </table:table-cell>
          <table:table-cell office:value-type="float" office:value="2.3656225407372387">
            <text:p>2.365622540737238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.3176900989561666">
            <text:p>-3.3176900989561666</text:p>
          </table:table-cell>
          <table:table-cell office:value-type="float" office:value="2.3569051772927825">
            <text:p>2.356905177292782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.9220743786496373">
            <text:p>-2.9220743786496373</text:p>
          </table:table-cell>
          <table:table-cell office:value-type="float" office:value="1.3008905826708324">
            <text:p>1.300890582670832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.913750258601682">
            <text:p>-2.913750258601682</text:p>
          </table:table-cell>
          <table:table-cell office:value-type="float" office:value="1.2794264337113765">
            <text:p>1.279426433711376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.513776884857982">
            <text:p>-2.513776884857982</text:p>
          </table:table-cell>
          <table:table-cell office:value-type="float" office:value="0.2822786044395214">
            <text:p>0.282278604439521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.476666270374359">
            <text:p>-2.476666270374359</text:p>
          </table:table-cell>
          <table:table-cell office:value-type="float" office:value="0.20057560787677814">
            <text:p>0.2005756078767781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.9971472395430305">
            <text:p>-1.9971472395430305</text:p>
          </table:table-cell>
          <table:table-cell office:value-type="float" office:value="-0.7405411601352208">
            <text:p>-0.740541160135220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.5801381834120547">
            <text:p>-1.5801381834120547</text:p>
          </table:table-cell>
          <table:table-cell office:value-type="float" office:value="-1.595909777699399">
            <text:p>-1.59590977769939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.4017830166641927">
            <text:p>-1.4017830166641927</text:p>
          </table:table-cell>
          <table:table-cell office:value-type="float" office:value="-2.5813341421192812">
            <text:p>-2.581334142119281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.221646033658759">
            <text:p>-1.221646033658759</text:p>
          </table:table-cell>
          <table:table-cell office:value-type="float" office:value="-3.661227634403183">
            <text:p>-3.66122763440318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.1999319573231604">
            <text:p>-1.1999319573231604</text:p>
          </table:table-cell>
          <table:table-cell office:value-type="float" office:value="-3.7602002024898473">
            <text:p>-3.760200202489847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.1683136805424177">
            <text:p>-1.1683136805424177</text:p>
          </table:table-cell>
          <table:table-cell office:value-type="float" office:value="-3.856467304441625">
            <text:p>-3.85646730444162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0.7753786460727167">
            <text:p>-0.7753786460727167</text:p>
          </table:table-cell>
          <table:table-cell office:value-type="float" office:value="-4.875499697092475">
            <text:p>-4.87549969709247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0.7402083306561734">
            <text:p>-0.7402083306561734</text:p>
          </table:table-cell>
          <table:table-cell office:value-type="float" office:value="-4.955987616184665">
            <text:p>-4.95598761618466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0.24535559709067845">
            <text:p>-0.24535559709067845</text:p>
          </table:table-cell>
          <table:table-cell office:value-type="float" office:value="-5.965183249417255">
            <text:p>-5.96518324941725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0.23397063912442162">
            <text:p>-0.23397063912442162</text:p>
          </table:table-cell>
          <table:table-cell office:value-type="float" office:value="-5.987679613700793">
            <text:p>-5.98767961370079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23795483448478036">
            <text:p>0.23795483448478036</text:p>
          </table:table-cell>
          <table:table-cell office:value-type="float" office:value="-6.891719880932563">
            <text:p>-6.89171988093256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5139189499235657">
            <text:p>0.5139189499235657</text:p>
          </table:table-cell>
          <table:table-cell office:value-type="float" office:value="-7.742041148834208">
            <text:p>-7.74204114883420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6273924684900503">
            <text:p>0.6273924684900503</text:p>
          </table:table-cell>
          <table:table-cell office:value-type="float" office:value="-8.672810404218904">
            <text:p>-8.67281040421890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6437106383451581">
            <text:p>0.6437106383451581</text:p>
          </table:table-cell>
          <table:table-cell office:value-type="float" office:value="-8.76806910273075">
            <text:p>-8.7680691027307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6691482412109466">
            <text:p>0.6691482412109466</text:p>
          </table:table-cell>
          <table:table-cell office:value-type="float" office:value="-8.861307671306387">
            <text:p>-8.86130767130638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012429390864742">
            <text:p>1.012429390864742</text:p>
          </table:table-cell>
          <table:table-cell office:value-type="float" office:value="-9.915939108095001">
            <text:p>-9.91593910809500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310517200509474">
            <text:p>1.310517200509474</text:p>
          </table:table-cell>
          <table:table-cell office:value-type="float" office:value="-10.844713195929797">
            <text:p>-10.84471319592979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3502748636687265">
            <text:p>1.3502748636687265</text:p>
          </table:table-cell>
          <table:table-cell office:value-type="float" office:value="-11.809609352654451">
            <text:p>-11.80960935265445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3600524318327623">
            <text:p>1.3600524318327623</text:p>
          </table:table-cell>
          <table:table-cell office:value-type="float" office:value="-11.91382883709951">
            <text:p>-11.9138288370995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5188140173132922">
            <text:p>1.5188140173132922</text:p>
          </table:table-cell>
          <table:table-cell office:value-type="float" office:value="-12.99420683586141">
            <text:p>-12.9942068358614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5395664474388315">
            <text:p>1.5395664474388315</text:p>
          </table:table-cell>
          <table:table-cell office:value-type="float" office:value="-13.097356019017077">
            <text:p>-13.09735601901707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5710419294851299">
            <text:p>1.5710419294851299</text:p>
          </table:table-cell>
          <table:table-cell office:value-type="float" office:value="-13.197753784787785">
            <text:p>-13.19775378478778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9505012548316942">
            <text:p>1.9505012548316942</text:p>
          </table:table-cell>
          <table:table-cell office:value-type="float" office:value="-14.216879015397323">
            <text:p>-14.21687901539732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2866899476449323">
            <text:p>2.2866899476449323</text:p>
          </table:table-cell>
          <table:table-cell office:value-type="float" office:value="-15.125309065192312">
            <text:p>-15.12530906519231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354570106159709">
            <text:p>2.354570106159709</text:p>
          </table:table-cell>
          <table:table-cell office:value-type="float" office:value="-16.058392274603673">
            <text:p>-16.05839227460367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3758292544453408">
            <text:p>2.3758292544453408</text:p>
          </table:table-cell>
          <table:table-cell office:value-type="float" office:value="-17.136847097943647">
            <text:p>-17.13684709794364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380551557372301">
            <text:p>2.380551557372301</text:p>
          </table:table-cell>
          <table:table-cell office:value-type="float" office:value="-17.216178252726472">
            <text:p>-17.21617825272647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3915585410154967">
            <text:p>2.3915585410154967</text:p>
          </table:table-cell>
          <table:table-cell office:value-type="float" office:value="-17.294883897855577">
            <text:p>-17.29488389785557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5833781888082266">
            <text:p>2.5833781888082266</text:p>
          </table:table-cell>
          <table:table-cell office:value-type="float" office:value="-18.356880561776176">
            <text:p>-18.35688056177617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593834584403117">
            <text:p>2.593834584403117</text:p>
          </table:table-cell>
          <table:table-cell office:value-type="float" office:value="-18.407310225406817">
            <text:p>-18.40731022540681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814619703456964">
            <text:p>2.814619703456964</text:p>
          </table:table-cell>
          <table:table-cell office:value-type="float" office:value="-19.34939680244884">
            <text:p>-19.3493968024488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78422527388865">
            <text:p>2.78422527388865</text:p>
          </table:table-cell>
          <table:table-cell office:value-type="float" office:value="-20.24849888935839">
            <text:p>-20.2484988893583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595968489211625">
            <text:p>2.595968489211625</text:p>
          </table:table-cell>
          <table:table-cell office:value-type="float" office:value="-21.268119134582623">
            <text:p>-21.26811913458262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584241944924086">
            <text:p>2.584241944924086</text:p>
          </table:table-cell>
          <table:table-cell office:value-type="float" office:value="-21.350865463875255">
            <text:p>-21.35086546387525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5794656814459374">
            <text:p>2.5794656814459374</text:p>
          </table:table-cell>
          <table:table-cell office:value-type="float" office:value="-21.43430199160454">
            <text:p>-21.4343019916045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562610852756697">
            <text:p>2.562610852756697</text:p>
          </table:table-cell>
          <table:table-cell office:value-type="float" office:value="-22.529884701252236">
            <text:p>-22.52988470125223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565129478600131">
            <text:p>2.565129478600131</text:p>
          </table:table-cell>
          <table:table-cell office:value-type="float" office:value="-22.617840880268346">
            <text:p>-22.61784088026834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575370320457707">
            <text:p>2.575370320457707</text:p>
          </table:table-cell>
          <table:table-cell office:value-type="float" office:value="-22.705235148165627">
            <text:p>-22.70523514816562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750670356665477">
            <text:p>2.750670356665477</text:p>
          </table:table-cell>
          <table:table-cell office:value-type="float" office:value="-23.78696805922343">
            <text:p>-23.7869680592234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7597464927044992">
            <text:p>2.7597464927044992</text:p>
          </table:table-cell>
          <table:table-cell office:value-type="float" office:value="-23.835388887811412">
            <text:p>-23.83538888781141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9987909807828625">
            <text:p>2.9987909807828625</text:p>
          </table:table-cell>
          <table:table-cell office:value-type="float" office:value="-24.957313798273315">
            <text:p>-24.95731379827331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.19097281662083">
            <text:p>3.19097281662083</text:p>
          </table:table-cell>
          <table:table-cell office:value-type="float" office:value="-25.918176099508358">
            <text:p>-25.91817609950835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.1547747923362386">
            <text:p>3.1547747923362386</text:p>
          </table:table-cell>
          <table:table-cell office:value-type="float" office:value="-26.779976852016457">
            <text:p>-26.77997685201645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896109613906995">
            <text:p>2.896109613906995</text:p>
          </table:table-cell>
          <table:table-cell office:value-type="float" office:value="-27.729513671939237">
            <text:p>-27.72951367193923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8690113609507497">
            <text:p>2.8690113609507497</text:p>
          </table:table-cell>
          <table:table-cell office:value-type="float" office:value="-27.86563364216456">
            <text:p>-27.8656336421645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742690597735891">
            <text:p>2.742690597735891</text:p>
          </table:table-cell>
          <table:table-cell office:value-type="float" office:value="-28.854492610394544">
            <text:p>-28.85449261039454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.4963577656986646">
            <text:p>2.4963577656986646</text:p>
          </table:table-cell>
          <table:table-cell office:value-type="float" office:value="-29.50628859073079">
            <text:p>-29.5062885907307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8713592499896003">
            <text:p>1.8713592499896003</text:p>
          </table:table-cell>
          <table:table-cell office:value-type="float" office:value="-29.990327314238378">
            <text:p>-29.99032731423837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007364940258941">
            <text:p>1.007364940258941</text:p>
          </table:table-cell>
          <table:table-cell office:value-type="float" office:value="-30.53754301845724">
            <text:p>-30.5375430184572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8480304692122607">
            <text:p>0.08480304692122607</text:p>
          </table:table-cell>
          <table:table-cell office:value-type="float" office:value="-31.075296389182416">
            <text:p>-31.07529638918241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0.7402321215115226">
            <text:p>-0.7402321215115226</text:p>
          </table:table-cell>
          <table:table-cell office:value-type="float" office:value="-31.36119155829751">
            <text:p>-31.3611915582975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.700343630363017">
            <text:p>-1.700343630363017</text:p>
          </table:table-cell>
          <table:table-cell office:value-type="float" office:value="-31.330595664046516">
            <text:p>-31.33059566404651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.8038518420044838">
            <text:p>-1.8038518420044838</text:p>
          </table:table-cell>
          <table:table-cell office:value-type="float" office:value="-31.332658989632055">
            <text:p>-31.33265898963205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.906592015233469">
            <text:p>-1.906592015233469</text:p>
          </table:table-cell>
          <table:table-cell office:value-type="float" office:value="-31.34541296919001">
            <text:p>-31.3454129691900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.0074629595865994">
            <text:p>-2.0074629595865994</text:p>
          </table:table-cell>
          <table:table-cell office:value-type="float" office:value="-31.36872090292499">
            <text:p>-31.3687209029249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.099890031585429">
            <text:p>-3.099890031585429</text:p>
          </table:table-cell>
          <table:table-cell office:value-type="float" office:value="-31.68151571681119">
            <text:p>-31.6815157168111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.1791406974609853">
            <text:p>-3.1791406974609853</text:p>
          </table:table-cell>
          <table:table-cell office:value-type="float" office:value="-31.70783435369008">
            <text:p>-31.7078343536900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.255919181289661">
            <text:p>-3.255919181289661</text:p>
          </table:table-cell>
          <table:table-cell office:value-type="float" office:value="-31.740673402242855">
            <text:p>-31.74067340224285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.329690080699702">
            <text:p>-3.329690080699702</text:p>
          </table:table-cell>
          <table:table-cell office:value-type="float" office:value="-31.779803864661737">
            <text:p>-31.77980386466173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.320365429022543">
            <text:p>-4.320365429022543</text:p>
          </table:table-cell>
          <table:table-cell office:value-type="float" office:value="-32.359540822919634">
            <text:p>-32.35954082291963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.37167517732369">
            <text:p>-4.37167517732369</text:p>
          </table:table-cell>
          <table:table-cell office:value-type="float" office:value="-32.39169094027328">
            <text:p>-32.3916909402732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5.244706732311126">
            <text:p>-5.244706732311126</text:p>
          </table:table-cell>
          <table:table-cell office:value-type="float" office:value="-32.97626039660894">
            <text:p>-32.9762603966089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6.058079790969714">
            <text:p>-6.058079790969714</text:p>
          </table:table-cell>
          <table:table-cell office:value-type="float" office:value="-33.35943148276601">
            <text:p>-33.3594314827660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7.070798049757337">
            <text:p>-7.070798049757337</text:p>
          </table:table-cell>
          <table:table-cell office:value-type="float" office:value="-33.59840808054318">
            <text:p>-33.5984080805431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7.146983247940285">
            <text:p>-7.146983247940285</text:p>
          </table:table-cell>
          <table:table-cell office:value-type="float" office:value="-33.61959839250331">
            <text:p>-33.6195983925033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7.22125588336186">
            <text:p>-7.22125588336186</text:p>
          </table:table-cell>
          <table:table-cell office:value-type="float" office:value="-33.64674225683168">
            <text:p>-33.6467422568316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8.27378859512665">
            <text:p>-8.27378859512665</text:p>
          </table:table-cell>
          <table:table-cell office:value-type="float" office:value="-34.07930718875338">
            <text:p>-34.0793071887533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8.364902400627805">
            <text:p>-8.364902400627805</text:p>
          </table:table-cell>
          <table:table-cell office:value-type="float" office:value="-34.12223670126548">
            <text:p>-34.1222367012654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9.250597007405654">
            <text:p>-9.250597007405654</text:p>
          </table:table-cell>
          <table:table-cell office:value-type="float" office:value="-34.59544696625977">
            <text:p>-34.5954469662597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0.191015990968191">
            <text:p>-10.191015990968191</text:p>
          </table:table-cell>
          <table:table-cell office:value-type="float" office:value="-34.76563919966188">
            <text:p>-34.7656391996618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1.271605735307244">
            <text:p>-11.271605735307244</text:p>
          </table:table-cell>
          <table:table-cell office:value-type="float" office:value="-34.88781184351812">
            <text:p>-34.8878118435181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1.375456448817454">
            <text:p>-11.375456448817454</text:p>
          </table:table-cell>
          <table:table-cell office:value-type="float" office:value="-34.905131092555614">
            <text:p>-34.90513109255561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1.47691064510352">
            <text:p>-11.47691064510352</text:p>
          </table:table-cell>
          <table:table-cell office:value-type="float" office:value="-34.93327310989182">
            <text:p>-34.9332731098918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8.658004131182437">
            <text:p>-18.658004131182437</text:p>
          </table:table-cell>
          <table:table-cell office:value-type="float" office:value="-37.33894366544623">
            <text:p>-37.3389436654462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9.593046214892933">
            <text:p>-19.593046214892933</text:p>
          </table:table-cell>
          <table:table-cell office:value-type="float" office:value="-37.61565748033006">
            <text:p>-37.6156574803300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0.505232587622633">
            <text:p>-20.505232587622633</text:p>
          </table:table-cell>
          <table:table-cell office:value-type="float" office:value="-37.77105899430114">
            <text:p>-37.7710589943011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1.419796466120477">
            <text:p>-21.419796466120477</text:p>
          </table:table-cell>
          <table:table-cell office:value-type="float" office:value="-37.81869977386772">
            <text:p>-37.8186997738677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2.40001858382674">
            <text:p>-22.40001858382674</text:p>
          </table:table-cell>
          <table:table-cell office:value-type="float" office:value="-37.78127952959168">
            <text:p>-37.7812795295916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3.413909151426164">
            <text:p>-23.413909151426164</text:p>
          </table:table-cell>
          <table:table-cell office:value-type="float" office:value="-37.67226647995393">
            <text:p>-37.6722664799539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3.53168095961707">
            <text:p>-23.53168095961707</text:p>
          </table:table-cell>
          <table:table-cell office:value-type="float" office:value="-37.666594955502916">
            <text:p>-37.66659495550291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4.70689922768187">
            <text:p>-24.70689922768187</text:p>
          </table:table-cell>
          <table:table-cell office:value-type="float" office:value="-37.67936847115952">
            <text:p>-37.6793684711595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4.824564263850956">
            <text:p>-24.824564263850956</text:p>
          </table:table-cell>
          <table:table-cell office:value-type="float" office:value="-37.68760423443536">
            <text:p>-37.6876042344353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4.94044102842499">
            <text:p>-24.94044102842499</text:p>
          </table:table-cell>
          <table:table-cell office:value-type="float" office:value="-37.70963748125152">
            <text:p>-37.7096374812515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6.07832387660136">
            <text:p>-26.07832387660136</text:p>
          </table:table-cell>
          <table:table-cell office:value-type="float" office:value="-37.996446025469716">
            <text:p>-37.99644602546971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7.15636832603872">
            <text:p>-27.15636832603872</text:p>
          </table:table-cell>
          <table:table-cell office:value-type="float" office:value="-38.111378050899226">
            <text:p>-38.11137805089922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8.23015239532679">
            <text:p>-28.23015239532679</text:p>
          </table:table-cell>
          <table:table-cell office:value-type="float" office:value="-38.04286445793453">
            <text:p>-38.0428644579345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8.337413251200886">
            <text:p>-28.337413251200886</text:p>
          </table:table-cell>
          <table:table-cell office:value-type="float" office:value="-38.041785325826524">
            <text:p>-38.04178532582652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8.444172620269168">
            <text:p>-28.444172620269168</text:p>
          </table:table-cell>
          <table:table-cell office:value-type="float" office:value="-38.05220131570228">
            <text:p>-38.0522013157022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9.560568013539168">
            <text:p>-29.560568013539168</text:p>
          </table:table-cell>
          <table:table-cell office:value-type="float" office:value="-38.22197430947548">
            <text:p>-38.2219743094754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9.673021610774395">
            <text:p>-29.673021610774395</text:p>
          </table:table-cell>
          <table:table-cell office:value-type="float" office:value="-38.24575706557919">
            <text:p>-38.2457570655791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9.782003276125703">
            <text:p>-29.782003276125703</text:p>
          </table:table-cell>
          <table:table-cell office:value-type="float" office:value="-38.28228688403326">
            <text:p>-38.2822868840332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0.658045443677103">
            <text:p>-30.658045443677103</text:p>
          </table:table-cell>
          <table:table-cell office:value-type="float" office:value="-38.633129125063824">
            <text:p>-38.63312912506382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1.423721288627334">
            <text:p>-31.423721288627334</text:p>
          </table:table-cell>
          <table:table-cell office:value-type="float" office:value="-38.73336851046929">
            <text:p>-38.7333685104692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2.250269809908396">
            <text:p>-32.250269809908396</text:p>
          </table:table-cell>
          <table:table-cell office:value-type="float" office:value="-38.67346142512794">
            <text:p>-38.6734614251279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3.131087364029355">
            <text:p>-33.131087364029355</text:p>
          </table:table-cell>
          <table:table-cell office:value-type="float" office:value="-38.3821637396618">
            <text:p>-38.382163739661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3.22605857140373">
            <text:p>-33.22605857140373</text:p>
          </table:table-cell>
          <table:table-cell office:value-type="float" office:value="-38.35586963065671">
            <text:p>-38.3558696306567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3.32315662855624">
            <text:p>-33.32315662855624</text:p>
          </table:table-cell>
          <table:table-cell office:value-type="float" office:value="-38.33905066232548">
            <text:p>-38.3390506623254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3.421438624954">
            <text:p>-33.421438624954</text:p>
          </table:table-cell>
          <table:table-cell office:value-type="float" office:value="-38.33187016216255">
            <text:p>-38.3318701621625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3.519950152936204">
            <text:p>-33.519950152936204</text:p>
          </table:table-cell>
          <table:table-cell office:value-type="float" office:value="-38.334397859361644">
            <text:p>-38.33439785936164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3.56333327987534">
            <text:p>-33.56333327987534</text:p>
          </table:table-cell>
          <table:table-cell office:value-type="float" office:value="-38.33981555737849">
            <text:p>-38.3398155573784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3.73958137201611">
            <text:p>-33.73958137201611</text:p>
          </table:table-cell>
          <table:table-cell office:value-type="float" office:value="-38.082935730223284">
            <text:p>-38.08293573022328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4.26151595361341">
            <text:p>-34.26151595361341</text:p>
          </table:table-cell>
          <table:table-cell office:value-type="float" office:value="-37.22297743945956">
            <text:p>-37.2229774394595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4.73574991524062">
            <text:p>-34.73574991524062</text:p>
          </table:table-cell>
          <table:table-cell office:value-type="float" office:value="-36.29572751914106">
            <text:p>-36.2957275191410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4.79350906130836">
            <text:p>-34.79350906130836</text:p>
          </table:table-cell>
          <table:table-cell office:value-type="float" office:value="-36.197131331417395">
            <text:p>-36.19713133141739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4.8621391680688">
            <text:p>-34.8621391680688</text:p>
          </table:table-cell>
          <table:table-cell office:value-type="float" office:value="-36.10576812419389">
            <text:p>-36.1057681241938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4.940744109762996">
            <text:p>-34.940744109762996</text:p>
          </table:table-cell>
          <table:table-cell office:value-type="float" office:value="-36.0228308567602">
            <text:p>-36.022830856760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5.65345902255857">
            <text:p>-35.65345902255857</text:p>
          </table:table-cell>
          <table:table-cell office:value-type="float" office:value="-35.35212043907009">
            <text:p>-35.3521204390700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6.08039654191576">
            <text:p>-36.08039654191576</text:p>
          </table:table-cell>
          <table:table-cell office:value-type="float" office:value="-34.75942576587167">
            <text:p>-34.7594257658716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6.38347229042499">
            <text:p>-36.38347229042499</text:p>
          </table:table-cell>
          <table:table-cell office:value-type="float" office:value="-33.949362769118615">
            <text:p>-33.94936276911861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6.55211766931075">
            <text:p>-36.55211766931075</text:p>
          </table:table-cell>
          <table:table-cell office:value-type="float" office:value="-33.01151439068385">
            <text:p>-33.0115143906838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6.57988339583075">
            <text:p>-36.57988339583075</text:p>
          </table:table-cell>
          <table:table-cell office:value-type="float" office:value="-32.89659518451822">
            <text:p>-32.8965951845182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6.62101774268683">
            <text:p>-36.62101774268683</text:p>
          </table:table-cell>
          <table:table-cell office:value-type="float" office:value="-32.78575599910239">
            <text:p>-32.7857559991023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7.036839304509535">
            <text:p>-37.036839304509535</text:p>
          </table:table-cell>
          <table:table-cell office:value-type="float" office:value="-31.840714507452294">
            <text:p>-31.84071450745229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7.07424962280258">
            <text:p>-37.07424962280258</text:p>
          </table:table-cell>
          <table:table-cell office:value-type="float" office:value="-31.764618268777916">
            <text:p>-31.76461826877791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7.11797221626997">
            <text:p>-37.11797221626997</text:p>
          </table:table-cell>
          <table:table-cell office:value-type="float" office:value="-31.691964953122948">
            <text:p>-31.69196495312294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7.705568782802764">
            <text:p>-37.705568782802764</text:p>
          </table:table-cell>
          <table:table-cell office:value-type="float" office:value="-30.80317077684245">
            <text:p>-30.8031707768424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7.74982537706414">
            <text:p>-37.74982537706414</text:p>
          </table:table-cell>
          <table:table-cell office:value-type="float" office:value="-30.741457316484208">
            <text:p>-30.74145731648420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8.36914946798145">
            <text:p>-38.36914946798145</text:p>
          </table:table-cell>
          <table:table-cell office:value-type="float" office:value="-29.943649524390114">
            <text:p>-29.94364952439011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8.974215292445116">
            <text:p>-38.974215292445116</text:p>
          </table:table-cell>
          <table:table-cell office:value-type="float" office:value="-29.12995141269166">
            <text:p>-29.1299514126916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8.99334878155913">
            <text:p>-38.99334878155913</text:p>
          </table:table-cell>
          <table:table-cell office:value-type="float" office:value="-29.10504698824768">
            <text:p>-29.1050469882476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9.620460016144825">
            <text:p>-39.620460016144825</text:p>
          </table:table-cell>
          <table:table-cell office:value-type="float" office:value="-28.31479271852108">
            <text:p>-28.3147927185210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9.69457129280329">
            <text:p>-39.69457129280329</text:p>
          </table:table-cell>
          <table:table-cell office:value-type="float" office:value="-28.23141156264489">
            <text:p>-28.2314115626448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9.77750866167949">
            <text:p>-39.77750866167949</text:p>
          </table:table-cell>
          <table:table-cell office:value-type="float" office:value="-28.156803980408966">
            <text:p>-28.15680398040896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0.572182813322186">
            <text:p>-40.572182813322186</text:p>
          </table:table-cell>
          <table:table-cell office:value-type="float" office:value="-27.518419107704787">
            <text:p>-27.51841910770478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0.71985175801617">
            <text:p>-40.71985175801617</text:p>
          </table:table-cell>
          <table:table-cell office:value-type="float" office:value="-27.35415231498811">
            <text:p>-27.3541523149881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0.78995146790721">
            <text:p>-40.78995146790721</text:p>
          </table:table-cell>
          <table:table-cell office:value-type="float" office:value="-27.283574143627696">
            <text:p>-27.28357414362769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0.86671641506985">
            <text:p>-40.86671641506985</text:p>
          </table:table-cell>
          <table:table-cell office:value-type="float" office:value="-27.220309694791847">
            <text:p>-27.22030969479184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0.94938699134498">
            <text:p>-40.94938699134498</text:p>
          </table:table-cell>
          <table:table-cell office:value-type="float" office:value="-27.164984985866035">
            <text:p>-27.16498498586603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03714515091116">
            <text:p>-41.03714515091116</text:p>
          </table:table-cell>
          <table:table-cell office:value-type="float" office:value="-27.11814746854344">
            <text:p>-27.1181474685434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12912250505062">
            <text:p>-41.12912250505062</text:p>
          </table:table-cell>
          <table:table-cell office:value-type="float" office:value="-27.080260611654918">
            <text:p>-27.08026061165491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22440891507061">
            <text:p>-41.22440891507061</text:p>
          </table:table-cell>
          <table:table-cell office:value-type="float" office:value="-27.051699315030135">
            <text:p>-27.05169931503013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22513272976543">
            <text:p>-41.22513272976543</text:p>
          </table:table-cell>
          <table:table-cell office:value-type="float" office:value="-27.051558831871613">
            <text:p>-27.05155883187161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22513272976543">
            <text:p>-41.22513272976543</text:p>
          </table:table-cell>
          <table:table-cell office:value-type="float" office:value="-27.051558831871613">
            <text:p>-27.05155883187161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26902702971176">
            <text:p>-41.26902702971176</text:p>
          </table:table-cell>
          <table:table-cell office:value-type="float" office:value="-26.874269548270643">
            <text:p>-26.87426954827064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29458254525584">
            <text:p>-41.29458254525584</text:p>
          </table:table-cell>
          <table:table-cell office:value-type="float" office:value="-26.787921459046526">
            <text:p>-26.78792145904652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327802240380805">
            <text:p>-41.327802240380805</text:p>
          </table:table-cell>
          <table:table-cell office:value-type="float" office:value="-26.70422242235443">
            <text:p>-26.7042224223544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368416734024706">
            <text:p>-41.368416734024706</text:p>
          </table:table-cell>
          <table:table-cell office:value-type="float" office:value="-26.623851160118296">
            <text:p>-26.62385116011829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88261822477888">
            <text:p>-41.88261822477888</text:p>
          </table:table-cell>
          <table:table-cell office:value-type="float" office:value="-25.710908336732704">
            <text:p>-25.71090833673270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2.137366048977235">
            <text:p>-42.137366048977235</text:p>
          </table:table-cell>
          <table:table-cell office:value-type="float" office:value="-24.735157625971937">
            <text:p>-24.73515762597193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2.162041032674075">
            <text:p>-42.162041032674075</text:p>
          </table:table-cell>
          <table:table-cell office:value-type="float" office:value="-24.654672797189267">
            <text:p>-24.65467279718926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2.48842296561818">
            <text:p>-42.48842296561818</text:p>
          </table:table-cell>
          <table:table-cell office:value-type="float" office:value="-23.73078619258217">
            <text:p>-23.7307861925821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2.532095010133624">
            <text:p>-42.532095010133624</text:p>
          </table:table-cell>
          <table:table-cell office:value-type="float" office:value="-23.62638732862515">
            <text:p>-23.6263873286251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2.99062955976465">
            <text:p>-42.99062955976465</text:p>
          </table:table-cell>
          <table:table-cell office:value-type="float" office:value="-22.683922458992228">
            <text:p>-22.68392245899222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3.16919751844072">
            <text:p>-43.16919751844072</text:p>
          </table:table-cell>
          <table:table-cell office:value-type="float" office:value="-21.782031990768584">
            <text:p>-21.78203199076858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3.12221732474929">
            <text:p>-43.12221732474929</text:p>
          </table:table-cell>
          <table:table-cell office:value-type="float" office:value="-20.813416319593493">
            <text:p>-20.81341631959349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3.12159002932513">
            <text:p>-43.12159002932513</text:p>
          </table:table-cell>
          <table:table-cell office:value-type="float" office:value="-20.73190348576743">
            <text:p>-20.7319034857674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3.127603835637956">
            <text:p>-43.127603835637956</text:p>
          </table:table-cell>
          <table:table-cell office:value-type="float" office:value="-20.650610375902346">
            <text:p>-20.65061037590234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3.25551341134336">
            <text:p>-43.25551341134336</text:p>
          </table:table-cell>
          <table:table-cell office:value-type="float" office:value="-19.539471312178947">
            <text:p>-19.53947131217894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3.26959420122168">
            <text:p>-43.26959420122168</text:p>
          </table:table-cell>
          <table:table-cell office:value-type="float" office:value="-19.451700966853398">
            <text:p>-19.45170096685339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3.29141378637499">
            <text:p>-43.29141378637499</text:p>
          </table:table-cell>
          <table:table-cell office:value-type="float" office:value="-19.365527839569417">
            <text:p>-19.36552783956941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3.32079975057617">
            <text:p>-43.32079975057617</text:p>
          </table:table-cell>
          <table:table-cell office:value-type="float" office:value="-19.28163286194781">
            <text:p>-19.2816328619478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3.75950040849617">
            <text:p>-43.75950040849617</text:p>
          </table:table-cell>
          <table:table-cell office:value-type="float" office:value="-18.18764444709401">
            <text:p>-18.1876444470940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3.79927452607074">
            <text:p>-43.79927452607074</text:p>
          </table:table-cell>
          <table:table-cell office:value-type="float" office:value="-18.100732286305362">
            <text:p>-18.10073228630536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4.329591379167255">
            <text:p>-44.329591379167255</text:p>
          </table:table-cell>
          <table:table-cell office:value-type="float" office:value="-17.07457045564179">
            <text:p>-17.0745704556417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4.744147798464084">
            <text:p>-44.744147798464084</text:p>
          </table:table-cell>
          <table:table-cell office:value-type="float" office:value="-16.098344932884803">
            <text:p>-16.09834493288480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4.93012212073186">
            <text:p>-44.93012212073186</text:p>
          </table:table-cell>
          <table:table-cell office:value-type="float" office:value="-15.159003289114924">
            <text:p>-15.15900328911492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4.96277461525648">
            <text:p>-44.96277461525648</text:p>
          </table:table-cell>
          <table:table-cell office:value-type="float" office:value="-15.035861901502551">
            <text:p>-15.03586190150255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5.32843989832662">
            <text:p>-45.32843989832662</text:p>
          </table:table-cell>
          <table:table-cell office:value-type="float" office:value="-13.94319752117163">
            <text:p>-13.9431975211716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5.572812599182924">
            <text:p>-45.572812599182924</text:p>
          </table:table-cell>
          <table:table-cell office:value-type="float" office:value="-12.953068090299226">
            <text:p>-12.95306809029922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5.55418851253393">
            <text:p>-45.55418851253393</text:p>
          </table:table-cell>
          <table:table-cell office:value-type="float" office:value="-12.067389142588585">
            <text:p>-12.06738914258858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5.55565635039724">
            <text:p>-45.55565635039724</text:p>
          </table:table-cell>
          <table:table-cell office:value-type="float" office:value="-11.988272253386883">
            <text:p>-11.98827225338688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5.56337524997738">
            <text:p>-45.56337524997738</text:p>
          </table:table-cell>
          <table:table-cell office:value-type="float" office:value="-11.909519124596853">
            <text:p>-11.90951912459685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5.700712040888284">
            <text:p>-45.700712040888284</text:p>
          </table:table-cell>
          <table:table-cell office:value-type="float" office:value="-10.915378762229853">
            <text:p>-10.91537876222985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5.72199743750757">
            <text:p>-45.72199743750757</text:p>
          </table:table-cell>
          <table:table-cell office:value-type="float" office:value="-10.806371310853578">
            <text:p>-10.80637131085357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5.75523990543104">
            <text:p>-45.75523990543104</text:p>
          </table:table-cell>
          <table:table-cell office:value-type="float" office:value="-10.70039663986495">
            <text:p>-10.7003966398649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6.070029592285806">
            <text:p>-46.070029592285806</text:p>
          </table:table-cell>
          <table:table-cell office:value-type="float" office:value="-9.86287722127778">
            <text:p>-9.8628772212777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6.150849948440595">
            <text:p>-46.150849948440595</text:p>
          </table:table-cell>
          <table:table-cell office:value-type="float" office:value="-8.937869973658026">
            <text:p>-8.93786997365802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5.99762458848186">
            <text:p>-45.99762458848186</text:p>
          </table:table-cell>
          <table:table-cell office:value-type="float" office:value="-7.878712819072871">
            <text:p>-7.87871281907287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5.988177400179225">
            <text:p>-45.988177400179225</text:p>
          </table:table-cell>
          <table:table-cell office:value-type="float" office:value="-7.7768957827157825">
            <text:p>-7.776895782715782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5.9891772231833">
            <text:p>-45.9891772231833</text:p>
          </table:table-cell>
          <table:table-cell office:value-type="float" office:value="-7.674646290720337">
            <text:p>-7.67464629072033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6.00061360338648">
            <text:p>-46.00061360338648</text:p>
          </table:table-cell>
          <table:table-cell office:value-type="float" office:value="-7.57303345950688">
            <text:p>-7.5730334595068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6.18649921671665">
            <text:p>-46.18649921671665</text:p>
          </table:table-cell>
          <table:table-cell office:value-type="float" office:value="-6.444344723631884">
            <text:p>-6.44434472363188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6.2922206934717">
            <text:p>-46.2922206934717</text:p>
          </table:table-cell>
          <table:table-cell office:value-type="float" office:value="-5.49806048981613">
            <text:p>-5.4980604898161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6.03668410754434">
            <text:p>-46.03668410754434</text:p>
          </table:table-cell>
          <table:table-cell office:value-type="float" office:value="-4.6348838572025155">
            <text:p>-4.634883857202515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5.610101795115234">
            <text:p>-45.610101795115234</text:p>
          </table:table-cell>
          <table:table-cell office:value-type="float" office:value="-3.7103062980611">
            <text:p>-3.710306298061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5.101249197276054">
            <text:p>-45.101249197276054</text:p>
          </table:table-cell>
          <table:table-cell office:value-type="float" office:value="-2.9184515077825974">
            <text:p>-2.918451507782597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4.448418917322726">
            <text:p>-44.448418917322726</text:p>
          </table:table-cell>
          <table:table-cell office:value-type="float" office:value="-2.0871029640536083">
            <text:p>-2.087102964053608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3.79696794276655">
            <text:p>-43.79696794276655</text:p>
          </table:table-cell>
          <table:table-cell office:value-type="float" office:value="-1.485304694009305">
            <text:p>-1.48530469400930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2.887372918885454">
            <text:p>-42.887372918885454</text:p>
          </table:table-cell>
          <table:table-cell office:value-type="float" office:value="-0.806438680644045">
            <text:p>-0.80643868064404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971141820185096">
            <text:p>-41.971141820185096</text:p>
          </table:table-cell>
          <table:table-cell office:value-type="float" office:value="-0.1334942895382374">
            <text:p>-0.133494289538237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88419860641796">
            <text:p>-41.88419860641796</text:p>
          </table:table-cell>
          <table:table-cell office:value-type="float" office:value="-0.06175485097860567">
            <text:p>-0.0617548509786056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8058813038529">
            <text:p>-41.8058813038529</text:p>
          </table:table-cell>
          <table:table-cell office:value-type="float" office:value="0.019313450989183134">
            <text:p>0.01931345098918313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0753156241276">
            <text:p>-41.0753156241276</text:p>
          </table:table-cell>
          <table:table-cell office:value-type="float" office:value="0.8662709175542512">
            <text:p>0.866270917554251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1.030071917252286">
            <text:p>-41.030071917252286</text:p>
          </table:table-cell>
          <table:table-cell office:value-type="float" office:value="0.9227298706546541">
            <text:p>0.922729870654654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0.34233331555188">
            <text:p>-40.34233331555188</text:p>
          </table:table-cell>
          <table:table-cell office:value-type="float" office:value="1.847623608425274">
            <text:p>1.84762360842527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40.319586758222776">
            <text:p>-40.319586758222776</text:p>
          </table:table-cell>
          <table:table-cell office:value-type="float" office:value="1.8794988645112807">
            <text:p>1.879498864511280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9.68987053395288">
            <text:p>-39.68987053395288</text:p>
          </table:table-cell>
          <table:table-cell office:value-type="float" office:value="2.7995136799162905">
            <text:p>2.799513679916290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9.636547018054316">
            <text:p>-39.636547018054316</text:p>
          </table:table-cell>
          <table:table-cell office:value-type="float" office:value="2.8866590478221457">
            <text:p>2.886659047822145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9.59239338346895">
            <text:p>-39.59239338346895</text:p>
          </table:table-cell>
          <table:table-cell office:value-type="float" office:value="2.978790307707881">
            <text:p>2.97879030770788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9.15088358192375">
            <text:p>-39.15088358192375</text:p>
          </table:table-cell>
          <table:table-cell office:value-type="float" office:value="4.035400973923301">
            <text:p>4.03540097392330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9.117822301698574">
            <text:p>-39.117822301698574</text:p>
          </table:table-cell>
          <table:table-cell office:value-type="float" office:value="4.126765358530051">
            <text:p>4.12676535853005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9.09378376455722">
            <text:p>-39.09378376455722</text:p>
          </table:table-cell>
          <table:table-cell office:value-type="float" office:value="4.220906995210115">
            <text:p>4.22090699521011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8.86202960722329">
            <text:p>-38.86202960722329</text:p>
          </table:table-cell>
          <table:table-cell office:value-type="float" office:value="5.356010199528699">
            <text:p>5.35601019952869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8.61595330043371">
            <text:p>-38.61595330043371</text:p>
          </table:table-cell>
          <table:table-cell office:value-type="float" office:value="6.4927168001931195">
            <text:p>6.492716800193119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8.375463231495985">
            <text:p>-38.375463231495985</text:p>
          </table:table-cell>
          <table:table-cell office:value-type="float" office:value="7.496349289588107">
            <text:p>7.49634928958810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7.941664276481895">
            <text:p>-37.941664276481895</text:p>
          </table:table-cell>
          <table:table-cell office:value-type="float" office:value="8.341992747273332">
            <text:p>8.34199274727333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7.325312193667614">
            <text:p>-37.325312193667614</text:p>
          </table:table-cell>
          <table:table-cell office:value-type="float" office:value="9.119811901201235">
            <text:p>9.11981190120123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6.615184408361515">
            <text:p>-36.615184408361515</text:p>
          </table:table-cell>
          <table:table-cell office:value-type="float" office:value="9.785830993050462">
            <text:p>9.78583099305046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5.7850926256478">
            <text:p>-35.7850926256478</text:p>
          </table:table-cell>
          <table:table-cell office:value-type="float" office:value="10.334356378919148">
            <text:p>10.33435637891914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4.98009925256972">
            <text:p>-34.98009925256972</text:p>
          </table:table-cell>
          <table:table-cell office:value-type="float" office:value="10.746021884556903">
            <text:p>10.74602188455690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4.00997376270399">
            <text:p>-34.00997376270399</text:p>
          </table:table-cell>
          <table:table-cell office:value-type="float" office:value="11.123005048828146">
            <text:p>11.12300504882814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2.982821908106224">
            <text:p>-32.982821908106224</text:p>
          </table:table-cell>
          <table:table-cell office:value-type="float" office:value="11.341430417811416">
            <text:p>11.34143041781141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1.86010606638787">
            <text:p>-31.86010606638787</text:p>
          </table:table-cell>
          <table:table-cell office:value-type="float" office:value="11.46156962025252">
            <text:p>11.4615696202525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1.780876092892928">
            <text:p>-31.780876092892928</text:p>
          </table:table-cell>
          <table:table-cell office:value-type="float" office:value="11.47327332745235">
            <text:p>11.4732733274523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0.634188665706528">
            <text:p>-30.634188665706528</text:p>
          </table:table-cell>
          <table:table-cell office:value-type="float" office:value="11.68989815178255">
            <text:p>11.6898981517825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30.493805284454265">
            <text:p>-30.493805284454265</text:p>
          </table:table-cell>
          <table:table-cell office:value-type="float" office:value="11.72715274269625">
            <text:p>11.7271527426962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9.395666639162965">
            <text:p>-29.395666639162965</text:p>
          </table:table-cell>
          <table:table-cell office:value-type="float" office:value="12.105851000425648">
            <text:p>12.10585100042564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9.350867035091458">
            <text:p>-29.350867035091458</text:p>
          </table:table-cell>
          <table:table-cell office:value-type="float" office:value="12.122508606807282">
            <text:p>12.12250860680728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8.31697852699136">
            <text:p>-28.31697852699136</text:p>
          </table:table-cell>
          <table:table-cell office:value-type="float" office:value="12.535318342902682">
            <text:p>12.53531834290268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8.29938571785557">
            <text:p>-28.29938571785557</text:p>
          </table:table-cell>
          <table:table-cell office:value-type="float" office:value="12.542537469570167">
            <text:p>12.54253746957016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7.331145875027502">
            <text:p>-27.331145875027502</text:p>
          </table:table-cell>
          <table:table-cell office:value-type="float" office:value="12.950649147299762">
            <text:p>12.95064914729976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6.369681938077083">
            <text:p>-26.369681938077083</text:p>
          </table:table-cell>
          <table:table-cell office:value-type="float" office:value="13.207120723791505">
            <text:p>13.20712072379150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5.47133985044293">
            <text:p>-25.47133985044293</text:p>
          </table:table-cell>
          <table:table-cell office:value-type="float" office:value="13.215049967073337">
            <text:p>13.21504996707333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5.37211387938705">
            <text:p>-25.37211387938705</text:p>
          </table:table-cell>
          <table:table-cell office:value-type="float" office:value="13.220865789051322">
            <text:p>13.22086578905132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4.36404356741235">
            <text:p>-24.36404356741235</text:p>
          </table:table-cell>
          <table:table-cell office:value-type="float" office:value="13.330431442889523">
            <text:p>13.33043144288952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4.231466751806124">
            <text:p>-24.231466751806124</text:p>
          </table:table-cell>
          <table:table-cell office:value-type="float" office:value="13.353959495879943">
            <text:p>13.35395949587994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3.095301420688326">
            <text:p>-23.095301420688326</text:p>
          </table:table-cell>
          <table:table-cell office:value-type="float" office:value="13.635630069978742">
            <text:p>13.63563006997874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2.999087080842152">
            <text:p>-22.999087080842152</text:p>
          </table:table-cell>
          <table:table-cell office:value-type="float" office:value="13.66468652701862">
            <text:p>13.6646865270186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1.94402477274955">
            <text:p>-21.94402477274955</text:p>
          </table:table-cell>
          <table:table-cell office:value-type="float" office:value="14.04213502994672">
            <text:p>14.0421350299467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1.938361308477155">
            <text:p>-21.938361308477155</text:p>
          </table:table-cell>
          <table:table-cell office:value-type="float" office:value="14.044180388458466">
            <text:p>14.04418038845846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0.857291518766658">
            <text:p>-20.857291518766658</text:p>
          </table:table-cell>
          <table:table-cell office:value-type="float" office:value="14.438291805692367">
            <text:p>14.43829180569236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20.816176159884424">
            <text:p>-20.816176159884424</text:p>
          </table:table-cell>
          <table:table-cell office:value-type="float" office:value="14.454317013728751">
            <text:p>14.45431701372875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9.7932156552861">
            <text:p>-19.7932156552861</text:p>
          </table:table-cell>
          <table:table-cell office:value-type="float" office:value="14.87925960092511">
            <text:p>14.8792596009251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8.9743809241921">
            <text:p>-18.9743809241921</text:p>
          </table:table-cell>
          <table:table-cell office:value-type="float" office:value="15.087111377114587">
            <text:p>15.08711137711458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8.033001914056182">
            <text:p>-18.033001914056182</text:p>
          </table:table-cell>
          <table:table-cell office:value-type="float" office:value="15.133198383679268">
            <text:p>15.13319838367926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7.95904333718635">
            <text:p>-17.95904333718635</text:p>
          </table:table-cell>
          <table:table-cell office:value-type="float" office:value="15.13957775063383">
            <text:p>15.1395777506338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6.95941515259025">
            <text:p>-16.95941515259025</text:p>
          </table:table-cell>
          <table:table-cell office:value-type="float" office:value="15.263326463806827">
            <text:p>15.26332646380682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6.819234451862815">
            <text:p>-16.819234451862815</text:p>
          </table:table-cell>
          <table:table-cell office:value-type="float" office:value="15.29096528050376">
            <text:p>15.2909652805037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5.794110334230528">
            <text:p>-15.794110334230528</text:p>
          </table:table-cell>
          <table:table-cell office:value-type="float" office:value="15.570453507829834">
            <text:p>15.57045350782983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5.059185305788157">
            <text:p>-15.059185305788157</text:p>
          </table:table-cell>
          <table:table-cell office:value-type="float" office:value="15.590124151024517">
            <text:p>15.59012415102451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4.197555832308254">
            <text:p>-14.197555832308254</text:p>
          </table:table-cell>
          <table:table-cell office:value-type="float" office:value="15.373587093704291">
            <text:p>15.37358709370429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4.102895595532491">
            <text:p>-14.102895595532491</text:p>
          </table:table-cell>
          <table:table-cell office:value-type="float" office:value="15.354603315118359">
            <text:p>15.35460331511835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4.006845867198033">
            <text:p>-14.006845867198033</text:p>
          </table:table-cell>
          <table:table-cell office:value-type="float" office:value="15.344836331821554">
            <text:p>15.34483633182155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2.979028880998534">
            <text:p>-12.979028880998534</text:p>
          </table:table-cell>
          <table:table-cell office:value-type="float" office:value="15.290262400090253">
            <text:p>15.29026240009025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2.887595874133002">
            <text:p>-12.887595874133002</text:p>
          </table:table-cell>
          <table:table-cell office:value-type="float" office:value="15.28959369708858">
            <text:p>15.2895936970885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2.796483998208764">
            <text:p>-12.796483998208764</text:p>
          </table:table-cell>
          <table:table-cell office:value-type="float" office:value="15.297279266276545">
            <text:p>15.29727926627654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1.772634276327164">
            <text:p>-11.772634276327164</text:p>
          </table:table-cell>
          <table:table-cell office:value-type="float" office:value="15.431017531649347">
            <text:p>15.43101753164934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1.688469673793021">
            <text:p>-11.688469673793021</text:p>
          </table:table-cell>
          <table:table-cell office:value-type="float" office:value="15.445691871045273">
            <text:p>15.44569187104527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10.835011948982327">
            <text:p>-10.835011948982327</text:p>
          </table:table-cell>
          <table:table-cell office:value-type="float" office:value="15.63237692467697">
            <text:p>15.6323769246769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6.9339860315135295">
            <text:p>-6.9339860315135295</text:p>
          </table:table-cell>
          <table:table-cell office:value-type="float" office:value="14.016469264291858">
            <text:p>14.01646926429185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6.362552449891613">
            <text:p>-6.362552449891613</text:p>
          </table:table-cell>
          <table:table-cell office:value-type="float" office:value="13.400046127824647">
            <text:p>13.40004612782464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-6.021450716123089">
            <text:p>-6.021450716123089</text:p>
          </table:table-cell>
          <table:table-cell office:value-type="float" office:value="12.733014288396326">
            <text:p>12.73301428839632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.92271586495917">
            <text:p>-4.92271586495917</text:p>
          </table:table-cell>
          <table:table-cell office:value-type="float" office:value="11.9507456179708">
            <text:p>11.950745617970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.88495943148155">
            <text:p>-4.88495943148155</text:p>
          </table:table-cell>
          <table:table-cell office:value-type="float" office:value="10.8812927156687">
            <text:p>10.881292715668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.54105118603911">
            <text:p>-4.54105118603911</text:p>
          </table:table-cell>
          <table:table-cell office:value-type="float" office:value="9.90055663138628">
            <text:p>9.9005566313862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.21060533809941">
            <text:p>-4.21060533809941</text:p>
          </table:table-cell>
          <table:table-cell office:value-type="float" office:value="8.90676788054407">
            <text:p>8.9067678805440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.60651539568789">
            <text:p>-3.60651539568789</text:p>
          </table:table-cell>
          <table:table-cell office:value-type="float" office:value="7.94798161834478">
            <text:p>7.9479816183447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.64900401898194">
            <text:p>-3.64900401898194</text:p>
          </table:table-cell>
          <table:table-cell office:value-type="float" office:value="6.86090050637722">
            <text:p>6.8609005063772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.41485970595386">
            <text:p>-3.41485970595386</text:p>
          </table:table-cell>
          <table:table-cell office:value-type="float" office:value="5.78719810582697">
            <text:p>5.7871981058269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.15165915887337">
            <text:p>-3.15165915887337</text:p>
          </table:table-cell>
          <table:table-cell office:value-type="float" office:value="4.77532449923456">
            <text:p>4.7753244992345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.7613751818426">
            <text:p>-2.7613751818426</text:p>
          </table:table-cell>
          <table:table-cell office:value-type="float" office:value="3.75183161348104">
            <text:p>3.7518316134810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.38124734151643">
            <text:p>-2.38124734151643</text:p>
          </table:table-cell>
          <table:table-cell office:value-type="float" office:value="2.70772559009492">
            <text:p>2.7077255900949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.9856316212099">
            <text:p>-1.9856316212099</text:p>
          </table:table-cell>
          <table:table-cell office:value-type="float" office:value="1.65171099547297">
            <text:p>1.6517109954729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.5856582474662">
            <text:p>-1.5856582474662</text:p>
          </table:table-cell>
          <table:table-cell office:value-type="float" office:value="0.654563166201115">
            <text:p>0.65456316620111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.10213903337717">
            <text:p>-1.10213903337717</text:p>
          </table:table-cell>
          <table:table-cell office:value-type="float" office:value="-0.294404467567801">
            <text:p>-0.29440446756780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0.620729882153682">
            <text:p>-0.620729882153682</text:p>
          </table:table-cell>
          <table:table-cell office:value-type="float" office:value="-1.28187050484121">
            <text:p>-1.2818705048412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0.416544607374817">
            <text:p>-0.416544607374817</text:p>
          </table:table-cell>
          <table:table-cell office:value-type="float" office:value="-2.41000796388835">
            <text:p>-2.4100079638883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0.235275038401596">
            <text:p>-0.235275038401596</text:p>
          </table:table-cell>
          <table:table-cell office:value-type="float" office:value="-3.49669113475829">
            <text:p>-3.4966911347582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157659996068105">
            <text:p>0.157659996068105</text:p>
          </table:table-cell>
          <table:table-cell office:value-type="float" office:value="-4.51572352740914">
            <text:p>-4.5157235274091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6525127296336">
            <text:p>0.6525127296336</text:p>
          </table:table-cell>
          <table:table-cell office:value-type="float" office:value="-5.52491916064173">
            <text:p>-5.5249191606417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.16323630826082">
            <text:p>1.16323630826082</text:p>
          </table:table-cell>
          <table:table-cell office:value-type="float" office:value="-6.50328270811588">
            <text:p>-6.5032827081158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.49488514708355">
            <text:p>1.49488514708355</text:p>
          </table:table-cell>
          <table:table-cell office:value-type="float" office:value="-7.52518390957266">
            <text:p>-7.5251839095726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.62004282139242">
            <text:p>1.62004282139242</text:p>
          </table:table-cell>
          <table:table-cell office:value-type="float" office:value="-8.55179273243994">
            <text:p>-8.5517927324399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.96396166516934">
            <text:p>1.96396166516934</text:p>
          </table:table-cell>
          <table:table-cell office:value-type="float" office:value="-9.60838329885155">
            <text:p>-9.6083832988515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.30409051035531">
            <text:p>2.30409051035531</text:p>
          </table:table-cell>
          <table:table-cell office:value-type="float" office:value="-10.6681477297097">
            <text:p>-10.668147729709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.3494270547526">
            <text:p>2.3494270547526</text:p>
          </table:table-cell>
          <table:table-cell office:value-type="float" office:value="-11.7684402009472">
            <text:p>-11.768440200947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.50818864023313">
            <text:p>2.50818864023313</text:p>
          </table:table-cell>
          <table:table-cell office:value-type="float" office:value="-12.8488181997091">
            <text:p>-12.848818199709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.88799476868007">
            <text:p>2.88799476868007</text:p>
          </table:table-cell>
          <table:table-cell office:value-type="float" office:value="-13.8688748497516">
            <text:p>-13.868874849751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.27376184856985">
            <text:p>3.27376184856985</text:p>
          </table:table-cell>
          <table:table-cell office:value-type="float" office:value="-14.9112728098407">
            <text:p>-14.911272809840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.35385434969794">
            <text:p>3.35385434969794</text:p>
          </table:table-cell>
          <table:table-cell office:value-type="float" office:value="-16.0122273396701">
            <text:p>-16.012227339670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.3756350177573">
            <text:p>3.3756350177573</text:p>
          </table:table-cell>
          <table:table-cell office:value-type="float" office:value="-17.1171383270994">
            <text:p>-17.117138327099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.56745466555003">
            <text:p>3.56745466555003</text:p>
          </table:table-cell>
          <table:table-cell office:value-type="float" office:value="-18.17913499102">
            <text:p>-18.1791349910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.81853455398232">
            <text:p>3.81853455398232</text:p>
          </table:table-cell>
          <table:table-cell office:value-type="float" office:value="-19.2504888651893">
            <text:p>-19.250488865189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.7811362799257">
            <text:p>3.7811362799257</text:p>
          </table:table-cell>
          <table:table-cell office:value-type="float" office:value="-20.3567727049813">
            <text:p>-20.356772704981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.5793473633239">
            <text:p>3.5793473633239</text:p>
          </table:table-cell>
          <table:table-cell office:value-type="float" office:value="-21.4496845221147">
            <text:p>-21.449684522114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.56249253463466">
            <text:p>3.56249253463466</text:p>
          </table:table-cell>
          <table:table-cell office:value-type="float" office:value="-22.5452672317624">
            <text:p>-22.545267231762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.73779257084243">
            <text:p>3.73779257084243</text:p>
          </table:table-cell>
          <table:table-cell office:value-type="float" office:value="-23.6270001428202">
            <text:p>-23.627000142820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.9781418297207">
            <text:p>3.9781418297207</text:p>
          </table:table-cell>
          <table:table-cell office:value-type="float" office:value="-24.7550488291308">
            <text:p>-24.755048829130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.19513893744443">
            <text:p>4.19513893744443</text:p>
          </table:table-cell>
          <table:table-cell office:value-type="float" office:value="-25.8399814367294">
            <text:p>-25.839981436729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.14917433820665">
            <text:p>4.14917433820665</text:p>
          </table:table-cell>
          <table:table-cell office:value-type="float" office:value="-26.9343043174595">
            <text:p>-26.934304317459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.86095062235836">
            <text:p>3.86095062235836</text:p>
          </table:table-cell>
          <table:table-cell office:value-type="float" office:value="-27.9923478942364">
            <text:p>-27.992347894236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.71971824823413">
            <text:p>3.71971824823413</text:p>
          </table:table-cell>
          <table:table-cell office:value-type="float" office:value="-29.0979373175651">
            <text:p>-29.097937317565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.33194393746089">
            <text:p>3.33194393746089</text:p>
          </table:table-cell>
          <table:table-cell office:value-type="float" office:value="-30.1239870525897">
            <text:p>-30.123987052589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.44632511632517">
            <text:p>2.44632511632517</text:p>
          </table:table-cell>
          <table:table-cell office:value-type="float" office:value="-30.8098667673767">
            <text:p>-30.809866767376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.52686702576466">
            <text:p>1.52686702576466</text:p>
          </table:table-cell>
          <table:table-cell office:value-type="float" office:value="-31.392210772261">
            <text:p>-31.39221077226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504248931072652">
            <text:p>0.504248931072652</text:p>
          </table:table-cell>
          <table:table-cell office:value-type="float" office:value="-31.988286039792">
            <text:p>-31.98828603979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0.587399975163862">
            <text:p>-0.587399975163862</text:p>
          </table:table-cell>
          <table:table-cell office:value-type="float" office:value="-32.3665694883093">
            <text:p>-32.366569488309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.73219448374584">
            <text:p>-1.73219448374584</text:p>
          </table:table-cell>
          <table:table-cell office:value-type="float" office:value="-32.3300882969052">
            <text:p>-32.330088296905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.82462155574467">
            <text:p>-2.82462155574467</text:p>
          </table:table-cell>
          <table:table-cell office:value-type="float" office:value="-32.6428831107914">
            <text:p>-32.642883110791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.81529690406751">
            <text:p>-3.81529690406751</text:p>
          </table:table-cell>
          <table:table-cell office:value-type="float" office:value="-33.2226200690493">
            <text:p>-33.222620069049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.75066844944377">
            <text:p>-4.75066844944377</text:p>
          </table:table-cell>
          <table:table-cell office:value-type="float" office:value="-33.8489314923063">
            <text:p>-33.848931492306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5.72657169098966">
            <text:p>-5.72657169098966</text:p>
          </table:table-cell>
          <table:table-cell office:value-type="float" office:value="-34.3086687568575">
            <text:p>-34.308668756857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6.84113047528081">
            <text:p>-6.84113047528081</text:p>
          </table:table-cell>
          <table:table-cell office:value-type="float" office:value="-34.5716772135347">
            <text:p>-34.571677213534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7.8936631870456">
            <text:p>-7.8936631870456</text:p>
          </table:table-cell>
          <table:table-cell office:value-type="float" office:value="-35.0042421454564">
            <text:p>-35.004242145456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8.91792329354212">
            <text:p>-8.91792329354212</text:p>
          </table:table-cell>
          <table:table-cell office:value-type="float" office:value="-35.5514853969216">
            <text:p>-35.551485396921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0.0456418277463">
            <text:p>-10.0456418277463</text:p>
          </table:table-cell>
          <table:table-cell office:value-type="float" office:value="-35.7555741481483">
            <text:p>-35.755574148148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1.1592604191974">
            <text:p>-11.1592604191974</text:p>
          </table:table-cell>
          <table:table-cell office:value-type="float" office:value="-35.8814810691401">
            <text:p>-35.881481069140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8.357198200305">
            <text:p>-18.357198200305</text:p>
          </table:table-cell>
          <table:table-cell office:value-type="float" office:value="-38.2927944734693">
            <text:p>-38.292794473469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9.3663880714448">
            <text:p>-19.3663880714448</text:p>
          </table:table-cell>
          <table:table-cell office:value-type="float" office:value="-38.5914513831958">
            <text:p>-38.591451383195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0.3948759764899">
            <text:p>-20.3948759764899</text:p>
          </table:table-cell>
          <table:table-cell office:value-type="float" office:value="-38.7666662102565">
            <text:p>-38.766666210256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1.4128457176266">
            <text:p>-21.4128457176266</text:p>
          </table:table-cell>
          <table:table-cell office:value-type="float" office:value="-38.8196935309097">
            <text:p>-38.819693530909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2.4726302914787">
            <text:p>-22.4726302914787</text:p>
          </table:table-cell>
          <table:table-cell office:value-type="float" office:value="-38.7792359683663">
            <text:p>-38.779235968366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3.5208125434583">
            <text:p>-23.5208125434583</text:p>
          </table:table-cell>
          <table:table-cell office:value-type="float" office:value="-38.6665358925238">
            <text:p>-38.666535892523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4.6960308115231">
            <text:p>-24.6960308115231</text:p>
          </table:table-cell>
          <table:table-cell office:value-type="float" office:value="-38.6793094081804">
            <text:p>-38.679309408180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5.9022433359642">
            <text:p>-25.9022433359642</text:p>
          </table:table-cell>
          <table:table-cell office:value-type="float" office:value="-38.983340757899">
            <text:p>-38.98334075789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7.1350474974606">
            <text:p>-27.1350474974606</text:p>
          </table:table-cell>
          <table:table-cell office:value-type="float" office:value="-39.1147719612345">
            <text:p>-39.114771961234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8.2938286538702">
            <text:p>-28.2938286538702</text:p>
          </table:table-cell>
          <table:table-cell office:value-type="float" office:value="-39.0408350657672">
            <text:p>-39.040835065767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9.4102240471402">
            <text:p>-29.4102240471402</text:p>
          </table:table-cell>
          <table:table-cell office:value-type="float" office:value="-39.2106080595404">
            <text:p>-39.210608059540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0.4032677042996">
            <text:p>-30.4032677042996</text:p>
          </table:table-cell>
          <table:table-cell office:value-type="float" office:value="-39.6083077080548">
            <text:p>-39.608307708054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1.3946645654505">
            <text:p>-31.3946645654505</text:p>
          </table:table-cell>
          <table:table-cell office:value-type="float" office:value="-39.7380976350978">
            <text:p>-39.738097635097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2.4463851022301">
            <text:p>-32.4463851022301</text:p>
          </table:table-cell>
          <table:table-cell office:value-type="float" office:value="-39.6618703957647">
            <text:p>-39.661870395764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3.4450750889955">
            <text:p>-33.4450750889955</text:p>
          </table:table-cell>
          <table:table-cell office:value-type="float" office:value="-39.3315907819197">
            <text:p>-39.331590781919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3.4450750889955">
            <text:p>-33.4450750889955</text:p>
          </table:table-cell>
          <table:table-cell office:value-type="float" office:value="-39.3315907819197">
            <text:p>-39.331590781919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3.4450750889955">
            <text:p>-33.4450750889955</text:p>
          </table:table-cell>
          <table:table-cell office:value-type="float" office:value="-39.3315907819197">
            <text:p>-39.331590781919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3.7728637324679">
            <text:p>-33.7728637324679</text:p>
          </table:table-cell>
          <table:table-cell office:value-type="float" office:value="-39.8019894759426">
            <text:p>-39.801989475942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3.7728637324679">
            <text:p>-33.7728637324679</text:p>
          </table:table-cell>
          <table:table-cell office:value-type="float" office:value="-39.8019894759426">
            <text:p>-39.801989475942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4.5799585963832">
            <text:p>-34.5799585963832</text:p>
          </table:table-cell>
          <table:table-cell office:value-type="float" office:value="-38.6256568040699">
            <text:p>-38.625656804069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5.1352630851325">
            <text:p>-35.1352630851325</text:p>
          </table:table-cell>
          <table:table-cell office:value-type="float" office:value="-37.7107170475647">
            <text:p>-37.710717047564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5.6260654134676">
            <text:p>-35.6260654134676</text:p>
          </table:table-cell>
          <table:table-cell office:value-type="float" office:value="-36.7510716896504">
            <text:p>-36.751071689650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6.4087266447023">
            <text:p>-36.4087266447023</text:p>
          </table:table-cell>
          <table:table-cell office:value-type="float" office:value="-36.0145373027772">
            <text:p>-36.014537302777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6.970068138442">
            <text:p>-36.970068138442</text:p>
          </table:table-cell>
          <table:table-cell office:value-type="float" office:value="-35.2352567333728">
            <text:p>-35.235256733372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7.351706128451">
            <text:p>-37.351706128451</text:p>
          </table:table-cell>
          <table:table-cell office:value-type="float" office:value="-34.215212023817">
            <text:p>-34.21521202381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7.5363315949216">
            <text:p>-37.5363315949216</text:p>
          </table:table-cell>
          <table:table-cell office:value-type="float" office:value="-33.1884972956032">
            <text:p>-33.188497295603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7.9521531567443">
            <text:p>-37.9521531567443</text:p>
          </table:table-cell>
          <table:table-cell office:value-type="float" office:value="-32.2434558039531">
            <text:p>-32.243455803953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8.5397497232771">
            <text:p>-38.5397497232771</text:p>
          </table:table-cell>
          <table:table-cell office:value-type="float" office:value="-31.3546616276726">
            <text:p>-31.354661627672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9.1654263094533">
            <text:p>-39.1654263094533</text:p>
          </table:table-cell>
          <table:table-cell office:value-type="float" office:value="-30.548670607619">
            <text:p>-30.54867060761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9.7766737355851">
            <text:p>-39.7766737355851</text:p>
          </table:table-cell>
          <table:table-cell office:value-type="float" office:value="-29.7266594208777">
            <text:p>-29.726659420877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0.4037849701708">
            <text:p>-40.4037849701708</text:p>
          </table:table-cell>
          <table:table-cell office:value-type="float" office:value="-28.9364051511511">
            <text:p>-28.936405151151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1.2616627438692">
            <text:p>-41.2616627438692</text:p>
          </table:table-cell>
          <table:table-cell office:value-type="float" office:value="-28.2472469694912">
            <text:p>-28.247246969491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1.4635311034508">
            <text:p>-41.4635311034508</text:p>
          </table:table-cell>
          <table:table-cell office:value-type="float" office:value="-28.0226887995377">
            <text:p>-28.022688799537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1.9415629846946">
            <text:p>-41.9415629846946</text:p>
          </table:table-cell>
          <table:table-cell office:value-type="float" office:value="-28.3188501605191">
            <text:p>-28.318850160519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2.239718432771">
            <text:p>-42.239718432771</text:p>
          </table:table-cell>
          <table:table-cell office:value-type="float" office:value="-27.1145989056677">
            <text:p>-27.114598905667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2.8174724780256">
            <text:p>-42.8174724780256</text:p>
          </table:table-cell>
          <table:table-cell office:value-type="float" office:value="-26.0888212313876">
            <text:p>-26.088821231387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3.1049338552402">
            <text:p>-43.1049338552402</text:p>
          </table:table-cell>
          <table:table-cell office:value-type="float" office:value="-24.9877690672874">
            <text:p>-24.987769067287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3.4313157881843">
            <text:p>-43.4313157881843</text:p>
          </table:table-cell>
          <table:table-cell office:value-type="float" office:value="-24.0638824626803">
            <text:p>-24.063882462680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3.9464569496922">
            <text:p>-43.9464569496922</text:p>
          </table:table-cell>
          <table:table-cell office:value-type="float" office:value="-23.0050692325458">
            <text:p>-23.005069232545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4.1739614567487">
            <text:p>-44.1739614567487</text:p>
          </table:table-cell>
          <table:table-cell office:value-type="float" office:value="-21.8560156850144">
            <text:p>-21.856015685014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4.1210431541549">
            <text:p>-44.1210431541549</text:p>
          </table:table-cell>
          <table:table-cell office:value-type="float" office:value="-20.764970860444">
            <text:p>-20.76497086044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4.2489527298603">
            <text:p>-44.2489527298603</text:p>
          </table:table-cell>
          <table:table-cell office:value-type="float" office:value="-19.6538317967206">
            <text:p>-19.653831796720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4.6876533877803">
            <text:p>-44.6876533877803</text:p>
          </table:table-cell>
          <table:table-cell office:value-type="float" office:value="-18.5598433818668">
            <text:p>-18.559843381866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5.235291126417">
            <text:p>-45.235291126417</text:p>
          </table:table-cell>
          <table:table-cell office:value-type="float" office:value="-17.5001656794921">
            <text:p>-17.500165679492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5.7050201394595">
            <text:p>-45.7050201394595</text:p>
          </table:table-cell>
          <table:table-cell office:value-type="float" office:value="-16.3940159976482">
            <text:p>-16.394015997648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5.9110813214211">
            <text:p>-45.9110813214211</text:p>
          </table:table-cell>
          <table:table-cell office:value-type="float" office:value="-15.353217208758">
            <text:p>-15.35321720875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6.2896011777921">
            <text:p>-46.2896011777921</text:p>
          </table:table-cell>
          <table:table-cell office:value-type="float" office:value="-14.2221413766965">
            <text:p>-14.222141376696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6.5753721825313">
            <text:p>-46.5753721825313</text:p>
          </table:table-cell>
          <table:table-cell office:value-type="float" office:value="-13.0642776656896">
            <text:p>-13.064277665689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6.5539674967295">
            <text:p>-46.5539674967295</text:p>
          </table:table-cell>
          <table:table-cell office:value-type="float" office:value="-12.0463657565415">
            <text:p>-12.046365756541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6.6913042876404">
            <text:p>-46.6913042876404</text:p>
          </table:table-cell>
          <table:table-cell office:value-type="float" office:value="-11.0522253941745">
            <text:p>-11.052225394174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7.0543066798709">
            <text:p>-47.0543066798709</text:p>
          </table:table-cell>
          <table:table-cell office:value-type="float" office:value="-10.0864327866584">
            <text:p>-10.086432786658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7.1571450034389">
            <text:p>-47.1571450034389</text:p>
          </table:table-cell>
          <table:table-cell office:value-type="float" office:value="-8.90942492429167">
            <text:p>-8.9094249242916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6.9873217203422">
            <text:p>-46.9873217203422</text:p>
          </table:table-cell>
          <table:table-cell office:value-type="float" office:value="-7.73553605005145">
            <text:p>-7.7355360500514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7.1774305131985">
            <text:p>-47.1774305131985</text:p>
          </table:table-cell>
          <table:table-cell office:value-type="float" office:value="-6.5812043659389">
            <text:p>-6.581204365938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7.3084918302484">
            <text:p>-47.3084918302484</text:p>
          </table:table-cell>
          <table:table-cell office:value-type="float" office:value="-5.40811010170728">
            <text:p>-5.4081101017072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6.9750099139055">
            <text:p>-46.9750099139055</text:p>
          </table:table-cell>
          <table:table-cell office:value-type="float" office:value="-4.28164205979556">
            <text:p>-4.2816420597955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6.4889768126886">
            <text:p>-46.4889768126886</text:p>
          </table:table-cell>
          <table:table-cell office:value-type="float" office:value="-3.22821043524891">
            <text:p>-3.2282104352489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5.9169516210677">
            <text:p>-45.9169516210677</text:p>
          </table:table-cell>
          <table:table-cell office:value-type="float" office:value="-2.33804913889617">
            <text:p>-2.3380491388961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5.1856105088955">
            <text:p>-45.1856105088955</text:p>
          </table:table-cell>
          <table:table-cell office:value-type="float" office:value="-1.40672075655311">
            <text:p>-1.4067207565531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4.4370586815057">
            <text:p>-44.4370586815057</text:p>
          </table:table-cell>
          <table:table-cell office:value-type="float" office:value="-0.715222528204322">
            <text:p>-0.71522252820432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3.4824215678964">
            <text:p>-43.4824215678964</text:p>
          </table:table-cell>
          <table:table-cell office:value-type="float" office:value="-0.00273985788226128">
            <text:p>-0.0027398578822612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2.5631011408987">
            <text:p>-42.5631011408987</text:p>
          </table:table-cell>
          <table:table-cell office:value-type="float" office:value="0.672473552636802">
            <text:p>0.67247355263680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1.8325354611734">
            <text:p>-41.8325354611734</text:p>
          </table:table-cell>
          <table:table-cell office:value-type="float" office:value="1.51943101920187">
            <text:p>1.5194310192018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1.144796859473">
            <text:p>-41.144796859473</text:p>
          </table:table-cell>
          <table:table-cell office:value-type="float" office:value="2.44432475697249">
            <text:p>2.4443247569724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0.5150806352031">
            <text:p>-40.5150806352031</text:p>
          </table:table-cell>
          <table:table-cell office:value-type="float" office:value="3.3643395723775">
            <text:p>3.364339572377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0.0735708336579">
            <text:p>-40.0735708336579</text:p>
          </table:table-cell>
          <table:table-cell office:value-type="float" office:value="4.42095023859292">
            <text:p>4.4209502385929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9.8406374062179">
            <text:p>-39.8406374062179</text:p>
          </table:table-cell>
          <table:table-cell office:value-type="float" office:value="5.5618293620646">
            <text:p>5.561829362064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9.5909870468313">
            <text:p>-39.5909870468313</text:p>
          </table:table-cell>
          <table:table-cell office:value-type="float" office:value="6.71504567563534">
            <text:p>6.7150456756353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9.3199792847736">
            <text:p>-39.3199792847736</text:p>
          </table:table-cell>
          <table:table-cell office:value-type="float" office:value="7.84603705536574">
            <text:p>7.8460370553657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8.7865228039445">
            <text:p>-38.7865228039445</text:p>
          </table:table-cell>
          <table:table-cell office:value-type="float" office:value="8.88595192320645">
            <text:p>8.8859519232064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8.0632365942001">
            <text:p>-38.0632365942001</text:p>
          </table:table-cell>
          <table:table-cell office:value-type="float" office:value="9.79871896561235">
            <text:p>9.7987189656123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7.2373378109187">
            <text:p>-37.2373378109187</text:p>
          </table:table-cell>
          <table:table-cell office:value-type="float" office:value="10.5733180856332">
            <text:p>10.573318085633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6.2899598168442">
            <text:p>-36.2899598168442</text:p>
          </table:table-cell>
          <table:table-cell office:value-type="float" office:value="11.1993463039398">
            <text:p>11.199346303939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5.3899229833623">
            <text:p>-35.3899229833623</text:p>
          </table:table-cell>
          <table:table-cell office:value-type="float" office:value="11.6596160782501">
            <text:p>11.659616078250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4.2969349696068">
            <text:p>-34.2969349696068</text:p>
          </table:table-cell>
          <table:table-cell office:value-type="float" office:value="12.0843426566571">
            <text:p>12.084342656657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3.1404393741395">
            <text:p>-33.1404393741395</text:p>
          </table:table-cell>
          <table:table-cell office:value-type="float" office:value="12.3302731644362">
            <text:p>12.330273164436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1.9665062915301">
            <text:p>-31.9665062915301</text:p>
          </table:table-cell>
          <table:table-cell office:value-type="float" office:value="12.4558930043131">
            <text:p>12.455893004313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30.8198188643437">
            <text:p>-30.8198188643437</text:p>
          </table:table-cell>
          <table:table-cell office:value-type="float" office:value="12.6725178286433">
            <text:p>12.672517828643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9.7216802190524">
            <text:p>-29.7216802190524</text:p>
          </table:table-cell>
          <table:table-cell office:value-type="float" office:value="13.0512160863727">
            <text:p>13.051216086372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8.6877917109523">
            <text:p>-28.6877917109523</text:p>
          </table:table-cell>
          <table:table-cell office:value-type="float" office:value="13.4640258224681">
            <text:p>13.464025822468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7.6557662656996">
            <text:p>-27.6557662656996</text:p>
          </table:table-cell>
          <table:table-cell office:value-type="float" office:value="13.8990230383351">
            <text:p>13.899023038335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6.5051005488494">
            <text:p>-26.5051005488494</text:p>
          </table:table-cell>
          <table:table-cell office:value-type="float" office:value="14.205964400433">
            <text:p>14.20596440043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5.4801660365192">
            <text:p>-25.4801660365192</text:p>
          </table:table-cell>
          <table:table-cell office:value-type="float" office:value="14.2150110155344">
            <text:p>14.215011015534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4.4720957245445">
            <text:p>-24.4720957245445</text:p>
          </table:table-cell>
          <table:table-cell office:value-type="float" office:value="14.3245766693726">
            <text:p>14.324576669372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3.3359303934267">
            <text:p>-23.3359303934267</text:p>
          </table:table-cell>
          <table:table-cell office:value-type="float" office:value="14.6062472434714">
            <text:p>14.606247243471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2.2808680853341">
            <text:p>-22.2808680853341</text:p>
          </table:table-cell>
          <table:table-cell office:value-type="float" office:value="14.9836957463995">
            <text:p>14.983695746399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1.1997982956236">
            <text:p>-21.1997982956236</text:p>
          </table:table-cell>
          <table:table-cell office:value-type="float" office:value="15.3778071636334">
            <text:p>15.377807163633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20.1097081325715">
            <text:p>-20.1097081325715</text:p>
          </table:table-cell>
          <table:table-cell office:value-type="float" office:value="15.8306357255206">
            <text:p>15.830635725520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9.1233275773702">
            <text:p>-19.1233275773702</text:p>
          </table:table-cell>
          <table:table-cell office:value-type="float" office:value="16.0810170816258">
            <text:p>16.081017081625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8.0819002588978">
            <text:p>-18.0819002588978</text:p>
          </table:table-cell>
          <table:table-cell office:value-type="float" office:value="16.1320021441206">
            <text:p>16.132002144120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7.0822720743017">
            <text:p>-17.0822720743017</text:p>
          </table:table-cell>
          <table:table-cell office:value-type="float" office:value="16.2557508572936">
            <text:p>16.255750857293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5.9411033774959">
            <text:p>-15.9411033774959</text:p>
          </table:table-cell>
          <table:table-cell office:value-type="float" office:value="16.5668772961944">
            <text:p>16.566877296194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4.9486508445116">
            <text:p>-14.9486508445116</text:p>
          </table:table-cell>
          <table:table-cell office:value-type="float" office:value="16.593440794386">
            <text:p>16.59344079438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3.9538236219669">
            <text:p>-13.9538236219669</text:p>
          </table:table-cell>
          <table:table-cell office:value-type="float" office:value="16.3434296632186">
            <text:p>16.343429663218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2.9260066357674">
            <text:p>-12.9260066357674</text:p>
          </table:table-cell>
          <table:table-cell office:value-type="float" office:value="16.2888557314873">
            <text:p>16.288855731487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1.9021569138858">
            <text:p>-11.9021569138858</text:p>
          </table:table-cell>
          <table:table-cell office:value-type="float" office:value="16.4225939968601">
            <text:p>16.422593996860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10.7421900791815">
            <text:p>-10.7421900791815</text:p>
          </table:table-cell>
          <table:table-cell office:value-type="float" office:value="16.6763247493655">
            <text:p>16.676324749365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6.34927744150627">
            <text:p>-6.34927744150627</text:p>
          </table:table-cell>
          <table:table-cell office:value-type="float" office:value="14.8566646566615">
            <text:p>14.856664656661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5.53517508041114">
            <text:p>-5.53517508041114</text:p>
          </table:table-cell>
          <table:table-cell office:value-type="float" office:value="13.9784671775997">
            <text:p>13.978467177599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5.04924606112763">
            <text:p>-5.04924606112763</text:p>
          </table:table-cell>
          <table:table-cell office:value-type="float" office:value="13.0282224398106">
            <text:p>13.028222439810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-4.92271586495917">
            <text:p>-4.92271586495917</text:p>
          </table:table-cell>
          <table:table-cell office:value-type="float" office:value="11.9507456179708">
            <text:p>11.9507456179708</text:p>
          </table:table-cell>
        </table:table-row>
      </table:table>
      <table:table table:name="NewRingPath"/>
      <table:table table:name="Obstacle">
        <table:table-row>
          <table:table-cell table:style-name="pd1" office:value-type="string" office:value="Unnamed: 0">
            <text:p>Unnamed: 0</text:p>
          </table:table-cell>
          <table:table-cell table:style-name="pd1" office:value-type="string" office:value="Unnamed: 1">
            <text:p>Unnamed: 1</text:p>
          </table:table-cell>
          <table:table-cell table:style-name="pd1" office:value-type="string" office:value="Unnamed: 2">
            <text:p>Unnamed: 2</text:p>
          </table:table-cell>
          <table:table-cell table:style-name="pd1" office:value-type="string" office:value="Unnamed: 3">
            <text:p>Unnamed: 3</text:p>
          </table:table-cell>
        </table:table-row>
        <table:table-row>
          <table:table-cell office:value-type="string" office:value="Obstacle 1">
            <text:p>Obstacle 1</text:p>
          </table:table-cell>
          <table:table-cell office:value-type="float" office:value="-10.52">
            <text:p>-10.52</text:p>
          </table:table-cell>
          <table:table-cell office:value-type="float" office:value="-33.01">
            <text:p>-33.01</text:p>
          </table:table-cell>
          <table:table-cell office:value-type="float" office:value="3.12">
            <text:p>3.12</text:p>
          </table:table-cell>
        </table:table-row>
      </table:table>
      <table:table table:name="Obstacle 1">
        <table:table-row>
          <table:table-cell table:style-name="pd1" office:value-type="string" office:value="Unnamed: 0">
            <text:p>Unnamed: 0</text:p>
          </table:table-cell>
          <table:table-cell table:style-name="pd1" office:value-type="string" office:value="Unnamed: 1">
            <text:p>Unnamed: 1</text:p>
          </table:table-cell>
          <table:table-cell table:style-name="pd1" office:value-type="string" office:value="Unnamed: 2">
            <text:p>Unnamed: 2</text:p>
          </table:table-cell>
          <table:table-cell table:style-name="pd1" office:value-type="string" office:value="Unnamed: 3">
            <text:p>Unnamed: 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